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6pt"/>
    </style:style>
    <style:style style:name="co2" style:family="table-column">
      <style:table-column-properties fo:break-before="auto" style:column-width="60.8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44.9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81.21pt"/>
    </style:style>
    <style:style style:name="co8" style:family="table-column">
      <style:table-column-properties fo:break-before="auto" style:column-width="60.04pt"/>
    </style:style>
    <style:style style:name="co9" style:family="table-column">
      <style:table-column-properties fo:break-before="auto" style:column-width="65.9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81.9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0.45pt"/>
    </style:style>
    <style:style style:name="co14" style:family="table-column">
      <style:table-column-properties fo:break-before="auto" style:column-width="57pt"/>
    </style:style>
    <style:style style:name="co15" style:family="table-column">
      <style:table-column-properties fo:break-before="auto" style:column-width="64.54pt"/>
    </style:style>
    <style:style style:name="co16" style:family="table-column">
      <style:table-column-properties fo:break-before="auto" style:column-width="26.79pt"/>
    </style:style>
    <style:style style:name="co17" style:family="table-column">
      <style:table-column-properties fo:break-before="auto" style:column-width="65.34pt"/>
    </style:style>
    <style:style style:name="co18" style:family="table-column">
      <style:table-column-properties fo:break-before="auto" style:column-width="70.61pt"/>
    </style:style>
    <style:style style:name="co19" style:family="table-column">
      <style:table-column-properties fo:break-before="auto" style:column-width="50.74pt"/>
    </style:style>
    <style:style style:name="co20" style:family="table-column">
      <style:table-column-properties fo:break-before="auto" style:column-width="16.3pt"/>
    </style:style>
    <style:style style:name="co21" style:family="table-column">
      <style:table-column-properties fo:break-before="auto" style:column-width="35.29pt"/>
    </style:style>
    <style:style style:name="co22" style:family="table-column">
      <style:table-column-properties fo:break-before="auto" style:column-width="27.01pt"/>
    </style:style>
    <style:style style:name="co23" style:family="table-column">
      <style:table-column-properties fo:break-before="auto" style:column-width="31.75pt"/>
    </style:style>
    <style:style style:name="co24" style:family="table-column">
      <style:table-column-properties fo:break-before="auto" style:column-width="24.66pt"/>
    </style:style>
    <style:style style:name="co25" style:family="table-column">
      <style:table-column-properties fo:break-before="auto" style:column-width="33.25pt"/>
    </style:style>
    <style:style style:name="co26" style:family="table-column">
      <style:table-column-properties fo:break-before="auto" style:column-width="30.84pt"/>
    </style:style>
    <style:style style:name="co27" style:family="table-column">
      <style:table-column-properties fo:break-before="auto" style:column-width="55.5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27.3pt"/>
    </style:style>
    <style:style style:name="co30" style:family="table-column">
      <style:table-column-properties fo:break-before="auto" style:column-width="45.01pt"/>
    </style:style>
    <style:style style:name="co31" style:family="table-column">
      <style:table-column-properties fo:break-before="auto" style:column-width="61.99pt"/>
    </style:style>
    <style:style style:name="co32" style:family="table-column">
      <style:table-column-properties fo:break-before="auto" style:column-width="50.4pt"/>
    </style:style>
    <style:style style:name="co33" style:family="table-column">
      <style:table-column-properties fo:break-before="auto" style:column-width="52.7pt"/>
    </style:style>
    <style:style style:name="co34" style:family="table-column">
      <style:table-column-properties fo:break-before="auto" style:column-width="45.75pt"/>
    </style:style>
    <style:style style:name="co35" style:family="table-column">
      <style:table-column-properties fo:break-before="auto" style:column-width="58.11pt"/>
    </style:style>
    <style:style style:name="co36" style:family="table-column">
      <style:table-column-properties fo:break-before="auto" style:column-width="72.79pt"/>
    </style:style>
    <style:style style:name="co37" style:family="table-column">
      <style:table-column-properties fo:break-before="auto" style:column-width="63.5pt"/>
    </style:style>
    <style:style style:name="co38" style:family="table-column">
      <style:table-column-properties fo:break-before="auto" style:column-width="41.9pt"/>
    </style:style>
    <style:style style:name="co39" style:family="table-column">
      <style:table-column-properties fo:break-before="auto" style:column-width="56.61pt"/>
    </style:style>
    <style:style style:name="co40" style:family="table-column">
      <style:table-column-properties fo:break-before="auto" style:column-width="47.31pt"/>
    </style:style>
    <style:style style:name="co41" style:family="table-column">
      <style:table-column-properties fo:break-before="auto" style:column-width="104.46pt"/>
    </style:style>
    <style:style style:name="co42" style:family="table-column">
      <style:table-column-properties fo:break-before="auto" style:column-width="16.44pt"/>
    </style:style>
    <style:style style:name="co43" style:family="table-column">
      <style:table-column-properties fo:break-before="auto" style:column-width="33.39pt"/>
    </style:style>
    <style:style style:name="co44" style:family="table-column">
      <style:table-column-properties fo:break-before="auto" style:column-width="26.45pt"/>
    </style:style>
    <style:style style:name="co45" style:family="table-column">
      <style:table-column-properties fo:break-before="auto" style:column-width="28.01pt"/>
    </style:style>
    <style:style style:name="co46" style:family="table-column">
      <style:table-column-properties fo:break-before="auto" style:column-width="15.65pt"/>
    </style:style>
    <style:style style:name="co47" style:family="table-column">
      <style:table-column-properties fo:break-before="auto" style:column-width="19.5pt"/>
    </style:style>
    <style:style style:name="co48" style:family="table-column">
      <style:table-column-properties fo:break-before="auto" style:column-width="112.99pt"/>
    </style:style>
    <style:style style:name="co49" style:family="table-column">
      <style:table-column-properties fo:break-before="auto" style:column-width="33.96pt"/>
    </style:style>
    <style:style style:name="co50" style:family="table-column">
      <style:table-column-properties fo:break-before="auto" style:column-width="22.11pt"/>
    </style:style>
    <style:style style:name="co51" style:family="table-column">
      <style:table-column-properties fo:break-before="auto" style:column-width="29.31pt"/>
    </style:style>
    <style:style style:name="co52" style:family="table-column">
      <style:table-column-properties fo:break-before="auto" style:column-width="118.66pt"/>
    </style:style>
    <style:style style:name="co53" style:family="table-column">
      <style:table-column-properties fo:break-before="auto" style:column-width="48.76pt"/>
    </style:style>
    <style:style style:name="co54" style:family="table-column">
      <style:table-column-properties fo:break-before="auto" style:column-width="16.41pt"/>
    </style:style>
    <style:style style:name="co55" style:family="table-column">
      <style:table-column-properties fo:break-before="auto" style:column-width="34.24pt"/>
    </style:style>
    <style:style style:name="co56" style:family="table-column">
      <style:table-column-properties fo:break-before="auto" style:column-width="23.44pt"/>
    </style:style>
    <style:style style:name="co57" style:family="table-column">
      <style:table-column-properties fo:break-before="auto" style:column-width="15.45pt"/>
    </style:style>
    <style:style style:name="co58" style:family="table-column">
      <style:table-column-properties fo:break-before="auto" style:column-width="29.99pt"/>
    </style:style>
    <style:style style:name="co59" style:family="table-column">
      <style:table-column-properties fo:break-before="auto" style:column-width="19.7pt"/>
    </style:style>
    <style:style style:name="co60" style:family="table-column">
      <style:table-column-properties fo:break-before="auto" style:column-width="100.66pt"/>
    </style:style>
    <style:style style:name="co61" style:family="table-column">
      <style:table-column-properties fo:break-before="auto" style:column-width="47.96pt"/>
    </style:style>
    <style:style style:name="co62" style:family="table-column">
      <style:table-column-properties fo:break-before="auto" style:column-width="91.9pt"/>
    </style:style>
    <style:style style:name="co63" style:family="table-column">
      <style:table-column-properties fo:break-before="auto" style:column-width="14.6pt"/>
    </style:style>
    <style:style style:name="co64" style:family="table-column">
      <style:table-column-properties fo:break-before="auto" style:column-width="19.25pt"/>
    </style:style>
    <style:style style:name="co65" style:family="table-column">
      <style:table-column-properties fo:break-before="auto" style:column-width="47.85pt"/>
    </style:style>
    <style:style style:name="co66" style:family="table-column">
      <style:table-column-properties fo:break-before="auto" style:column-width="29.54pt"/>
    </style:style>
    <style:style style:name="co67" style:family="table-column">
      <style:table-column-properties fo:break-before="auto" style:column-width="122pt"/>
    </style:style>
    <style:style style:name="co70" style:family="table-column">
      <style:table-column-properties fo:break-before="auto" style:column-width="63.75pt"/>
    </style:style>
    <style:style style:name="co71" style:family="table-column">
      <style:table-column-properties fo:break-before="auto" style:column-width="36.45pt"/>
    </style:style>
    <style:style style:name="co72" style:family="table-column">
      <style:table-column-properties fo:break-before="auto" style:column-width="63.95pt"/>
    </style:style>
    <style:style style:name="co73" style:family="table-column">
      <style:table-column-properties fo:break-before="auto" style:column-width="14.46pt"/>
    </style:style>
    <style:style style:name="co74" style:family="table-column">
      <style:table-column-properties fo:break-before="auto" style:column-width="22.56pt"/>
    </style:style>
    <style:style style:name="co75" style:family="table-column">
      <style:table-column-properties fo:break-before="auto" style:column-width="62.25pt"/>
    </style:style>
    <style:style style:name="co76" style:family="table-column">
      <style:table-column-properties fo:break-before="auto" style:column-width="29pt"/>
    </style:style>
    <style:style style:name="co77" style:family="table-column">
      <style:table-column-properties fo:break-before="auto" style:column-width="19.16pt"/>
    </style:style>
    <style:style style:name="co78" style:family="table-column">
      <style:table-column-properties fo:break-before="auto" style:column-width="28.66pt"/>
    </style:style>
    <style:style style:name="co79" style:family="table-column">
      <style:table-column-properties fo:break-before="auto" style:column-width="34.04pt"/>
    </style:style>
    <style:style style:name="co80" style:family="table-column">
      <style:table-column-properties fo:break-before="auto" style:column-width="59.16pt"/>
    </style:style>
    <style:style style:name="co81" style:family="table-column">
      <style:table-column-properties fo:break-before="auto" style:column-width="60.49pt"/>
    </style:style>
    <style:style style:name="co82" style:family="table-column">
      <style:table-column-properties fo:break-before="auto" style:column-width="97.54pt"/>
    </style:style>
    <style:style style:name="co83" style:family="table-column">
      <style:table-column-properties fo:break-before="auto" style:column-width="58.59pt"/>
    </style:style>
    <style:style style:name="co85" style:family="table-column">
      <style:table-column-properties fo:break-before="auto" style:column-width="26.76pt"/>
    </style:style>
    <style:style style:name="co87" style:family="table-column">
      <style:table-column-properties fo:break-before="auto" style:column-width="24.86pt"/>
    </style:style>
    <style:style style:name="co88" style:family="table-column">
      <style:table-column-properties fo:break-before="auto" style:column-width="60.01pt"/>
    </style:style>
    <style:style style:name="co89" style:family="table-column">
      <style:table-column-properties fo:break-before="auto" style:column-width="19.19pt"/>
    </style:style>
    <style:style style:name="co90" style:family="table-column">
      <style:table-column-properties fo:break-before="auto" style:column-width="47.34pt"/>
    </style:style>
    <style:style style:name="co91" style:family="table-column">
      <style:table-column-properties fo:break-before="auto" style:column-width="2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66ff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Default">
      <style:table-cell-properties fo:background-color="#66ffff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fo:border-bottom="none" fo:background-color="#ff3333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8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8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2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3" style:family="table-cell" style:parent-style-name="Default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4" style:family="table-cell" style:parent-style-name="Default">
      <style:table-cell-properties fo:border-bottom="0.06pt solid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6" style:family="table-cell" style:parent-style-name="Default">
      <style:table-cell-properties fo:background-color="#33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7" style:family="table-cell" style:parent-style-name="Default">
      <style:table-cell-properties fo:border-bottom="0.06pt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9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0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2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4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6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7" style:family="table-cell" style:parent-style-name="Default">
      <style:table-cell-properties fo:border-bottom="0.06pt solid #000000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09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511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513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4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7" style:family="table-cell" style:parent-style-name="Default">
      <style:table-cell-properties fo:background-color="#66ffff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8" style:family="table-cell" style:parent-style-name="Default">
      <style:table-cell-properties fo:background-color="#b2b2b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0" style:family="table-cell" style:parent-style-name="Default" style:data-style-name="N84">
      <style:table-cell-properties fo:border-bottom="none" fo:background-color="#b2b2b2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84">
      <style:table-cell-properties fo:border-bottom="none" fo:background-color="#ff3333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b2b2b2" style:rotation-align="none"/>
      <style:text-properties style:text-position="" fo:font-size="10pt" style:font-size-asian="10pt" style:font-size-complex="10pt"/>
    </style:style>
    <style:style style:name="ce523" style:family="table-cell" style:parent-style-name="Default" style:data-style-name="N84">
      <style:table-cell-properties fo:border-bottom="none" fo:background-color="#000000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style:rotation-align="none"/>
      <style:text-properties style:text-position="" fo:font-size="10pt" style:font-size-asian="10pt" style:font-size-complex="10pt"/>
    </style:style>
    <style:style style:name="ce525" style:family="table-cell" style:parent-style-name="Default" style:data-style-name="N84">
      <style:table-cell-properties fo:border-bottom="none" fo:background-color="#21409a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7" style:family="table-cell" style:parent-style-name="Default" style:data-style-name="N100">
      <style:table-cell-properties fo:background-color="#ff3333"/>
      <style:text-properties style:text-position="" fo:font-size="10pt" style:font-size-asian="10pt" style:font-size-complex="10pt"/>
    </style:style>
    <style:style style:name="ce528" style:family="table-cell" style:parent-style-name="Default">
      <style:table-cell-properties fo:background-color="#ff3333" style:rotation-align="none"/>
      <style:text-properties style:text-position="" fo:font-size="10pt" style:font-size-asian="10pt" style:font-size-complex="10pt"/>
    </style:style>
    <style:style style:name="ce529" style:family="table-cell" style:parent-style-name="Default" style:data-style-name="N100">
      <style:table-cell-properties fo:background-color="#000000"/>
      <style:text-properties style:use-window-font-color="true" style:text-position="" fo:font-size="10pt" style:font-size-asian="10pt" style:font-size-complex="10pt"/>
    </style:style>
    <style:style style:name="ce5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1" style:family="table-cell" style:parent-style-name="Default">
      <style:table-cell-properties fo:background-color="#000000" style:rotation-align="none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508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9" style:family="table-cell" style:parent-style-name="Default">
      <style:table-cell-properties fo:border-bottom="none" fo:background-color="#ff3333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2" style:family="table-cell" style:parent-style-name="Default">
      <style:table-cell-properties fo:border-bottom="none" fo:background-color="#66ff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6" style:family="table-cell" style:parent-style-name="Default">
      <style:table-cell-properties fo:background-color="#66ffff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2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533" style:family="table-cell" style:parent-style-name="Default">
      <style:table-cell-properties fo:border-bottom="0.06pt solid #000000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534" style:family="table-cell" style:parent-style-name="Default">
      <style:table-cell-properties fo:border-bottom="none" fo:background-color="#ccff66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537" style:family="table-cell" style:parent-style-name="Default">
      <style:table-cell-properties fo:border-bottom="0.06pt solid #000000" fo:background-color="#ccff66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538" style:family="table-cell" style:parent-style-name="Default">
      <style:table-cell-properties fo:border-bottom="0.06pt solid #000000" fo:border-left="none" fo:border-right="none" style:rotation-align="none" fo:border-top="none"/>
      <style:text-properties style:text-position="" fo:font-size="10pt" style:font-size-asian="10pt" style:font-size-complex="10pt"/>
    </style:style>
    <style:style style:name="ce539" style:family="table-cell" style:parent-style-name="Default">
      <style:table-cell-properties fo:border-bottom="none" fo:border-left="none" fo:border-right="none" style:rotation-align="none" fo:border-top="0.06pt solid #000000"/>
      <style:text-properties style:text-position="" fo:font-size="10pt" style:font-size-asian="10pt" style:font-size-complex="10pt"/>
    </style:style>
    <style:style style:name="ce540" style:family="table-cell" style:parent-style-name="Default">
      <style:table-cell-properties fo:border-bottom="none" fo:border-left="none" fo:border-right="0.06pt solid #000000" style:rotation-align="none" fo:border-top="0.06pt solid #000000"/>
      <style:text-properties style:text-position="" fo:font-size="10pt" style:font-size-asian="10pt" style:font-size-complex="10pt"/>
    </style:style>
    <style:style style:name="ce541" style:family="table-cell" style:parent-style-name="Default">
      <style:table-cell-properties fo:border-bottom="none" fo:border-left="none" fo:border-right="0.06pt solid #000000" style:rotation-align="none" fo:border-top="none"/>
      <style:text-properties style:text-position="" fo:font-size="10pt" style:font-size-asian="10pt" style:font-size-complex="10pt"/>
    </style:style>
    <style:style style:name="ce542" style:family="table-cell" style:parent-style-name="Default">
      <style:table-cell-properties fo:border-bottom="0.06pt solid #000000" fo:border-left="none" fo:border-right="0.06pt solid #000000" style:rotation-align="none" fo:border-top="none"/>
      <style:text-properties style:text-position="" fo:font-size="10pt" style:font-size-asian="10pt" style:font-size-complex="10pt"/>
    </style:style>
    <style:style style:name="ce543" style:family="table-cell" style:parent-style-name="Default">
      <style:table-cell-properties fo:border-bottom="none" fo:background-color="#66ffff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>
      <style:table-cell-properties fo:border-bottom="0.06pt solid #000000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 style:data-style-name="N84">
      <style:table-cell-properties fo:border-bottom="none" fo:background-color="#b2b2b2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551" style:family="table-cell" style:parent-style-name="Default" style:data-style-name="N84">
      <style:table-cell-properties fo:border-bottom="none" fo:background-color="#ff3333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2" style:family="table-cell" style:parent-style-name="Default">
      <style:table-cell-properties fo:border-bottom="none" fo:background-color="#b2b2b2" fo:border-left="0.06pt solid #000000" fo:border-right="none" style:rotation-align="none" fo:border-top="none"/>
      <style:text-properties style:text-position="" fo:font-size="10pt" style:font-size-asian="10pt" style:font-size-complex="10pt"/>
    </style:style>
    <style:style style:name="ce553" style:family="table-cell" style:parent-style-name="Default">
      <style:table-cell-properties fo:border-bottom="none" fo:border-left="0.06pt solid #000000" fo:border-right="none" style:rotation-align="none" fo:border-top="none"/>
      <style:text-properties style:text-position="" fo:font-size="10pt" style:font-size-asian="10pt" style:font-size-complex="10pt"/>
    </style:style>
    <style:style style:name="ce554" style:family="table-cell" style:parent-style-name="Default" style:data-style-name="N84">
      <style:table-cell-properties fo:border-bottom="none" fo:background-color="#0000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fo:border-bottom="none" fo:background-color="#b2b2b2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6" style:family="table-cell" style:parent-style-name="Default" style:data-style-name="N84">
      <style:table-cell-properties fo:border-bottom="0.06pt solid #000000" fo:background-color="#ff3333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fo:border-bottom="none" fo:background-color="#ff3333" fo:border-left="none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8" style:family="table-cell" style:parent-style-name="Default" style:data-style-name="N84">
      <style:table-cell-properties fo:background-color="#b2b2b2" style:diagonal-bl-tr="none" style:diagonal-tl-br="none" style:text-align-source="fix" style:repeat-content="false" fo:border="none" style:rotation-align="none"/>
      <style:paragraph-properties fo:text-align="end" fo:margin-left="0pt"/>
      <style:text-properties style:use-window-font-color="true" style:text-position="" fo:font-size="10pt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84">
      <style:table-cell-properties fo:background-color="#ff3333" style:diagonal-bl-tr="none" style:diagonal-tl-br="none" style:text-align-source="fix" style:repeat-content="false" fo:border="none" style:rotation-align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84">
      <style:table-cell-properties fo:background-color="#000000" style:diagonal-bl-tr="none" style:diagonal-tl-br="none" style:text-align-source="fix" style:repeat-content="false" fo:border="none" style:rotation-align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84">
      <style:table-cell-properties fo:background-color="#b2b2b2" style:diagonal-bl-tr="none" style:diagonal-tl-br="none" style:text-align-source="fix" style:repeat-content="false" fo:border="none" style:rotation-align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2" style:family="table-cell" style:parent-style-name="Default" style:data-style-name="N84">
      <style:table-cell-properties fo:border-bottom="0.06pt solid #000000" fo:background-color="#ff3333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3" style:family="table-cell" style:parent-style-name="Default">
      <style:table-cell-properties fo:border-bottom="none" fo:background-color="#ff3333" fo:border-left="none" fo:border-right="none" style:rotation-align="none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able-cell-properties fo:background-color="#b2b2b2" style:rotation-align="none"/>
      <style:text-properties style:use-window-font-color="true" style:text-position="" fo:font-size="10pt" style:font-size-asian="10pt" style:font-size-complex="10pt"/>
    </style:style>
    <style:style style:name="ce565" style:family="table-cell" style:parent-style-name="Default">
      <style:table-cell-properties fo:border-bottom="none" fo:background-color="#ff3333" fo:border-left="none" fo:border-right="0.06pt solid #000000" style:rotation-align="none" fo:border-top="0.06pt solid #000000"/>
      <style:text-properties style:text-position="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>
      <style:table-cell-properties fo:border-bottom="none" fo:background-color="#b2b2b2" fo:border-left="none" fo:border-right="0.06pt solid #000000" style:rotation-align="none" fo:border-top="none"/>
      <style:text-properties style:use-window-font-color="true" style:text-position="" fo:font-size="10pt" style:font-size-asian="10pt" style:font-size-complex="10pt"/>
    </style:style>
    <style:style style:name="ce567" style:family="table-cell" style:parent-style-name="Default" style:data-style-name="N84">
      <style:table-cell-properties fo:border-bottom="none" fo:background-color="#ff3333" style:diagonal-bl-tr="none" style:diagonal-tl-br="none" style:text-align-source="fix" style:repeat-content="false" fo:border-left="none" fo:border-right="0.06pt solid #000000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8" style:family="table-cell" style:parent-style-name="Default">
      <style:table-cell-properties fo:border-bottom="none" fo:background-color="#b2b2b2" fo:border-left="none" fo:border-right="0.06pt solid #000000" style:rotation-align="none" fo:border-top="none"/>
      <style:text-properties style:text-position="" fo:font-size="10pt" style:font-size-asian="10pt" style:font-size-complex="10pt"/>
    </style:style>
    <style:style style:name="ce569" style:family="table-cell" style:parent-style-name="Default">
      <style:table-cell-properties fo:border-bottom="none" fo:background-color="#000000" fo:border-left="none" fo:border-right="0.06pt solid #000000" style:rotation-align="none" fo:border-top="none"/>
      <style:text-properties style:text-position="" fo:font-size="10pt" style:font-size-asian="10pt" style:font-size-complex="10pt"/>
    </style:style>
    <style:style style:name="ce570" style:family="table-cell" style:parent-style-name="Default" style:data-style-name="N84">
      <style:table-cell-properties fo:border-bottom="0.06pt solid #000000" fo:background-color="#ff3333" style:diagonal-bl-tr="none" style:diagonal-tl-br="none" style:text-align-source="fix" style:repeat-content="false" fo:border-left="none" fo:border-right="0.06pt solid #000000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71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none" fo:background-color="#b2b2b2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 style:data-style-name="N100">
      <style:table-cell-properties fo:border-bottom="none" fo:background-color="#ff3333" fo:border-left="0.06pt solid #000000" fo:border-right="none" fo:border-top="none"/>
      <style:text-properties style:text-position="" fo:font-size="10pt" style:font-size-asian="10pt" style:font-size-complex="10pt"/>
    </style:style>
    <style:style style:name="ce574" style:family="table-cell" style:parent-style-name="Default">
      <style:table-cell-properties fo:border-bottom="none" fo:background-color="#ff3333" fo:border-left="0.06pt solid #000000" fo:border-right="none" style:rotation-align="none" fo:border-top="none"/>
      <style:text-properties style:text-position="" fo:font-size="10pt" style:font-size-asian="10pt" style:font-size-complex="10pt"/>
    </style:style>
    <style:style style:name="ce575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style:use-window-font-color="true" style:text-position="" fo:font-size="10pt" style:font-size-asian="10pt" style:font-size-complex="10pt"/>
    </style:style>
    <style:style style:name="ce576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7" style:family="table-cell" style:parent-style-name="Default">
      <style:table-cell-properties fo:border-bottom="none" fo:background-color="#000000" fo:border-left="0.06pt solid #000000" fo:border-right="none" style:rotation-align="none" fo:border-top="none"/>
      <style:text-properties style:text-position="" fo:font-size="10pt" style:font-size-asian="10pt" style:font-size-complex="10pt"/>
    </style:style>
    <style:style style:name="ce578" style:family="table-cell" style:parent-style-name="Default">
      <style:table-cell-properties fo:border-bottom="0.06pt solid #000000" fo:background-color="#ff3333" fo:border-left="0.06pt solid #000000" fo:border-right="none" style:rotation-align="none" fo:border-top="none"/>
      <style:text-properties style:text-position="" fo:font-size="10pt" style:font-size-asian="10pt" style:font-size-complex="10pt"/>
    </style:style>
    <style:style style:name="ce579" style:family="table-cell" style:parent-style-name="Default" style:data-style-name="N100">
      <style:table-cell-properties fo:border-bottom="0.06pt solid #000000" fo:background-color="#ff3333" fo:border-left="none" fo:border-right="none" fo:border-top="none"/>
      <style:text-properties style:text-position="" fo:font-size="10pt" style:font-size-asian="10pt" style:font-size-complex="10pt"/>
    </style:style>
    <style:style style:name="ce580" style:family="table-cell" style:parent-style-name="Default">
      <style:table-cell-properties fo:border-bottom="none" fo:background-color="#ff3333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#b2b2b2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2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ff3333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584" style:family="table-cell" style:parent-style-name="Default" style:data-style-name="N100">
      <style:table-cell-properties fo:border-bottom="none" fo:background-color="#000000" fo:border-left="0.06pt solid #000000" fo:border-right="0.06pt solid #000000" fo:border-top="none"/>
      <style:text-properties style:use-window-font-color="true" style:text-position="" fo:font-size="10pt" style:font-size-asian="10pt" style:font-size-complex="10pt"/>
    </style:style>
    <style:style style:name="ce585" style:family="table-cell" style:parent-style-name="Default">
      <style:table-cell-properties fo:border-bottom="none" fo:background-color="#000000" fo:border-left="0.06pt solid #000000" fo:border-right="0.06pt solid #000000" style:rotation-align="none" fo:border-top="none"/>
      <style:text-properties style:text-position="" fo:font-size="10pt" style:font-size-asian="10pt" style:font-size-complex="10pt"/>
    </style:style>
    <style:style style:name="ce586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7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91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5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size="8pt" style:font-size-asian="8pt" style:font-size-complex="8pt"/>
    </style:style>
    <style:style style:name="ce598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66ffff" fo:border-left="0.06pt solid #000000" fo:border-right="none" fo:border-top="0.06pt solid #000000"/>
      <style:text-properties style:text-position=""/>
    </style:style>
    <style:style style:name="ce606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607" style:family="table-cell" style:parent-style-name="Default">
      <style:table-cell-properties fo:border-bottom="0.06pt solid #000000" fo:background-color="#ffcc00" fo:border-left="0.06pt solid #000000" fo:border-right="none" fo:border-top="none"/>
      <style:text-properties style:text-position=""/>
    </style:style>
    <style:style style:name="ce608" style:family="table-cell" style:parent-style-name="Default">
      <style:table-cell-properties fo:border-bottom="none" fo:background-color="#ff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9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text-position=""/>
    </style:style>
    <style:style style:name="ce610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611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style:text-position=""/>
    </style:style>
    <style:style style:name="ce612" style:family="table-cell" style:parent-style-name="Default">
      <style:table-cell-properties fo:border-bottom="0.06pt solid #000000" fo:background-color="#66ffff" fo:border-left="0.06pt solid #000000" fo:border-right="none" fo:border-top="0.06pt solid #000000"/>
      <style:text-properties style:text-position=""/>
    </style:style>
    <style:style style:name="ce61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614" style:family="table-cell" style:parent-style-name="Default">
      <style:table-cell-properties fo:border-bottom="0.06pt solid #000000" fo:background-color="#ffcc00" fo:border-left="0.06pt solid #000000" fo:border-right="none" fo:border-top="0.06pt solid #000000"/>
      <style:text-properties style:text-position=""/>
    </style:style>
    <style:style style:name="ce615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able-cell-properties fo:border-bottom="none" fo:background-color="#66ffff" fo:border-left="none" fo:border-right="none" fo:border-top="0.06pt solid #000000"/>
      <style:text-properties style:text-position=""/>
    </style:style>
    <style:style style:name="ce61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618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1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20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621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>
      <style:table-cell-properties fo:border-bottom="none" fo:background-color="#cccccc" fo:border-left="none" fo:border-right="none" fo:border-top="0.06pt solid #000000"/>
      <style:text-properties style:text-position=""/>
    </style:style>
    <style:style style:name="ce623" style:family="table-cell" style:parent-style-name="Default" style:data-style-name="N84">
      <style:table-cell-properties fo:border-bottom="0.06pt solid #000000" fo:background-color="#cccccc" fo:border-left="none" fo:border-right="none" fo:border-top="0.06pt solid #000000"/>
      <style:text-properties style:text-position=""/>
    </style:style>
    <style:style style:name="ce624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text-position=""/>
    </style:style>
    <style:style style:name="ce62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626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style:text-position=""/>
    </style:style>
    <style:style style:name="ce627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text-position=""/>
    </style:style>
    <style:style style:name="ce62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29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63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31" style:family="table-cell" style:parent-style-name="Default">
      <style:table-cell-properties fo:border-bottom="0.06pt solid #000000" fo:background-color="#cccccc" fo:border-left="none" fo:border-right="0.06pt solid #000000" fo:border-top="0.06pt solid #000000"/>
      <style:text-properties style:text-position=""/>
    </style:style>
    <style:style style:name="ce632" style:family="table-cell" style:parent-style-name="Default">
      <style:table-cell-properties fo:border-bottom="0.06pt solid #000000" fo:background-color="#66ffff" fo:border-left="none" fo:border-right="0.06pt solid #000000" fo:border-top="0.06pt solid #000000"/>
      <style:text-properties style:text-position=""/>
    </style:style>
    <style:style style:name="ce63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634" style:family="table-cell" style:parent-style-name="Default">
      <style:table-cell-properties fo:border-bottom="0.06pt solid #000000" fo:background-color="#ffcc00" fo:border-left="none" fo:border-right="0.06pt solid #000000" fo:border-top="0.06pt solid #000000"/>
      <style:text-properties style:text-position=""/>
    </style:style>
    <style:style style:name="ce635" style:family="table-cell" style:parent-style-name="Default" style:data-style-name="N84">
      <style:table-cell-properties fo:border-bottom="0.06pt solid #000000" fo:border-left="none" fo:border-right="none" fo:border-top="0.06pt solid #000000"/>
      <style:text-properties style:text-position=""/>
    </style:style>
    <style:style style:name="ce636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8" style:family="table-cell" style:parent-style-name="Default" style:data-style-name="N84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39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text-position=""/>
    </style:style>
    <style:style style:name="ce641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64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800000" style:text-position=""/>
    </style:style>
    <style:style style:name="ce6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645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color="#800000" style:text-position=""/>
    </style:style>
    <style:style style:name="ce6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/>
    </style:style>
    <style:style style:name="ce647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800000" style:text-position=""/>
    </style:style>
    <style:style style:name="ce648" style:family="table-cell" style:parent-style-name="Default" style:data-style-name="N84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649" style:family="table-cell" style:parent-style-name="Default" style:data-style-name="N84">
      <style:table-cell-properties style:rotation-align="none"/>
      <style:text-properties style:text-position="" fo:font-size="10pt" style:font-size-asian="10pt" style:font-size-complex="10pt"/>
    </style:style>
    <style:style style:name="ce650" style:family="table-cell" style:parent-style-name="Default">
      <style:table-cell-properties fo:border-bottom="none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>
      <style:table-cell-properties fo:border-bottom="0.06pt solid #000000" fo:background-color="#f7a19a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653" style:family="table-cell" style:parent-style-name="Default">
      <style:table-cell-properties fo:border-bottom="none" fo:background-color="#a323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4" style:family="table-cell" style:parent-style-name="Default">
      <style:table-cell-properties fo:background-color="transparent" fo:border="0.06pt solid #000000"/>
      <style:text-properties style:text-position=""/>
    </style:style>
    <style:style style:name="ce655" style:family="table-cell" style:parent-style-name="Default">
      <style:table-cell-properties fo:border="0.06pt solid #000000"/>
      <style:text-properties style:text-position=""/>
    </style:style>
    <style:style style:name="ce656" style:family="table-cell" style:parent-style-name="Default">
      <style:table-cell-properties fo:border-bottom="none" fo:background-color="#72bf4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59" style:family="table-cell" style:parent-style-name="Default">
      <style:table-cell-properties fo:border-bottom="0.06pt solid #000000" fo:background-color="#7da7d8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66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6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7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74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75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68" style:family="table-cell" style:parent-style-name="Default" style:data-style-name="N84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05" style:family="table-cell" style:parent-style-name="Default">
      <style:text-properties fo:color="#666666" style:text-position=""/>
    </style:style>
    <style:style style:name="ce662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4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6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fo:border-bottom="0.06pt solid #000000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8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style:rotation-align="none"/>
      <style:text-properties fo:color="#000000" style:text-position="" fo:font-size="10pt" style:font-size-asian="10pt" style:font-size-complex="10pt"/>
    </style:style>
    <style:style style:name="ce67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position="" fo:font-size="10pt" style:font-size-asian="10pt" style:font-size-complex="10pt"/>
    </style:style>
    <style:style style:name="ce672" style:family="table-cell" style:parent-style-name="Default">
      <style:text-properties fo:color="#666666" style:text-position=""/>
    </style:style>
    <style:style style:name="ce673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>
      <style:table-cell-properties fo:border-bottom="none" fo:border-left="none" fo:border-right="none" fo:border-top="0.06pt solid #000000"/>
      <style:text-properties fo:color="#666666" style:text-position=""/>
    </style:style>
    <style:style style:name="ce675" style:family="table-cell" style:parent-style-name="Default">
      <style:table-cell-properties fo:border-bottom="0.06pt solid #000000" fo:border-left="none" fo:border-right="none" fo:border-top="none"/>
      <style:text-properties fo:color="#666666" style:text-position=""/>
    </style:style>
    <style:style style:name="ce676" style:family="table-cell" style:parent-style-name="Default">
      <style:text-properties style:text-position="" style:font-name="Arial" style:font-name-asian="Noto Sans CJK SC Regular" style:font-name-complex="FreeSans"/>
    </style:style>
    <style:style style:name="ce677" style:family="table-cell" style:parent-style-name="Default">
      <style:table-cell-properties fo:border-bottom="none" fo:border-left="none" fo:border-right="none" fo:border-top="0.06pt solid #000000"/>
      <style:text-properties style:text-position="" style:font-name="Arial" style:font-name-asian="Noto Sans CJK SC Regular" style:font-name-complex="FreeSans"/>
    </style:style>
    <style:style style:name="ce678" style:family="table-cell" style:parent-style-name="Default">
      <style:table-cell-properties fo:border-bottom="0.06pt solid #000000" fo:border-left="none" fo:border-right="none" fo:border-top="none"/>
      <style:text-properties style:text-position="" style:font-name="Arial" style:font-name-asian="Noto Sans CJK SC Regular" style:font-name-complex="FreeSans"/>
    </style:style>
    <style:style style:name="ce679" style:family="table-cell" style:parent-style-name="Default">
      <style:table-cell-properties fo:border-bottom="0.06pt solid #000000" fo:background-color="#fff2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0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1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2" style:family="table-cell" style:parent-style-name="Default">
      <style:table-cell-properties fo:border-bottom="0.06pt solid #000000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3" style:family="table-cell" style:parent-style-name="Default" style:data-style-name="N100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4" style:family="table-cell" style:parent-style-name="Default" style:data-style-name="N100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5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6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7" style:family="table-cell" style:parent-style-name="Default">
      <style:table-cell-properties fo:border-bottom="0.06pt solid #000000" fo:background-color="#fff2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8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89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90" style:family="table-cell" style:parent-style-name="Default" style:data-style-name="N84">
      <style:table-cell-properties fo:border-bottom="none" fo:background-color="#fff2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91" style:family="table-cell" style:parent-style-name="Default" style:data-style-name="N84">
      <style:table-cell-properties fo:background-color="#fff200" style:diagonal-bl-tr="none" style:diagonal-tl-br="none" style:text-align-source="fix" style:repeat-content="false" fo:border="none" style:rotation-align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92" style:family="table-cell" style:parent-style-name="Default" style:data-style-name="N84">
      <style:table-cell-properties fo:border-bottom="none" fo:background-color="#fff200" style:diagonal-bl-tr="none" style:diagonal-tl-br="none" style:text-align-source="fix" style:repeat-content="false" fo:border-left="none" fo:border-right="0.06pt solid #000000" style:rotation-align="none" fo:border-top="none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93" style:family="table-cell" style:parent-style-name="Default">
      <style:table-cell-properties fo:background-color="#fff200"/>
      <style:text-properties style:text-position=""/>
    </style:style>
    <style:style style:name="ce8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8" style:family="table-cell" style:parent-style-name="Default" style:data-style-name="N84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9" style:family="table-cell" style:parent-style-name="Default" style:data-style-name="N84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0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1" style:family="table-cell" style:parent-style-name="Default" style:data-style-name="N84">
      <style:table-cell-properties fo:border-bottom="none" fo:background-color="#59c5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2" style:family="table-cell" style:parent-style-name="Default">
      <style:table-cell-properties fo:background-color="transparent"/>
      <style:text-properties style:text-position=""/>
    </style:style>
    <style:style style:name="ce83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4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5" style:family="table-cell" style:parent-style-name="Default">
      <style:table-cell-properties fo:border-bottom="none" fo:background-color="#59c5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style:text-position="" fo:font-size="8pt" style:font-size-asian="8pt" style:font-size-complex="8pt"/>
    </style:style>
    <style:style style:name="ce442" style:family="table-cell" style:parent-style-name="Default" style:data-style-name="N37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5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45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ackground-color="#00aaad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1" style:family="table-cell" style:parent-style-name="Default" style:data-style-name="N84">
      <style:table-cell-properties fo:border-bottom="none" fo:background-color="#00aaad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7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4" style:family="table-cell" style:parent-style-name="Default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5" style:family="table-cell" style:parent-style-name="Default">
      <style:table-cell-properties fo:border-bottom="0.06pt solid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6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7" style:family="table-cell" style:parent-style-name="Default">
      <style:table-cell-properties fo:background-color="#33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8" style:family="table-cell" style:parent-style-name="Default">
      <style:table-cell-properties fo:border-bottom="0.06pt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9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5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fo:background-color="#ff3333" style:rotation-align="none"/>
      <style:text-properties style:text-position="" fo:font-size="10pt" style:font-size-asian="10pt" style:font-size-complex="10pt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size="8pt" style:font-size-asian="8pt" style:font-size-complex="8pt"/>
    </style:style>
    <style:style style:name="ce389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>
      <style:table-cell-properties fo:border-bottom="none" fo:background-color="#ff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ackground-color="#66ffff" fo:border-left="0.06pt solid #000000" fo:border-right="none" fo:border-top="0.06pt solid #000000"/>
      <style:text-properties style:text-position=""/>
    </style:style>
    <style:style style:name="ce404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405" style:family="table-cell" style:parent-style-name="Default">
      <style:table-cell-properties fo:border-bottom="0.06pt solid #000000" fo:background-color="#ffcc00" fo:border-left="0.06pt solid #000000" fo:border-right="none" fo:border-top="0.06pt solid #000000"/>
      <style:text-properties style:text-position=""/>
    </style:style>
    <style:style style:name="ce412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424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2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33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4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4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/>
    </style:style>
    <style:style style:name="ce457" style:family="table-cell" style:parent-style-name="Default" style:data-style-name="N84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4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721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4" style:family="table-cell" style:parent-style-name="Default">
      <style:table-cell-properties fo:background-color="transparent"/>
      <style:text-properties style:text-position=""/>
    </style:style>
    <style:style style:name="ce749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1" style:family="table-cell" style:parent-style-name="Default" style:data-style-name="N84">
      <style:table-cell-properties fo:border-bottom="none" fo:background-color="#00aaad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2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none" fo:background-color="#ccff66" fo:border-left="none" fo:border-right="none" fo:border-top="0.06pt solid #000000"/>
      <style:text-properties style:text-position=""/>
    </style:style>
    <style:style style:name="ce754" style:family="table-cell" style:parent-style-name="Default">
      <style:table-cell-properties fo:border-bottom="0.06pt solid #000000" fo:background-color="#5e8ac7" fo:border-left="none" fo:border-right="none" fo:border-top="0.06pt solid #000000"/>
      <style:text-properties style:text-position=""/>
    </style:style>
    <style:style style:name="ce263" style:family="table-cell" style:parent-style-name="Default">
      <style:table-cell-properties fo:border-bottom="none" fo:background-color="#ccff66" fo:border-left="none" fo:border-right="none" fo:border-top="0.06pt solid #000000"/>
      <style:text-properties style:text-position=""/>
    </style:style>
    <style:style style:name="ce264" style:family="table-cell" style:parent-style-name="Default">
      <style:table-cell-properties fo:border-bottom="0.06pt solid #000000" fo:background-color="#5e8ac7" fo:border-left="none" fo:border-right="none" fo:border-top="0.06pt solid #000000"/>
      <style:text-properties style:text-position="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4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8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49" style:family="table-cell" style:parent-style-name="Default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0" style:family="table-cell" style:parent-style-name="Default">
      <style:table-cell-properties fo:border-bottom="0.06pt solid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2" style:family="table-cell" style:parent-style-name="Default">
      <style:table-cell-properties fo:background-color="#33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358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9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60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61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fo:background-color="#66ff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9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0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2" style:family="table-cell" style:parent-style-name="Default">
      <style:table-cell-properties fo:background-color="#66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3" style:family="table-cell" style:parent-style-name="Default">
      <style:table-cell-properties fo:background-color="#66ffff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Default">
      <style:table-cell-properties fo:background-color="#b2b2b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5" style:family="table-cell" style:parent-style-name="Default">
      <style:table-cell-properties fo:border-bottom="none" fo:background-color="#ff3333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6" style:family="table-cell" style:parent-style-name="Default" style:data-style-name="N84">
      <style:table-cell-properties fo:border-bottom="none" fo:background-color="#b2b2b2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 style:data-style-name="N84">
      <style:table-cell-properties fo:border-bottom="none" fo:background-color="#ff3333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fo:background-color="#b2b2b2" style:rotation-align="none"/>
      <style:text-properties fo:font-size="10pt" style:font-size-asian="10pt" style:font-size-complex="10pt"/>
    </style:style>
    <style:style style:name="ce379" style:family="table-cell" style:parent-style-name="Default" style:data-style-name="N84">
      <style:table-cell-properties fo:border-bottom="none" fo:background-color="#000000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0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381" style:family="table-cell" style:parent-style-name="Default" style:data-style-name="N84">
      <style:table-cell-properties fo:border-bottom="none" fo:background-color="#21409a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3" style:family="table-cell" style:parent-style-name="Default" style:data-style-name="N100">
      <style:table-cell-properties fo:background-color="#ff3333"/>
      <style:text-properties fo:font-size="10pt" style:font-size-asian="10pt" style:font-size-complex="10pt"/>
    </style:style>
    <style:style style:name="ce394" style:family="table-cell" style:parent-style-name="Default">
      <style:table-cell-properties fo:background-color="#ff3333" style:rotation-align="none"/>
      <style:text-properties fo:font-size="10pt" style:font-size-asian="10pt" style:font-size-complex="10pt"/>
    </style:style>
    <style:style style:name="ce396" style:family="table-cell" style:parent-style-name="Default" style:data-style-name="N100">
      <style:table-cell-properties fo:background-color="#000000"/>
      <style:text-properties style:use-window-font-color="true" fo:font-size="10pt" style:font-size-asian="10pt" style:font-size-complex="10pt"/>
    </style:style>
    <style:style style:name="ce3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8" style:family="table-cell" style:parent-style-name="Default">
      <style:table-cell-properties fo:background-color="#000000" style:rotation-align="none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06pt solid #000000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none" fo:background-color="#ccff66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>
      <style:table-cell-properties fo:background-color="#cc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408" style:family="table-cell" style:parent-style-name="Default">
      <style:table-cell-properties fo:border-bottom="0.06pt solid #000000" fo:background-color="#ccff66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06pt solid #000000" fo:border-left="none" fo:border-right="none" style:rotation-align="none" fo:border-top="non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none" fo:border-left="none" fo:border-right="none" style:rotation-align="none" fo:border-top="0.06pt solid #000000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none" fo:border-left="none" fo:border-right="0.06pt solid #000000" style:rotation-align="none" fo:border-top="non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none" fo:background-color="#66ffff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17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84">
      <style:table-cell-properties fo:border-bottom="none" fo:background-color="#b2b2b2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84">
      <style:table-cell-properties fo:border-bottom="none" fo:background-color="#ff3333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fo:background-color="#b2b2b2" fo:border-left="0.06pt solid #000000" fo:border-right="none" style:rotation-align="none" fo:border-top="non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0.06pt solid #000000" fo:border-right="none" style:rotation-align="none" fo:border-top="none"/>
      <style:text-properties fo:font-size="10pt" style:font-size-asian="10pt" style:font-size-complex="10pt"/>
    </style:style>
    <style:style style:name="ce429" style:family="table-cell" style:parent-style-name="Default" style:data-style-name="N84">
      <style:table-cell-properties fo:border-bottom="none" fo:background-color="#0000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 style:data-style-name="N84">
      <style:table-cell-properties fo:border-bottom="none" fo:background-color="#b2b2b2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4" style:family="table-cell" style:parent-style-name="Default" style:data-style-name="N84">
      <style:table-cell-properties fo:border-bottom="0.06pt solid #000000" fo:background-color="#ff3333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>
      <style:table-cell-properties fo:border-bottom="none" fo:background-color="#ff3333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6" style:family="table-cell" style:parent-style-name="Default" style:data-style-name="N84">
      <style:table-cell-properties fo:background-color="#b2b2b2" style:diagonal-bl-tr="none" style:diagonal-tl-br="none" style:text-align-source="fix" style:repeat-content="false" fo:border="none" style:rotation-align="none"/>
      <style:paragraph-properties fo:text-align="end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58" style:family="table-cell" style:parent-style-name="Default" style:data-style-name="N84">
      <style:table-cell-properties fo:background-color="#ff3333" style:diagonal-bl-tr="none" style:diagonal-tl-br="none" style:text-align-source="fix" style:repeat-content="false" fo:border="none" style:rotation-align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59" style:family="table-cell" style:parent-style-name="Default" style:data-style-name="N84">
      <style:table-cell-properties fo:background-color="#000000" style:diagonal-bl-tr="none" style:diagonal-tl-br="none" style:text-align-source="fix" style:repeat-content="false" fo:border="none" style:rotation-align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84">
      <style:table-cell-properties fo:background-color="#b2b2b2" style:diagonal-bl-tr="none" style:diagonal-tl-br="none" style:text-align-source="fix" style:repeat-content="false" fo:border="none" style:rotation-align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84">
      <style:table-cell-properties fo:border-bottom="0.06pt solid #000000" fo:background-color="#ff3333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>
      <style:table-cell-properties fo:border-bottom="none" fo:background-color="#ff3333" fo:border-left="none" fo:border-right="none" style:rotation-align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ackground-color="#b2b2b2" style:rotation-align="none"/>
      <style:text-properties style:use-window-font-color="true" fo:font-size="10pt" style:font-size-asian="10pt" style:font-size-complex="10pt"/>
    </style:style>
    <style:style style:name="ce464" style:family="table-cell" style:parent-style-name="Default">
      <style:table-cell-properties fo:border-bottom="none" fo:background-color="#ff3333" fo:border-left="none" fo:border-right="0.06pt solid #000000" style:rotation-align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none" fo:background-color="#b2b2b2" fo:border-left="none" fo:border-right="0.06pt solid #000000" style:rotation-align="none" fo:border-top="none"/>
      <style:text-properties style:use-window-font-color="true" fo:font-size="10pt" style:font-size-asian="10pt" style:font-size-complex="10pt"/>
    </style:style>
    <style:style style:name="ce467" style:family="table-cell" style:parent-style-name="Default" style:data-style-name="N84">
      <style:table-cell-properties fo:border-bottom="none" fo:background-color="#ff3333" style:diagonal-bl-tr="none" style:diagonal-tl-br="none" style:text-align-source="fix" style:repeat-content="false" fo:border-left="none" fo:border-right="0.06pt solid #000000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8" style:family="table-cell" style:parent-style-name="Default">
      <style:table-cell-properties fo:border-bottom="none" fo:background-color="#b2b2b2" fo:border-left="none" fo:border-right="0.06pt solid #000000" style:rotation-align="none" fo:border-top="none"/>
      <style:text-properties fo:font-size="10pt" style:font-size-asian="10pt" style:font-size-complex="10pt"/>
    </style:style>
    <style:style style:name="ce469" style:family="table-cell" style:parent-style-name="Default">
      <style:table-cell-properties fo:border-bottom="none" fo:background-color="#000000" fo:border-left="none" fo:border-right="0.06pt solid #000000" style:rotation-align="none" fo:border-top="none"/>
      <style:text-properties fo:font-size="10pt" style:font-size-asian="10pt" style:font-size-complex="10pt"/>
    </style:style>
    <style:style style:name="ce470" style:family="table-cell" style:parent-style-name="Default" style:data-style-name="N84">
      <style:table-cell-properties fo:border-bottom="0.06pt solid #000000" fo:background-color="#ff3333" style:diagonal-bl-tr="none" style:diagonal-tl-br="none" style:text-align-source="fix" style:repeat-content="false" fo:border-left="none" fo:border-right="0.06pt solid #000000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2" style:family="table-cell" style:parent-style-name="Default">
      <style:table-cell-properties fo:border-bottom="none" fo:background-color="#b2b2b2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3" style:family="table-cell" style:parent-style-name="Default" style:data-style-name="N100">
      <style:table-cell-properties fo:border-bottom="none" fo:background-color="#ff3333" fo:border-left="0.06pt solid #000000" fo:border-right="none" fo:border-top="none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none" fo:background-color="#ff3333" fo:border-left="0.06pt solid #000000" fo:border-right="none" style:rotation-align="none" fo:border-top="none"/>
      <style:text-properties fo:font-size="10pt" style:font-size-asian="10pt" style:font-size-complex="10pt"/>
    </style:style>
    <style:style style:name="ce475" style:family="table-cell" style:parent-style-name="Default" style:data-style-name="N100">
      <style:table-cell-properties fo:border-bottom="none" fo:background-color="#000000" fo:border-left="0.06pt solid #000000" fo:border-right="none" fo:border-top="none"/>
      <style:text-properties style:use-window-font-color="true" fo:font-size="10pt" style:font-size-asian="10pt" style:font-size-complex="10pt"/>
    </style:style>
    <style:style style:name="ce476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ackground-color="#000000" fo:border-left="0.06pt solid #000000" fo:border-right="none" style:rotation-align="none" fo:border-top="none"/>
      <style:text-properties fo:font-size="10pt" style:font-size-asian="10pt" style:font-size-complex="10pt"/>
    </style:style>
    <style:style style:name="ce478" style:family="table-cell" style:parent-style-name="Default">
      <style:table-cell-properties fo:border-bottom="0.06pt solid #000000" fo:background-color="#ff3333" fo:border-left="0.06pt solid #000000" fo:border-right="none" style:rotation-align="none" fo:border-top="none"/>
      <style:text-properties fo:font-size="10pt" style:font-size-asian="10pt" style:font-size-complex="10pt"/>
    </style:style>
    <style:style style:name="ce479" style:family="table-cell" style:parent-style-name="Default" style:data-style-name="N100">
      <style:table-cell-properties fo:border-bottom="0.06pt solid #000000" fo:background-color="#ff3333" fo:border-left="none" fo:border-right="none" fo:border-top="none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none" fo:background-color="#ff3333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81" style:family="table-cell" style:parent-style-name="Default">
      <style:table-cell-properties fo:border-bottom="none" fo:background-color="#b2b2b2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4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5" style:family="table-cell" style:parent-style-name="Default" style:data-style-name="N100">
      <style:table-cell-properties fo:border-bottom="none" fo:background-color="#ff3333" fo:border-left="0.06pt solid #000000" fo:border-right="0.06pt solid #000000" fo:border-top="none"/>
      <style:text-properties fo:font-size="10pt" style:font-size-asian="10pt" style:font-size-complex="10pt"/>
    </style:style>
    <style:style style:name="ce696" style:family="table-cell" style:parent-style-name="Default" style:data-style-name="N100">
      <style:table-cell-properties fo:border-bottom="none" fo:background-color="#000000" fo:border-left="0.06pt solid #000000" fo:border-right="0.06pt solid #000000" fo:border-top="none"/>
      <style:text-properties style:use-window-font-color="true" fo:font-size="10pt" style:font-size-asian="10pt" style:font-size-complex="10pt"/>
    </style:style>
    <style:style style:name="ce697" style:family="table-cell" style:parent-style-name="Default">
      <style:table-cell-properties fo:border-bottom="none" fo:background-color="#000000" fo:border-left="0.06pt solid #000000" fo:border-right="0.06pt solid #000000" style:rotation-align="none" fo:border-top="none"/>
      <style:text-properties fo:font-size="10pt" style:font-size-asian="10pt" style:font-size-complex="10pt"/>
    </style:style>
    <style:style style:name="ce698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9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2" style:family="table-cell" style:parent-style-name="Default">
      <style:table-cell-properties fo:border-bottom="none" fo:border-left="0.06pt solid #000000" fo:border-right="none" fo:border-top="none"/>
    </style:style>
    <style:style style:name="ce703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7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710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>
      <style:table-cell-properties fo:border-bottom="none" fo:background-color="#66ffff" fo:border-left="0.06pt solid #000000" fo:border-right="none" fo:border-top="0.06pt solid #000000"/>
    </style:style>
    <style:style style:name="ce7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19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720" style:family="table-cell" style:parent-style-name="Default">
      <style:table-cell-properties fo:border-bottom="none" fo:background-color="#ff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725" style:family="table-cell" style:parent-style-name="Default">
      <style:table-cell-properties fo:border-bottom="none" fo:border-left="0.06pt solid #000000" fo:border-right="none" fo:border-top="0.06pt solid #000000"/>
    </style:style>
    <style:style style:name="ce726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727" style:family="table-cell" style:parent-style-name="Default">
      <style:table-cell-properties fo:border-bottom="0.06pt solid #000000" fo:background-color="#66ffff" fo:border-left="0.06pt solid #000000" fo:border-right="none" fo:border-top="0.06pt solid #000000"/>
    </style:style>
    <style:style style:name="ce72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729" style:family="table-cell" style:parent-style-name="Default">
      <style:table-cell-properties fo:border-bottom="0.06pt solid #000000" fo:background-color="#ffcc00" fo:border-left="0.06pt solid #000000" fo:border-right="none" fo:border-top="0.06pt solid #000000"/>
    </style:style>
    <style:style style:name="ce730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1" style:family="table-cell" style:parent-style-name="Default">
      <style:table-cell-properties fo:border-bottom="none" fo:background-color="#66ffff" fo:border-left="none" fo:border-right="none" fo:border-top="0.06pt solid #000000"/>
    </style:style>
    <style:style style:name="ce732" style:family="table-cell" style:parent-style-name="Default">
      <style:table-cell-properties fo:border-bottom="0.06pt solid #000000" fo:border-left="none" fo:border-right="none" fo:border-top="0.06pt solid #000000"/>
    </style:style>
    <style:style style:name="ce733" style:family="table-cell" style:parent-style-name="Default">
      <style:table-cell-properties fo:border-bottom="0.06pt solid #000000" fo:border-left="none" fo:border-right="none" fo:border-top="none"/>
    </style:style>
    <style:style style:name="ce734" style:family="table-cell" style:parent-style-name="Default">
      <style:table-cell-properties fo:border-bottom="none" fo:border-left="none" fo:border-right="none" fo:border-top="0.06pt solid #000000"/>
    </style:style>
    <style:style style:name="ce735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36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7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738" style:family="table-cell" style:parent-style-name="Default" style:data-style-name="N84">
      <style:table-cell-properties fo:border-bottom="0.06pt solid #000000" fo:background-color="#cccccc" fo:border-left="none" fo:border-right="none" fo:border-top="0.06pt solid #000000"/>
    </style:style>
    <style:style style:name="ce739" style:family="table-cell" style:parent-style-name="Default">
      <style:table-cell-properties fo:border-bottom="0.06pt solid #000000" fo:background-color="#66ffff" fo:border-left="none" fo:border-right="none" fo:border-top="0.06pt solid #000000"/>
    </style:style>
    <style:style style:name="ce740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1" style:family="table-cell" style:parent-style-name="Default">
      <style:table-cell-properties fo:border-bottom="0.06pt solid #000000" fo:background-color="#ffcc00" fo:border-left="none" fo:border-right="none" fo:border-top="0.06pt solid #000000"/>
    </style:style>
    <style:style style:name="ce7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45" style:family="table-cell" style:parent-style-name="Default">
      <style:table-cell-properties fo:border-bottom="0.06pt solid #000000" fo:border-left="none" fo:border-right="0.06pt solid #000000" fo:border-top="none"/>
    </style:style>
    <style:style style:name="ce746" style:family="table-cell" style:parent-style-name="Default">
      <style:table-cell-properties fo:border-bottom="none" fo:border-left="none" fo:border-right="0.06pt solid #000000" fo:border-top="0.06pt solid #000000"/>
    </style:style>
    <style:style style:name="ce748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750" style:family="table-cell" style:parent-style-name="Default">
      <style:table-cell-properties fo:border-bottom="0.06pt solid #000000" fo:background-color="#66ffff" fo:border-left="none" fo:border-right="0.06pt solid #000000" fo:border-top="0.06pt solid #000000"/>
    </style:style>
    <style:style style:name="ce755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756" style:family="table-cell" style:parent-style-name="Default">
      <style:table-cell-properties fo:border-bottom="0.06pt solid #000000" fo:background-color="#ffcc00" fo:border-left="none" fo:border-right="0.06pt solid #000000" fo:border-top="0.06pt solid #000000"/>
    </style:style>
    <style:style style:name="ce757" style:family="table-cell" style:parent-style-name="Default" style:data-style-name="N84">
      <style:table-cell-properties fo:border-bottom="0.06pt solid #000000" fo:border-left="none" fo:border-right="none" fo:border-top="0.06pt solid #000000"/>
    </style:style>
    <style:style style:name="ce759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1" style:family="table-cell" style:parent-style-name="Default" style:data-style-name="N84">
      <style:table-cell-properties fo:border-bottom="0.06pt solid #000000" fo:border-left="none" fo:border-right="0.06pt solid #000000" fo:border-top="0.06pt solid #000000"/>
    </style:style>
    <style:style style:name="ce762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3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7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6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800000"/>
    </style:style>
    <style:style style:name="ce7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69" style:family="table-cell" style:parent-style-name="Default">
      <style:table-cell-properties fo:border-bottom="0.06pt solid #000000" fo:background-color="#ffff00" fo:border-left="0.06pt solid #000000" fo:border-right="none" fo:border-top="0.06pt solid #000000"/>
      <style:text-properties fo:color="#800000"/>
    </style:style>
    <style:style style:name="ce7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77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800000"/>
    </style:style>
    <style:style style:name="ce772" style:family="table-cell" style:parent-style-name="Default" style:data-style-name="N84">
      <style:table-cell-properties fo:border-bottom="0.06pt solid #000000" fo:background-color="transparent" fo:border-left="none" fo:border-right="none" fo:border-top="0.06pt solid #000000"/>
    </style:style>
    <style:style style:name="ce773" style:family="table-cell" style:parent-style-name="Default" style:data-style-name="N84">
      <style:table-cell-properties style:rotation-align="none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none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6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7" style:family="table-cell" style:parent-style-name="Default">
      <style:table-cell-properties fo:border-bottom="0.06pt solid #000000" fo:background-color="#f7a19a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8" style:family="table-cell" style:parent-style-name="Default">
      <style:table-cell-properties fo:border-bottom="none" fo:background-color="#a3238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fo:background-color="transparent" fo:border="0.06pt solid #000000"/>
    </style:style>
    <style:style style:name="ce780" style:family="table-cell" style:parent-style-name="Default">
      <style:table-cell-properties fo:border="0.06pt solid #000000"/>
    </style:style>
    <style:style style:name="ce781" style:family="table-cell" style:parent-style-name="Default">
      <style:table-cell-properties fo:border-bottom="none" fo:background-color="#72bf4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84" style:family="table-cell" style:parent-style-name="Default">
      <style:table-cell-properties fo:border-bottom="0.06pt solid #000000" fo:background-color="#7da7d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9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0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1" style:family="table-cell" style:parent-style-name="Default">
      <style:table-cell-properties fo:border-bottom="none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>
      <style:table-cell-properties fo:border-bottom="0.06pt solid #000000" fo:background-color="#66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3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4" style:family="table-cell" style:parent-style-name="Default">
      <style:table-cell-properties fo:border-bottom="0.06pt solid #000000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5" style:family="table-cell" style:parent-style-name="Default">
      <style:table-cell-properties style:rotation-align="none"/>
      <style:text-properties fo:color="#000000" fo:font-size="10pt" style:font-size-asian="10pt" style:font-size-complex="10pt"/>
    </style:style>
    <style:style style:name="ce79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fo:font-size="10pt" style:font-size-asian="10pt" style:font-size-complex="10pt"/>
    </style:style>
    <style:style style:name="ce797" style:family="table-cell" style:parent-style-name="Default">
      <style:text-properties fo:color="#666666"/>
    </style:style>
    <style:style style:name="ce798" style:family="table-cell" style:parent-style-name="Default">
      <style:table-cell-properties fo:border-bottom="none" fo:background-color="#66ffff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9" style:family="table-cell" style:parent-style-name="Default">
      <style:table-cell-properties fo:border-bottom="none" fo:border-left="none" fo:border-right="none" fo:border-top="0.06pt solid #000000"/>
      <style:text-properties fo:color="#666666"/>
    </style:style>
    <style:style style:name="ce800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801" style:family="table-cell" style:parent-style-name="Default">
      <style:text-properties style:font-name="Arial" style:font-name-asian="Noto Sans CJK SC Regular" style:font-name-complex="FreeSans"/>
    </style:style>
    <style:style style:name="ce802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Noto Sans CJK SC Regular" style:font-name-complex="FreeSans"/>
    </style:style>
    <style:style style:name="ce803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Noto Sans CJK SC Regular" style:font-name-complex="FreeSans"/>
    </style:style>
    <style:style style:name="ce804" style:family="table-cell" style:parent-style-name="Default">
      <style:table-cell-properties fo:border-bottom="0.06pt solid #000000" fo:background-color="#fff2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05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06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07" style:family="table-cell" style:parent-style-name="Default">
      <style:table-cell-properties fo:border-bottom="0.06pt solid #000000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08" style:family="table-cell" style:parent-style-name="Default" style:data-style-name="N100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09" style:family="table-cell" style:parent-style-name="Default" style:data-style-name="N100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10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11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12" style:family="table-cell" style:parent-style-name="Default">
      <style:table-cell-properties fo:border-bottom="0.06pt solid #000000" fo:background-color="#fff2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13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14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15" style:family="table-cell" style:parent-style-name="Default" style:data-style-name="N84">
      <style:table-cell-properties fo:border-bottom="none" fo:background-color="#fff200" style:diagonal-bl-tr="none" style:diagonal-tl-br="none" style:text-align-source="fix" style:repeat-content="false" fo:border-left="0.06pt solid #000000" fo:border-right="none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16" style:family="table-cell" style:parent-style-name="Default" style:data-style-name="N84">
      <style:table-cell-properties fo:background-color="#fff200" style:diagonal-bl-tr="none" style:diagonal-tl-br="none" style:text-align-source="fix" style:repeat-content="false" fo:border="none" style:rotation-align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17" style:family="table-cell" style:parent-style-name="Default" style:data-style-name="N84">
      <style:table-cell-properties fo:border-bottom="none" fo:background-color="#fff200" style:diagonal-bl-tr="none" style:diagonal-tl-br="none" style:text-align-source="fix" style:repeat-content="false" fo:border-left="none" fo:border-right="0.06pt solid #000000" style:rotation-align="none" fo:border-top="non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18" style:family="table-cell" style:parent-style-name="Default">
      <style:table-cell-properties fo:background-color="#fff200"/>
    </style:style>
    <style:style style:name="ce8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23" style:family="table-cell" style:parent-style-name="Default" style:data-style-name="N84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6" style:family="table-cell" style:parent-style-name="Default" style:data-style-name="N84">
      <style:table-cell-properties fo:border-bottom="none" fo:background-color="#66ffff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7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8" style:family="table-cell" style:parent-style-name="Default" style:data-style-name="N84">
      <style:table-cell-properties fo:border-bottom="none" fo:background-color="#59c5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fo:background-color="transparent"/>
    </style:style>
    <style:style style:name="ce840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1" style:family="table-cell" style:parent-style-name="Default" style:data-style-name="N8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2" style:family="table-cell" style:parent-style-name="Default">
      <style:table-cell-properties fo:border-bottom="none" fo:background-color="#59c5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8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848" style:family="table-cell" style:parent-style-name="Default" style:data-style-name="N37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6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85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85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1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3" style:family="table-cell" style:parent-style-name="Default">
      <style:table-cell-properties fo:border-bottom="none" fo:background-color="#00aaad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4" style:family="table-cell" style:parent-style-name="Default" style:data-style-name="N84">
      <style:table-cell-properties fo:border-bottom="none" fo:background-color="#00aaad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5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6" style:family="table-cell" style:parent-style-name="Default">
      <style:table-cell-properties fo:border-bottom="none" fo:background-color="#ccff66" fo:border-left="none" fo:border-right="none" fo:border-top="0.06pt solid #000000"/>
    </style:style>
    <style:style style:name="ce867" style:family="table-cell" style:parent-style-name="Default">
      <style:table-cell-properties fo:border-bottom="0.06pt solid #000000" fo:background-color="#5e8ac7" fo:border-left="none" fo:border-right="none" fo:border-top="0.06pt solid #000000"/>
    </style:style>
    <style:style style:name="ce868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69" style:family="table-cell" style:parent-style-name="Default" style:data-style-name="N84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/>
      <table:table table:name="Samples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6" table:default-cell-style-name="ce510"/>
        <table:table-column table:style-name="co7" table:default-cell-style-name="ce515"/>
        <table:table-column table:style-name="co8" table:default-cell-style-name="ce510"/>
        <table:table-column table:style-name="co9" table:default-cell-style-name="ce515"/>
        <table:table-column table:style-name="co10" table:default-cell-style-name="ce524"/>
        <table:table-column table:style-name="co11" table:default-cell-style-name="ce530"/>
        <table:table-column table:style-name="co12" table:number-columns-repeated="976" table:default-cell-style-name="ce524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4</text:p>
          </table:table-cell>
          <table:table-cell table:style-name="ce31" office:value-type="string" calcext:value-type="string">
            <text:p>Samples T=8</text:p>
          </table:table-cell>
          <table:table-cell table:style-name="ce27" office:value-type="string" calcext:value-type="string">
            <text:p>Sample_12</text:p>
          </table:table-cell>
          <table:table-cell table:style-name="ce35" office:value-type="string" calcext:value-type="string">
            <text:p>Blast</text:p>
          </table:table-cell>
          <table:table-cell table:style-name="ce38" office:value-type="string" calcext:value-type="string">
            <text:p>Samples T=17</text:p>
          </table:table-cell>
          <table:table-cell table:style-name="ce45" office:value-type="string" calcext:value-type="string">
            <text:p>Sample T=20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0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7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9" office:value-type="string" calcext:value-type="string">
            <text:p>Dead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number-columns-repeated="977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number-columns-repeated="977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number-columns-repeated="977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2"/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3"/>
          <table:table-cell table:style-name="ce531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3"/>
          <table:table-cell table:style-name="ce531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number-columns-repeated="97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9" office:value-type="string" calcext:value-type="string">
            <text:p>Dead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 table:number-columns-repeated="2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5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 office:value-type="string" calcext:value-type="string">
            <text:p>Tissue loss</text:p>
          </table:table-cell>
          <table:table-cell table:number-columns-repeated="97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9" office:value-type="string" calcext:value-type="string">
            <text:p>Dead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number-columns-repeated="977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number-columns-repeated="97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9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number-columns-repeated="97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7" office:value-type="string" calcext:value-type="string">
            <text:p>2018-02-05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3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14" office:value-type="string" calcext:value-type="string">
            <text:p>2017/12/15</text:p>
          </table:table-cell>
          <table:table-cell table:style-name="ce509" office:value-type="string" calcext:value-type="string">
            <text:p>2018/01/26</text:p>
          </table:table-cell>
          <table:table-cell table:style-name="ce518"/>
          <table:table-cell table:style-name="ce52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 table:number-rows-repeated="1048502">
          <table:table-cell table:number-columns-repeated="987"/>
        </table:table-row>
        <table:table-row table:style-name="ro1">
          <table:table-cell table:number-columns-repeated="5"/>
          <table:table-cell table:style-name="ce511"/>
          <table:table-cell/>
          <table:table-cell table:style-name="ce511"/>
          <table:table-cell table:number-columns-repeated="979"/>
        </table:table-row>
      </table:table>
      <table:table table:name="November Samples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6"/>
        <table:table-column table:style-name="co12" table:default-cell-style-name="ce506"/>
        <table:table-column table:style-name="co12" table:default-cell-style-name="ce509"/>
        <table:table-row table:style-name="ro1">
          <table:table-cell table:style-name="ce482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487" office:value-type="string" calcext:value-type="string">
            <text:p>Core</text:p>
          </table:table-cell>
          <table:table-cell table:style-name="ce487" office:value-type="string" calcext:value-type="string">
            <text:p>Treat</text:p>
          </table:table-cell>
          <table:table-cell table:style-name="ce501" office:value-type="string" calcext:value-type="string">
            <text:p>Rep</text:p>
          </table:table-cell>
          <table:table-cell table:style-name="ce508" office:value-type="string" calcext:value-type="string">
            <text:p>Sample_4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1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 table:visibility="filter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</table:table-row>
      </table:table>
      <table:table table:name="February Samples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12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519" office:value-type="string" calcext:value-type="string">
            <text:p>Samples T=17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520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3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3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5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9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</table:table-row>
        <table:table-row table:style-name="ro1" table:number-rows-repeated="104850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rch Samples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12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526" office:value-type="string" calcext:value-type="string">
            <text:p>Sample T=20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7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9" office:value-type="string" calcext:value-type="string">
            <text:p>Dead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30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30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30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31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31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30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9" office:value-type="string" calcext:value-type="string">
            <text:p>Dead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2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30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9" office:value-type="string" calcext:value-type="string">
            <text:p>Dead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30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30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9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30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18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28" office:value-type="string" calcext:value-type="string">
            <text:p>2018-03-06</text:p>
          </table:table-cell>
        </table:table-row>
        <table:table-row table:style-name="ro1" table:number-rows-repeated="104850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NA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6" table:visibility="collapse" table:default-cell-style-name="ce532"/>
        <table:table-column table:style-name="co13" table:visibility="collapse" table:default-cell-style-name="ce536"/>
        <table:table-column table:style-name="co14" table:visibility="collapse" table:default-cell-style-name="ce524"/>
        <table:table-column table:style-name="co15" table:visibility="collapse" table:default-cell-style-name="ce524"/>
        <table:table-column table:style-name="co6" table:visibility="collapse" table:default-cell-style-name="ce524"/>
        <table:table-column table:style-name="co14" table:visibility="collapse" table:default-cell-style-name="ce524"/>
        <table:table-column table:style-name="co16" table:visibility="collapse" table:default-cell-style-name="ce541"/>
        <table:table-column table:style-name="co7" table:visibility="collapse" table:default-cell-style-name="ce517"/>
        <table:table-column table:style-name="co14" table:visibility="collapse" table:number-columns-repeated="4" table:default-cell-style-name="ce524"/>
        <table:table-column table:style-name="co16" table:visibility="collapse" table:default-cell-style-name="ce524"/>
        <table:table-column table:style-name="co14" table:visibility="collapse" table:default-cell-style-name="ce524"/>
        <table:table-column table:style-name="co8" table:visibility="collapse" table:default-cell-style-name="ce532"/>
        <table:table-column table:style-name="co17" table:visibility="collapse" table:default-cell-style-name="ce536"/>
        <table:table-column table:style-name="co14" table:visibility="collapse" table:default-cell-style-name="ce524"/>
        <table:table-column table:style-name="co12" table:visibility="collapse" table:number-columns-repeated="3" table:default-cell-style-name="ce524"/>
        <table:table-column table:style-name="co9" table:visibility="collapse" table:default-cell-style-name="ce517"/>
        <table:table-column table:style-name="co10" table:visibility="collapse" table:number-columns-repeated="5" table:default-cell-style-name="ce517"/>
        <table:table-column table:style-name="co10" table:visibility="collapse" table:default-cell-style-name="ce524"/>
        <table:table-column table:style-name="co15" table:visibility="collapse" table:number-columns-repeated="4" table:default-cell-style-name="ce524"/>
        <table:table-column table:style-name="co11" table:visibility="collapse" table:default-cell-style-name="ce530"/>
        <table:table-column table:style-name="co15" table:visibility="collapse" table:number-columns-repeated="4" table:default-cell-style-name="ce524"/>
        <table:table-column table:style-name="co18" table:visibility="collapse" table:default-cell-style-name="ce582"/>
        <table:table-column table:style-name="co11" table:default-cell-style-name="ce530"/>
        <table:table-column table:style-name="co12" table:number-columns-repeated="975" table:default-cell-style-name="ce524"/>
        <table:table-row table:style-name="ro2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4</text:p>
          </table:table-cell>
          <table:table-cell table:style-name="ce534" office:value-type="string" calcext:value-type="string">
            <text:p>Archive Box</text:p>
          </table:table-cell>
          <table:table-cell table:style-name="ce534" office:value-type="string" calcext:value-type="string">
            <text:p>ProK</text:p>
          </table:table-cell>
          <table:table-cell table:style-name="ce534" office:value-type="string" calcext:value-type="string">
            <text:p>1<text:span text:style-name="T1">st</text:span>  EtOH</text:p>
          </table:table-cell>
          <table:table-cell table:style-name="ce534" office:value-type="string" calcext:value-type="string">
            <text:p>2<text:span text:style-name="T1">nd</text:span>   EtOH</text:p>
          </table:table-cell>
          <table:table-cell table:style-name="ce539" office:value-type="string" calcext:value-type="string">
            <text:p>DNA</text:p>
          </table:table-cell>
          <table:table-cell table:style-name="ce540" office:value-type="string" calcext:value-type="string">
            <text:p>Box</text:p>
          </table:table-cell>
          <table:table-cell table:style-name="ce512" office:value-type="string" calcext:value-type="string">
            <text:p>Samples T=8</text:p>
          </table:table-cell>
          <table:table-cell table:style-name="ce543" office:value-type="string" calcext:value-type="string">
            <text:p>PoK T=9</text:p>
          </table:table-cell>
          <table:table-cell office:value-type="string" calcext:value-type="string">
            <text:p>1<text:span text:style-name="T1">st</text:span> EtOH</text:p>
          </table:table-cell>
          <table:table-cell office:value-type="string" calcext:value-type="string">
            <text:p>2<text:span text:style-name="T1">nd</text:span> EtOH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qPCR</text:p>
          </table:table-cell>
          <table:table-cell table:style-name="ce27" office:value-type="string" calcext:value-type="string">
            <text:p>Sample_12</text:p>
          </table:table-cell>
          <table:table-cell table:style-name="ce534" office:value-type="string" calcext:value-type="string">
            <text:p>Archive Box</text:p>
          </table:table-cell>
          <table:table-cell table:style-name="ce534" office:value-type="string" calcext:value-type="string">
            <text:p>ProK</text:p>
          </table:table-cell>
          <table:table-cell table:style-name="ce549" office:value-type="string" calcext:value-type="string">
            <text:p>1<text:span text:style-name="T1">st</text:span> EtOH</text:p>
          </table:table-cell>
          <table:table-cell table:style-name="ce549" office:value-type="string" calcext:value-type="string">
            <text:p>2<text:span text:style-name="T1">nd</text:span> EtOH</text:p>
          </table:table-cell>
          <table:table-cell table:style-name="ce549" office:value-type="string" calcext:value-type="string">
            <text:p>DNA(1X TE)</text:p>
          </table:table-cell>
          <table:table-cell table:style-name="ce516" office:value-type="string" calcext:value-type="string">
            <text:p>Blast</text:p>
          </table:table-cell>
          <table:table-cell table:style-name="ce516" office:value-type="string" calcext:value-type="string">
            <text:p>SDS</text:p>
          </table:table-cell>
          <table:table-cell table:style-name="ce516" office:value-type="string" calcext:value-type="string">
            <text:p>ProK</text:p>
          </table:table-cell>
          <table:table-cell table:style-name="ce516" office:value-type="string" calcext:value-type="string">
            <text:p>1<text:span text:style-name="T1">st</text:span> EtOh</text:p>
          </table:table-cell>
          <table:table-cell table:style-name="ce516" office:value-type="string" calcext:value-type="string">
            <text:p>2<text:span text:style-name="T1">nd</text:span> EtOH</text:p>
          </table:table-cell>
          <table:table-cell table:style-name="ce516" office:value-type="string" calcext:value-type="string">
            <text:p>DNA</text:p>
          </table:table-cell>
          <table:table-cell table:style-name="ce38" office:value-type="string" calcext:value-type="string">
            <text:p>Samples T=17</text:p>
          </table:table-cell>
          <table:table-cell table:style-name="ce557" office:value-type="string" calcext:value-type="string">
            <text:p>PoK</text:p>
          </table:table-cell>
          <table:table-cell table:style-name="ce563" office:value-type="string" calcext:value-type="string">
            <text:p>1<text:span text:style-name="T1">st</text:span> EtOH</text:p>
          </table:table-cell>
          <table:table-cell table:style-name="ce563" office:value-type="string" calcext:value-type="string">
            <text:p>2<text:span text:style-name="T1">nd</text:span> EtOH</text:p>
          </table:table-cell>
          <table:table-cell table:style-name="ce565" office:value-type="string" calcext:value-type="string">
            <text:p>DNA</text:p>
          </table:table-cell>
          <table:table-cell table:style-name="ce571" office:value-type="string" calcext:value-type="string">
            <text:p>Sample T=20</text:p>
          </table:table-cell>
          <table:table-cell table:style-name="ce557" office:value-type="string" calcext:value-type="string">
            <text:p>PoK</text:p>
          </table:table-cell>
          <table:table-cell table:style-name="ce563" office:value-type="string" calcext:value-type="string">
            <text:p>1<text:span text:style-name="T1">st</text:span> EtOH</text:p>
          </table:table-cell>
          <table:table-cell table:style-name="ce563" office:value-type="string" calcext:value-type="string">
            <text:p>2<text:span text:style-name="T1">nd</text:span> EtOH</text:p>
          </table:table-cell>
          <table:table-cell table:style-name="ce563" office:value-type="string" calcext:value-type="string">
            <text:p>DNA</text:p>
          </table:table-cell>
          <table:table-cell table:style-name="ce580" office:value-type="string" calcext:value-type="string">
            <text:p>Frozen </text:p>
          </table:table-cell>
          <table:table-cell table:style-name="ce45" office:value-type="string" calcext:value-type="string">
            <text:p>Sample T=20</text:p>
          </table:table-cell>
          <table:table-cell table:number-columns-repeated="975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6" office:value-type="string" calcext:value-type="string">
            <text:p>2017/12/23</text:p>
          </table:table-cell>
          <table:table-cell table:style-name="ce546" office:value-type="string" calcext:value-type="string">
            <text:p>2017/12/27</text:p>
          </table:table-cell>
          <table:table-cell table:style-name="ce546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6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0"/>
          <table:table-cell table:style-name="ce558"/>
          <table:table-cell table:style-name="ce564" table:number-columns-repeated="2"/>
          <table:table-cell table:style-name="ce566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3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7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5" office:value-type="string" calcext:value-type="string">
            <text:p>Dead</text:p>
          </table:table-cell>
          <table:table-cell table:style-name="ce529" table:number-columns-repeated="4"/>
          <table:table-cell table:style-name="ce584"/>
          <table:table-cell table:style-name="ce529" office:value-type="string" calcext:value-type="string">
            <text:p>Dead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3"/>
          <table:table-cell table:style-name="ce559" office:value-type="date" office:date-value="2018-02-26" calcext:value-type="date">
            <text:p>2018-02-26</text:p>
          </table:table-cell>
          <table:table-cell table:number-columns-repeated="2"/>
          <table:table-cell table:style-name="ce541"/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string" calcext:value-type="string">
            <text:p>???</text:p>
          </table:table-cell>
          <table:table-cell table:number-columns-repeated="2"/>
          <table:table-cell table:style-name="ce541"/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table:number-columns-repeated="2"/>
          <table:table-cell table:number-columns-repeated="2"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office:value-type="string" calcext:value-type="string">
            <text:p>Almost dead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office:value-type="string" calcext:value-type="string">
            <text:p>Almost dead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4"/>
          <table:table-cell table:style-name="ce560"/>
          <table:table-cell table:style-name="ce531" table:number-columns-repeated="2"/>
          <table:table-cell table:style-name="ce569"/>
          <table:table-cell table:style-name="ce577"/>
          <table:table-cell table:style-name="ce531" table:number-columns-repeated="4"/>
          <table:table-cell table:style-name="ce585"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4"/>
          <table:table-cell table:style-name="ce560"/>
          <table:table-cell table:style-name="ce531" table:number-columns-repeated="2"/>
          <table:table-cell table:style-name="ce569"/>
          <table:table-cell table:style-name="ce577"/>
          <table:table-cell table:style-name="ce531" table:number-columns-repeated="4"/>
          <table:table-cell table:style-name="ce585"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3"/>
          <table:table-cell table:number-columns-repeated="3"/>
          <table:table-cell table:style-name="ce541"/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5" office:value-type="string" calcext:value-type="string">
            <text:p>Dead</text:p>
          </table:table-cell>
          <table:table-cell table:number-columns-repeated="3" table:style-name="ce529" office:value-type="string" calcext:value-type="string">
            <text:p>Dead</text:p>
          </table:table-cell>
          <table:table-cell table:style-name="ce529"/>
          <table:table-cell table:style-name="ce584" office:value-type="string" calcext:value-type="string">
            <text:p>Dead</text:p>
          </table:table-cell>
          <table:table-cell table:style-name="ce529" office:value-type="string" calcext:value-type="string">
            <text:p>Dead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8" office:value-type="string" calcext:value-type="string">
            <text:p>2017/12/23</text:p>
          </table:table-cell>
          <table:table-cell table:style-name="ce548" office:value-type="string" calcext:value-type="string">
            <text:p>2017/12/27</text:p>
          </table:table-cell>
          <table:table-cell table:style-name="ce548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6" office:value-type="string" calcext:value-type="string">
            <text:p>2017/12/23</text:p>
          </table:table-cell>
          <table:table-cell table:style-name="ce546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table:number-columns-repeated="2"/>
          <table:table-cell table:number-columns-repeated="2"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3"/>
          <table:table-cell table:style-name="ce559" office:value-type="date" office:date-value="2018-02-26" calcext:value-type="date">
            <text:p>2018-02-26</text:p>
          </table:table-cell>
          <table:table-cell table:number-columns-repeated="2"/>
          <table:table-cell table:style-name="ce541"/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5" office:value-type="date" office:date-value="2018-02-23" calcext:value-type="date">
            <text:p>2018-02-23</text:p>
          </table:table-cell>
          <table:table-cell table:style-name="ce561" office:value-type="string" calcext:value-type="string">
            <text:p>???</text:p>
          </table:table-cell>
          <table:table-cell table:style-name="ce522" table:number-columns-repeated="2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office:value-type="string" calcext:value-type="string">
            <text:p>Tissue loss</text:p>
          </table:table-cell>
          <table:table-cell table:style-name="ce518" table:number-columns-repeated="5"/>
          <table:table-cell table:style-name="ce553"/>
          <table:table-cell table:number-columns-repeated="3"/>
          <table:table-cell table:style-name="ce541"/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5" office:value-type="string" calcext:value-type="string">
            <text:p>Dead</text:p>
          </table:table-cell>
          <table:table-cell table:number-columns-repeated="3" table:style-name="ce529" office:value-type="string" calcext:value-type="string">
            <text:p>Dead</text:p>
          </table:table-cell>
          <table:table-cell table:style-name="ce529"/>
          <table:table-cell table:style-name="ce584" office:value-type="string" calcext:value-type="string">
            <text:p>Dead</text:p>
          </table:table-cell>
          <table:table-cell table:style-name="ce529" office:value-type="string" calcext:value-type="string">
            <text:p>Dead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3"/>
          <table:table-cell table:number-columns-repeated="3"/>
          <table:table-cell table:style-name="ce541"/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9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6</text:p>
          </table:table-cell>
          <table:table-cell table:style-name="ce535" office:value-type="string" calcext:value-type="string">
            <text:p>2017/12/17</text:p>
          </table:table-cell>
          <table:table-cell table:style-name="ce535" office:value-type="string" calcext:value-type="string">
            <text:p>2017/12/19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/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3"/>
          <table:table-cell table:number-columns-repeated="3"/>
          <table:table-cell table:style-name="ce541"/>
          <table:table-cell table:style-name="ce576"/>
          <table:table-cell table:style-name="ce530" table:number-columns-repeated="4"/>
          <table:table-cell/>
          <table:table-cell table:style-name="ce529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table:style-name="ce552"/>
          <table:table-cell table:style-name="ce522" table:number-columns-repeated="3"/>
          <table:table-cell table:style-name="ce568"/>
          <table:table-cell table:style-name="ce572"/>
          <table:table-cell table:style-name="ce518" table:number-columns-repeated="4"/>
          <table:table-cell table:style-name="ce581"/>
          <table:table-cell table:style-name="ce587"/>
          <table:table-cell table:number-columns-repeated="975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3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/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style-name="ce574" office:value-type="string" calcext:value-type="string">
            <text:p>2018-03-06</text:p>
          </table:table-cell>
          <table:table-cell table:style-name="ce527" office:value-type="string" calcext:value-type="string">
            <text:p>2018-03-07</text:p>
          </table:table-cell>
          <table:table-cell table:style-name="ce527" office:value-type="string" calcext:value-type="string">
            <text:p>2018-03-13</text:p>
          </table:table-cell>
          <table:table-cell table:style-name="ce527" office:value-type="string" calcext:value-type="string">
            <text:p>2018-03-14</text:p>
          </table:table-cell>
          <table:table-cell table:style-name="ce527" office:value-type="string" calcext:value-type="string">
            <text:p>2018-03-19</text:p>
          </table:table-cell>
          <table:table-cell table:style-name="ce583" office:value-type="string" calcext:value-type="string">
            <text:p>2018-03-08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535" office:value-type="float" office:value="1" calcext:value-type="float">
            <text:p>1</text:p>
          </table:table-cell>
          <table:table-cell table:style-name="ce535" office:value-type="string" calcext:value-type="string">
            <text:p>2017/11/27</text:p>
          </table:table-cell>
          <table:table-cell table:style-name="ce535" office:value-type="string" calcext:value-type="string">
            <text:p>2017/12/14</text:p>
          </table:table-cell>
          <table:table-cell table:style-name="ce535" office:value-type="string" calcext:value-type="string">
            <text:p>2017/12/15</text:p>
          </table:table-cell>
          <table:table-cell table:style-name="ce535" office:value-type="string" calcext:value-type="string">
            <text:p>2017/12/16</text:p>
          </table:table-cell>
          <table:table-cell/>
          <table:table-cell table:style-name="ce514" office:value-type="string" calcext:value-type="string">
            <text:p>2017/12/15</text:p>
          </table:table-cell>
          <table:table-cell table:style-name="ce545" office:value-type="string" calcext:value-type="string">
            <text:p>2017/12/15</text:p>
          </table:table-cell>
          <table:table-cell table:style-name="ce548" office:value-type="string" calcext:value-type="string">
            <text:p>2017/12/23</text:p>
          </table:table-cell>
          <table:table-cell table:style-name="ce548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30</text:p>
          </table:table-cell>
          <table:table-cell table:style-name="ce509" office:value-type="string" calcext:value-type="string">
            <text:p>2018/01/26</text:p>
          </table:table-cell>
          <table:table-cell table:style-name="ce535" office:value-type="float" office:value="3" calcext:value-type="float">
            <text:p>3</text:p>
          </table:table-cell>
          <table:table-cell table:style-name="ce509" office:value-type="string" calcext:value-type="string">
            <text:p>2018/01/29</text:p>
          </table:table-cell>
          <table:table-cell table:style-name="ce509" office:value-type="string" calcext:value-type="string">
            <text:p>2018/02/02</text:p>
          </table:table-cell>
          <table:table-cell table:number-columns-repeated="2" table:style-name="ce509" office:value-type="string" calcext:value-type="string">
            <text:p>2018/02/03</text:p>
          </table:table-cell>
          <table:table-cell table:style-name="ce518" table:number-columns-repeated="6"/>
          <table:table-cell table:style-name="ce556" office:value-type="date" office:date-value="2018-02-23" calcext:value-type="date">
            <text:p>2018-02-23</text:p>
          </table:table-cell>
          <table:table-cell table:style-name="ce562" office:value-type="date" office:date-value="2018-02-26" calcext:value-type="date">
            <text:p>2018-02-26</text:p>
          </table:table-cell>
          <table:table-cell table:style-name="ce562" office:value-type="date" office:date-value="2018-02-27" calcext:value-type="date">
            <text:p>2018-02-27</text:p>
          </table:table-cell>
          <table:table-cell table:style-name="ce562" office:value-type="date" office:date-value="2018-02-28" calcext:value-type="date">
            <text:p>2018-02-28</text:p>
          </table:table-cell>
          <table:table-cell table:style-name="ce570" office:value-type="date" office:date-value="2018-03-01" calcext:value-type="date">
            <text:p>2018-03-01</text:p>
          </table:table-cell>
          <table:table-cell table:style-name="ce578" office:value-type="string" calcext:value-type="string">
            <text:p>2018-03-06</text:p>
          </table:table-cell>
          <table:table-cell table:style-name="ce579" office:value-type="string" calcext:value-type="string">
            <text:p>2018-03-07</text:p>
          </table:table-cell>
          <table:table-cell table:style-name="ce579" office:value-type="string" calcext:value-type="string">
            <text:p>2018-03-13</text:p>
          </table:table-cell>
          <table:table-cell table:style-name="ce579" office:value-type="string" calcext:value-type="string">
            <text:p>2018-03-14</text:p>
          </table:table-cell>
          <table:table-cell table:style-name="ce579" office:value-type="string" calcext:value-type="string">
            <text:p>2018-03-19</text:p>
          </table:table-cell>
          <table:table-cell table:style-name="ce586"/>
          <table:table-cell table:style-name="ce528" office:value-type="string" calcext:value-type="string">
            <text:p>2018-03-06</text:p>
          </table:table-cell>
          <table:table-cell table:number-columns-repeated="975"/>
        </table:table-row>
        <table:table-row table:style-name="ro1" table:number-rows-repeated="1048502">
          <table:table-cell table:number-columns-repeated="1018"/>
        </table:table-row>
        <table:table-row table:style-name="ro1">
          <table:table-cell table:number-columns-repeated="5"/>
          <table:table-cell table:style-name="ce533"/>
          <table:table-cell table:style-name="ce537"/>
          <table:table-cell table:style-name="ce538" table:number-columns-repeated="4"/>
          <table:table-cell table:style-name="ce542"/>
          <table:table-cell table:number-columns-repeated="7"/>
          <table:table-cell table:style-name="ce533"/>
          <table:table-cell table:style-name="ce537"/>
          <table:table-cell table:style-name="ce538"/>
          <table:table-cell table:number-columns-repeated="996"/>
        </table:table-row>
      </table:table>
      <table:table table:name="Printed" table:style-name="ta1">
        <table:table-column table:style-name="co19" table:default-cell-style-name="ce594"/>
        <table:table-column table:style-name="co20" table:default-cell-style-name="ce601"/>
        <table:table-column table:style-name="co21" table:default-cell-style-name="ce613"/>
        <table:table-column table:style-name="co22" table:default-cell-style-name="ce625"/>
        <table:table-column table:style-name="co23" table:default-cell-style-name="ce625"/>
        <table:table-column table:style-name="co21" table:number-columns-repeated="2" table:default-cell-style-name="ce625"/>
        <table:table-column table:style-name="co24" table:default-cell-style-name="ce633"/>
        <table:table-column table:style-name="co21" table:default-cell-style-name="ce613"/>
        <table:table-column table:style-name="co24" table:default-cell-style-name="ce625"/>
        <table:table-column table:style-name="co21" table:default-cell-style-name="ce625"/>
        <table:table-column table:style-name="co23" table:number-columns-repeated="2" table:default-cell-style-name="ce625"/>
        <table:table-column table:style-name="co24" table:default-cell-style-name="ce633"/>
        <table:table-column table:style-name="co25" table:default-cell-style-name="Default"/>
        <table:table-column table:style-name="co19" table:default-cell-style-name="ce594"/>
        <table:table-column table:style-name="co20" table:default-cell-style-name="ce601"/>
        <table:table-column table:style-name="co21" table:default-cell-style-name="ce613"/>
        <table:table-column table:style-name="co23" table:number-columns-repeated="2" table:default-cell-style-name="ce625"/>
        <table:table-column table:style-name="co21" table:number-columns-repeated="2" table:default-cell-style-name="ce625"/>
        <table:table-column table:style-name="co24" table:default-cell-style-name="ce633"/>
        <table:table-column table:style-name="co21" table:default-cell-style-name="ce613"/>
        <table:table-column table:style-name="co23" table:default-cell-style-name="ce625"/>
        <table:table-column table:style-name="co21" table:default-cell-style-name="ce625"/>
        <table:table-column table:style-name="co23" table:number-columns-repeated="2" table:default-cell-style-name="ce625"/>
        <table:table-column table:style-name="co24" table:default-cell-style-name="ce633"/>
        <table:table-column table:style-name="co2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3" table:number-columns-repeated="3" table:default-cell-style-name="Default"/>
        <table:table-column table:style-name="co29" table:default-cell-style-name="Default"/>
        <table:table-column table:style-name="co19" table:default-cell-style-name="ce594"/>
        <table:table-column table:style-name="co20" table:default-cell-style-name="ce601"/>
        <table:table-column table:style-name="co21" table:default-cell-style-name="Default"/>
        <table:table-column table:style-name="co24" table:default-cell-style-name="ce625"/>
        <table:table-column table:style-name="co23" table:default-cell-style-name="ce625"/>
        <table:table-column table:style-name="co23" table:default-cell-style-name="Default"/>
        <table:table-column table:style-name="co21" table:default-cell-style-name="ce625"/>
        <table:table-column table:style-name="co24" table:default-cell-style-name="ce625"/>
        <table:table-column table:style-name="co21" table:default-cell-style-name="ce625"/>
        <table:table-column table:style-name="co24" table:default-cell-style-name="ce625"/>
        <table:table-column table:style-name="co21" table:default-cell-style-name="Default"/>
        <table:table-column table:style-name="co23" table:number-columns-repeated="2" table:default-cell-style-name="ce625"/>
        <table:table-column table:style-name="co23" table:default-cell-style-name="ce633"/>
        <table:table-row table:style-name="ro1">
          <table:table-cell table:style-name="ce588" office:value-type="string" calcext:value-type="string">
            <text:p>Ofav</text:p>
          </table:table-cell>
          <table:table-cell table:style-name="ce600"/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36" office:value-type="string" calcext:value-type="string">
            <text:p>B</text:p>
          </table:table-cell>
          <table:table-cell/>
          <table:table-cell table:style-name="Default" table:number-columns-repeated="14"/>
          <table:table-cell table:number-columns-repeated="16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</table:table-row>
        <table:table-row table:style-name="ro1">
          <table:table-cell table:style-name="ce589" office:value-type="string" calcext:value-type="string">
            <text:p>Plate1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table:style-name="Default" table:number-columns-repeated="14"/>
          <table:table-cell table:number-columns-repeated="16"/>
          <table:table-cell table:style-name="ce593" office:value-type="string" calcext:value-type="string">
            <text:p>Plate 17</text:p>
          </table:table-cell>
          <table:table-cell table:style-name="ce600"/>
          <table:table-cell table:style-name="ce651" office:value-type="float" office:value="1" calcext:value-type="float">
            <text:p>1</text:p>
          </table:table-cell>
          <table:table-cell table:style-name="ce651" office:value-type="float" office:value="2" calcext:value-type="float">
            <text:p>2</text:p>
          </table:table-cell>
          <table:table-cell table:style-name="ce651" office:value-type="float" office:value="3" calcext:value-type="float">
            <text:p>3</text:p>
          </table:table-cell>
          <table:table-cell table:style-name="ce651" office:value-type="float" office:value="4" calcext:value-type="float">
            <text:p>4</text:p>
          </table:table-cell>
          <table:table-cell table:style-name="ce651" office:value-type="float" office:value="5" calcext:value-type="float">
            <text:p>5</text:p>
          </table:table-cell>
          <table:table-cell table:style-name="ce651" office:value-type="float" office:value="6" calcext:value-type="float">
            <text:p>6</text:p>
          </table:table-cell>
          <table:table-cell table:style-name="ce651" office:value-type="float" office:value="7" calcext:value-type="float">
            <text:p>7</text:p>
          </table:table-cell>
          <table:table-cell table:style-name="ce651" office:value-type="float" office:value="8" calcext:value-type="float">
            <text:p>8</text:p>
          </table:table-cell>
          <table:table-cell table:style-name="ce651" office:value-type="float" office:value="9" calcext:value-type="float">
            <text:p>9</text:p>
          </table:table-cell>
          <table:table-cell table:style-name="ce651" office:value-type="float" office:value="10" calcext:value-type="float">
            <text:p>10</text:p>
          </table:table-cell>
          <table:table-cell table:style-name="ce651" office:value-type="float" office:value="11" calcext:value-type="float">
            <text:p>11</text:p>
          </table:table-cell>
          <table:table-cell table:style-name="ce661" office:value-type="float" office:value="12" calcext:value-type="float">
            <text:p>12</text:p>
          </table:table-cell>
        </table:table-row>
        <table:table-row table:style-name="ro1">
          <table:table-cell table:style-name="ce589" office:value-type="string" calcext:value-type="string">
            <text:p>12-14-17</text:p>
          </table:table-cell>
          <table:table-cell office:value-type="string" calcext:value-type="string">
            <text:p>A</text:p>
          </table:table-cell>
          <table:table-cell table:style-name="ce605" office:value-type="string" calcext:value-type="string">
            <text:p>NTC</text:p>
          </table:table-cell>
          <table:table-cell table:style-name="ce616" table:number-columns-repeated="3"/>
          <table:table-cell table:style-name="ce610" office:value-type="string" calcext:value-type="string">
            <text:p>31-25</text:p>
          </table:table-cell>
          <table:table-cell table:style-name="ce619" table:number-columns-repeated="2"/>
          <table:table-cell table:style-name="ce630"/>
          <table:table-cell table:style-name="ce610" office:value-type="string" calcext:value-type="string">
            <text:p>31-13</text:p>
          </table:table-cell>
          <table:table-cell table:style-name="ce619" table:number-columns-repeated="2"/>
          <table:table-cell table:style-name="ce630"/>
          <table:table-cell/>
          <table:table-cell table:style-name="Default" table:number-columns-repeated="14"/>
          <table:table-cell table:number-columns-repeated="17"/>
          <table:table-cell office:value-type="string" calcext:value-type="string">
            <text:p>A</text:p>
          </table:table-cell>
          <table:table-cell table:style-name="ce774" office:value-type="string" calcext:value-type="string" table:number-columns-spanned="6" table:number-rows-spanned="1">
            <text:p>6-83</text:p>
          </table:table-cell>
          <table:covered-table-cell table:style-name="ce654"/>
          <table:covered-table-cell table:number-columns-repeated="4" table:style-name="ce655"/>
          <table:table-cell table:style-name="ce658" office:value-type="string" calcext:value-type="string" table:number-columns-spanned="6" table:number-rows-spanned="1">
            <text:p>6-116</text:p>
          </table:table-cell>
          <table:covered-table-cell table:number-columns-repeated="3" table:style-name="ce655"/>
          <table:covered-table-cell table:number-columns-repeated="2" table:style-name="ce654"/>
        </table:table-row>
        <table:table-row table:style-name="ro1">
          <table:table-cell table:style-name="ce590"/>
          <table:table-cell office:value-type="string" calcext:value-type="string">
            <text:p>B</text:p>
          </table:table-cell>
          <table:table-cell table:style-name="ce606" office:value-type="string" calcext:value-type="string">
            <text:p>6-6</text:p>
          </table:table-cell>
          <table:table-cell table:style-name="ce617" table:number-columns-repeated="2"/>
          <table:table-cell table:style-name="ce628"/>
          <table:table-cell table:style-name="ce610" office:value-type="string" calcext:value-type="string">
            <text:p>34-5</text:p>
          </table:table-cell>
          <table:table-cell table:style-name="ce617" table:number-columns-repeated="2"/>
          <table:table-cell table:style-name="ce628"/>
          <table:table-cell table:style-name="ce610" office:value-type="string" calcext:value-type="string">
            <text:p>34-8</text:p>
          </table:table-cell>
          <table:table-cell table:style-name="ce619" table:number-columns-repeated="2"/>
          <table:table-cell table:style-name="ce630"/>
          <table:table-cell/>
          <table:table-cell table:style-name="Default" table:number-columns-repeated="14"/>
          <table:table-cell table:number-columns-repeated="16"/>
          <table:table-cell office:value-type="string" calcext:value-type="string">
            <text:p>03-03-2018</text:p>
          </table:table-cell>
          <table:table-cell office:value-type="string" calcext:value-type="string">
            <text:p>B</text:p>
          </table:table-cell>
          <table:table-cell table:style-name="ce774" office:value-type="string" calcext:value-type="string" table:number-columns-spanned="6" table:number-rows-spanned="1">
            <text:p>6-112</text:p>
          </table:table-cell>
          <table:covered-table-cell table:number-columns-repeated="5" table:style-name="ce655"/>
          <table:table-cell table:style-name="ce658" office:value-type="string" calcext:value-type="string" table:number-columns-spanned="6" table:number-rows-spanned="1">
            <text:p>6-12</text:p>
          </table:table-cell>
          <table:covered-table-cell table:number-columns-repeated="5" table:style-name="ce655"/>
        </table:table-row>
        <table:table-row table:style-name="ro1">
          <table:table-cell table:style-name="ce590"/>
          <table:table-cell office:value-type="string" calcext:value-type="string">
            <text:p>C</text:p>
          </table:table-cell>
          <table:table-cell table:style-name="ce606" office:value-type="string" calcext:value-type="string">
            <text:p>20-14</text:p>
          </table:table-cell>
          <table:table-cell table:style-name="ce618" table:number-columns-repeated="2"/>
          <table:table-cell table:style-name="ce629"/>
          <table:table-cell table:style-name="ce610" office:value-type="string" calcext:value-type="string">
            <text:p>6-61</text:p>
          </table:table-cell>
          <table:table-cell table:style-name="ce619" table:number-columns-repeated="2"/>
          <table:table-cell table:style-name="ce630"/>
          <table:table-cell table:style-name="ce610" office:value-type="string" calcext:value-type="string">
            <text:p>6-12</text:p>
          </table:table-cell>
          <table:table-cell table:style-name="ce617" table:number-columns-repeated="2"/>
          <table:table-cell table:style-name="ce628"/>
          <table:table-cell/>
          <table:table-cell table:style-name="Default" table:number-columns-repeated="14"/>
          <table:table-cell table:number-columns-repeated="16"/>
          <table:table-cell table:style-name="ce596"/>
          <table:table-cell office:value-type="string" calcext:value-type="string">
            <text:p>C</text:p>
          </table:table-cell>
          <table:table-cell table:style-name="ce774" office:value-type="string" calcext:value-type="string" table:number-columns-spanned="6" table:number-rows-spanned="1">
            <text:p>6-9</text:p>
          </table:table-cell>
          <table:covered-table-cell table:number-columns-repeated="5" table:style-name="ce655"/>
          <table:table-cell table:style-name="ce658" office:value-type="string" calcext:value-type="string" table:number-columns-spanned="6" table:number-rows-spanned="1">
            <text:p>6-19</text:p>
          </table:table-cell>
          <table:covered-table-cell table:number-columns-repeated="5" table:style-name="ce655"/>
        </table:table-row>
        <table:table-row table:style-name="ro1">
          <table:table-cell table:style-name="ce589" office:value-type="string" calcext:value-type="string">
            <text:p>SYBR</text:p>
          </table:table-cell>
          <table:table-cell office:value-type="string" calcext:value-type="string">
            <text:p>D</text:p>
          </table:table-cell>
          <table:table-cell table:style-name="ce606" office:value-type="string" calcext:value-type="string">
            <text:p>31-34</text:p>
          </table:table-cell>
          <table:table-cell table:style-name="ce619" table:number-columns-repeated="2"/>
          <table:table-cell table:style-name="ce630"/>
          <table:table-cell table:style-name="ce610" office:value-type="string" calcext:value-type="string">
            <text:p>20-17</text:p>
          </table:table-cell>
          <table:table-cell table:style-name="ce617" table:number-columns-repeated="2"/>
          <table:table-cell table:style-name="ce628"/>
          <table:table-cell table:style-name="ce610" office:value-type="string" calcext:value-type="string">
            <text:p>20-29</text:p>
          </table:table-cell>
          <table:table-cell table:style-name="ce617" table:number-columns-repeated="2"/>
          <table:table-cell table:style-name="ce628"/>
          <table:table-cell/>
          <table:table-cell table:style-name="Default" table:number-columns-repeated="14"/>
          <table:table-cell table:number-columns-repeated="16"/>
          <table:table-cell table:style-name="ce597"/>
          <table:table-cell office:value-type="string" calcext:value-type="string">
            <text:p>D</text:p>
          </table:table-cell>
          <table:table-cell table:style-name="ce774" office:value-type="string" calcext:value-type="string" table:number-columns-spanned="6" table:number-rows-spanned="1">
            <text:p>6-96</text:p>
          </table:table-cell>
          <table:covered-table-cell table:number-columns-repeated="5" table:style-name="ce655"/>
          <table:table-cell table:style-name="ce658" office:value-type="string" calcext:value-type="string" table:number-columns-spanned="6" table:number-rows-spanned="1">
            <text:p>6-72</text:p>
          </table:table-cell>
          <table:covered-table-cell table:number-columns-repeated="5" table:style-name="ce655"/>
        </table:table-row>
        <table:table-row table:style-name="ro1">
          <table:table-cell table:style-name="ce591" office:value-type="date" office:date-value="2018-01-17" calcext:value-type="date">
            <text:p>01/17/18</text:p>
          </table:table-cell>
          <table:table-cell office:value-type="string" calcext:value-type="string">
            <text:p>E</text:p>
          </table:table-cell>
          <table:table-cell table:style-name="ce606" office:value-type="string" calcext:value-type="string">
            <text:p>34-20</text:p>
          </table:table-cell>
          <table:table-cell table:style-name="ce617" table:number-columns-repeated="2"/>
          <table:table-cell table:style-name="ce628"/>
          <table:table-cell table:style-name="ce610" office:value-type="string" calcext:value-type="string">
            <text:p>31-17</text:p>
          </table:table-cell>
          <table:table-cell table:style-name="ce619" table:number-columns-repeated="2"/>
          <table:table-cell table:style-name="ce630"/>
          <table:table-cell table:style-name="ce610" office:value-type="string" calcext:value-type="string">
            <text:p>31-3</text:p>
          </table:table-cell>
          <table:table-cell table:style-name="ce618" table:number-columns-repeated="2"/>
          <table:table-cell table:style-name="ce629"/>
          <table:table-cell/>
          <table:table-cell table:style-name="Default" table:number-columns-repeated="14"/>
          <table:table-cell table:number-columns-repeated="16"/>
          <table:table-cell table:style-name="ce598"/>
          <table:table-cell office:value-type="string" calcext:value-type="string">
            <text:p>E</text:p>
          </table:table-cell>
          <table:table-cell table:style-name="ce774" office:value-type="string" calcext:value-type="string" table:number-columns-spanned="6" table:number-rows-spanned="1">
            <text:p>6-61</text:p>
          </table:table-cell>
          <table:covered-table-cell table:number-columns-repeated="5" table:style-name="ce655"/>
          <table:table-cell table:style-name="ce658" office:value-type="string" calcext:value-type="string" table:number-columns-spanned="6" table:number-rows-spanned="1">
            <text:p>34-21</text:p>
          </table:table-cell>
          <table:covered-table-cell table:number-columns-repeated="5" table:style-name="ce655"/>
        </table:table-row>
        <table:table-row table:style-name="ro1">
          <table:table-cell table:style-name="ce589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06" office:value-type="string" calcext:value-type="string">
            <text:p>6-9</text:p>
          </table:table-cell>
          <table:table-cell table:style-name="ce617" table:number-columns-repeated="2"/>
          <table:table-cell table:style-name="ce628"/>
          <table:table-cell table:style-name="ce610" office:value-type="string" calcext:value-type="string">
            <text:p>34-4</text:p>
          </table:table-cell>
          <table:table-cell table:style-name="ce618" table:number-columns-repeated="2"/>
          <table:table-cell table:style-name="ce629"/>
          <table:table-cell table:style-name="ce610" office:value-type="string" calcext:value-type="string">
            <text:p>34-10</text:p>
          </table:table-cell>
          <table:table-cell table:style-name="ce619" table:number-columns-repeated="2"/>
          <table:table-cell table:style-name="ce630"/>
          <table:table-cell/>
          <table:table-cell table:style-name="Default" table:number-columns-repeated="14"/>
          <table:table-cell table:number-columns-repeated="16"/>
          <table:table-cell table:style-name="ce649"/>
          <table:table-cell office:value-type="string" calcext:value-type="string">
            <text:p>F</text:p>
          </table:table-cell>
          <table:table-cell table:style-name="ce774" office:value-type="string" calcext:value-type="string" table:number-columns-spanned="6" table:number-rows-spanned="1">
            <text:p>6-115</text:p>
          </table:table-cell>
          <table:covered-table-cell table:number-columns-repeated="5" table:style-name="ce655"/>
          <table:table-cell table:style-name="ce658" office:value-type="string" calcext:value-type="string" table:number-columns-spanned="6" table:number-rows-spanned="1">
            <text:p>34-32</text:p>
          </table:table-cell>
          <table:covered-table-cell table:number-columns-repeated="5" table:style-name="ce655"/>
        </table:table-row>
        <table:table-row table:style-name="ro1">
          <table:table-cell table:style-name="ce589"/>
          <table:table-cell office:value-type="string" calcext:value-type="string">
            <text:p>G</text:p>
          </table:table-cell>
          <table:table-cell table:style-name="ce606" office:value-type="string" calcext:value-type="string">
            <text:p>20-2</text:p>
          </table:table-cell>
          <table:table-cell table:style-name="ce617" table:number-columns-repeated="2"/>
          <table:table-cell table:style-name="ce628"/>
          <table:table-cell table:style-name="ce610" office:value-type="string" calcext:value-type="string">
            <text:p>6-4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6-49</text:p>
          </table:table-cell>
          <table:table-cell table:style-name="ce617" table:number-columns-repeated="2"/>
          <table:table-cell table:style-name="ce628"/>
          <table:table-cell/>
          <table:table-cell table:style-name="Default" table:number-columns-repeated="14"/>
          <table:table-cell table:number-columns-repeated="16"/>
          <table:table-cell office:value-type="string" calcext:value-type="string">
            <text:p>CD</text:p>
          </table:table-cell>
          <table:table-cell office:value-type="string" calcext:value-type="string">
            <text:p>G</text:p>
          </table:table-cell>
          <table:table-cell table:style-name="ce774" office:value-type="string" calcext:value-type="string" table:number-columns-spanned="6" table:number-rows-spanned="1">
            <text:p>6-85</text:p>
          </table:table-cell>
          <table:covered-table-cell table:number-columns-repeated="5" table:style-name="ce655"/>
          <table:table-cell table:style-name="ce658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655"/>
        </table:table-row>
        <table:table-row table:style-name="ro1">
          <table:table-cell table:style-name="ce592"/>
          <table:table-cell table:style-name="ce602" office:value-type="string" calcext:value-type="string">
            <text:p>H</text:p>
          </table:table-cell>
          <table:table-cell table:style-name="ce607"/>
          <table:table-cell table:style-name="ce620" office:value-type="string" calcext:value-type="string">
            <text:p>Ap4</text:p>
          </table:table-cell>
          <table:table-cell table:style-name="ce620" office:value-type="string" calcext:value-type="string">
            <text:p>DP1</text:p>
          </table:table-cell>
          <table:table-cell table:style-name="ce620"/>
          <table:table-cell table:style-name="ce606" office:value-type="string" calcext:value-type="string">
            <text:p>20-3</text:p>
          </table:table-cell>
          <table:table-cell table:style-name="ce618" table:number-columns-repeated="2"/>
          <table:table-cell table:style-name="ce629"/>
          <table:table-cell table:style-name="ce606" office:value-type="string" calcext:value-type="string">
            <text:p>20-11</text:p>
          </table:table-cell>
          <table:table-cell table:style-name="ce635" table:number-columns-repeated="2"/>
          <table:table-cell table:style-name="ce638"/>
          <table:table-cell/>
          <table:table-cell table:style-name="Default" table:number-columns-repeated="14"/>
          <table:table-cell table:number-columns-repeated="16"/>
          <table:table-cell table:style-name="ce599"/>
          <table:table-cell table:style-name="ce602" office:value-type="string" calcext:value-type="string">
            <text:p>H</text:p>
          </table:table-cell>
          <table:table-cell table:style-name="ce652" office:value-type="string" calcext:value-type="string" table:number-columns-spanned="6" table:number-rows-spanned="1">
            <text:p>+</text:p>
          </table:table-cell>
          <table:covered-table-cell table:style-name="ce743"/>
          <table:covered-table-cell table:style-name="ce723"/>
          <table:covered-table-cell table:number-columns-repeated="2" table:style-name="ce747"/>
          <table:covered-table-cell table:style-name="ce758"/>
          <table:table-cell table:style-name="ce659" office:value-type="string" calcext:value-type="string" table:number-columns-spanned="6" table:number-rows-spanned="1">
            <text:p>-</text:p>
          </table:table-cell>
          <table:covered-table-cell table:style-name="ce660"/>
          <table:covered-table-cell table:style-name="ce747"/>
          <table:covered-table-cell table:style-name="ce768"/>
          <table:covered-table-cell table:style-name="ce743"/>
          <table:covered-table-cell table:style-name="ce654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4"/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2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6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table:style-name="ce594" office:value-type="string" calcext:value-type="string">
            <text:p>Plate 11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 13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1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  <table:table-cell/>
          <table:table-cell office:value-type="string" calcext:value-type="string">
            <text:p>1-29-18</text:p>
          </table:table-cell>
          <table:table-cell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2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  <table:table-cell/>
          <table:table-cell table:style-name="ce594" office:value-type="string" calcext:value-type="string">
            <text:p>2-23-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3" office:value-type="string" calcext:value-type="string" table:number-columns-spanned="4" table:number-rows-spanned="1">
            <text:p>34-44NO_20-41</text:p>
          </table:table-cell>
          <table:covered-table-cell table:number-columns-repeated="2" table:style-name="ce625"/>
          <table:covered-table-cell table:style-name="ce633"/>
          <table:table-cell table:style-name="ce645" office:value-type="string" calcext:value-type="string">
            <text:p>34-23 NO</text:p>
          </table:table-cell>
          <table:table-cell table:style-name="ce625"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/>
          <table:table-cell table:style-name="ce598" office:value-type="date" office:date-value="2018-03-06" calcext:value-type="date">
            <text:p>03/06/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 table:number-columns-spanned="4" table:number-rows-spanned="1">
            <text:p>34-5</text:p>
          </table:table-cell>
          <table:covered-table-cell table:style-name="ce625"/>
          <table:covered-table-cell/>
          <table:covered-table-cell table:style-name="ce633"/>
          <table:table-cell table:style-name="ce613" office:value-type="string" calcext:value-type="string">
            <text:p>34-8</text:p>
          </table:table-cell>
          <table:table-cell/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table:style-name="ce610" office:value-type="string" calcext:value-type="string">
            <text:p>20-14</text:p>
          </table:table-cell>
          <table:table-cell table:style-name="ce619" table:number-columns-repeated="3"/>
          <table:table-cell table:style-name="ce606" office:value-type="string" calcext:value-type="string">
            <text:p>20-2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17</text:p>
          </table:table-cell>
          <table:table-cell table:style-name="ce617" table:number-columns-repeated="2"/>
          <table:table-cell table:style-name="ce628"/>
          <table:table-cell/>
          <table:table-cell table:style-name="ce595"/>
          <table:table-cell office:value-type="string" calcext:value-type="string">
            <text:p>B</text:p>
          </table:table-cell>
          <table:table-cell table:style-name="ce610" office:value-type="string" calcext:value-type="string">
            <text:p>20-14</text:p>
          </table:table-cell>
          <table:table-cell table:style-name="ce619" table:number-columns-repeated="3"/>
          <table:table-cell table:style-name="ce606" office:value-type="string" calcext:value-type="string">
            <text:p>20-2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17</text:p>
          </table:table-cell>
          <table:table-cell table:style-name="ce617" table:number-columns-repeated="2"/>
          <table:table-cell table:style-name="ce628"/>
          <table:table-cell/>
          <table:table-cell table:style-name="ce595"/>
          <table:table-cell table:style-name="ce601" office:value-type="string" calcext:value-type="string">
            <text:p>B</text:p>
          </table:table-cell>
          <table:table-cell table:style-name="ce641" office:value-type="string" calcext:value-type="string">
            <text:p>20-19</text:p>
          </table:table-cell>
          <table:table-cell table:style-name="ce642" table:number-columns-repeated="3"/>
          <table:table-cell table:style-name="ce613" office:value-type="string" calcext:value-type="string">
            <text:p>20-17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20-29</text:p>
          </table:table-cell>
          <table:table-cell table:style-name="ce625" table:number-columns-repeated="2"/>
          <table:table-cell table:style-name="ce633"/>
          <table:table-cell/>
          <table:table-cell table:style-name="ce595"/>
          <table:table-cell office:value-type="string" calcext:value-type="string">
            <text:p>B</text:p>
          </table:table-cell>
          <table:table-cell table:style-name="ce641" office:value-type="string" calcext:value-type="string">
            <text:p>20-19</text:p>
          </table:table-cell>
          <table:table-cell table:style-name="ce642" table:number-columns-repeated="3"/>
          <table:table-cell table:style-name="ce613" office:value-type="string" calcext:value-type="string">
            <text:p>34-44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23</text:p>
          </table:table-cell>
          <table:table-cell table:number-columns-repeated="3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0" office:value-type="string" calcext:value-type="string">
            <text:p>20-19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28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34</text:p>
          </table:table-cell>
          <table:table-cell table:style-name="ce617" table:number-columns-repeated="2"/>
          <table:table-cell table:style-name="ce628"/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0" office:value-type="string" calcext:value-type="string">
            <text:p>20-19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28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34</text:p>
          </table:table-cell>
          <table:table-cell table:style-name="ce617" table:number-columns-repeated="2"/>
          <table:table-cell table:style-name="ce628"/>
          <table:table-cell/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41" office:value-type="string" calcext:value-type="string">
            <text:p>20-30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20-34</text:p>
          </table:table-cell>
          <table:table-cell table:style-name="ce625" table:number-columns-repeated="2"/>
          <table:table-cell table:style-name="ce633"/>
          <table:table-cell table:style-name="ce647" office:value-type="string" calcext:value-type="string">
            <text:p>20-41NO 34-44</text:p>
          </table:table-cell>
          <table:table-cell table:style-name="ce625" table:number-columns-repeated="2"/>
          <table:table-cell table:style-name="ce633"/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41" office:value-type="string" calcext:value-type="string">
            <text:p>20-30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17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29</text:p>
          </table:table-cell>
          <table:table-cell table:number-columns-repeated="3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0" office:value-type="string" calcext:value-type="string">
            <text:p>20-3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6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0</text:p>
          </table:table-cell>
          <table:table-cell table:style-name="ce617" table:number-columns-repeated="2"/>
          <table:table-cell table:style-name="ce628"/>
          <table:table-cell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0" office:value-type="string" calcext:value-type="string">
            <text:p>20-3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6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0</text:p>
          </table:table-cell>
          <table:table-cell table:style-name="ce617" table:number-columns-repeated="2"/>
          <table:table-cell table:style-name="ce628"/>
          <table:table-cell/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41" office:value-type="string" calcext:value-type="string">
            <text:p>34-20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34-9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34-24</text:p>
          </table:table-cell>
          <table:table-cell table:style-name="ce625" table:number-columns-repeated="2"/>
          <table:table-cell table:style-name="ce633"/>
          <table:table-cell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41" office:value-type="string" calcext:value-type="string">
            <text:p>34-20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34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41</text:p>
          </table:table-cell>
          <table:table-cell table:number-columns-repeated="3"/>
        </table:table-row>
        <table:table-row table:style-name="ro1">
          <table:table-cell table:style-name="ce598" office:value-type="date" office:date-value="2018-01-31" calcext:value-type="date">
            <text:p>01/31/18</text:p>
          </table:table-cell>
          <table:table-cell office:value-type="string" calcext:value-type="string">
            <text:p>E</text:p>
          </table:table-cell>
          <table:table-cell table:style-name="ce610" office:value-type="string" calcext:value-type="string">
            <text:p>34-2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5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4</text:p>
          </table:table-cell>
          <table:table-cell table:style-name="ce617" table:number-columns-repeated="2"/>
          <table:table-cell table:style-name="ce628"/>
          <table:table-cell/>
          <table:table-cell table:style-name="ce598"/>
          <table:table-cell office:value-type="string" calcext:value-type="string">
            <text:p>E</text:p>
          </table:table-cell>
          <table:table-cell table:style-name="ce610" office:value-type="string" calcext:value-type="string">
            <text:p>34-2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5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4</text:p>
          </table:table-cell>
          <table:table-cell table:style-name="ce617" table:number-columns-repeated="2"/>
          <table:table-cell table:style-name="ce628"/>
          <table:table-cell/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41" office:value-type="string" calcext:value-type="string">
            <text:p>34-49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34-22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34-25</text:p>
          </table:table-cell>
          <table:table-cell table:style-name="ce625" table:number-columns-repeated="2"/>
          <table:table-cell table:style-name="ce633"/>
          <table:table-cell/>
          <table:table-cell table:style-name="ce598"/>
          <table:table-cell office:value-type="string" calcext:value-type="string">
            <text:p>E</text:p>
          </table:table-cell>
          <table:table-cell table:style-name="ce641" office:value-type="string" calcext:value-type="string">
            <text:p>34-49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9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0" office:value-type="string" calcext:value-type="string">
            <text:p>34-36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38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9</text:p>
          </table:table-cell>
          <table:table-cell table:style-name="ce617" table:number-columns-repeated="2"/>
          <table:table-cell table:style-name="ce628"/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0" office:value-type="string" calcext:value-type="string">
            <text:p>34-36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38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9</text:p>
          </table:table-cell>
          <table:table-cell table:style-name="ce617" table:number-columns-repeated="2"/>
          <table:table-cell table:style-name="ce628"/>
          <table:table-cell/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41" office:value-type="string" calcext:value-type="string">
            <text:p>20-2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20-3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20-11</text:p>
          </table:table-cell>
          <table:table-cell table:style-name="ce625" table:number-columns-repeated="2"/>
          <table:table-cell table:style-name="ce633"/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41" office:value-type="string" calcext:value-type="string">
            <text:p>20-2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22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610" office:value-type="string" calcext:value-type="string">
            <text:p>34-49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44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2</text:p>
          </table:table-cell>
          <table:table-cell table:style-name="ce617" table:number-columns-repeated="2"/>
          <table:table-cell table:style-name="ce628"/>
          <table:table-cell table:number-columns-repeated="2"/>
          <table:table-cell office:value-type="string" calcext:value-type="string">
            <text:p>G</text:p>
          </table:table-cell>
          <table:table-cell table:style-name="ce610" office:value-type="string" calcext:value-type="string">
            <text:p>34-49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44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2</text:p>
          </table:table-cell>
          <table:table-cell table:style-name="ce617" table:number-columns-repeated="2"/>
          <table:table-cell table:style-name="ce628"/>
          <table:table-cell/>
          <table:table-cell table:style-name="ce594"/>
          <table:table-cell table:style-name="ce601" office:value-type="string" calcext:value-type="string">
            <text:p>G</text:p>
          </table:table-cell>
          <table:table-cell table:style-name="ce641" office:value-type="string" calcext:value-type="string">
            <text:p>20-46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20-4</text:p>
          </table:table-cell>
          <table:table-cell table:style-name="ce625" table:number-columns-repeated="2"/>
          <table:table-cell table:style-name="ce633"/>
          <table:table-cell table:style-name="ce613" office:value-type="string" calcext:value-type="string">
            <text:p>20-50</text:p>
          </table:table-cell>
          <table:table-cell table:style-name="ce625" table:number-columns-repeated="2"/>
          <table:table-cell table:style-name="ce633"/>
          <table:table-cell table:number-columns-repeated="2"/>
          <table:table-cell office:value-type="string" calcext:value-type="string">
            <text:p>G</text:p>
          </table:table-cell>
          <table:table-cell table:style-name="ce641" office:value-type="string" calcext:value-type="string">
            <text:p>20-46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3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11</text:p>
          </table:table-cell>
          <table:table-cell table:number-columns-repeated="3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 table:number-columns-spanned="4" table:number-rows-spanned="1">
            <text:p>34-8</text:p>
          </table:table-cell>
          <table:covered-table-cell table:style-name="ce633"/>
          <table:covered-table-cell table:style-name="ce743"/>
          <table:covered-table-cell table:style-name="ce625"/>
          <table:table-cell table:style-name="ce646" office:value-type="string" calcext:value-type="string" table:number-columns-spanned="4" table:number-rows-spanned="1">
            <text:p>34-21</text:p>
          </table:table-cell>
          <table:covered-table-cell table:style-name="ce633"/>
          <table:covered-table-cell table:style-name="ce74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 table:number-columns-spanned="4" table:number-rows-spanned="1">
            <text:p>20-4</text:p>
          </table:table-cell>
          <table:covered-table-cell table:style-name="ce633"/>
          <table:covered-table-cell table:style-name="ce743"/>
          <table:covered-table-cell/>
          <table:table-cell table:style-name="ce646" office:value-type="string" calcext:value-type="string" table:number-columns-spanned="4" table:number-rows-spanned="1">
            <text:p>20-50</text:p>
          </table:table-cell>
          <table:covered-table-cell table:style-name="ce633"/>
          <table:covered-table-cell table:style-name="ce743" office:value-type="string" calcext:value-type="string">
            <text:p>20-50</text:p>
          </table:covered-table-cell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4"/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e3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7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table:style-name="ce594" office:value-type="string" calcext:value-type="string">
            <text:p>Plate12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 14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2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  <table:table-cell/>
          <table:table-cell office:value-type="string" calcext:value-type="string">
            <text:p>1-29-18</text:p>
          </table:table-cell>
          <table:table-cell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2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  <table:table-cell/>
          <table:table-cell table:style-name="ce594" office:value-type="string" calcext:value-type="string">
            <text:p>2-23-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43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/>
          <table:table-cell table:style-name="ce598" office:value-type="date" office:date-value="2018-03-06" calcext:value-type="date">
            <text:p>03/06/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85</text:p>
          </table:table-cell>
          <table:table-cell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table:style-name="ce610" office:value-type="string" calcext:value-type="string">
            <text:p>20-3</text:p>
          </table:table-cell>
          <table:table-cell table:style-name="ce619" table:number-columns-repeated="3"/>
          <table:table-cell table:style-name="ce606" office:value-type="string" calcext:value-type="string">
            <text:p>20-29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11</text:p>
          </table:table-cell>
          <table:table-cell table:style-name="ce617" table:number-columns-repeated="2"/>
          <table:table-cell table:style-name="ce628"/>
          <table:table-cell/>
          <table:table-cell table:style-name="ce595"/>
          <table:table-cell office:value-type="string" calcext:value-type="string">
            <text:p>B</text:p>
          </table:table-cell>
          <table:table-cell table:style-name="ce610" office:value-type="string" calcext:value-type="string">
            <text:p>20-3</text:p>
          </table:table-cell>
          <table:table-cell table:style-name="ce619" table:number-columns-repeated="3"/>
          <table:table-cell table:style-name="ce606" office:value-type="string" calcext:value-type="string">
            <text:p>20-29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11</text:p>
          </table:table-cell>
          <table:table-cell table:style-name="ce617" table:number-columns-repeated="2"/>
          <table:table-cell table:style-name="ce628"/>
          <table:table-cell/>
          <table:table-cell table:style-name="ce595"/>
          <table:table-cell table:style-name="ce601" office:value-type="string" calcext:value-type="string">
            <text:p>B</text:p>
          </table:table-cell>
          <table:table-cell table:style-name="ce613" office:value-type="string" calcext:value-type="string">
            <text:p>6-83</text:p>
          </table:table-cell>
          <table:table-cell table:style-name="ce625" table:number-columns-repeated="4"/>
          <table:table-cell table:style-name="ce633"/>
          <table:table-cell table:style-name="ce613" office:value-type="string" calcext:value-type="string">
            <text:p>6-61</text:p>
          </table:table-cell>
          <table:table-cell table:style-name="ce625" table:number-columns-repeated="4"/>
          <table:table-cell table:style-name="ce633"/>
          <table:table-cell/>
          <table:table-cell table:style-name="ce595"/>
          <table:table-cell office:value-type="string" calcext:value-type="string">
            <text:p>B</text:p>
          </table:table-cell>
          <table:table-cell table:style-name="ce613" office:value-type="string" calcext:value-type="string">
            <text:p>6-83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116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0" office:value-type="string" calcext:value-type="string">
            <text:p>20-4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1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3</text:p>
          </table:table-cell>
          <table:table-cell table:style-name="ce617" table:number-columns-repeated="2"/>
          <table:table-cell table:style-name="ce628"/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0" office:value-type="string" calcext:value-type="string">
            <text:p>20-4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1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3</text:p>
          </table:table-cell>
          <table:table-cell table:style-name="ce617" table:number-columns-repeated="2"/>
          <table:table-cell table:style-name="ce628"/>
          <table:table-cell/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3" office:value-type="string" calcext:value-type="string">
            <text:p>6-112</text:p>
          </table:table-cell>
          <table:table-cell table:style-name="ce625" table:number-columns-repeated="4"/>
          <table:table-cell table:style-name="ce633"/>
          <table:table-cell table:style-name="ce613" office:value-type="string" calcext:value-type="string">
            <text:p>6-115</text:p>
          </table:table-cell>
          <table:table-cell table:style-name="ce625" table:number-columns-repeated="4"/>
          <table:table-cell table:style-name="ce633"/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office:value-type="string" calcext:value-type="string">
            <text:p>6-112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12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0" office:value-type="string" calcext:value-type="string">
            <text:p>20-21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5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50</text:p>
          </table:table-cell>
          <table:table-cell table:style-name="ce617" table:number-columns-repeated="2"/>
          <table:table-cell table:style-name="ce628"/>
          <table:table-cell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0" office:value-type="string" calcext:value-type="string">
            <text:p>20-21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45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20-50</text:p>
          </table:table-cell>
          <table:table-cell table:style-name="ce617" table:number-columns-repeated="2"/>
          <table:table-cell table:style-name="ce628"/>
          <table:table-cell/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3" office:value-type="string" calcext:value-type="string">
            <text:p>31-41</text:p>
          </table:table-cell>
          <table:table-cell table:style-name="ce625" table:number-columns-repeated="4"/>
          <table:table-cell table:style-name="ce633"/>
          <table:table-cell table:style-name="ce613" office:value-type="string" calcext:value-type="string">
            <text:p>6-85</text:p>
          </table:table-cell>
          <table:table-cell table:style-name="ce625" table:number-columns-repeated="4"/>
          <table:table-cell table:style-name="ce633"/>
          <table:table-cell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3" office:value-type="string" calcext:value-type="string">
            <text:p>6-9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19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8" office:value-type="date" office:date-value="2018-01-31" calcext:value-type="date">
            <text:p>01/31/18</text:p>
          </table:table-cell>
          <table:table-cell office:value-type="string" calcext:value-type="string">
            <text:p>E</text:p>
          </table:table-cell>
          <table:table-cell table:style-name="ce610" office:value-type="string" calcext:value-type="string">
            <text:p>34-8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1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7</text:p>
          </table:table-cell>
          <table:table-cell table:style-name="ce617" table:number-columns-repeated="2"/>
          <table:table-cell table:style-name="ce628"/>
          <table:table-cell/>
          <table:table-cell table:style-name="ce598" office:value-type="date" office:date-value="2018-01-31" calcext:value-type="date">
            <text:p>01/31/18</text:p>
          </table:table-cell>
          <table:table-cell office:value-type="string" calcext:value-type="string">
            <text:p>E</text:p>
          </table:table-cell>
          <table:table-cell table:style-name="ce610" office:value-type="string" calcext:value-type="string">
            <text:p>34-8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10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7</text:p>
          </table:table-cell>
          <table:table-cell table:style-name="ce617" table:number-columns-repeated="2"/>
          <table:table-cell table:style-name="ce628"/>
          <table:table-cell/>
          <table:table-cell table:style-name="ce598"/>
          <table:table-cell table:style-name="ce601" office:value-type="string" calcext:value-type="string">
            <text:p>E</text:p>
          </table:table-cell>
          <table:table-cell table:style-name="ce613" office:value-type="string" calcext:value-type="string">
            <text:p>31-45</text:p>
          </table:table-cell>
          <table:table-cell table:style-name="ce625" table:number-columns-repeated="4"/>
          <table:table-cell table:style-name="ce633"/>
          <table:table-cell table:style-name="ce613" office:value-type="string" calcext:value-type="string">
            <text:p>6-116</text:p>
          </table:table-cell>
          <table:table-cell table:style-name="ce625" table:number-columns-repeated="4"/>
          <table:table-cell table:style-name="ce633"/>
          <table:table-cell/>
          <table:table-cell table:style-name="ce598"/>
          <table:table-cell office:value-type="string" calcext:value-type="string">
            <text:p>E</text:p>
          </table:table-cell>
          <table:table-cell table:style-name="ce613" office:value-type="string" calcext:value-type="string">
            <text:p>6-96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72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0" office:value-type="string" calcext:value-type="string">
            <text:p>34-11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4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1</text:p>
          </table:table-cell>
          <table:table-cell table:style-name="ce617" table:number-columns-repeated="2"/>
          <table:table-cell table:style-name="ce628"/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0" office:value-type="string" calcext:value-type="string">
            <text:p>34-11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4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1</text:p>
          </table:table-cell>
          <table:table-cell table:style-name="ce617" table:number-columns-repeated="2"/>
          <table:table-cell table:style-name="ce628"/>
          <table:table-cell/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3" office:value-type="string" calcext:value-type="string">
            <text:p>6-9</text:p>
          </table:table-cell>
          <table:table-cell table:style-name="ce625" table:number-columns-repeated="4"/>
          <table:table-cell table:style-name="ce633"/>
          <table:table-cell table:style-name="ce613" office:value-type="string" calcext:value-type="string">
            <text:p>31-46</text:p>
          </table:table-cell>
          <table:table-cell table:style-name="ce625" table:number-columns-repeated="4"/>
          <table:table-cell table:style-name="ce633"/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office:value-type="string" calcext:value-type="string">
            <text:p>6-61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34-21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610" office:value-type="string" calcext:value-type="string">
            <text:p>34-23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5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32</text:p>
          </table:table-cell>
          <table:table-cell table:style-name="ce617" table:number-columns-repeated="2"/>
          <table:table-cell table:style-name="ce628"/>
          <table:table-cell table:number-columns-repeated="2"/>
          <table:table-cell office:value-type="string" calcext:value-type="string">
            <text:p>G</text:p>
          </table:table-cell>
          <table:table-cell table:style-name="ce610" office:value-type="string" calcext:value-type="string">
            <text:p>34-23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25</text:p>
          </table:table-cell>
          <table:table-cell table:style-name="ce617" table:number-columns-repeated="2"/>
          <table:table-cell table:style-name="ce628"/>
          <table:table-cell table:style-name="ce606" office:value-type="string" calcext:value-type="string">
            <text:p>34-32</text:p>
          </table:table-cell>
          <table:table-cell table:style-name="ce617" table:number-columns-repeated="2"/>
          <table:table-cell table:style-name="ce628"/>
          <table:table-cell/>
          <table:table-cell table:style-name="ce594"/>
          <table:table-cell table:style-name="ce601" office:value-type="string" calcext:value-type="string">
            <text:p>G</text:p>
          </table:table-cell>
          <table:table-cell table:style-name="ce613" office:value-type="string" calcext:value-type="string">
            <text:p>6-96</text:p>
          </table:table-cell>
          <table:table-cell table:style-name="ce625" table:number-columns-repeated="4"/>
          <table:table-cell table:style-name="ce633"/>
          <table:table-cell table:style-name="ce613" office:value-type="string" calcext:value-type="string">
            <text:p>6-19</text:p>
          </table:table-cell>
          <table:table-cell table:style-name="ce625" table:number-columns-repeated="4"/>
          <table:table-cell table:style-name="ce633"/>
          <table:table-cell table:number-columns-repeated="2"/>
          <table:table-cell office:value-type="string" calcext:value-type="string">
            <text:p>G</text:p>
          </table:table-cell>
          <table:table-cell table:style-name="ce613" office:value-type="string" calcext:value-type="string">
            <text:p>6-115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34-32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10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float" office:value="0" calcext:value-type="float">
            <text:p>0</text:p>
          </table:table-cell>
          <table:table-cell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4"/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late4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8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16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9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/>
          <table:table-cell office:value-type="string" calcext:value-type="string">
            <text:p>1-29-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11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16"/>
          <table:table-cell office:value-type="string" calcext:value-type="string">
            <text:p>Plate 15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6</text:p>
          </table:table-cell>
          <table:table-cell table:number-columns-repeated="5"/>
          <table:table-cell office:value-type="string" calcext:value-type="string">
            <text:p>6-81</text:p>
          </table:table-cell>
          <table:table-cell table:number-columns-repeated="6"/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1-8</text:p>
          </table:table-cell>
          <table:table-cell table:number-columns-repeated="5"/>
          <table:table-cell office:value-type="string" calcext:value-type="string">
            <text:p>31-49</text:p>
          </table:table-cell>
          <table:table-cell table:number-columns-repeated="21"/>
          <table:table-cell table:style-name="ce598" office:value-type="date" office:date-value="2018-02-05" calcext:value-type="date">
            <text:p>02/05/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 table:number-columns-spanned="4" table:number-rows-spanned="1">
            <text:p>34-4</text:p>
          </table:table-cell>
          <table:covered-table-cell table:style-name="ce625"/>
          <table:covered-table-cell/>
          <table:covered-table-cell table:style-name="ce633"/>
          <table:table-cell table:style-name="ce613" office:value-type="float" office:value="0" calcext:value-type="float">
            <text:p>0</text:p>
          </table:table-cell>
          <table:table-cell/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83</text:p>
          </table:table-cell>
          <table:table-cell table:number-columns-repeated="5"/>
          <table:table-cell office:value-type="string" calcext:value-type="string">
            <text:p>6-96</text:p>
          </table:table-cell>
          <table:table-cell table:number-columns-repeated="6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10</text:p>
          </table:table-cell>
          <table:table-cell table:number-columns-repeated="5"/>
          <table:table-cell office:value-type="string" calcext:value-type="string">
            <text:p>6-6</text:p>
          </table:table-cell>
          <table:table-cell table:number-columns-repeated="21"/>
          <table:table-cell table:style-name="ce595"/>
          <table:table-cell office:value-type="string" calcext:value-type="string">
            <text:p>B</text:p>
          </table:table-cell>
          <table:table-cell table:style-name="ce641" office:value-type="string" calcext:value-type="string">
            <text:p>34-32</text:p>
          </table:table-cell>
          <table:table-cell table:style-name="ce642" table:number-columns-repeated="3"/>
          <table:table-cell table:style-name="ce613" office:value-type="string" calcext:value-type="string">
            <text:p>20-21</text:p>
          </table:table-cell>
          <table:table-cell table:number-columns-repeated="2"/>
          <table:table-cell table:style-name="ce633"/>
          <table:table-cell table:style-name="ce6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112</text:p>
          </table:table-cell>
          <table:table-cell table:number-columns-repeated="5"/>
          <table:table-cell office:value-type="string" calcext:value-type="string">
            <text:p>31-25</text:p>
          </table:table-cell>
          <table:table-cell table:number-columns-repeated="6"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49</text:p>
          </table:table-cell>
          <table:table-cell table:number-columns-repeated="5"/>
          <table:table-cell office:value-type="string" calcext:value-type="string">
            <text:p>6-83</text:p>
          </table:table-cell>
          <table:table-cell table:number-columns-repeated="21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41" office:value-type="string" calcext:value-type="string">
            <text:p>20-14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11</text:p>
          </table:table-cell>
          <table:table-cell table:number-columns-repeated="2"/>
          <table:table-cell table:style-name="ce633"/>
          <table:table-cell table:style-name="ce6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98" office:value-type="date" office:date-value="2018-03-07" calcext:value-type="date">
            <text:p>03/07/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1-34</text:p>
          </table:table-cell>
          <table:table-cell table:number-columns-repeated="5"/>
          <table:table-cell office:value-type="string" calcext:value-type="string">
            <text:p>31-30</text:p>
          </table:table-cell>
          <table:table-cell table:number-columns-repeated="6"/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6-72</text:p>
          </table:table-cell>
          <table:table-cell table:number-columns-repeated="5"/>
          <table:table-cell office:value-type="string" calcext:value-type="string">
            <text:p>6-112</text:p>
          </table:table-cell>
          <table:table-cell table:number-columns-repeated="21"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41" office:value-type="string" calcext:value-type="string">
            <text:p>34-36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45</text:p>
          </table:table-cell>
          <table:table-cell table:number-columns-repeated="2"/>
          <table:table-cell table:style-name="ce633"/>
          <table:table-cell table:style-name="ce6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-41</text:p>
          </table:table-cell>
          <table:table-cell table:number-columns-repeated="5"/>
          <table:table-cell office:value-type="string" calcext:value-type="string">
            <text:p>31-43</text:p>
          </table:table-cell>
          <table:table-cell table:number-columns-repeated="6"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82</text:p>
          </table:table-cell>
          <table:table-cell table:number-columns-repeated="5"/>
          <table:table-cell office:value-type="string" calcext:value-type="string">
            <text:p>31-34</text:p>
          </table:table-cell>
          <table:table-cell table:number-columns-repeated="21"/>
          <table:table-cell table:style-name="ce598" office:value-type="date" office:date-value="0218-04-05" calcext:value-type="date">
            <text:p>04/05/18</text:p>
          </table:table-cell>
          <table:table-cell office:value-type="string" calcext:value-type="string">
            <text:p>E</text:p>
          </table:table-cell>
          <table:table-cell table:style-name="ce641" office:value-type="string" calcext:value-type="string">
            <text:p>20-28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10</text:p>
          </table:table-cell>
          <table:table-cell table:number-columns-repeated="2"/>
          <table:table-cell table:style-name="ce633"/>
          <table:table-cell table:style-name="ce6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1-45</text:p>
          </table:table-cell>
          <table:table-cell table:number-columns-repeated="5"/>
          <table:table-cell office:value-type="string" calcext:value-type="string">
            <text:p>6-61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31-2</text:p>
          </table:table-cell>
          <table:table-cell office:value-type="string" calcext:value-type="string">
            <text:p>DEC</text:p>
          </table:table-cell>
          <table:table-cell table:number-columns-repeated="4"/>
          <table:table-cell office:value-type="string" calcext:value-type="string">
            <text:p>31-41</text:p>
          </table:table-cell>
          <table:table-cell table:number-columns-repeated="21"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41" office:value-type="string" calcext:value-type="string">
            <text:p>34-38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43</text:p>
          </table:table-cell>
          <table:table-cell table:number-columns-repeated="2"/>
          <table:table-cell table:style-name="ce633"/>
          <table:table-cell table:style-name="ce6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6-86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45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17"/>
          <table:table-cell office:value-type="string" calcext:value-type="string">
            <text:p>G</text:p>
          </table:table-cell>
          <table:table-cell table:style-name="ce641" office:value-type="string" calcext:value-type="string">
            <text:p>20-40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7</text:p>
          </table:table-cell>
          <table:table-cell table:number-columns-repeated="2"/>
          <table:table-cell table:style-name="ce633"/>
          <table:table-cell table:style-name="ce6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4"/>
          <table:table-cell table:number-columns-repeated="16"/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float" office:value="0" calcext:value-type="float" table:number-columns-spanned="4" table:number-rows-spanned="1">
            <text:p>0</text:p>
          </table:table-cell>
          <table:covered-table-cell table:style-name="ce633"/>
          <table:covered-table-cell table:style-name="ce743"/>
          <table:covered-table-cell/>
          <table:table-cell table:style-name="ce646" office:value-type="float" office:value="0" calcext:value-type="float" table:number-columns-spanned="4" table:number-rows-spanned="1">
            <text:p>0</text:p>
          </table:table-cell>
          <table:covered-table-cell table:style-name="ce633"/>
          <table:covered-table-cell table:style-name="ce74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late5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9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116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/>
          <table:table-cell office:value-type="string" calcext:value-type="string">
            <text:p>1-29-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61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16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115</text:p>
          </table:table-cell>
          <table:table-cell table:number-columns-repeated="5"/>
          <table:table-cell office:value-type="string" calcext:value-type="string">
            <text:p>31-13</text:p>
          </table:table-cell>
          <table:table-cell table:number-columns-repeated="6"/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9</text:p>
          </table:table-cell>
          <table:table-cell table:number-columns-repeated="5"/>
          <table:table-cell office:value-type="string" calcext:value-type="string">
            <text:p>6-86</text:p>
          </table:table-cell>
          <table:table-cell table:number-columns-repeated="21"/>
          <table:table-cell office:value-type="string" calcext:value-type="string">
            <text:p>Plate16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17</text:p>
          </table:table-cell>
          <table:table-cell table:number-columns-repeated="5"/>
          <table:table-cell office:value-type="string" calcext:value-type="string">
            <text:p>31-24</text:p>
          </table:table-cell>
          <table:table-cell table:number-columns-repeated="6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81</text:p>
          </table:table-cell>
          <table:table-cell table:number-columns-repeated="5"/>
          <table:table-cell office:value-type="string" calcext:value-type="string">
            <text:p>6-115</text:p>
          </table:table-cell>
          <table:table-cell table:number-columns-repeated="21"/>
          <table:table-cell table:style-name="ce598" office:value-type="date" office:date-value="2018-02-05" calcext:value-type="date">
            <text:p>02/05/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40</text:p>
          </table:table-cell>
          <table:table-cell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39</text:p>
          </table:table-cell>
          <table:table-cell table:number-columns-repeated="5"/>
          <table:table-cell office:value-type="string" calcext:value-type="string">
            <text:p>31-46</text:p>
          </table:table-cell>
          <table:table-cell table:number-columns-repeated="6"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96</text:p>
          </table:table-cell>
          <table:table-cell table:number-columns-repeated="5"/>
          <table:table-cell office:value-type="string" calcext:value-type="string">
            <text:p>31-17</text:p>
          </table:table-cell>
          <table:table-cell table:number-columns-repeated="21"/>
          <table:table-cell table:style-name="ce595"/>
          <table:table-cell office:value-type="string" calcext:value-type="string">
            <text:p>B</text:p>
          </table:table-cell>
          <table:table-cell table:style-name="ce613" office:value-type="string" calcext:value-type="string">
            <text:p>6-6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31-24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8" office:value-type="date" office:date-value="2018-03-07" calcext:value-type="date">
            <text:p>03/07/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1-40</text:p>
          </table:table-cell>
          <table:table-cell table:number-columns-repeated="5"/>
          <table:table-cell office:value-type="string" calcext:value-type="string">
            <text:p>6-12</text:p>
          </table:table-cell>
          <table:table-cell table:number-columns-repeated="6"/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1-25</text:p>
          </table:table-cell>
          <table:table-cell table:number-columns-repeated="5"/>
          <table:table-cell office:value-type="string" calcext:value-type="string">
            <text:p>31-39</text:p>
          </table:table-cell>
          <table:table-cell table:number-columns-repeated="21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office:value-type="string" calcext:value-type="string">
            <text:p>31-34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118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40</text:p>
          </table:table-cell>
          <table:table-cell table:number-columns-repeated="5"/>
          <table:table-cell office:value-type="string" calcext:value-type="string">
            <text:p>6-19</text:p>
          </table:table-cell>
          <table:table-cell table:number-columns-repeated="6"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-30</text:p>
          </table:table-cell>
          <table:table-cell table:number-columns-repeated="5"/>
          <table:table-cell office:value-type="string" calcext:value-type="string">
            <text:p>31-40</text:p>
          </table:table-cell>
          <table:table-cell table:number-columns-repeated="21"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3" office:value-type="string" calcext:value-type="string">
            <text:p>6-81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31-8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6-85</text:p>
          </table:table-cell>
          <table:table-cell table:number-columns-repeated="5"/>
          <table:table-cell office:value-type="string" calcext:value-type="string">
            <text:p>6-118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31-43</text:p>
          </table:table-cell>
          <table:table-cell table:number-columns-repeated="5"/>
          <table:table-cell office:value-type="string" calcext:value-type="string">
            <text:p>6-40</text:p>
          </table:table-cell>
          <table:table-cell table:number-columns-repeated="21"/>
          <table:table-cell table:style-name="ce598"/>
          <table:table-cell office:value-type="string" calcext:value-type="string">
            <text:p>E</text:p>
          </table:table-cell>
          <table:table-cell table:style-name="ce613" office:value-type="string" calcext:value-type="string">
            <text:p>31-30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82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3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6-85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16"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office:value-type="string" calcext:value-type="string">
            <text:p>6-86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31-2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4"/>
          <table:table-cell table:number-columns-repeated="17"/>
          <table:table-cell office:value-type="string" calcext:value-type="string">
            <text:p>G</text:p>
          </table:table-cell>
          <table:table-cell table:style-name="ce613" office:value-type="string" calcext:value-type="string">
            <text:p>31-40</text:p>
          </table:table-cell>
          <table:table-cell table:number-columns-repeated="2"/>
          <table:table-cell table:style-name="ce625"/>
          <table:table-cell/>
          <table:table-cell table:style-name="ce633"/>
          <table:table-cell table:style-name="ce613" office:value-type="string" calcext:value-type="string">
            <text:p>6-49</text:p>
          </table:table-cell>
          <table:table-cell/>
          <table:table-cell table:style-name="ce625"/>
          <table:table-cell table:number-columns-repeated="3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16"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6-72</text:p>
          </table:table-cell>
          <table:table-cell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Plate6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office:value-type="string" calcext:value-type="string">
            <text:p>Plate10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11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/>
          <table:table-cell office:value-type="string" calcext:value-type="string">
            <text:p>1-29-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118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1-8</text:p>
          </table:table-cell>
          <table:table-cell table:number-columns-repeated="5"/>
          <table:table-cell office:value-type="string" calcext:value-type="string">
            <text:p>31-49</text:p>
          </table:table-cell>
          <table:table-cell table:number-columns-repeated="6"/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116</text:p>
          </table:table-cell>
          <table:table-cell table:number-columns-repeated="5"/>
          <table:table-cell office:value-type="string" calcext:value-type="string">
            <text:p>31-3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10</text:p>
          </table:table-cell>
          <table:table-cell table:number-columns-repeated="12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13</text:p>
          </table:table-cell>
          <table:table-cell table:number-columns-repeated="5"/>
          <table:table-cell office:value-type="string" calcext:value-type="string">
            <text:p>31-8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49</text:p>
          </table:table-cell>
          <table:table-cell table:number-columns-repeated="12"/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24</text:p>
          </table:table-cell>
          <table:table-cell table:number-columns-repeated="5"/>
          <table:table-cell office:value-type="string" calcext:value-type="string">
            <text:p>31-10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6-72</text:p>
          </table:table-cell>
          <table:table-cell table:number-columns-repeated="12"/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1-46</text:p>
          </table:table-cell>
          <table:table-cell table:number-columns-repeated="5"/>
          <table:table-cell office:value-type="string" calcext:value-type="string">
            <text:p>6-49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82</text:p>
          </table:table-cell>
          <table:table-cell table:number-columns-repeated="12"/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12</text:p>
          </table:table-cell>
          <table:table-cell table:number-columns-repeated="5"/>
          <table:table-cell office:value-type="string" calcext:value-type="string">
            <text:p>6-72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1-2</text:p>
          </table:table-cell>
          <table:table-cell table:number-columns-repeated="13"/>
          <table:table-cell office:value-type="string" calcext:value-type="string">
            <text:p>G</text:p>
          </table:table-cell>
          <table:table-cell office:value-type="string" calcext:value-type="string">
            <text:p>6-19</text:p>
          </table:table-cell>
          <table:table-cell table:number-columns-repeated="5"/>
          <table:table-cell office:value-type="string" calcext:value-type="string">
            <text:p>6-82</text:p>
          </table:table-cell>
          <table:table-cell table:number-columns-repeated="21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/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2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16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Dec-15" table:style-name="ta1">
        <table:table-column table:style-name="co30" table:default-cell-style-name="ce484"/>
        <table:table-column table:style-name="co31" table:default-cell-style-name="ce489"/>
        <table:table-column table:style-name="co32" table:default-cell-style-name="ce489"/>
        <table:table-column table:style-name="co33" table:default-cell-style-name="ce496"/>
        <table:table-column table:style-name="co34" table:default-cell-style-name="ce506"/>
        <table:table-column table:style-name="co35" table:default-cell-style-name="ce513"/>
        <table:table-column table:style-name="co36" table:default-cell-style-name="ce544"/>
        <table:table-column table:style-name="co31" table:default-cell-style-name="ce547"/>
        <table:table-column table:style-name="co37" table:default-cell-style-name="ce547"/>
        <table:table-column table:style-name="co35" table:default-cell-style-name="ce547"/>
        <table:table-column table:style-name="co38" table:default-cell-style-name="ce524"/>
        <table:table-column table:style-name="co35" table:default-cell-style-name="ce598"/>
        <table:table-column table:style-name="co39" table:default-cell-style-name="ce672"/>
        <table:table-column table:style-name="co40" table:default-cell-style-name="ce672"/>
        <table:table-column table:style-name="co35" table:default-cell-style-name="ce672"/>
        <table:table-column table:style-name="co41" table:default-cell-style-name="ce676"/>
        <table:table-column table:style-name="co40" table:default-cell-style-name="Default"/>
        <table:table-column table:style-name="co42" table:default-cell-style-name="ce601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46" table:number-columns-repeated="3" table:default-cell-style-name="Default"/>
        <table:table-column table:style-name="co43" table:default-cell-style-name="Default"/>
        <table:table-column table:style-name="co47" table:number-columns-repeated="3" table:default-cell-style-name="Default"/>
        <table:table-column table:style-name="co12" table:number-columns-repeated="994" table:default-cell-style-name="Default"/>
        <table:table-row table:style-name="ro3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1" office:value-type="string" calcext:value-type="string">
            <text:p>Date</text:p>
          </table:table-cell>
          <table:table-cell table:style-name="ce543" office:value-type="string" calcext:value-type="string">
            <text:p>PoK T=9</text:p>
          </table:table-cell>
          <table:table-cell table:style-name="ce524" office:value-type="string" calcext:value-type="string">
            <text:p>1<text:span text:style-name="T1">st</text:span> EtOH</text:p>
          </table:table-cell>
          <table:table-cell table:style-name="ce524" office:value-type="string" calcext:value-type="string">
            <text:p>2<text:span text:style-name="T1">nd</text:span> EtOH</text:p>
          </table:table-cell>
          <table:table-cell table:style-name="ce524" office:value-type="string" calcext:value-type="string">
            <text:p>DNA</text:p>
          </table:table-cell>
          <table:table-cell office:value-type="string" calcext:value-type="string">
            <text:p>Box</text:p>
          </table:table-cell>
          <table:table-cell table:style-name="ce205" office:value-type="string" calcext:value-type="string">
            <text:p>qPCR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table:style-name="Default" office:value-type="string" calcext:value-type="string">
            <text:p>Sample.Plate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662" office:value-type="string" calcext:value-type="string">
            <text:p>2017/12/15</text:p>
          </table:table-cell>
          <table:table-cell table:style-name="ce665" office:value-type="string" calcext:value-type="string">
            <text:p>2017/12/15</text:p>
          </table:table-cell>
          <table:table-cell table:style-name="ce546" office:value-type="string" calcext:value-type="string">
            <text:p>2017/12/23</text:p>
          </table:table-cell>
          <table:table-cell table:style-name="ce546" office:value-type="string" calcext:value-type="string">
            <text:p>2017/12/27</text:p>
          </table:table-cell>
          <table:table-cell table:style-name="ce546" office:value-type="string" calcext:value-type="string">
            <text:p>2017/12/28</text:p>
          </table:table-cell>
          <table:table-cell table:style-name="ce539" office:value-type="float" office:value="2" calcext:value-type="float">
            <text:p>2</text:p>
          </table:table-cell>
          <table:table-cell table:style-name="ce546" office:value-type="string" calcext:value-type="string">
            <text:p>2018/01/17</text:p>
          </table:table-cell>
          <table:table-cell table:style-name="ce674" office:value-type="string" calcext:value-type="string">
            <text:p>A, B </text:p>
          </table:table-cell>
          <table:table-cell table:style-name="ce674" office:value-type="string" calcext:value-type="string">
            <text:p>Plate1</text:p>
          </table:table-cell>
          <table:table-cell table:style-name="ce674" office:value-type="string" calcext:value-type="string">
            <text:p>Sample 1</text:p>
          </table:table-cell>
          <table:table-cell table:style-name="ce677" table:formula="of:=CONCATENATE([.N2];&quot;_&quot;;[.O2];&quot;.csv&quot;)" office:value-type="string" office:string-value="Plate1_Sample 1.csv" calcext:value-type="string">
            <text:p>Plate1_Sample 1.csv</text:p>
          </table:table-cell>
          <table:table-cell table:style-name="ce588" office:value-type="string" calcext:value-type="string">
            <text:p>Ofav</text:p>
          </table:table-cell>
          <table:table-cell table:style-name="ce600"/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15" office:value-type="string" calcext:value-type="string">
            <text:p>B</text:p>
          </table:table-cell>
          <table:table-cell table:style-name="ce603" office:value-type="string" calcext:value-type="string">
            <text:p>A</text:p>
          </table:table-cell>
          <table:table-cell table:style-name="ce636" office:value-type="string" calcext:value-type="string">
            <text:p>B</text:p>
          </table:table-cell>
          <table:table-cell table:style-name="ce619"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2</text:p>
          </table:table-cell>
          <table:table-cell table:formula="of:=CONCATENATE([.N3];&quot;_&quot;;[.O3];&quot;.csv&quot;)" office:value-type="string" office:string-value="Plate1_Sample 2.csv" calcext:value-type="string">
            <text:p>Plate1_Sample 2.csv</text:p>
          </table:table-cell>
          <table:table-cell table:style-name="ce589" office:value-type="string" calcext:value-type="string">
            <text:p>Plate1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3</text:p>
          </table:table-cell>
          <table:table-cell table:formula="of:=CONCATENATE([.N4];&quot;_&quot;;[.O4];&quot;.csv&quot;)" office:value-type="string" office:string-value="Plate1_Sample 3.csv" calcext:value-type="string">
            <text:p>Plate1_Sample 3.csv</text:p>
          </table:table-cell>
          <table:table-cell table:style-name="ce589" office:value-type="string" calcext:value-type="string">
            <text:p>12-14-17</text:p>
          </table:table-cell>
          <table:table-cell office:value-type="string" calcext:value-type="string">
            <text:p>A</text:p>
          </table:table-cell>
          <table:table-cell table:style-name="ce605" office:value-type="string" calcext:value-type="string">
            <text:p>NTC</text:p>
          </table:table-cell>
          <table:table-cell table:style-name="ce616" table:number-columns-repeated="3"/>
          <table:table-cell table:style-name="ce610" table:formula="of:=[.C8]" office:value-type="string" office:string-value="31-25" calcext:value-type="string">
            <text:p>31-25</text:p>
          </table:table-cell>
          <table:table-cell table:style-name="ce619" table:number-columns-repeated="2"/>
          <table:table-cell table:style-name="ce630"/>
          <table:table-cell table:style-name="ce610" table:formula="of:=[.C16]" office:value-type="string" office:string-value="31-13" calcext:value-type="string">
            <text:p>31-13</text:p>
          </table:table-cell>
          <table:table-cell table:style-name="ce619" table:number-columns-repeated="2"/>
          <table:table-cell table:style-name="ce630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4</text:p>
          </table:table-cell>
          <table:table-cell table:formula="of:=CONCATENATE([.N5];&quot;_&quot;;[.O5];&quot;.csv&quot;)" office:value-type="string" office:string-value="Plate1_Sample 4.csv" calcext:value-type="string">
            <text:p>Plate1_Sample 4.csv</text:p>
          </table:table-cell>
          <table:table-cell table:style-name="ce590"/>
          <table:table-cell office:value-type="string" calcext:value-type="string">
            <text:p>B</text:p>
          </table:table-cell>
          <table:table-cell table:style-name="ce606" table:formula="of:=[.C2]" office:value-type="string" office:string-value="6-6" calcext:value-type="string">
            <text:p>6-6</text:p>
          </table:table-cell>
          <table:table-cell table:style-name="ce617" table:number-columns-repeated="2"/>
          <table:table-cell table:style-name="ce628"/>
          <table:table-cell table:style-name="ce610" table:formula="of:=[.C9]" office:value-type="string" office:string-value="34-5" calcext:value-type="string">
            <text:p>34-5</text:p>
          </table:table-cell>
          <table:table-cell table:style-name="ce617" table:number-columns-repeated="2"/>
          <table:table-cell table:style-name="ce628"/>
          <table:table-cell table:style-name="ce610" table:formula="of:=[.C17]" office:value-type="string" office:string-value="34-8" calcext:value-type="string">
            <text:p>34-8</text:p>
          </table:table-cell>
          <table:table-cell table:style-name="ce619" table:number-columns-repeated="2"/>
          <table:table-cell table:style-name="ce630"/>
          <table:table-cell table:number-columns-repeated="99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5</text:p>
          </table:table-cell>
          <table:table-cell table:formula="of:=CONCATENATE([.N6];&quot;_&quot;;[.O6];&quot;.csv&quot;)" office:value-type="string" office:string-value="Plate1_Sample 5.csv" calcext:value-type="string">
            <text:p>Plate1_Sample 5.csv</text:p>
          </table:table-cell>
          <table:table-cell table:style-name="ce590"/>
          <table:table-cell office:value-type="string" calcext:value-type="string">
            <text:p>C</text:p>
          </table:table-cell>
          <table:table-cell table:style-name="ce606" table:formula="of:=[.C3]" office:value-type="string" office:string-value="20-14" calcext:value-type="string">
            <text:p>20-14</text:p>
          </table:table-cell>
          <table:table-cell table:style-name="ce618" table:number-columns-repeated="2"/>
          <table:table-cell table:style-name="ce629"/>
          <table:table-cell table:style-name="ce610" table:formula="of:=[.C10]" office:value-type="string" office:string-value="6-61" calcext:value-type="string">
            <text:p>6-61</text:p>
          </table:table-cell>
          <table:table-cell table:style-name="ce619" table:number-columns-repeated="2"/>
          <table:table-cell table:style-name="ce630"/>
          <table:table-cell table:style-name="ce610" table:formula="of:=[.C18]" office:value-type="string" office:string-value="6-12" calcext:value-type="string">
            <text:p>6-12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6</text:p>
          </table:table-cell>
          <table:table-cell table:formula="of:=CONCATENATE([.N7];&quot;_&quot;;[.O7];&quot;.csv&quot;)" office:value-type="string" office:string-value="Plate1_Sample 6.csv" calcext:value-type="string">
            <text:p>Plate1_Sample 6.csv</text:p>
          </table:table-cell>
          <table:table-cell table:style-name="ce589" office:value-type="string" calcext:value-type="string">
            <text:p>SYBR</text:p>
          </table:table-cell>
          <table:table-cell office:value-type="string" calcext:value-type="string">
            <text:p>D</text:p>
          </table:table-cell>
          <table:table-cell table:style-name="ce606" table:formula="of:=[.C4]" office:value-type="string" office:string-value="31-34" calcext:value-type="string">
            <text:p>31-34</text:p>
          </table:table-cell>
          <table:table-cell table:style-name="ce619" table:number-columns-repeated="2"/>
          <table:table-cell table:style-name="ce630"/>
          <table:table-cell table:style-name="ce610" table:formula="of:=[.C11]" office:value-type="string" office:string-value="20-17" calcext:value-type="string">
            <text:p>20-17</text:p>
          </table:table-cell>
          <table:table-cell table:style-name="ce617" table:number-columns-repeated="2"/>
          <table:table-cell table:style-name="ce628"/>
          <table:table-cell table:style-name="ce610" table:formula="of:=[.C19]" office:value-type="string" office:string-value="20-29" calcext:value-type="string">
            <text:p>20-29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7</text:p>
          </table:table-cell>
          <table:table-cell table:formula="of:=CONCATENATE([.N8];&quot;_&quot;;[.O8];&quot;.csv&quot;)" office:value-type="string" office:string-value="Plate1_Sample 7.csv" calcext:value-type="string">
            <text:p>Plate1_Sample 7.csv</text:p>
          </table:table-cell>
          <table:table-cell table:style-name="ce591" office:value-type="date" office:date-value="2018-01-17" calcext:value-type="date">
            <text:p>01/17/18</text:p>
          </table:table-cell>
          <table:table-cell office:value-type="string" calcext:value-type="string">
            <text:p>E</text:p>
          </table:table-cell>
          <table:table-cell table:style-name="ce606" table:formula="of:=[.C5]" office:value-type="string" office:string-value="34-20" calcext:value-type="string">
            <text:p>34-20</text:p>
          </table:table-cell>
          <table:table-cell table:style-name="ce617" table:number-columns-repeated="2"/>
          <table:table-cell table:style-name="ce628"/>
          <table:table-cell table:style-name="ce610" table:formula="of:=[.C12]" office:value-type="string" office:string-value="31-17" calcext:value-type="string">
            <text:p>31-17</text:p>
          </table:table-cell>
          <table:table-cell table:style-name="ce619" table:number-columns-repeated="2"/>
          <table:table-cell table:style-name="ce630"/>
          <table:table-cell table:style-name="ce610" table:formula="of:=[.C20]" office:value-type="string" office:string-value="31-3" calcext:value-type="string">
            <text:p>31-3</text:p>
          </table:table-cell>
          <table:table-cell table:style-name="ce618" table:number-columns-repeated="2"/>
          <table:table-cell table:style-name="ce629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8</text:p>
          </table:table-cell>
          <table:table-cell table:formula="of:=CONCATENATE([.N9];&quot;_&quot;;[.O9];&quot;.csv&quot;)" office:value-type="string" office:string-value="Plate1_Sample 8.csv" calcext:value-type="string">
            <text:p>Plate1_Sample 8.csv</text:p>
          </table:table-cell>
          <table:table-cell table:style-name="ce589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06" table:formula="of:=[.C6]" office:value-type="string" office:string-value="6-9" calcext:value-type="string">
            <text:p>6-9</text:p>
          </table:table-cell>
          <table:table-cell table:style-name="ce617" table:number-columns-repeated="2"/>
          <table:table-cell table:style-name="ce628"/>
          <table:table-cell table:style-name="ce610" table:formula="of:=[.C13]" office:value-type="string" office:string-value="34-4" calcext:value-type="string">
            <text:p>34-4</text:p>
          </table:table-cell>
          <table:table-cell table:style-name="ce618" table:number-columns-repeated="2"/>
          <table:table-cell table:style-name="ce629"/>
          <table:table-cell table:style-name="ce610" table:formula="of:=[.C21]" office:value-type="string" office:string-value="34-10" calcext:value-type="string">
            <text:p>34-10</text:p>
          </table:table-cell>
          <table:table-cell table:style-name="ce619" table:number-columns-repeated="2"/>
          <table:table-cell table:style-name="ce630"/>
          <table:table-cell table:number-columns-repeated="99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9</text:p>
          </table:table-cell>
          <table:table-cell table:formula="of:=CONCATENATE([.N10];&quot;_&quot;;[.O10];&quot;.csv&quot;)" office:value-type="string" office:string-value="Plate1_Sample 9.csv" calcext:value-type="string">
            <text:p>Plate1_Sample 9.csv</text:p>
          </table:table-cell>
          <table:table-cell table:style-name="ce589"/>
          <table:table-cell office:value-type="string" calcext:value-type="string">
            <text:p>G</text:p>
          </table:table-cell>
          <table:table-cell table:style-name="ce606" table:formula="of:=[.C7]" office:value-type="string" office:string-value="20-2" calcext:value-type="string">
            <text:p>20-2</text:p>
          </table:table-cell>
          <table:table-cell table:style-name="ce617" table:number-columns-repeated="2"/>
          <table:table-cell table:style-name="ce628"/>
          <table:table-cell table:style-name="ce610" table:formula="of:=[.C14]" office:value-type="string" office:string-value="6-40" calcext:value-type="string">
            <text:p>6-40</text:p>
          </table:table-cell>
          <table:table-cell table:style-name="ce617" table:number-columns-repeated="2"/>
          <table:table-cell table:style-name="ce628"/>
          <table:table-cell table:style-name="ce606" table:formula="of:=[.C22]" office:value-type="string" office:string-value="6-49" calcext:value-type="string">
            <text:p>6-49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0</text:p>
          </table:table-cell>
          <table:table-cell table:formula="of:=CONCATENATE([.N11];&quot;_&quot;;[.O11];&quot;.csv&quot;)" office:value-type="string" office:string-value="Plate1_Sample 10.csv" calcext:value-type="string">
            <text:p>Plate1_Sample 10.csv</text:p>
          </table:table-cell>
          <table:table-cell table:style-name="ce592"/>
          <table:table-cell table:style-name="ce602" office:value-type="string" calcext:value-type="string">
            <text:p>H</text:p>
          </table:table-cell>
          <table:table-cell table:style-name="ce607" office:value-type="string" calcext:value-type="string">
            <text:p>+</text:p>
          </table:table-cell>
          <table:table-cell table:style-name="ce620" office:value-type="string" calcext:value-type="string">
            <text:p>Ap4</text:p>
          </table:table-cell>
          <table:table-cell table:style-name="ce620" office:value-type="string" calcext:value-type="string">
            <text:p>DP1</text:p>
          </table:table-cell>
          <table:table-cell table:style-name="ce620"/>
          <table:table-cell table:style-name="ce606" table:formula="of:=[.C15]" office:value-type="string" office:string-value="20-3" calcext:value-type="string">
            <text:p>20-3</text:p>
          </table:table-cell>
          <table:table-cell table:style-name="ce618" table:number-columns-repeated="2"/>
          <table:table-cell table:style-name="ce629"/>
          <table:table-cell table:style-name="ce606" table:formula="of:=[.C23]" office:value-type="string" office:string-value="20-11" calcext:value-type="string">
            <text:p>20-11</text:p>
          </table:table-cell>
          <table:table-cell table:style-name="ce635" table:number-columns-repeated="2"/>
          <table:table-cell table:style-name="ce63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1</text:p>
          </table:table-cell>
          <table:table-cell table:formula="of:=CONCATENATE([.N12];&quot;_&quot;;[.O12];&quot;.csv&quot;)" office:value-type="string" office:string-value="Plate1_Sample 11.csv" calcext:value-type="string">
            <text:p>Plate1_Sample 11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2</text:p>
          </table:table-cell>
          <table:table-cell table:formula="of:=CONCATENATE([.N13];&quot;_&quot;;[.O13];&quot;.csv&quot;)" office:value-type="string" office:string-value="Plate1_Sample 12.csv" calcext:value-type="string">
            <text:p>Plate1_Sample 1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3</text:p>
          </table:table-cell>
          <table:table-cell table:formula="of:=CONCATENATE([.N14];&quot;_&quot;;[.O14];&quot;.csv&quot;)" office:value-type="string" office:string-value="Plate1_Sample 13.csv" calcext:value-type="string">
            <text:p>Plate1_Sample 1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4</text:p>
          </table:table-cell>
          <table:table-cell table:formula="of:=CONCATENATE([.N15];&quot;_&quot;;[.O15];&quot;.csv&quot;)" office:value-type="string" office:string-value="Plate1_Sample 14.csv" calcext:value-type="string">
            <text:p>Plate1_Sample 14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5</text:p>
          </table:table-cell>
          <table:table-cell table:formula="of:=CONCATENATE([.N16];&quot;_&quot;;[.O16];&quot;.csv&quot;)" office:value-type="string" office:string-value="Plate1_Sample 15.csv" calcext:value-type="string">
            <text:p>Plate1_Sample 15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6</text:p>
          </table:table-cell>
          <table:table-cell table:formula="of:=CONCATENATE([.N17];&quot;_&quot;;[.O17];&quot;.csv&quot;)" office:value-type="string" office:string-value="Plate1_Sample 16.csv" calcext:value-type="string">
            <text:p>Plate1_Sample 16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7</text:p>
          </table:table-cell>
          <table:table-cell table:formula="of:=CONCATENATE([.N18];&quot;_&quot;;[.O18];&quot;.csv&quot;)" office:value-type="string" office:string-value="Plate1_Sample 17.csv" calcext:value-type="string">
            <text:p>Plate1_Sample 17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8</text:p>
          </table:table-cell>
          <table:table-cell table:formula="of:=CONCATENATE([.N19];&quot;_&quot;;[.O19];&quot;.csv&quot;)" office:value-type="string" office:string-value="Plate1_Sample 18.csv" calcext:value-type="string">
            <text:p>Plate1_Sample 18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19</text:p>
          </table:table-cell>
          <table:table-cell table:formula="of:=CONCATENATE([.N20];&quot;_&quot;;[.O20];&quot;.csv&quot;)" office:value-type="string" office:string-value="Plate1_Sample 19.csv" calcext:value-type="string">
            <text:p>Plate1_Sample 19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20</text:p>
          </table:table-cell>
          <table:table-cell table:formula="of:=CONCATENATE([.N21];&quot;_&quot;;[.O21];&quot;.csv&quot;)" office:value-type="string" office:string-value="Plate1_Sample 20.csv" calcext:value-type="string">
            <text:p>Plate1_Sample 20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21</text:p>
          </table:table-cell>
          <table:table-cell table:formula="of:=CONCATENATE([.N22];&quot;_&quot;;[.O22];&quot;.csv&quot;)" office:value-type="string" office:string-value="Plate1_Sample 21.csv" calcext:value-type="string">
            <text:p>Plate1_Sample 21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547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1</text:p>
          </table:table-cell>
          <table:table-cell office:value-type="string" calcext:value-type="string">
            <text:p>Sample 22</text:p>
          </table:table-cell>
          <table:table-cell table:formula="of:=CONCATENATE([.N23];&quot;_&quot;;[.O23];&quot;.csv&quot;)" office:value-type="string" office:string-value="Plate1_Sample 22.csv" calcext:value-type="string">
            <text:p>Plate1_Sample 2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663" office:value-type="string" calcext:value-type="string">
            <text:p>2017/12/15</text:p>
          </table:table-cell>
          <table:table-cell table:style-name="ce666" office:value-type="string" calcext:value-type="string">
            <text:p>2017/12/15</text:p>
          </table:table-cell>
          <table:table-cell table:style-name="ce668" office:value-type="string" calcext:value-type="string">
            <text:p>2017/12/23</text:p>
          </table:table-cell>
          <table:table-cell table:style-name="ce668" office:value-type="string" calcext:value-type="string">
            <text:p>2017/12/27</text:p>
          </table:table-cell>
          <table:table-cell table:style-name="ce668" office:value-type="string" calcext:value-type="string">
            <text:p>2017/12/28</text:p>
          </table:table-cell>
          <table:table-cell table:style-name="ce670" office:value-type="float" office:value="2" calcext:value-type="float">
            <text:p>2</text:p>
          </table:table-cell>
          <table:table-cell table:style-name="ce668" office:value-type="string" calcext:value-type="string">
            <text:p>2018/01/17</text:p>
          </table:table-cell>
          <table:table-cell office:value-type="string" calcext:value-type="string">
            <text:p>A, B </text:p>
          </table:table-cell>
          <table:table-cell office:value-type="string" calcext:value-type="string">
            <text:p>Plate2-Ssid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7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664" office:value-type="string" calcext:value-type="string">
            <text:p>2017/12/15</text:p>
          </table:table-cell>
          <table:table-cell table:style-name="ce667" office:value-type="string" calcext:value-type="string">
            <text:p>2017/12/15</text:p>
          </table:table-cell>
          <table:table-cell table:style-name="ce669" office:value-type="string" calcext:value-type="string">
            <text:p>2017/12/23</text:p>
          </table:table-cell>
          <table:table-cell table:style-name="ce669" office:value-type="string" calcext:value-type="string">
            <text:p>2017/12/27</text:p>
          </table:table-cell>
          <table:table-cell table:style-name="ce669" office:value-type="string" calcext:value-type="string">
            <text:p>2017/12/28</text:p>
          </table:table-cell>
          <table:table-cell table:style-name="ce671" office:value-type="float" office:value="2" calcext:value-type="float">
            <text:p>2</text:p>
          </table:table-cell>
          <table:table-cell table:style-name="ce669" office:value-type="string" calcext:value-type="string">
            <text:p>2018/01/17</text:p>
          </table:table-cell>
          <table:table-cell table:style-name="ce675" office:value-type="string" calcext:value-type="string">
            <text:p>A, B </text:p>
          </table:table-cell>
          <table:table-cell table:style-name="ce675" office:value-type="string" calcext:value-type="string">
            <text:p>Plate2-Ssid</text:p>
          </table:table-cell>
          <table:table-cell table:style-name="ce675"/>
          <table:table-cell table:style-name="ce618" table:number-columns-repeated="1009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20</text:p>
          </table:table-cell>
          <table:table-cell table:style-name="ce488" office:value-type="string" calcext:value-type="string">
            <text:p>20-14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662" office:value-type="string" calcext:value-type="string">
            <text:p>2017/12/15</text:p>
          </table:table-cell>
          <table:table-cell table:style-name="ce665" office:value-type="string" calcext:value-type="string">
            <text:p>2017/12/15</text:p>
          </table:table-cell>
          <table:table-cell table:style-name="ce546" office:value-type="string" calcext:value-type="string">
            <text:p>2017/12/23</text:p>
          </table:table-cell>
          <table:table-cell table:style-name="ce546" office:value-type="string" calcext:value-type="string">
            <text:p>2017/12/27</text:p>
          </table:table-cell>
          <table:table-cell table:style-name="ce546" office:value-type="string" calcext:value-type="string">
            <text:p>2017/12/28</text:p>
          </table:table-cell>
          <table:table-cell table:style-name="ce539" office:value-type="float" office:value="2" calcext:value-type="float">
            <text:p>2</text:p>
          </table:table-cell>
          <table:table-cell table:style-name="ce673" office:value-type="string" calcext:value-type="string">
            <text:p>2018/01/30</text:p>
          </table:table-cell>
          <table:table-cell table:style-name="ce674" office:value-type="string" calcext:value-type="string">
            <text:p>Ofav, C, D</text:p>
          </table:table-cell>
          <table:table-cell table:style-name="ce674" office:value-type="string" calcext:value-type="string">
            <text:p>Plate2</text:p>
          </table:table-cell>
          <table:table-cell table:style-name="ce674" office:value-type="string" calcext:value-type="string">
            <text:p>Sample 1</text:p>
          </table:table-cell>
          <table:table-cell table:style-name="ce677" table:formula="of:=CONCATENATE([.O26]; &quot;_&quot;;[.N26];&quot;.csv&quot;)" office:value-type="string" office:string-value="Sample 1_Plate2.csv" calcext:value-type="string">
            <text:p>Sample 1_Plate2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 table:style-name="ce619"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2</text:p>
          </table:table-cell>
          <table:table-cell table:formula="of:=CONCATENATE([.O27]; &quot;_&quot;;[.N27];&quot;.csv&quot;)" office:value-type="string" office:string-value="Sample 2_Plate2.csv" calcext:value-type="string">
            <text:p>Sample 2_Plate2.csv</text:p>
          </table:table-cell>
          <table:table-cell table:style-name="ce594" office:value-type="string" calcext:value-type="string">
            <text:p>Plate2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3</text:p>
          </table:table-cell>
          <table:table-cell table:formula="of:=CONCATENATE([.O28]; &quot;_&quot;;[.N28];&quot;.csv&quot;)" office:value-type="string" office:string-value="Sample 3_Plate2.csv" calcext:value-type="string">
            <text:p>Sample 3_Plate2.csv</text:p>
          </table:table-cell>
          <table:table-cell table:style-name="ce594"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1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4</text:p>
          </table:table-cell>
          <table:table-cell table:formula="of:=CONCATENATE([.O29]; &quot;_&quot;;[.N29];&quot;.csv&quot;)" office:value-type="string" office:string-value="Sample 4_Plate2.csv" calcext:value-type="string">
            <text:p>Sample 4_Plate2.csv</text:p>
          </table:table-cell>
          <table:table-cell table:style-name="ce595"/>
          <table:table-cell office:value-type="string" calcext:value-type="string">
            <text:p>B</text:p>
          </table:table-cell>
          <table:table-cell table:style-name="ce610" table:formula="of:=[.C26]" office:value-type="string" office:string-value="20-14" calcext:value-type="string">
            <text:p>20-14</text:p>
          </table:table-cell>
          <table:table-cell table:style-name="ce619" table:number-columns-repeated="3"/>
          <table:table-cell table:style-name="ce606" table:formula="of:=[.C32]" office:value-type="string" office:string-value="20-2" calcext:value-type="string">
            <text:p>20-2</text:p>
          </table:table-cell>
          <table:table-cell table:style-name="ce617" table:number-columns-repeated="2"/>
          <table:table-cell table:style-name="ce628"/>
          <table:table-cell table:style-name="ce606" table:formula="of:=[.C38]" office:value-type="string" office:string-value="20-17" calcext:value-type="string">
            <text:p>20-17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5</text:p>
          </table:table-cell>
          <table:table-cell table:formula="of:=CONCATENATE([.O30]; &quot;_&quot;;[.N30];&quot;.csv&quot;)" office:value-type="string" office:string-value="Sample 5_Plate2.csv" calcext:value-type="string">
            <text:p>Sample 5_Plate2.csv</text:p>
          </table:table-cell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0" table:formula="of:=[.C27]" office:value-type="string" office:string-value="20-19" calcext:value-type="string">
            <text:p>20-19</text:p>
          </table:table-cell>
          <table:table-cell table:style-name="ce617" table:number-columns-repeated="2"/>
          <table:table-cell table:style-name="ce628"/>
          <table:table-cell table:style-name="ce606" table:formula="of:=[.C33]" office:value-type="string" office:string-value="20-28" calcext:value-type="string">
            <text:p>20-28</text:p>
          </table:table-cell>
          <table:table-cell table:style-name="ce617" table:number-columns-repeated="2"/>
          <table:table-cell table:style-name="ce628"/>
          <table:table-cell table:style-name="ce606" table:formula="of:=[.C39]" office:value-type="string" office:string-value="20-34" calcext:value-type="string">
            <text:p>20-34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6</text:p>
          </table:table-cell>
          <table:table-cell table:formula="of:=CONCATENATE([.O31]; &quot;_&quot;;[.N31];&quot;.csv&quot;)" office:value-type="string" office:string-value="Sample 6_Plate2.csv" calcext:value-type="string">
            <text:p>Sample 6_Plate2.csv</text:p>
          </table:table-cell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0" table:formula="of:=[.C28]" office:value-type="string" office:string-value="20-30" calcext:value-type="string">
            <text:p>20-30</text:p>
          </table:table-cell>
          <table:table-cell table:style-name="ce617" table:number-columns-repeated="2"/>
          <table:table-cell table:style-name="ce628"/>
          <table:table-cell table:style-name="ce606" table:formula="of:=[.C34]" office:value-type="string" office:string-value="20-46" calcext:value-type="string">
            <text:p>20-46</text:p>
          </table:table-cell>
          <table:table-cell table:style-name="ce617" table:number-columns-repeated="2"/>
          <table:table-cell table:style-name="ce628"/>
          <table:table-cell table:style-name="ce606" table:formula="of:=[.C40]" office:value-type="string" office:string-value="20-40" calcext:value-type="string">
            <text:p>20-40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7</text:p>
          </table:table-cell>
          <table:table-cell table:formula="of:=CONCATENATE([.O32]; &quot;_&quot;;[.N32];&quot;.csv&quot;)" office:value-type="string" office:string-value="Sample 7_Plate2.csv" calcext:value-type="string">
            <text:p>Sample 7_Plate2.csv</text:p>
          </table:table-cell>
          <table:table-cell table:style-name="ce598" office:value-type="date" office:date-value="2018-01-31" calcext:value-type="date">
            <text:p>01/31/18</text:p>
          </table:table-cell>
          <table:table-cell office:value-type="string" calcext:value-type="string">
            <text:p>E</text:p>
          </table:table-cell>
          <table:table-cell table:style-name="ce610" table:formula="of:=[.C29]" office:value-type="string" office:string-value="34-20" calcext:value-type="string">
            <text:p>34-20</text:p>
          </table:table-cell>
          <table:table-cell table:style-name="ce617" table:number-columns-repeated="2"/>
          <table:table-cell table:style-name="ce628"/>
          <table:table-cell table:style-name="ce606" table:formula="of:=[.C35]" office:value-type="string" office:string-value="34-5" calcext:value-type="string">
            <text:p>34-5</text:p>
          </table:table-cell>
          <table:table-cell table:style-name="ce617" table:number-columns-repeated="2"/>
          <table:table-cell table:style-name="ce628"/>
          <table:table-cell table:style-name="ce606" table:formula="of:=[.C41]" office:value-type="string" office:string-value="34-4" calcext:value-type="string">
            <text:p>34-4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8</text:p>
          </table:table-cell>
          <table:table-cell table:formula="of:=CONCATENATE([.O33]; &quot;_&quot;;[.N33];&quot;.csv&quot;)" office:value-type="string" office:string-value="Sample 8_Plate2.csv" calcext:value-type="string">
            <text:p>Sample 8_Plate2.csv</text:p>
          </table:table-cell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0" table:formula="of:=[.C30]" office:value-type="string" office:string-value="34-36" calcext:value-type="string">
            <text:p>34-36</text:p>
          </table:table-cell>
          <table:table-cell table:style-name="ce617" table:number-columns-repeated="2"/>
          <table:table-cell table:style-name="ce628"/>
          <table:table-cell table:style-name="ce606" table:formula="of:=[.C36]" office:value-type="string" office:string-value="34-38" calcext:value-type="string">
            <text:p>34-38</text:p>
          </table:table-cell>
          <table:table-cell table:style-name="ce617" table:number-columns-repeated="2"/>
          <table:table-cell table:style-name="ce628"/>
          <table:table-cell table:style-name="ce606" table:formula="of:=[.C42]" office:value-type="string" office:string-value="34-9" calcext:value-type="string">
            <text:p>34-9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9</text:p>
          </table:table-cell>
          <table:table-cell table:formula="of:=CONCATENATE([.O34]; &quot;_&quot;;[.N34];&quot;.csv&quot;)" office:value-type="string" office:string-value="Sample 9_Plate2.csv" calcext:value-type="string">
            <text:p>Sample 9_Plate2.csv</text:p>
          </table:table-cell>
          <table:table-cell table:style-name="ce594"/>
          <table:table-cell office:value-type="string" calcext:value-type="string">
            <text:p>G</text:p>
          </table:table-cell>
          <table:table-cell table:style-name="ce610" table:formula="of:=[.C31]" office:value-type="string" office:string-value="34-49" calcext:value-type="string">
            <text:p>34-49</text:p>
          </table:table-cell>
          <table:table-cell table:style-name="ce617" table:number-columns-repeated="2"/>
          <table:table-cell table:style-name="ce628"/>
          <table:table-cell table:style-name="ce606" table:formula="of:=[.C37]" office:value-type="string" office:string-value="34-44" calcext:value-type="string">
            <text:p>34-44</text:p>
          </table:table-cell>
          <table:table-cell table:style-name="ce617" table:number-columns-repeated="2"/>
          <table:table-cell table:style-name="ce628"/>
          <table:table-cell table:style-name="ce606" table:formula="of:=[.C43]" office:value-type="string" office:string-value="34-22" calcext:value-type="string">
            <text:p>34-22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0</text:p>
          </table:table-cell>
          <table:table-cell table:formula="of:=CONCATENATE([.O35]; &quot;_&quot;;[.N35];&quot;.csv&quot;)" office:value-type="string" office:string-value="Sample 10_Plate2.csv" calcext:value-type="string">
            <text:p>Sample 10_Plate2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1</text:p>
          </table:table-cell>
          <table:table-cell table:formula="of:=CONCATENATE([.O36]; &quot;_&quot;;[.N36];&quot;.csv&quot;)" office:value-type="string" office:string-value="Sample 11_Plate2.csv" calcext:value-type="string">
            <text:p>Sample 11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2</text:p>
          </table:table-cell>
          <table:table-cell table:formula="of:=CONCATENATE([.O37]; &quot;_&quot;;[.N37];&quot;.csv&quot;)" office:value-type="string" office:string-value="Sample 12_Plate2.csv" calcext:value-type="string">
            <text:p>Sample 12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3</text:p>
          </table:table-cell>
          <table:table-cell table:formula="of:=CONCATENATE([.O38]; &quot;_&quot;;[.N38];&quot;.csv&quot;)" office:value-type="string" office:string-value="Sample 13_Plate2.csv" calcext:value-type="string">
            <text:p>Sample 13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4</text:p>
          </table:table-cell>
          <table:table-cell table:formula="of:=CONCATENATE([.O39]; &quot;_&quot;;[.N39];&quot;.csv&quot;)" office:value-type="string" office:string-value="Sample 14_Plate2.csv" calcext:value-type="string">
            <text:p>Sample 14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5</text:p>
          </table:table-cell>
          <table:table-cell table:formula="of:=CONCATENATE([.O40]; &quot;_&quot;;[.N40];&quot;.csv&quot;)" office:value-type="string" office:string-value="Sample 15_Plate2.csv" calcext:value-type="string">
            <text:p>Sample 15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6</text:p>
          </table:table-cell>
          <table:table-cell table:formula="of:=CONCATENATE([.O41]; &quot;_&quot;;[.N41];&quot;.csv&quot;)" office:value-type="string" office:string-value="Sample 16_Plate2.csv" calcext:value-type="string">
            <text:p>Sample 16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7</text:p>
          </table:table-cell>
          <table:table-cell table:formula="of:=CONCATENATE([.O42]; &quot;_&quot;;[.N42];&quot;.csv&quot;)" office:value-type="string" office:string-value="Sample 17_Plate2.csv" calcext:value-type="string">
            <text:p>Sample 17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2</text:p>
          </table:table-cell>
          <table:table-cell office:value-type="string" calcext:value-type="string">
            <text:p>Sample 18</text:p>
          </table:table-cell>
          <table:table-cell table:formula="of:=CONCATENATE([.O43]; &quot;_&quot;;[.N43];&quot;.csv&quot;)" office:value-type="string" office:string-value="Sample 18_Plate2.csv" calcext:value-type="string">
            <text:p>Sample 18_Plate2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</text:p>
          </table:table-cell>
          <table:table-cell table:formula="of:=CONCATENATE([.O44]; &quot;_&quot;;[.N44];&quot;.csv&quot;)" office:value-type="string" office:string-value="Sample 1_Plate3.csv" calcext:value-type="string">
            <text:p>Sample 1_Plate3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2</text:p>
          </table:table-cell>
          <table:table-cell table:formula="of:=CONCATENATE([.O45]; &quot;_&quot;;[.N45];&quot;.csv&quot;)" office:value-type="string" office:string-value="Sample 2_Plate3.csv" calcext:value-type="string">
            <text:p>Sample 2_Plate3.csv</text:p>
          </table:table-cell>
          <table:table-cell table:style-name="ce594" office:value-type="string" calcext:value-type="string">
            <text:p>Plate3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3</text:p>
          </table:table-cell>
          <table:table-cell table:formula="of:=CONCATENATE([.O46]; &quot;_&quot;;[.N46];&quot;.csv&quot;)" office:value-type="string" office:string-value="Sample 3_Plate3.csv" calcext:value-type="string">
            <text:p>Sample 3_Plate3.csv</text:p>
          </table:table-cell>
          <table:table-cell table:style-name="ce594"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2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4</text:p>
          </table:table-cell>
          <table:table-cell table:formula="of:=CONCATENATE([.O47]; &quot;_&quot;;[.N47];&quot;.csv&quot;)" office:value-type="string" office:string-value="Sample 4_Plate3.csv" calcext:value-type="string">
            <text:p>Sample 4_Plate3.csv</text:p>
          </table:table-cell>
          <table:table-cell table:style-name="ce595"/>
          <table:table-cell office:value-type="string" calcext:value-type="string">
            <text:p>B</text:p>
          </table:table-cell>
          <table:table-cell table:style-name="ce610" table:formula="of:=[.C44]" office:value-type="string" office:string-value="20-3" calcext:value-type="string">
            <text:p>20-3</text:p>
          </table:table-cell>
          <table:table-cell table:style-name="ce619" table:number-columns-repeated="3"/>
          <table:table-cell table:style-name="ce606" table:formula="of:=[.C50]" office:value-type="string" office:string-value="20-29" calcext:value-type="string">
            <text:p>20-29</text:p>
          </table:table-cell>
          <table:table-cell table:style-name="ce617" table:number-columns-repeated="2"/>
          <table:table-cell table:style-name="ce628"/>
          <table:table-cell table:style-name="ce606" table:formula="of:=[.C56]" office:value-type="string" office:string-value="20-11" calcext:value-type="string">
            <text:p>20-11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table:style-name="ce548" office:value-type="string" calcext:value-type="string">
            <text:p>2017/12/23</text:p>
          </table:table-cell>
          <table:table-cell table:style-name="ce548" office:value-type="string" calcext:value-type="string">
            <text:p>2017/12/27</text:p>
          </table:table-cell>
          <table:table-cell table:style-name="ce548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5</text:p>
          </table:table-cell>
          <table:table-cell table:formula="of:=CONCATENATE([.O48]; &quot;_&quot;;[.N48];&quot;.csv&quot;)" office:value-type="string" office:string-value="Sample 5_Plate3.csv" calcext:value-type="string">
            <text:p>Sample 5_Plate3.csv</text:p>
          </table:table-cell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0" table:formula="of:=[.C45]" office:value-type="string" office:string-value="20-4" calcext:value-type="string">
            <text:p>20-4</text:p>
          </table:table-cell>
          <table:table-cell table:style-name="ce617" table:number-columns-repeated="2"/>
          <table:table-cell table:style-name="ce628"/>
          <table:table-cell table:style-name="ce606" table:formula="of:=[.C51]" office:value-type="string" office:string-value="20-41" calcext:value-type="string">
            <text:p>20-41</text:p>
          </table:table-cell>
          <table:table-cell table:style-name="ce617" table:number-columns-repeated="2"/>
          <table:table-cell table:style-name="ce628"/>
          <table:table-cell table:style-name="ce606" table:formula="of:=[.C57]" office:value-type="string" office:string-value="20-43" calcext:value-type="string">
            <text:p>20-43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table:style-name="ce546" office:value-type="string" calcext:value-type="string">
            <text:p>2017/12/23</text:p>
          </table:table-cell>
          <table:table-cell table:style-name="ce546"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6</text:p>
          </table:table-cell>
          <table:table-cell table:formula="of:=CONCATENATE([.O49]; &quot;_&quot;;[.N49];&quot;.csv&quot;)" office:value-type="string" office:string-value="Sample 6_Plate3.csv" calcext:value-type="string">
            <text:p>Sample 6_Plate3.csv</text:p>
          </table:table-cell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0" table:formula="of:=[.C46]" office:value-type="string" office:string-value="20-21" calcext:value-type="string">
            <text:p>20-21</text:p>
          </table:table-cell>
          <table:table-cell table:style-name="ce617" table:number-columns-repeated="2"/>
          <table:table-cell table:style-name="ce628"/>
          <table:table-cell table:style-name="ce606" table:formula="of:=[.C52]" office:value-type="string" office:string-value="20-45" calcext:value-type="string">
            <text:p>20-45</text:p>
          </table:table-cell>
          <table:table-cell table:style-name="ce617" table:number-columns-repeated="2"/>
          <table:table-cell table:style-name="ce628"/>
          <table:table-cell table:style-name="ce606" table:formula="of:=[.C58]" office:value-type="string" office:string-value="20-50" calcext:value-type="string">
            <text:p>20-50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7</text:p>
          </table:table-cell>
          <table:table-cell table:formula="of:=CONCATENATE([.O50]; &quot;_&quot;;[.N50];&quot;.csv&quot;)" office:value-type="string" office:string-value="Sample 7_Plate3.csv" calcext:value-type="string">
            <text:p>Sample 7_Plate3.csv</text:p>
          </table:table-cell>
          <table:table-cell table:style-name="ce598" office:value-type="date" office:date-value="2018-01-31" calcext:value-type="date">
            <text:p>01/31/18</text:p>
          </table:table-cell>
          <table:table-cell office:value-type="string" calcext:value-type="string">
            <text:p>E</text:p>
          </table:table-cell>
          <table:table-cell table:style-name="ce610" table:formula="of:=[.C47]" office:value-type="string" office:string-value="34-8" calcext:value-type="string">
            <text:p>34-8</text:p>
          </table:table-cell>
          <table:table-cell table:style-name="ce617" table:number-columns-repeated="2"/>
          <table:table-cell table:style-name="ce628"/>
          <table:table-cell table:style-name="ce606" table:formula="of:=[.C53]" office:value-type="string" office:string-value="34-10" calcext:value-type="string">
            <text:p>34-10</text:p>
          </table:table-cell>
          <table:table-cell table:style-name="ce617" table:number-columns-repeated="2"/>
          <table:table-cell table:style-name="ce628"/>
          <table:table-cell table:style-name="ce606" table:formula="of:=[.C59]" office:value-type="string" office:string-value="34-7" calcext:value-type="string">
            <text:p>34-7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8</text:p>
          </table:table-cell>
          <table:table-cell table:formula="of:=CONCATENATE([.O51]; &quot;_&quot;;[.N51];&quot;.csv&quot;)" office:value-type="string" office:string-value="Sample 8_Plate3.csv" calcext:value-type="string">
            <text:p>Sample 8_Plate3.csv</text:p>
          </table:table-cell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0" table:formula="of:=[.C48]" office:value-type="string" office:string-value="34-11" calcext:value-type="string">
            <text:p>34-11</text:p>
          </table:table-cell>
          <table:table-cell table:style-name="ce617" table:number-columns-repeated="2"/>
          <table:table-cell table:style-name="ce628"/>
          <table:table-cell table:style-name="ce606" table:formula="of:=[.C54]" office:value-type="string" office:string-value="34-24" calcext:value-type="string">
            <text:p>34-24</text:p>
          </table:table-cell>
          <table:table-cell table:style-name="ce617" table:number-columns-repeated="2"/>
          <table:table-cell table:style-name="ce628"/>
          <table:table-cell table:style-name="ce606" table:formula="of:=[.C60]" office:value-type="string" office:string-value="34-21" calcext:value-type="string">
            <text:p>34-21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9</text:p>
          </table:table-cell>
          <table:table-cell table:formula="of:=CONCATENATE([.O52]; &quot;_&quot;;[.N52];&quot;.csv&quot;)" office:value-type="string" office:string-value="Sample 9_Plate3.csv" calcext:value-type="string">
            <text:p>Sample 9_Plate3.csv</text:p>
          </table:table-cell>
          <table:table-cell table:style-name="ce594"/>
          <table:table-cell office:value-type="string" calcext:value-type="string">
            <text:p>G</text:p>
          </table:table-cell>
          <table:table-cell table:style-name="ce610" table:formula="of:=[.C49]" office:value-type="string" office:string-value="34-23" calcext:value-type="string">
            <text:p>34-23</text:p>
          </table:table-cell>
          <table:table-cell table:style-name="ce617" table:number-columns-repeated="2"/>
          <table:table-cell table:style-name="ce628"/>
          <table:table-cell table:style-name="ce606" table:formula="of:=[.C55]" office:value-type="string" office:string-value="34-25" calcext:value-type="string">
            <text:p>34-25</text:p>
          </table:table-cell>
          <table:table-cell table:style-name="ce617" table:number-columns-repeated="2"/>
          <table:table-cell table:style-name="ce628"/>
          <table:table-cell table:style-name="ce606" table:formula="of:=[.C61]" office:value-type="string" office:string-value="34-32" calcext:value-type="string">
            <text:p>34-32</text:p>
          </table:table-cell>
          <table:table-cell table:style-name="ce617" table:number-columns-repeated="2"/>
          <table:table-cell table:style-name="ce628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0</text:p>
          </table:table-cell>
          <table:table-cell table:formula="of:=CONCATENATE([.O53]; &quot;_&quot;;[.N53];&quot;.csv&quot;)" office:value-type="string" office:string-value="Sample 10_Plate3.csv" calcext:value-type="string">
            <text:p>Sample 10_Plate3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1</text:p>
          </table:table-cell>
          <table:table-cell table:formula="of:=CONCATENATE([.O54]; &quot;_&quot;;[.N54];&quot;.csv&quot;)" office:value-type="string" office:string-value="Sample 11_Plate3.csv" calcext:value-type="string">
            <text:p>Sample 11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2</text:p>
          </table:table-cell>
          <table:table-cell table:formula="of:=CONCATENATE([.O55]; &quot;_&quot;;[.N55];&quot;.csv&quot;)" office:value-type="string" office:string-value="Sample 12_Plate3.csv" calcext:value-type="string">
            <text:p>Sample 12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3</text:p>
          </table:table-cell>
          <table:table-cell table:formula="of:=CONCATENATE([.O56]; &quot;_&quot;;[.N56];&quot;.csv&quot;)" office:value-type="string" office:string-value="Sample 13_Plate3.csv" calcext:value-type="string">
            <text:p>Sample 13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4</text:p>
          </table:table-cell>
          <table:table-cell table:formula="of:=CONCATENATE([.O57]; &quot;_&quot;;[.N57];&quot;.csv&quot;)" office:value-type="string" office:string-value="Sample 14_Plate3.csv" calcext:value-type="string">
            <text:p>Sample 14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5</text:p>
          </table:table-cell>
          <table:table-cell table:formula="of:=CONCATENATE([.O58]; &quot;_&quot;;[.N58];&quot;.csv&quot;)" office:value-type="string" office:string-value="Sample 15_Plate3.csv" calcext:value-type="string">
            <text:p>Sample 15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6</text:p>
          </table:table-cell>
          <table:table-cell table:formula="of:=CONCATENATE([.O59]; &quot;_&quot;;[.N59];&quot;.csv&quot;)" office:value-type="string" office:string-value="Sample 16_Plate3.csv" calcext:value-type="string">
            <text:p>Sample 16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table:style-name="ce668" office:value-type="string" calcext:value-type="string">
            <text:p>2018/01/30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3</text:p>
          </table:table-cell>
          <table:table-cell office:value-type="string" calcext:value-type="string">
            <text:p>Sample 17</text:p>
          </table:table-cell>
          <table:table-cell table:formula="of:=CONCATENATE([.O60]; &quot;_&quot;;[.N60];&quot;.csv&quot;)" office:value-type="string" office:string-value="Sample 17_Plate3.csv" calcext:value-type="string">
            <text:p>Sample 17_Plate3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14" office:value-type="string" calcext:value-type="string">
            <text:p>2017/12/15</text:p>
          </table:table-cell>
          <table:table-cell table:style-name="ce545" office:value-type="string" calcext:value-type="string">
            <text:p>2017/12/15</text:p>
          </table:table-cell>
          <table:table-cell table:style-name="ce548" office:value-type="string" calcext:value-type="string">
            <text:p>2017/12/23</text:p>
          </table:table-cell>
          <table:table-cell table:style-name="ce548" office:value-type="string" calcext:value-type="string">
            <text:p>2017/12/27</text:p>
          </table:table-cell>
          <table:table-cell table:style-name="ce548" office:value-type="string" calcext:value-type="string">
            <text:p>2017/12/28</text:p>
          </table:table-cell>
          <table:table-cell table:style-name="ce538" office:value-type="float" office:value="2" calcext:value-type="float">
            <text:p>2</text:p>
          </table:table-cell>
          <table:table-cell table:style-name="ce669" office:value-type="string" calcext:value-type="string">
            <text:p>2018/01/30</text:p>
          </table:table-cell>
          <table:table-cell table:style-name="ce675" office:value-type="string" calcext:value-type="string">
            <text:p>Ofav, C, D</text:p>
          </table:table-cell>
          <table:table-cell table:style-name="ce675" office:value-type="string" calcext:value-type="string">
            <text:p>Plate3</text:p>
          </table:table-cell>
          <table:table-cell table:style-name="ce675" office:value-type="string" calcext:value-type="string">
            <text:p>Sample 18</text:p>
          </table:table-cell>
          <table:table-cell table:style-name="ce678" table:formula="of:=CONCATENATE([.O61]; &quot;_&quot;;[.N61];&quot;.csv&quot;)" office:value-type="string" office:string-value="Sample 18_Plate3.csv" calcext:value-type="string">
            <text:p>Sample 18_Plate3.csv</text:p>
          </table:table-cell>
          <table:table-cell table:style-name="ce618" table:number-columns-repeated="1008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table:style-name="ce546" office:value-type="string" calcext:value-type="string">
            <text:p>2017/12/23</text:p>
          </table:table-cell>
          <table:table-cell table:style-name="ce546" office:value-type="string" calcext:value-type="string">
            <text:p>2017/12/27</text:p>
          </table:table-cell>
          <table:table-cell table:style-name="ce546"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1</text:p>
          </table:table-cell>
          <table:table-cell table:formula="of:=CONCATENATE([.O62]; &quot;_&quot;;[.N62];&quot;.csv&quot;)" office:value-type="string" office:string-value="Sample 1_Plate4.csv" calcext:value-type="string">
            <text:p>Sample 1_Plate4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2</text:p>
          </table:table-cell>
          <table:table-cell table:formula="of:=CONCATENATE([.O63]; &quot;_&quot;;[.N63];&quot;.csv&quot;)" office:value-type="string" office:string-value="Sample 2_Plate4.csv" calcext:value-type="string">
            <text:p>Sample 2_Plate4.csv</text:p>
          </table:table-cell>
          <table:table-cell table:style-name="ce594" office:value-type="string" calcext:value-type="string">
            <text:p>Plate4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3</text:p>
          </table:table-cell>
          <table:table-cell table:formula="of:=CONCATENATE([.O64]; &quot;_&quot;;[.N64];&quot;.csv&quot;)" office:value-type="string" office:string-value="Sample 3_Plate4.csv" calcext:value-type="string">
            <text:p>Sample 3_Plate4.csv</text:p>
          </table:table-cell>
          <table:table-cell table:style-name="ce594"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68]" office:value-type="string" office:string-value="6-9" calcext:value-type="string">
            <text:p>6-9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4</text:p>
          </table:table-cell>
          <table:table-cell table:formula="of:=CONCATENATE([.O65]; &quot;_&quot;;[.N65];&quot;.csv&quot;)" office:value-type="string" office:string-value="Sample 4_Plate4.csv" calcext:value-type="string">
            <text:p>Sample 4_Plate4.csv</text:p>
          </table:table-cell>
          <table:table-cell table:style-name="ce595"/>
          <table:table-cell office:value-type="string" calcext:value-type="string">
            <text:p>B</text:p>
          </table:table-cell>
          <table:table-cell table:style-name="ce613" table:formula="of:=[.C62]" office:value-type="string" office:string-value="6-6" calcext:value-type="string">
            <text:p>6-6</text:p>
          </table:table-cell>
          <table:table-cell table:style-name="ce625" table:number-columns-repeated="4"/>
          <table:table-cell table:style-name="ce633"/>
          <table:table-cell table:style-name="ce613" table:formula="of:=[.C69]" office:value-type="string" office:string-value="6-81" calcext:value-type="string">
            <text:p>6-81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5</text:p>
          </table:table-cell>
          <table:table-cell table:formula="of:=CONCATENATE([.O66]; &quot;_&quot;;[.N66];&quot;.csv&quot;)" office:value-type="string" office:string-value="Sample 5_Plate4.csv" calcext:value-type="string">
            <text:p>Sample 5_Plate4.csv</text:p>
          </table:table-cell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table:formula="of:=[.C63]" office:value-type="string" office:string-value="6-83" calcext:value-type="string">
            <text:p>6-83</text:p>
          </table:table-cell>
          <table:table-cell table:style-name="ce625" table:number-columns-repeated="4"/>
          <table:table-cell table:style-name="ce633"/>
          <table:table-cell table:style-name="ce613" table:formula="of:=[.C70]" office:value-type="string" office:string-value="6-96" calcext:value-type="string">
            <text:p>6-96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6</text:p>
          </table:table-cell>
          <table:table-cell table:formula="of:=CONCATENATE([.O67]; &quot;_&quot;;[.N67];&quot;.csv&quot;)" office:value-type="string" office:string-value="Sample 6_Plate4.csv" calcext:value-type="string">
            <text:p>Sample 6_Plate4.csv</text:p>
          </table:table-cell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3" table:formula="of:=[.C64]" office:value-type="string" office:string-value="6-112" calcext:value-type="string">
            <text:p>6-112</text:p>
          </table:table-cell>
          <table:table-cell table:style-name="ce625" table:number-columns-repeated="4"/>
          <table:table-cell table:style-name="ce633"/>
          <table:table-cell table:style-name="ce613" table:formula="of:=[.C71]" office:value-type="string" office:string-value="31-25" calcext:value-type="string">
            <text:p>31-25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7</text:p>
          </table:table-cell>
          <table:table-cell table:formula="of:=CONCATENATE([.O68]; &quot;_&quot;;[.N68];&quot;.csv&quot;)" office:value-type="string" office:string-value="Sample 7_Plate4.csv" calcext:value-type="string">
            <text:p>Sample 7_Plate4.csv</text:p>
          </table:table-cell>
          <table:table-cell table:style-name="ce598" office:value-type="date" office:date-value="2018-03-07" calcext:value-type="date">
            <text:p>03/07/18</text:p>
          </table:table-cell>
          <table:table-cell office:value-type="string" calcext:value-type="string">
            <text:p>E</text:p>
          </table:table-cell>
          <table:table-cell table:style-name="ce613" table:formula="of:=[.C65]" office:value-type="string" office:string-value="31-34" calcext:value-type="string">
            <text:p>31-34</text:p>
          </table:table-cell>
          <table:table-cell table:style-name="ce625" table:number-columns-repeated="4"/>
          <table:table-cell table:style-name="ce633"/>
          <table:table-cell table:style-name="ce613" table:formula="of:=[.C72]" office:value-type="string" office:string-value="31-30" calcext:value-type="string">
            <text:p>31-30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1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8</text:p>
          </table:table-cell>
          <table:table-cell table:formula="of:=CONCATENATE([.O69]; &quot;_&quot;;[.N69];&quot;.csv&quot;)" office:value-type="string" office:string-value="Sample 8_Plate4.csv" calcext:value-type="string">
            <text:p>Sample 8_Plate4.csv</text:p>
          </table:table-cell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table:formula="of:=[.C66]" office:value-type="string" office:string-value="31-41" calcext:value-type="string">
            <text:p>31-41</text:p>
          </table:table-cell>
          <table:table-cell table:style-name="ce625" table:number-columns-repeated="4"/>
          <table:table-cell table:style-name="ce633"/>
          <table:table-cell table:style-name="ce613" table:formula="of:=[.C73]" office:value-type="string" office:string-value="31-43" calcext:value-type="string">
            <text:p>31-43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9</text:p>
          </table:table-cell>
          <table:table-cell table:formula="of:=CONCATENATE([.O70]; &quot;_&quot;;[.N70];&quot;.csv&quot;)" office:value-type="string" office:string-value="Sample 9_Plate4.csv" calcext:value-type="string">
            <text:p>Sample 9_Plate4.csv</text:p>
          </table:table-cell>
          <table:table-cell table:style-name="ce594"/>
          <table:table-cell office:value-type="string" calcext:value-type="string">
            <text:p>G</text:p>
          </table:table-cell>
          <table:table-cell table:style-name="ce613" table:formula="of:=[.C67]" office:value-type="string" office:string-value="31-45" calcext:value-type="string">
            <text:p>31-45</text:p>
          </table:table-cell>
          <table:table-cell table:style-name="ce625" table:number-columns-repeated="4"/>
          <table:table-cell table:style-name="ce633"/>
          <table:table-cell table:style-name="ce613" table:formula="of:=[.C74]" office:value-type="string" office:string-value="6-61" calcext:value-type="string">
            <text:p>6-61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10</text:p>
          </table:table-cell>
          <table:table-cell table:formula="of:=CONCATENATE([.O71]; &quot;_&quot;;[.N71];&quot;.csv&quot;)" office:value-type="string" office:string-value="Sample 10_Plate4.csv" calcext:value-type="string">
            <text:p>Sample 10_Plate4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75]" office:value-type="string" office:string-value="6-86" calcext:value-type="string">
            <text:p>6-86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11</text:p>
          </table:table-cell>
          <table:table-cell table:formula="of:=CONCATENATE([.O72]; &quot;_&quot;;[.N72];&quot;.csv&quot;)" office:value-type="string" office:string-value="Sample 11_Plate4.csv" calcext:value-type="string">
            <text:p>Sample 11_Plate4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12</text:p>
          </table:table-cell>
          <table:table-cell table:formula="of:=CONCATENATE([.O73]; &quot;_&quot;;[.N73];&quot;.csv&quot;)" office:value-type="string" office:string-value="Sample 12_Plate4.csv" calcext:value-type="string">
            <text:p>Sample 12_Plate4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13</text:p>
          </table:table-cell>
          <table:table-cell table:formula="of:=CONCATENATE([.O74]; &quot;_&quot;;[.N74];&quot;.csv&quot;)" office:value-type="string" office:string-value="Sample 13_Plate4.csv" calcext:value-type="string">
            <text:p>Sample 13_Plate4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4</text:p>
          </table:table-cell>
          <table:table-cell table:style-name="ce676" office:value-type="string" calcext:value-type="string">
            <text:p>Sample 14</text:p>
          </table:table-cell>
          <table:table-cell table:formula="of:=CONCATENATE([.O75]; &quot;_&quot;;[.N75];&quot;.csv&quot;)" office:value-type="string" office:string-value="Sample 14_Plate4.csv" calcext:value-type="string">
            <text:p>Sample 14_Plate4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1</text:p>
          </table:table-cell>
          <table:table-cell table:formula="of:=CONCATENATE([.O76]; &quot;_&quot;;[.N76];&quot;.csv&quot;)" office:value-type="string" office:string-value="Sample 1_Plate5.csv" calcext:value-type="string">
            <text:p>Sample 1_Plate5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2</text:p>
          </table:table-cell>
          <table:table-cell table:formula="of:=CONCATENATE([.O77]; &quot;_&quot;;[.N77];&quot;.csv&quot;)" office:value-type="string" office:string-value="Sample 2_Plate5.csv" calcext:value-type="string">
            <text:p>Sample 2_Plate5.csv</text:p>
          </table:table-cell>
          <table:table-cell table:style-name="ce594" office:value-type="string" calcext:value-type="string">
            <text:p>Plate5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3</text:p>
          </table:table-cell>
          <table:table-cell table:formula="of:=CONCATENATE([.O78]; &quot;_&quot;;[.N78];&quot;.csv&quot;)" office:value-type="string" office:string-value="Sample 3_Plate5.csv" calcext:value-type="string">
            <text:p>Sample 3_Plate5.csv</text:p>
          </table:table-cell>
          <table:table-cell table:style-name="ce598" office:value-type="date" office:date-value="2018-03-07" calcext:value-type="date">
            <text:p>03/07/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82]" office:value-type="string" office:string-value="6-116" calcext:value-type="string">
            <text:p>6-116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4</text:p>
          </table:table-cell>
          <table:table-cell table:formula="of:=CONCATENATE([.O79]; &quot;_&quot;;[.N79];&quot;.csv&quot;)" office:value-type="string" office:string-value="Sample 4_Plate5.csv" calcext:value-type="string">
            <text:p>Sample 4_Plate5.csv</text:p>
          </table:table-cell>
          <table:table-cell table:style-name="ce595"/>
          <table:table-cell office:value-type="string" calcext:value-type="string">
            <text:p>B</text:p>
          </table:table-cell>
          <table:table-cell table:style-name="ce613" table:formula="of:=[.C76]" office:value-type="string" office:string-value="6-115" calcext:value-type="string">
            <text:p>6-115</text:p>
          </table:table-cell>
          <table:table-cell table:style-name="ce625" table:number-columns-repeated="4"/>
          <table:table-cell table:style-name="ce633"/>
          <table:table-cell table:style-name="ce613" table:formula="of:=[.C83]" office:value-type="string" office:string-value="31-13" calcext:value-type="string">
            <text:p>31-13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5</text:p>
          </table:table-cell>
          <table:table-cell table:formula="of:=CONCATENATE([.O80]; &quot;_&quot;;[.N80];&quot;.csv&quot;)" office:value-type="string" office:string-value="Sample 5_Plate5.csv" calcext:value-type="string">
            <text:p>Sample 5_Plate5.csv</text:p>
          </table:table-cell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table:formula="of:=[.C77]" office:value-type="string" office:string-value="31-17" calcext:value-type="string">
            <text:p>31-17</text:p>
          </table:table-cell>
          <table:table-cell table:style-name="ce625" table:number-columns-repeated="4"/>
          <table:table-cell table:style-name="ce633"/>
          <table:table-cell table:style-name="ce613" table:formula="of:=[.C84]" office:value-type="string" office:string-value="31-24" calcext:value-type="string">
            <text:p>31-24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6</text:p>
          </table:table-cell>
          <table:table-cell table:formula="of:=CONCATENATE([.O81]; &quot;_&quot;;[.N81];&quot;.csv&quot;)" office:value-type="string" office:string-value="Sample 6_Plate5.csv" calcext:value-type="string">
            <text:p>Sample 6_Plate5.csv</text:p>
          </table:table-cell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3" table:formula="of:=[.C78]" office:value-type="string" office:string-value="31-39" calcext:value-type="string">
            <text:p>31-39</text:p>
          </table:table-cell>
          <table:table-cell table:style-name="ce625" table:number-columns-repeated="4"/>
          <table:table-cell table:style-name="ce633"/>
          <table:table-cell table:style-name="ce613" table:formula="of:=[.C85]" office:value-type="string" office:string-value="31-46" calcext:value-type="string">
            <text:p>31-46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7</text:p>
          </table:table-cell>
          <table:table-cell table:formula="of:=CONCATENATE([.O82]; &quot;_&quot;;[.N82];&quot;.csv&quot;)" office:value-type="string" office:string-value="Sample 7_Plate5.csv" calcext:value-type="string">
            <text:p>Sample 7_Plate5.csv</text:p>
          </table:table-cell>
          <table:table-cell table:style-name="ce598"/>
          <table:table-cell office:value-type="string" calcext:value-type="string">
            <text:p>E</text:p>
          </table:table-cell>
          <table:table-cell table:style-name="ce613" table:formula="of:=[.C79]" office:value-type="string" office:string-value="31-40" calcext:value-type="string">
            <text:p>31-40</text:p>
          </table:table-cell>
          <table:table-cell table:style-name="ce625" table:number-columns-repeated="4"/>
          <table:table-cell table:style-name="ce633"/>
          <table:table-cell table:style-name="ce613" table:formula="of:=[.C86]" office:value-type="string" office:string-value="6-12" calcext:value-type="string">
            <text:p>6-12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8</text:p>
          </table:table-cell>
          <table:table-cell table:formula="of:=CONCATENATE([.O83]; &quot;_&quot;;[.N83];&quot;.csv&quot;)" office:value-type="string" office:string-value="Sample 8_Plate5.csv" calcext:value-type="string">
            <text:p>Sample 8_Plate5.csv</text:p>
          </table:table-cell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table:formula="of:=[.C80]" office:value-type="string" office:string-value="6-40" calcext:value-type="string">
            <text:p>6-40</text:p>
          </table:table-cell>
          <table:table-cell table:style-name="ce625" table:number-columns-repeated="4"/>
          <table:table-cell table:style-name="ce633"/>
          <table:table-cell table:style-name="ce613" table:formula="of:=[.C87]" office:value-type="string" office:string-value="6-19" calcext:value-type="string">
            <text:p>6-19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9</text:p>
          </table:table-cell>
          <table:table-cell table:formula="of:=CONCATENATE([.O84]; &quot;_&quot;;[.N84];&quot;.csv&quot;)" office:value-type="string" office:string-value="Sample 9_Plate5.csv" calcext:value-type="string">
            <text:p>Sample 9_Plate5.csv</text:p>
          </table:table-cell>
          <table:table-cell table:style-name="ce594"/>
          <table:table-cell office:value-type="string" calcext:value-type="string">
            <text:p>G</text:p>
          </table:table-cell>
          <table:table-cell table:style-name="ce613" table:formula="of:=[.C81]" office:value-type="string" office:string-value="6-85" calcext:value-type="string">
            <text:p>6-85</text:p>
          </table:table-cell>
          <table:table-cell table:style-name="ce625" table:number-columns-repeated="4"/>
          <table:table-cell table:style-name="ce633"/>
          <table:table-cell table:style-name="ce613" table:formula="of:=[.C88]" office:value-type="string" office:string-value="6-118" calcext:value-type="string">
            <text:p>6-118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10</text:p>
          </table:table-cell>
          <table:table-cell table:formula="of:=CONCATENATE([.O85]; &quot;_&quot;;[.N85];&quot;.csv&quot;)" office:value-type="string" office:string-value="Sample 10_Plate5.csv" calcext:value-type="string">
            <text:p>Sample 10_Plate5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89]" office:value-type="string" office:string-value="31-3" calcext:value-type="string">
            <text:p>31-3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11</text:p>
          </table:table-cell>
          <table:table-cell table:formula="of:=CONCATENATE([.O86]; &quot;_&quot;;[.N86];&quot;.csv&quot;)" office:value-type="string" office:string-value="Sample 11_Plate5.csv" calcext:value-type="string">
            <text:p>Sample 11_Plate5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12</text:p>
          </table:table-cell>
          <table:table-cell table:formula="of:=CONCATENATE([.O87]; &quot;_&quot;;[.N87];&quot;.csv&quot;)" office:value-type="string" office:string-value="Sample 12_Plate5.csv" calcext:value-type="string">
            <text:p>Sample 12_Plate5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13</text:p>
          </table:table-cell>
          <table:table-cell table:formula="of:=CONCATENATE([.O88]; &quot;_&quot;;[.N88];&quot;.csv&quot;)" office:value-type="string" office:string-value="Sample 13_Plate5.csv" calcext:value-type="string">
            <text:p>Sample 13_Plate5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5</text:p>
          </table:table-cell>
          <table:table-cell table:style-name="ce676" office:value-type="string" calcext:value-type="string">
            <text:p>Sample 14</text:p>
          </table:table-cell>
          <table:table-cell table:formula="of:=CONCATENATE([.O89]; &quot;_&quot;;[.N89];&quot;.csv&quot;)" office:value-type="string" office:string-value="Sample 14_Plate5.csv" calcext:value-type="string">
            <text:p>Sample 14_Plate5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1</text:p>
          </table:table-cell>
          <table:table-cell table:formula="of:=CONCATENATE([.O90]; &quot;_&quot;;[.N90];&quot;.csv&quot;)" office:value-type="string" office:string-value="Sample 1_.csv" calcext:value-type="string">
            <text:p>Sample 1_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2</text:p>
          </table:table-cell>
          <table:table-cell table:formula="of:=CONCATENATE([.O91]; &quot;_&quot;;[.N91];&quot;.csv&quot;)" office:value-type="string" office:string-value="Sample 2_.csv" calcext:value-type="string">
            <text:p>Sample 2_.csv</text:p>
          </table:table-cell>
          <table:table-cell table:style-name="ce594"/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3</text:p>
          </table:table-cell>
          <table:table-cell table:formula="of:=CONCATENATE([.O92]; &quot;_&quot;;[.N92];&quot;.csv&quot;)" office:value-type="string" office:string-value="Sample 3_.csv" calcext:value-type="string">
            <text:p>Sample 3_.csv</text:p>
          </table:table-cell>
          <table:table-cell table:style-name="ce594" office:value-type="string" calcext:value-type="string">
            <text:p>12-15-17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96]" office:value-type="string" office:string-value="31-11" calcext:value-type="string">
            <text:p>31-11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4</text:p>
          </table:table-cell>
          <table:table-cell table:formula="of:=CONCATENATE([.O93]; &quot;_&quot;;[.N93];&quot;.csv&quot;)" office:value-type="string" office:string-value="Sample 4_.csv" calcext:value-type="string">
            <text:p>Sample 4_.csv</text:p>
          </table:table-cell>
          <table:table-cell table:style-name="ce595"/>
          <table:table-cell office:value-type="string" calcext:value-type="string">
            <text:p>B</text:p>
          </table:table-cell>
          <table:table-cell table:style-name="ce613" table:formula="of:=[.C90]" office:value-type="string" office:string-value="31-8" calcext:value-type="string">
            <text:p>31-8</text:p>
          </table:table-cell>
          <table:table-cell table:style-name="ce625" table:number-columns-repeated="4"/>
          <table:table-cell table:style-name="ce633"/>
          <table:table-cell table:style-name="ce613" table:formula="of:=[.C97]" office:value-type="string" office:string-value="31-49" calcext:value-type="string">
            <text:p>31-49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5</text:p>
          </table:table-cell>
          <table:table-cell table:formula="of:=CONCATENATE([.O94]; &quot;_&quot;;[.N94];&quot;.csv&quot;)" office:value-type="string" office:string-value="Sample 5_.csv" calcext:value-type="string">
            <text:p>Sample 5_.csv</text:p>
          </table:table-cell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table:formula="of:=[.C91]" office:value-type="string" office:string-value="31-10" calcext:value-type="string">
            <text:p>31-10</text:p>
          </table:table-cell>
          <table:table-cell table:style-name="ce625" table:number-columns-repeated="4"/>
          <table:table-cell table:style-name="ce633"/>
          <table:table-cell table:style-name="ce613" table:formula="of:=[.C98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6</text:p>
          </table:table-cell>
          <table:table-cell table:formula="of:=CONCATENATE([.O95]; &quot;_&quot;;[.N95];&quot;.csv&quot;)" office:value-type="string" office:string-value="Sample 6_.csv" calcext:value-type="string">
            <text:p>Sample 6_.csv</text:p>
          </table:table-cell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3" table:formula="of:=[.C92]" office:value-type="string" office:string-value="6-49" calcext:value-type="string">
            <text:p>6-49</text:p>
          </table:table-cell>
          <table:table-cell table:style-name="ce625" table:number-columns-repeated="4"/>
          <table:table-cell table:style-name="ce633"/>
          <table:table-cell table:style-name="ce613" table:formula="of:=[.C99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7</text:p>
          </table:table-cell>
          <table:table-cell table:formula="of:=CONCATENATE([.O96]; &quot;_&quot;;[.N96];&quot;.csv&quot;)" office:value-type="string" office:string-value="Sample 7_.csv" calcext:value-type="string">
            <text:p>Sample 7_.csv</text:p>
          </table:table-cell>
          <table:table-cell table:style-name="ce598"/>
          <table:table-cell office:value-type="string" calcext:value-type="string">
            <text:p>E</text:p>
          </table:table-cell>
          <table:table-cell table:style-name="ce613" table:formula="of:=[.C93]" office:value-type="string" office:string-value="6-72" calcext:value-type="string">
            <text:p>6-72</text:p>
          </table:table-cell>
          <table:table-cell table:style-name="ce625" table:number-columns-repeated="4"/>
          <table:table-cell table:style-name="ce633"/>
          <table:table-cell table:style-name="ce613" table:formula="of:=[.C100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2017/12/15</text:p>
          </table:table-cell>
          <table:table-cell office:value-type="string" calcext:value-type="string">
            <text:p>2017/12/23</text:p>
          </table:table-cell>
          <table:table-cell office:value-type="string" calcext:value-type="string">
            <text:p>2017/12/27</text:p>
          </table:table-cell>
          <table:table-cell office:value-type="string" calcext:value-type="string">
            <text:p>2017/12/28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7" calcext:value-type="date">
            <text:p>03/07/18</text:p>
          </table:table-cell>
          <table:table-cell office:value-type="string" calcext:value-type="string">
            <text:p>Ofav, B, C, D</text:p>
          </table:table-cell>
          <table:table-cell/>
          <table:table-cell table:style-name="ce676" office:value-type="string" calcext:value-type="string">
            <text:p>Sample 8</text:p>
          </table:table-cell>
          <table:table-cell table:formula="of:=CONCATENATE([.O97]; &quot;_&quot;;[.N97];&quot;.csv&quot;)" office:value-type="string" office:string-value="Sample 8_.csv" calcext:value-type="string">
            <text:p>Sample 8_.csv</text:p>
          </table:table-cell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table:formula="of:=[.C94]" office:value-type="string" office:string-value="6-82" calcext:value-type="string">
            <text:p>6-82</text:p>
          </table:table-cell>
          <table:table-cell table:style-name="ce625" table:number-columns-repeated="4"/>
          <table:table-cell table:style-name="ce633"/>
          <table:table-cell table:style-name="ce613" table:formula="of:=[.C101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table:style-name="Default" table:number-columns-repeated="13"/>
          <table:table-cell/>
          <table:table-cell table:style-name="ce676" office:value-type="string" calcext:value-type="string">
            <text:p>Sample 9</text:p>
          </table:table-cell>
          <table:table-cell table:formula="of:=CONCATENATE([.O98]; &quot;_&quot;;[.N98];&quot;.csv&quot;)" office:value-type="string" office:string-value="Sample 9_.csv" calcext:value-type="string">
            <text:p>Sample 9_.csv</text:p>
          </table:table-cell>
          <table:table-cell table:style-name="ce594"/>
          <table:table-cell office:value-type="string" calcext:value-type="string">
            <text:p>G</text:p>
          </table:table-cell>
          <table:table-cell table:style-name="ce613" table:formula="of:=[.C95]" office:value-type="string" office:string-value="31-2" calcext:value-type="string">
            <text:p>31-2</text:p>
          </table:table-cell>
          <table:table-cell table:style-name="ce625" table:number-columns-repeated="4"/>
          <table:table-cell table:style-name="ce633"/>
          <table:table-cell table:style-name="ce613" table:formula="of:=[.C102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number-columns-repeated="994"/>
        </table:table-row>
        <table:table-row table:style-name="ro1">
          <table:table-cell table:style-name="Default" table:number-columns-repeated="13"/>
          <table:table-cell/>
          <table:table-cell table:style-name="ce676" office:value-type="string" calcext:value-type="string">
            <text:p>Sample 10</text:p>
          </table:table-cell>
          <table:table-cell table:formula="of:=CONCATENATE([.O99]; &quot;_&quot;;[.N99];&quot;.csv&quot;)" office:value-type="string" office:string-value="Sample 10_.csv" calcext:value-type="string">
            <text:p>Sample 10_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103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4"/>
        </table:table-row>
        <table:table-row table:style-name="ro1">
          <table:table-cell table:style-name="Default" table:number-columns-repeated="13"/>
          <table:table-cell/>
          <table:table-cell table:style-name="ce676" office:value-type="string" calcext:value-type="string">
            <text:p>Sample 11</text:p>
          </table:table-cell>
          <table:table-cell table:formula="of:=CONCATENATE([.O100]; &quot;_&quot;;[.N100];&quot;.csv&quot;)" office:value-type="string" office:string-value="Sample 11_.csv" calcext:value-type="string">
            <text:p>Sample 11_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3"/>
          <table:table-cell/>
          <table:table-cell table:style-name="ce676" office:value-type="string" calcext:value-type="string">
            <text:p>Sample 12</text:p>
          </table:table-cell>
          <table:table-cell table:formula="of:=CONCATENATE([.O101]; &quot;_&quot;;[.N101];&quot;.csv&quot;)" office:value-type="string" office:string-value="Sample 12_.csv" calcext:value-type="string">
            <text:p>Sample 12_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3"/>
          <table:table-cell/>
          <table:table-cell table:style-name="ce676" office:value-type="string" calcext:value-type="string">
            <text:p>Sample 13</text:p>
          </table:table-cell>
          <table:table-cell table:formula="of:=CONCATENATE([.O102]; &quot;_&quot;;[.N102];&quot;.csv&quot;)" office:value-type="string" office:string-value="Sample 13_.csv" calcext:value-type="string">
            <text:p>Sample 13_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3"/>
          <table:table-cell/>
          <table:table-cell table:style-name="ce676" office:value-type="string" calcext:value-type="string">
            <text:p>Sample 14</text:p>
          </table:table-cell>
          <table:table-cell table:formula="of:=CONCATENATE([.O103]; &quot;_&quot;;[.N103];&quot;.csv&quot;)" office:value-type="string" office:string-value="Sample 14_.csv" calcext:value-type="string">
            <text:p>Sample 14_.csv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4"/>
          <table:table-cell table:style-name="ce676"/>
          <table:table-cell table:style-name="Default"/>
          <table:table-cell/>
          <table:table-cell table:style-name="Default"/>
          <table:table-cell table:number-columns-repeated="1006"/>
        </table:table-row>
      </table:table>
      <table:table table:name="Jan_CD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6"/>
        <table:table-column table:style-name="co12" table:default-cell-style-name="ce506"/>
        <table:table-column table:style-name="co12" table:default-cell-style-name="ce509"/>
        <table:table-column table:style-name="co12" table:default-cell-style-name="ce535"/>
        <table:table-column table:style-name="co12" table:number-columns-repeated="4" table:default-cell-style-name="ce509"/>
        <table:table-column table:style-name="co12" table:default-cell-style-name="ce598"/>
        <table:table-column table:style-name="co12" table:default-cell-style-name="Default"/>
        <table:table-column table:style-name="co12" table:default-cell-style-name="ce205"/>
        <table:table-column table:style-name="co12" table:default-cell-style-name="ce676"/>
        <table:table-column table:style-name="co48" table:default-cell-style-name="ce676"/>
        <table:table-column table:style-name="co1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12</text:p>
          </table:table-cell>
          <table:table-cell table:style-name="ce534" office:value-type="string" calcext:value-type="string">
            <text:p>Archive Box</text:p>
          </table:table-cell>
          <table:table-cell table:style-name="ce534" office:value-type="string" calcext:value-type="string">
            <text:p>ProK</text:p>
          </table:table-cell>
          <table:table-cell table:style-name="ce549" office:value-type="string" calcext:value-type="string">
            <text:p>1<text:span text:style-name="T1">st</text:span> EtOH</text:p>
          </table:table-cell>
          <table:table-cell table:style-name="ce549" office:value-type="string" calcext:value-type="string">
            <text:p>2<text:span text:style-name="T1">nd</text:span> EtOH</text:p>
          </table:table-cell>
          <table:table-cell table:style-name="ce549" office:value-type="string" calcext:value-type="string">
            <text:p>DNA(1X TE)</text:p>
          </table:table-cell>
          <table:table-cell table:style-name="ce205" office:value-type="string" calcext:value-type="string">
            <text:p>qPCR</text:p>
          </table:table-cell>
          <table:table-cell table:style-name="ce205" office:value-type="string" calcext:value-type="string">
            <text:p>Targets</text:p>
          </table:table-cell>
          <table:table-cell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table:style-name="Default" office:value-type="string" calcext:value-type="string">
            <text:p>Sample.P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</text:p>
          </table:table-cell>
          <table:table-cell table:formula="of:=CONCATENATE([.N2];&quot;_&quot;;[.O2];&quot;.csv&quot;)" office:value-type="string" office:string-value="Plate 6_Sample 1.csv" calcext:value-type="string">
            <text:p>Plate 6_Sample 1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2</text:p>
          </table:table-cell>
          <table:table-cell table:formula="of:=CONCATENATE([.N3];&quot;_&quot;;[.O3];&quot;.csv&quot;)" office:value-type="string" office:string-value="Plate 6_Sample 2.csv" calcext:value-type="string">
            <text:p>Plate 6_Sample 2.csv</text:p>
          </table:table-cell>
          <table:table-cell table:style-name="ce594" office:value-type="string" calcext:value-type="string">
            <text:p>Plate6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3</text:p>
          </table:table-cell>
          <table:table-cell table:formula="of:=CONCATENATE([.N4];&quot;_&quot;;[.O4];&quot;.csv&quot;)" office:value-type="string" office:string-value="Plate 6_Sample 3.csv" calcext:value-type="string">
            <text:p>Plate 6_Sample 3.csv</text:p>
          </table:table-cell>
          <table:table-cell table:style-name="ce594" office:value-type="string" calcext:value-type="string">
            <text:p>1-29-18</text:p>
          </table:table-cell>
          <table:table-cell table:style-name="ce601"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2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4</text:p>
          </table:table-cell>
          <table:table-cell table:formula="of:=CONCATENATE([.N5];&quot;_&quot;;[.O5];&quot;.csv&quot;)" office:value-type="string" office:string-value="Plate 6_Sample 4.csv" calcext:value-type="string">
            <text:p>Plate 6_Sample 4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0" table:formula="of:=[.C2]" office:value-type="string" office:string-value="20-14" calcext:value-type="string">
            <text:p>20-14</text:p>
          </table:table-cell>
          <table:table-cell table:style-name="ce619" table:number-columns-repeated="3"/>
          <table:table-cell table:style-name="ce606" table:formula="of:=[.C8]" office:value-type="string" office:string-value="20-2" calcext:value-type="string">
            <text:p>20-2</text:p>
          </table:table-cell>
          <table:table-cell table:style-name="ce617" table:number-columns-repeated="2"/>
          <table:table-cell table:style-name="ce628"/>
          <table:table-cell table:style-name="ce606" table:formula="of:=[.C14]" office:value-type="string" office:string-value="20-17" calcext:value-type="string">
            <text:p>20-17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5</text:p>
          </table:table-cell>
          <table:table-cell table:formula="of:=CONCATENATE([.N6];&quot;_&quot;;[.O6];&quot;.csv&quot;)" office:value-type="string" office:string-value="Plate 6_Sample 5.csv" calcext:value-type="string">
            <text:p>Plate 6_Sample 5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0" table:formula="of:=[.C3]" office:value-type="string" office:string-value="20-19" calcext:value-type="string">
            <text:p>20-19</text:p>
          </table:table-cell>
          <table:table-cell table:style-name="ce617" table:number-columns-repeated="2"/>
          <table:table-cell table:style-name="ce628"/>
          <table:table-cell table:style-name="ce606" table:formula="of:=[.C9]" office:value-type="string" office:string-value="20-28" calcext:value-type="string">
            <text:p>20-28</text:p>
          </table:table-cell>
          <table:table-cell table:style-name="ce617" table:number-columns-repeated="2"/>
          <table:table-cell table:style-name="ce628"/>
          <table:table-cell table:style-name="ce606" table:formula="of:=[.C15]" office:value-type="string" office:string-value="20-34" calcext:value-type="string">
            <text:p>20-34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6</text:p>
          </table:table-cell>
          <table:table-cell table:formula="of:=CONCATENATE([.N7];&quot;_&quot;;[.O7];&quot;.csv&quot;)" office:value-type="string" office:string-value="Plate 6_Sample 6.csv" calcext:value-type="string">
            <text:p>Plate 6_Sample 6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0" table:formula="of:=[.C4]" office:value-type="string" office:string-value="20-30" calcext:value-type="string">
            <text:p>20-30</text:p>
          </table:table-cell>
          <table:table-cell table:style-name="ce617" table:number-columns-repeated="2"/>
          <table:table-cell table:style-name="ce628"/>
          <table:table-cell table:style-name="ce606" table:formula="of:=[.C10]" office:value-type="string" office:string-value="20-46" calcext:value-type="string">
            <text:p>20-46</text:p>
          </table:table-cell>
          <table:table-cell table:style-name="ce617" table:number-columns-repeated="2"/>
          <table:table-cell table:style-name="ce628"/>
          <table:table-cell table:style-name="ce606" table:formula="of:=[.C16]" office:value-type="string" office:string-value="20-40" calcext:value-type="string">
            <text:p>20-40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7</text:p>
          </table:table-cell>
          <table:table-cell table:formula="of:=CONCATENATE([.N8];&quot;_&quot;;[.O8];&quot;.csv&quot;)" office:value-type="string" office:string-value="Plate 6_Sample 7.csv" calcext:value-type="string">
            <text:p>Plate 6_Sample 7.csv</text:p>
          </table:table-cell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10" table:formula="of:=[.C5]" office:value-type="string" office:string-value="34-20" calcext:value-type="string">
            <text:p>34-20</text:p>
          </table:table-cell>
          <table:table-cell table:style-name="ce617" table:number-columns-repeated="2"/>
          <table:table-cell table:style-name="ce628"/>
          <table:table-cell table:style-name="ce606" table:formula="of:=[.C11]" office:value-type="string" office:string-value="34-5" calcext:value-type="string">
            <text:p>34-5</text:p>
          </table:table-cell>
          <table:table-cell table:style-name="ce617" table:number-columns-repeated="2"/>
          <table:table-cell table:style-name="ce628"/>
          <table:table-cell table:style-name="ce606" table:formula="of:=[.C17]" office:value-type="string" office:string-value="34-4" calcext:value-type="string">
            <text:p>34-4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8</text:p>
          </table:table-cell>
          <table:table-cell table:formula="of:=CONCATENATE([.N9];&quot;_&quot;;[.O9];&quot;.csv&quot;)" office:value-type="string" office:string-value="Plate 6_Sample 8.csv" calcext:value-type="string">
            <text:p>Plate 6_Sample 8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0" table:formula="of:=[.C6]" office:value-type="string" office:string-value="34-36" calcext:value-type="string">
            <text:p>34-36</text:p>
          </table:table-cell>
          <table:table-cell table:style-name="ce617" table:number-columns-repeated="2"/>
          <table:table-cell table:style-name="ce628"/>
          <table:table-cell table:style-name="ce606" table:formula="of:=[.C12]" office:value-type="string" office:string-value="34-38" calcext:value-type="string">
            <text:p>34-38</text:p>
          </table:table-cell>
          <table:table-cell table:style-name="ce617" table:number-columns-repeated="2"/>
          <table:table-cell table:style-name="ce628"/>
          <table:table-cell table:style-name="ce606" table:formula="of:=[.C18]" office:value-type="string" office:string-value="34-9" calcext:value-type="string">
            <text:p>34-9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9</text:p>
          </table:table-cell>
          <table:table-cell table:formula="of:=CONCATENATE([.N10];&quot;_&quot;;[.O10];&quot;.csv&quot;)" office:value-type="string" office:string-value="Plate 6_Sample 9.csv" calcext:value-type="string">
            <text:p>Plate 6_Sample 9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0" table:formula="of:=[.C7]" office:value-type="string" office:string-value="34-49" calcext:value-type="string">
            <text:p>34-49</text:p>
          </table:table-cell>
          <table:table-cell table:style-name="ce617" table:number-columns-repeated="2"/>
          <table:table-cell table:style-name="ce628"/>
          <table:table-cell table:style-name="ce606" table:formula="of:=[.C13]" office:value-type="string" office:string-value="34-44" calcext:value-type="string">
            <text:p>34-44</text:p>
          </table:table-cell>
          <table:table-cell table:style-name="ce617" table:number-columns-repeated="2"/>
          <table:table-cell table:style-name="ce628"/>
          <table:table-cell table:style-name="ce606" table:formula="of:=[.C19]" office:value-type="string" office:string-value="34-22" calcext:value-type="string">
            <text:p>34-22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0</text:p>
          </table:table-cell>
          <table:table-cell table:formula="of:=CONCATENATE([.N11];&quot;_&quot;;[.O11];&quot;.csv&quot;)" office:value-type="string" office:string-value="Plate 6_Sample 10.csv" calcext:value-type="string">
            <text:p>Plate 6_Sample 10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1</text:p>
          </table:table-cell>
          <table:table-cell table:formula="of:=CONCATENATE([.N12];&quot;_&quot;;[.O12];&quot;.csv&quot;)" office:value-type="string" office:string-value="Plate 6_Sample 11.csv" calcext:value-type="string">
            <text:p>Plate 6_Sample 11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2</text:p>
          </table:table-cell>
          <table:table-cell table:formula="of:=CONCATENATE([.N13];&quot;_&quot;;[.O13];&quot;.csv&quot;)" office:value-type="string" office:string-value="Plate 6_Sample 12.csv" calcext:value-type="string">
            <text:p>Plate 6_Sample 12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3</text:p>
          </table:table-cell>
          <table:table-cell table:formula="of:=CONCATENATE([.N14];&quot;_&quot;;[.O14];&quot;.csv&quot;)" office:value-type="string" office:string-value="Plate 6_Sample 13.csv" calcext:value-type="string">
            <text:p>Plate 6_Sample 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4</text:p>
          </table:table-cell>
          <table:table-cell table:formula="of:=CONCATENATE([.N15];&quot;_&quot;;[.O15];&quot;.csv&quot;)" office:value-type="string" office:string-value="Plate 6_Sample 14.csv" calcext:value-type="string">
            <text:p>Plate 6_Sample 14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5</text:p>
          </table:table-cell>
          <table:table-cell table:formula="of:=CONCATENATE([.N16];&quot;_&quot;;[.O16];&quot;.csv&quot;)" office:value-type="string" office:string-value="Plate 6_Sample 15.csv" calcext:value-type="string">
            <text:p>Plate 6_Sample 15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6</text:p>
          </table:table-cell>
          <table:table-cell table:formula="of:=CONCATENATE([.N17];&quot;_&quot;;[.O17];&quot;.csv&quot;)" office:value-type="string" office:string-value="Plate 6_Sample 16.csv" calcext:value-type="string">
            <text:p>Plate 6_Sample 16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7</text:p>
          </table:table-cell>
          <table:table-cell table:formula="of:=CONCATENATE([.N18];&quot;_&quot;;[.O18];&quot;.csv&quot;)" office:value-type="string" office:string-value="Plate 6_Sample 17.csv" calcext:value-type="string">
            <text:p>Plate 6_Sample 17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office:value-type="string" calcext:value-type="string">
            <text:p>Plate 6</text:p>
          </table:table-cell>
          <table:table-cell office:value-type="string" calcext:value-type="string">
            <text:p>Sample 18</text:p>
          </table:table-cell>
          <table:table-cell table:formula="of:=CONCATENATE([.N19];&quot;_&quot;;[.O19];&quot;.csv&quot;)" office:value-type="string" office:string-value="Plate 6_Sample 18.csv" calcext:value-type="string">
            <text:p>Plate 6_Sample 18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</text:p>
          </table:table-cell>
          <table:table-cell table:formula="of:=CONCATENATE([.N20];&quot;_&quot;;[.O20];&quot;.csv&quot;)" office:value-type="string" office:string-value="Plate 7_Sample 1.csv" calcext:value-type="string">
            <text:p>Plate 7_Sample 1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2</text:p>
          </table:table-cell>
          <table:table-cell table:formula="of:=CONCATENATE([.N21];&quot;_&quot;;[.O21];&quot;.csv&quot;)" office:value-type="string" office:string-value="Plate 7_Sample 2.csv" calcext:value-type="string">
            <text:p>Plate 7_Sample 2.csv</text:p>
          </table:table-cell>
          <table:table-cell table:style-name="ce594" office:value-type="string" calcext:value-type="string">
            <text:p>Plate7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3</text:p>
          </table:table-cell>
          <table:table-cell table:formula="of:=CONCATENATE([.N22];&quot;_&quot;;[.O22];&quot;.csv&quot;)" office:value-type="string" office:string-value="Plate 7_Sample 3.csv" calcext:value-type="string">
            <text:p>Plate 7_Sample 3.csv</text:p>
          </table:table-cell>
          <table:table-cell table:style-name="ce594" office:value-type="string" calcext:value-type="string">
            <text:p>1-29-18</text:p>
          </table:table-cell>
          <table:table-cell table:style-name="ce601" office:value-type="string" calcext:value-type="string">
            <text:p>A</text:p>
          </table:table-cell>
          <table:table-cell table:style-name="ce609"/>
          <table:table-cell table:style-name="ce622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32"/>
          <table:table-cell table:style-name="ce606" office:value-type="string" calcext:value-type="string">
            <text:p>(-)2</text:p>
          </table:table-cell>
          <table:table-cell table:style-name="ce617" table:number-columns-repeated="2"/>
          <table:table-cell table:style-name="ce628"/>
          <table:table-cell table:style-name="ce622"/>
          <table:table-cell table:style-name="ce64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4</text:p>
          </table:table-cell>
          <table:table-cell table:formula="of:=CONCATENATE([.N23];&quot;_&quot;;[.O23];&quot;.csv&quot;)" office:value-type="string" office:string-value="Plate 7_Sample 4.csv" calcext:value-type="string">
            <text:p>Plate 7_Sample 4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0" table:formula="of:=[.C20]" office:value-type="string" office:string-value="20-3" calcext:value-type="string">
            <text:p>20-3</text:p>
          </table:table-cell>
          <table:table-cell table:style-name="ce619" table:number-columns-repeated="3"/>
          <table:table-cell table:style-name="ce645" table:formula="of:=[.C26]" office:value-type="string" office:string-value="20-29" calcext:value-type="string">
            <text:p>20-29</text:p>
          </table:table-cell>
          <table:table-cell table:style-name="ce617" table:number-columns-repeated="2"/>
          <table:table-cell table:style-name="ce628"/>
          <table:table-cell table:style-name="ce606" table:formula="of:=[.C32]" office:value-type="string" office:string-value="20-11" calcext:value-type="string">
            <text:p>20-11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5</text:p>
          </table:table-cell>
          <table:table-cell table:formula="of:=CONCATENATE([.N24];&quot;_&quot;;[.O24];&quot;.csv&quot;)" office:value-type="string" office:string-value="Plate 7_Sample 5.csv" calcext:value-type="string">
            <text:p>Plate 7_Sample 5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0" table:formula="of:=[.C21]" office:value-type="string" office:string-value="20-4" calcext:value-type="string">
            <text:p>20-4</text:p>
          </table:table-cell>
          <table:table-cell table:style-name="ce617" table:number-columns-repeated="2"/>
          <table:table-cell table:style-name="ce628"/>
          <table:table-cell table:style-name="ce606" table:formula="of:=[.C27]" office:value-type="string" office:string-value="20-41" calcext:value-type="string">
            <text:p>20-41</text:p>
          </table:table-cell>
          <table:table-cell table:style-name="ce617" table:number-columns-repeated="2"/>
          <table:table-cell table:style-name="ce628"/>
          <table:table-cell table:style-name="ce606" table:formula="of:=[.C33]" office:value-type="string" office:string-value="20-43" calcext:value-type="string">
            <text:p>20-43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6</text:p>
          </table:table-cell>
          <table:table-cell table:formula="of:=CONCATENATE([.N25];&quot;_&quot;;[.O25];&quot;.csv&quot;)" office:value-type="string" office:string-value="Plate 7_Sample 6.csv" calcext:value-type="string">
            <text:p>Plate 7_Sample 6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0" table:formula="of:=[.C22]" office:value-type="string" office:string-value="20-21" calcext:value-type="string">
            <text:p>20-21</text:p>
          </table:table-cell>
          <table:table-cell table:style-name="ce617" table:number-columns-repeated="2"/>
          <table:table-cell table:style-name="ce628"/>
          <table:table-cell table:style-name="ce606" table:formula="of:=[.C28]" office:value-type="string" office:string-value="20-45" calcext:value-type="string">
            <text:p>20-45</text:p>
          </table:table-cell>
          <table:table-cell table:style-name="ce617" table:number-columns-repeated="2"/>
          <table:table-cell table:style-name="ce628"/>
          <table:table-cell table:style-name="ce606" table:formula="of:=[.C34]" office:value-type="string" office:string-value="20-50" calcext:value-type="string">
            <text:p>20-50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7</text:p>
          </table:table-cell>
          <table:table-cell table:formula="of:=CONCATENATE([.N26];&quot;_&quot;;[.O26];&quot;.csv&quot;)" office:value-type="string" office:string-value="Plate 7_Sample 7.csv" calcext:value-type="string">
            <text:p>Plate 7_Sample 7.csv</text:p>
          </table:table-cell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10" table:formula="of:=[.C23]" office:value-type="string" office:string-value="34-8" calcext:value-type="string">
            <text:p>34-8</text:p>
          </table:table-cell>
          <table:table-cell table:style-name="ce617" table:number-columns-repeated="2"/>
          <table:table-cell table:style-name="ce628"/>
          <table:table-cell table:style-name="ce606" table:formula="of:=[.C29]" office:value-type="string" office:string-value="34-10" calcext:value-type="string">
            <text:p>34-10</text:p>
          </table:table-cell>
          <table:table-cell table:style-name="ce617" table:number-columns-repeated="2"/>
          <table:table-cell table:style-name="ce628"/>
          <table:table-cell table:style-name="ce606" table:formula="of:=[.C35]" office:value-type="string" office:string-value="34-7" calcext:value-type="string">
            <text:p>34-7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8</text:p>
          </table:table-cell>
          <table:table-cell table:formula="of:=CONCATENATE([.N27];&quot;_&quot;;[.O27];&quot;.csv&quot;)" office:value-type="string" office:string-value="Plate 7_Sample 8.csv" calcext:value-type="string">
            <text:p>Plate 7_Sample 8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0" table:formula="of:=[.C24]" office:value-type="string" office:string-value="34-11" calcext:value-type="string">
            <text:p>34-11</text:p>
          </table:table-cell>
          <table:table-cell table:style-name="ce617" table:number-columns-repeated="2"/>
          <table:table-cell table:style-name="ce628"/>
          <table:table-cell table:style-name="ce606" table:formula="of:=[.C30]" office:value-type="string" office:string-value="34-24" calcext:value-type="string">
            <text:p>34-24</text:p>
          </table:table-cell>
          <table:table-cell table:style-name="ce617" table:number-columns-repeated="2"/>
          <table:table-cell table:style-name="ce628"/>
          <table:table-cell table:style-name="ce606" table:formula="of:=[.C36]" office:value-type="string" office:string-value="34-21" calcext:value-type="string">
            <text:p>34-21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9</text:p>
          </table:table-cell>
          <table:table-cell table:formula="of:=CONCATENATE([.N28];&quot;_&quot;;[.O28];&quot;.csv&quot;)" office:value-type="string" office:string-value="Plate 7_Sample 9.csv" calcext:value-type="string">
            <text:p>Plate 7_Sample 9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0" table:formula="of:=[.C25]" office:value-type="string" office:string-value="34-23" calcext:value-type="string">
            <text:p>34-23</text:p>
          </table:table-cell>
          <table:table-cell table:style-name="ce617" table:number-columns-repeated="2"/>
          <table:table-cell table:style-name="ce628"/>
          <table:table-cell table:style-name="ce606" table:formula="of:=[.C31]" office:value-type="string" office:string-value="34-25" calcext:value-type="string">
            <text:p>34-25</text:p>
          </table:table-cell>
          <table:table-cell table:style-name="ce617" table:number-columns-repeated="2"/>
          <table:table-cell table:style-name="ce628"/>
          <table:table-cell table:style-name="ce606" table:formula="of:=[.C37]" office:value-type="string" office:string-value="34-32" calcext:value-type="string">
            <text:p>34-32</text:p>
          </table:table-cell>
          <table:table-cell table:style-name="ce617" table:number-columns-repeated="2"/>
          <table:table-cell table:style-name="ce628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0</text:p>
          </table:table-cell>
          <table:table-cell table:formula="of:=CONCATENATE([.N29];&quot;_&quot;;[.O29];&quot;.csv&quot;)" office:value-type="string" office:string-value="Plate 7_Sample 10.csv" calcext:value-type="string">
            <text:p>Plate 7_Sample 10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1"/>
          <table:table-cell table:style-name="ce623"/>
          <table:table-cell table:style-name="ce627"/>
          <table:table-cell table:style-name="ce631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34"/>
          <table:table-cell table:style-name="ce611"/>
          <table:table-cell table:style-name="ce623"/>
          <table:table-cell table:style-name="ce627"/>
          <table:table-cell table:style-name="ce631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1</text:p>
          </table:table-cell>
          <table:table-cell table:formula="of:=CONCATENATE([.N30];&quot;_&quot;;[.O30];&quot;.csv&quot;)" office:value-type="string" office:string-value="Plate 7_Sample 11.csv" calcext:value-type="string">
            <text:p>Plate 7_Sample 11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2</text:p>
          </table:table-cell>
          <table:table-cell table:formula="of:=CONCATENATE([.N31];&quot;_&quot;;[.O31];&quot;.csv&quot;)" office:value-type="string" office:string-value="Plate 7_Sample 12.csv" calcext:value-type="string">
            <text:p>Plate 7_Sample 12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3</text:p>
          </table:table-cell>
          <table:table-cell table:formula="of:=CONCATENATE([.N32];&quot;_&quot;;[.O32];&quot;.csv&quot;)" office:value-type="string" office:string-value="Plate 7_Sample 13.csv" calcext:value-type="string">
            <text:p>Plate 7_Sample 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4</text:p>
          </table:table-cell>
          <table:table-cell table:formula="of:=CONCATENATE([.N33];&quot;_&quot;;[.O33];&quot;.csv&quot;)" office:value-type="string" office:string-value="Plate 7_Sample 14.csv" calcext:value-type="string">
            <text:p>Plate 7_Sample 14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5</text:p>
          </table:table-cell>
          <table:table-cell table:formula="of:=CONCATENATE([.N34];&quot;_&quot;;[.O34];&quot;.csv&quot;)" office:value-type="string" office:string-value="Plate 7_Sample 15.csv" calcext:value-type="string">
            <text:p>Plate 7_Sample 15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6</text:p>
          </table:table-cell>
          <table:table-cell table:formula="of:=CONCATENATE([.N35];&quot;_&quot;;[.O35];&quot;.csv&quot;)" office:value-type="string" office:string-value="Plate 7_Sample 16.csv" calcext:value-type="string">
            <text:p>Plate 7_Sample 16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7</text:p>
          </table:table-cell>
          <table:table-cell table:formula="of:=CONCATENATE([.N36];&quot;_&quot;;[.O36];&quot;.csv&quot;)" office:value-type="string" office:string-value="Plate 7_Sample 17.csv" calcext:value-type="string">
            <text:p>Plate 7_Sample 17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date" office:date-value="0218-04-05" calcext:value-type="date">
            <text:p>04/05/18</text:p>
          </table:table-cell>
          <table:table-cell office:value-type="string" calcext:value-type="string">
            <text:p>Ofav, CD</text:p>
          </table:table-cell>
          <table:table-cell table:style-name="Default" office:value-type="string" calcext:value-type="string">
            <text:p>Plate 7</text:p>
          </table:table-cell>
          <table:table-cell office:value-type="string" calcext:value-type="string">
            <text:p>Sample 18</text:p>
          </table:table-cell>
          <table:table-cell table:formula="of:=CONCATENATE([.N37];&quot;_&quot;;[.O37];&quot;.csv&quot;)" office:value-type="string" office:string-value="Plate 7_Sample 18.csv" calcext:value-type="string">
            <text:p>Plate 7_Sample 18.csv</text:p>
          </table:table-cell>
          <table:table-cell table:number-columns-repeated="14"/>
        </table:table-row>
      </table:table>
      <table:table table:name="Jan_BCD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9"/>
        <table:table-column table:style-name="co12" table:default-cell-style-name="ce506"/>
        <table:table-column table:style-name="co12" table:number-columns-repeated="5" table:default-cell-style-name="ce509"/>
        <table:table-column table:style-name="co12" table:default-cell-style-name="ce205"/>
        <table:table-column table:style-name="co12" table:default-cell-style-name="Default"/>
        <table:table-column table:style-name="co12" table:default-cell-style-name="ce676"/>
        <table:table-column table:style-name="co52" table:default-cell-style-name="ce67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9" table:default-cell-style-name="Default"/>
        <table:table-row table:style-name="ro4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12</text:p>
          </table:table-cell>
          <table:table-cell table:style-name="ce534" office:value-type="string" calcext:value-type="string">
            <text:p>ProK</text:p>
          </table:table-cell>
          <table:table-cell table:style-name="ce549" office:value-type="string" calcext:value-type="string">
            <text:p>1<text:span text:style-name="T1">st</text:span> EtOH</text:p>
          </table:table-cell>
          <table:table-cell table:style-name="ce549" office:value-type="string" calcext:value-type="string">
            <text:p>2<text:span text:style-name="T1">nd</text:span> EtOH</text:p>
          </table:table-cell>
          <table:table-cell table:style-name="ce549" office:value-type="string" calcext:value-type="string">
            <text:p>DNA(1X TE)</text:p>
          </table:table-cell>
          <table:table-cell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table:style-name="Default" office:value-type="string" calcext:value-type="string">
            <text:p>Sample.P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1</text:p>
          </table:table-cell>
          <table:table-cell table:formula="of:=CONCATENATE([.L2];&quot;_&quot;;[.M2];&quot;.csv&quot;)" office:value-type="string" office:string-value="Plate 8_Sample 1.csv" calcext:value-type="string">
            <text:p>Plate 8_Sample 1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2</text:p>
          </table:table-cell>
          <table:table-cell table:formula="of:=CONCATENATE([.L3];&quot;_&quot;;[.M3];&quot;.csv&quot;)" office:value-type="string" office:string-value="Plate 8_Sample 2.csv" calcext:value-type="string">
            <text:p>Plate 8_Sample 2.csv</text:p>
          </table:table-cell>
          <table:table-cell table:style-name="ce594" office:value-type="string" calcext:value-type="string">
            <text:p>Plate8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3</text:p>
          </table:table-cell>
          <table:table-cell table:formula="of:=CONCATENATE([.L4];&quot;_&quot;;[.M4];&quot;.csv&quot;)" office:value-type="string" office:string-value="Plate 8_Sample 3.csv" calcext:value-type="string">
            <text:p>Plate 8_Sample 3.csv</text:p>
          </table:table-cell>
          <table:table-cell table:style-name="ce594" office:value-type="string" calcext:value-type="string">
            <text:p>1-29-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8]" office:value-type="string" office:string-value="31-11" calcext:value-type="string">
            <text:p>31-11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4</text:p>
          </table:table-cell>
          <table:table-cell table:formula="of:=CONCATENATE([.L5];&quot;_&quot;;[.M5];&quot;.csv&quot;)" office:value-type="string" office:string-value="Plate 8_Sample 4.csv" calcext:value-type="string">
            <text:p>Plate 8_Sample 4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3" table:formula="of:=[.C2]" office:value-type="string" office:string-value="31-8" calcext:value-type="string">
            <text:p>31-8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3" table:formula="of:=[.C9]" office:value-type="string" office:string-value="31-49" calcext:value-type="string">
            <text:p>31-49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5</text:p>
          </table:table-cell>
          <table:table-cell table:formula="of:=CONCATENATE([.L6];&quot;_&quot;;[.M6];&quot;.csv&quot;)" office:value-type="string" office:string-value="Plate 8_Sample 5.csv" calcext:value-type="string">
            <text:p>Plate 8_Sample 5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3" table:formula="of:=[.C3]" office:value-type="string" office:string-value="31-10" calcext:value-type="string">
            <text:p>31-10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3" table:formula="of:=[.C10]" office:value-type="string" office:string-value="6-6" calcext:value-type="string">
            <text:p>6-6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6</text:p>
          </table:table-cell>
          <table:table-cell table:formula="of:=CONCATENATE([.L7];&quot;_&quot;;[.M7];&quot;.csv&quot;)" office:value-type="string" office:string-value="Plate 8_Sample 6.csv" calcext:value-type="string">
            <text:p>Plate 8_Sample 6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3" table:formula="of:=[.C4]" office:value-type="string" office:string-value="6-49" calcext:value-type="string">
            <text:p>6-49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3" table:formula="of:=[.C11]" office:value-type="string" office:string-value="6-83" calcext:value-type="string">
            <text:p>6-83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7</text:p>
          </table:table-cell>
          <table:table-cell table:formula="of:=CONCATENATE([.L8];&quot;_&quot;;[.M8];&quot;.csv&quot;)" office:value-type="string" office:string-value="Plate 8_Sample 7.csv" calcext:value-type="string">
            <text:p>Plate 8_Sample 7.csv</text:p>
          </table:table-cell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13" table:formula="of:=[.C5]" office:value-type="string" office:string-value="6-72" calcext:value-type="string">
            <text:p>6-72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3" table:formula="of:=[.C12]" office:value-type="string" office:string-value="6-112" calcext:value-type="string">
            <text:p>6-11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513" office:value-type="string" calcext:value-type="string">
            <text:p>2017/12/15</text:p>
          </table:table-cell>
          <table:table-cell table:style-name="ce544" office:value-type="string" calcext:value-type="string">
            <text:p>2017/12/15</text:p>
          </table:table-cell>
          <table:table-cell table:style-name="ce547" office:value-type="string" calcext:value-type="string">
            <text:p>2017/12/23</text:p>
          </table:table-cell>
          <table:table-cell table:style-name="ce547" office:value-type="string" calcext:value-type="string">
            <text:p>2017/12/27</text:p>
          </table:table-cell>
          <table:table-cell table:style-name="ce547" office:value-type="string" calcext:value-type="string">
            <text:p>2017/12/28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8</text:p>
          </table:table-cell>
          <table:table-cell table:formula="of:=CONCATENATE([.L9];&quot;_&quot;;[.M9];&quot;.csv&quot;)" office:value-type="string" office:string-value="Plate 8_Sample 8.csv" calcext:value-type="string">
            <text:p>Plate 8_Sample 8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3" table:formula="of:=[.C6]" office:value-type="string" office:string-value="6-82" calcext:value-type="string">
            <text:p>6-82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3" table:formula="of:=[.C13]" office:value-type="string" office:string-value="31-34" calcext:value-type="string">
            <text:p>31-34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9</text:p>
          </table:table-cell>
          <table:table-cell table:formula="of:=CONCATENATE([.L10];&quot;_&quot;;[.M10];&quot;.csv&quot;)" office:value-type="string" office:string-value="Plate 8_Sample 9.csv" calcext:value-type="string">
            <text:p>Plate 8_Sample 9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3" table:formula="of:=[.C7]" office:value-type="string" office:string-value="31-2" calcext:value-type="string">
            <text:p>31-2</text:p>
          </table:table-cell>
          <table:table-cell table:style-name="ce625" office:value-type="string" calcext:value-type="string">
            <text:p>DEC</text:p>
          </table:table-cell>
          <table:table-cell table:style-name="ce625" table:number-columns-repeated="3"/>
          <table:table-cell table:style-name="ce633"/>
          <table:table-cell table:style-name="ce613" table:formula="of:=[.C14]" office:value-type="string" office:string-value="31-41" calcext:value-type="string">
            <text:p>31-41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10</text:p>
          </table:table-cell>
          <table:table-cell table:formula="of:=CONCATENATE([.L11];&quot;_&quot;;[.M11];&quot;.csv&quot;)" office:value-type="string" office:string-value="Plate 8_Sample 10.csv" calcext:value-type="string">
            <text:p>Plate 8_Sample 10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15]" office:value-type="string" office:string-value="31-45" calcext:value-type="string">
            <text:p>31-45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11</text:p>
          </table:table-cell>
          <table:table-cell table:formula="of:=CONCATENATE([.L12];&quot;_&quot;;[.M12];&quot;.csv&quot;)" office:value-type="string" office:string-value="Plate 8_Sample 11.csv" calcext:value-type="string">
            <text:p>Plate 8_Sample 11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12</text:p>
          </table:table-cell>
          <table:table-cell table:formula="of:=CONCATENATE([.L13];&quot;_&quot;;[.M13];&quot;.csv&quot;)" office:value-type="string" office:string-value="Plate 8_Sample 12.csv" calcext:value-type="string">
            <text:p>Plate 8_Sample 12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13</text:p>
          </table:table-cell>
          <table:table-cell table:formula="of:=CONCATENATE([.L14];&quot;_&quot;;[.M14];&quot;.csv&quot;)" office:value-type="string" office:string-value="Plate 8_Sample 13.csv" calcext:value-type="string">
            <text:p>Plate 8_Sample 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table:style-name="ce205" office:value-type="string" calcext:value-type="string">
            <text:p>Plate 8</text:p>
          </table:table-cell>
          <table:table-cell office:value-type="string" calcext:value-type="string">
            <text:p>Sample 14</text:p>
          </table:table-cell>
          <table:table-cell table:formula="of:=CONCATENATE([.L15];&quot;_&quot;;[.M15];&quot;.csv&quot;)" office:value-type="string" office:string-value="Plate 8_Sample 14.csv" calcext:value-type="string">
            <text:p>Plate 8_Sample 14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1</text:p>
          </table:table-cell>
          <table:table-cell table:formula="of:=CONCATENATE([.L16];&quot;_&quot;;[.M16];&quot;.csv&quot;)" office:value-type="string" office:string-value="Plate 9_Sample 1.csv" calcext:value-type="string">
            <text:p>Plate 9_Sample 1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2</text:p>
          </table:table-cell>
          <table:table-cell table:formula="of:=CONCATENATE([.L17];&quot;_&quot;;[.M17];&quot;.csv&quot;)" office:value-type="string" office:string-value="Plate 9_Sample 2.csv" calcext:value-type="string">
            <text:p>Plate 9_Sample 2.csv</text:p>
          </table:table-cell>
          <table:table-cell table:style-name="ce594" office:value-type="string" calcext:value-type="string">
            <text:p>Plate9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3</text:p>
          </table:table-cell>
          <table:table-cell table:formula="of:=CONCATENATE([.L18];&quot;_&quot;;[.M18];&quot;.csv&quot;)" office:value-type="string" office:string-value="Plate 9_Sample 3.csv" calcext:value-type="string">
            <text:p>Plate 9_Sample 3.csv</text:p>
          </table:table-cell>
          <table:table-cell table:style-name="ce594" office:value-type="string" calcext:value-type="string">
            <text:p>1-29-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22]" office:value-type="string" office:string-value="6-61" calcext:value-type="string">
            <text:p>6-61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4</text:p>
          </table:table-cell>
          <table:table-cell table:formula="of:=CONCATENATE([.L19];&quot;_&quot;;[.M19];&quot;.csv&quot;)" office:value-type="string" office:string-value="Plate 9_Sample 4.csv" calcext:value-type="string">
            <text:p>Plate 9_Sample 4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3" table:formula="of:=[.C16]" office:value-type="string" office:string-value="6-9" calcext:value-type="string">
            <text:p>6-9</text:p>
          </table:table-cell>
          <table:table-cell table:style-name="ce625" table:number-columns-repeated="4"/>
          <table:table-cell table:style-name="ce633"/>
          <table:table-cell table:style-name="ce613" table:formula="of:=[.C23]" office:value-type="string" office:string-value="6-86" calcext:value-type="string">
            <text:p>6-86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5</text:p>
          </table:table-cell>
          <table:table-cell table:formula="of:=CONCATENATE([.L20];&quot;_&quot;;[.M20];&quot;.csv&quot;)" office:value-type="string" office:string-value="Plate 9_Sample 5.csv" calcext:value-type="string">
            <text:p>Plate 9_Sample 5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3" table:formula="of:=[.C17]" office:value-type="string" office:string-value="6-81" calcext:value-type="string">
            <text:p>6-81</text:p>
          </table:table-cell>
          <table:table-cell table:style-name="ce625" table:number-columns-repeated="4"/>
          <table:table-cell table:style-name="ce633"/>
          <table:table-cell table:style-name="ce613" table:formula="of:=[.C24]" office:value-type="string" office:string-value="6-115" calcext:value-type="string">
            <text:p>6-115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6</text:p>
          </table:table-cell>
          <table:table-cell table:formula="of:=CONCATENATE([.L21];&quot;_&quot;;[.M21];&quot;.csv&quot;)" office:value-type="string" office:string-value="Plate 9_Sample 6.csv" calcext:value-type="string">
            <text:p>Plate 9_Sample 6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3" table:formula="of:=[.C18]" office:value-type="string" office:string-value="6-96" calcext:value-type="string">
            <text:p>6-96</text:p>
          </table:table-cell>
          <table:table-cell table:style-name="ce625" table:number-columns-repeated="4"/>
          <table:table-cell table:style-name="ce633"/>
          <table:table-cell table:style-name="ce613" table:formula="of:=[.C25]" office:value-type="string" office:string-value="31-17" calcext:value-type="string">
            <text:p>31-17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7</text:p>
          </table:table-cell>
          <table:table-cell table:formula="of:=CONCATENATE([.L22];&quot;_&quot;;[.M22];&quot;.csv&quot;)" office:value-type="string" office:string-value="Plate 9_Sample 7.csv" calcext:value-type="string">
            <text:p>Plate 9_Sample 7.csv</text:p>
          </table:table-cell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13" table:formula="of:=[.C19]" office:value-type="string" office:string-value="31-25" calcext:value-type="string">
            <text:p>31-25</text:p>
          </table:table-cell>
          <table:table-cell table:style-name="ce625" table:number-columns-repeated="4"/>
          <table:table-cell table:style-name="ce633"/>
          <table:table-cell table:style-name="ce613" table:formula="of:=[.C26]" office:value-type="string" office:string-value="31-39" calcext:value-type="string">
            <text:p>31-39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6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8</text:p>
          </table:table-cell>
          <table:table-cell table:formula="of:=CONCATENATE([.L23];&quot;_&quot;;[.M23];&quot;.csv&quot;)" office:value-type="string" office:string-value="Plate 9_Sample 8.csv" calcext:value-type="string">
            <text:p>Plate 9_Sample 8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3" table:formula="of:=[.C20]" office:value-type="string" office:string-value="31-30" calcext:value-type="string">
            <text:p>31-30</text:p>
          </table:table-cell>
          <table:table-cell table:style-name="ce625" table:number-columns-repeated="4"/>
          <table:table-cell table:style-name="ce633"/>
          <table:table-cell table:style-name="ce613" table:formula="of:=[.C27]" office:value-type="string" office:string-value="31-40" calcext:value-type="string">
            <text:p>31-40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9</text:p>
          </table:table-cell>
          <table:table-cell table:formula="of:=CONCATENATE([.L24];&quot;_&quot;;[.M24];&quot;.csv&quot;)" office:value-type="string" office:string-value="Plate 9_Sample 9.csv" calcext:value-type="string">
            <text:p>Plate 9_Sample 9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3" table:formula="of:=[.C21]" office:value-type="string" office:string-value="31-43" calcext:value-type="string">
            <text:p>31-43</text:p>
          </table:table-cell>
          <table:table-cell table:style-name="ce625" table:number-columns-repeated="4"/>
          <table:table-cell table:style-name="ce633"/>
          <table:table-cell table:style-name="ce613" table:formula="of:=[.C28]" office:value-type="string" office:string-value="6-40" calcext:value-type="string">
            <text:p>6-40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10</text:p>
          </table:table-cell>
          <table:table-cell table:formula="of:=CONCATENATE([.L25];&quot;_&quot;;[.M25];&quot;.csv&quot;)" office:value-type="string" office:string-value="Plate 9_Sample 10.csv" calcext:value-type="string">
            <text:p>Plate 9_Sample 10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29]" office:value-type="string" office:string-value="6-85" calcext:value-type="string">
            <text:p>6-85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9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11</text:p>
          </table:table-cell>
          <table:table-cell table:formula="of:=CONCATENATE([.L26];&quot;_&quot;;[.M26];&quot;.csv&quot;)" office:value-type="string" office:string-value="Plate 9_Sample 11.csv" calcext:value-type="string">
            <text:p>Plate 9_Sample 11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12</text:p>
          </table:table-cell>
          <table:table-cell table:formula="of:=CONCATENATE([.L27];&quot;_&quot;;[.M27];&quot;.csv&quot;)" office:value-type="string" office:string-value="Plate 9_Sample 12.csv" calcext:value-type="string">
            <text:p>Plate 9_Sample 12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13</text:p>
          </table:table-cell>
          <table:table-cell table:formula="of:=CONCATENATE([.L28];&quot;_&quot;;[.M28];&quot;.csv&quot;)" office:value-type="string" office:string-value="Plate 9_Sample 13.csv" calcext:value-type="string">
            <text:p>Plate 9_Sample 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9</text:p>
          </table:table-cell>
          <table:table-cell office:value-type="string" calcext:value-type="string">
            <text:p>Sample 14</text:p>
          </table:table-cell>
          <table:table-cell table:formula="of:=CONCATENATE([.L29];&quot;_&quot;;[.M29];&quot;.csv&quot;)" office:value-type="string" office:string-value="Plate 9_Sample 14.csv" calcext:value-type="string">
            <text:p>Plate 9_Sample 14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1</text:p>
          </table:table-cell>
          <table:table-cell table:formula="of:=CONCATENATE([.L30];&quot;_&quot;;[.M30];&quot;.csv&quot;)" office:value-type="string" office:string-value="Plate 10_Sample 1.csv" calcext:value-type="string">
            <text:p>Plate 10_Sample 1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2</text:p>
          </table:table-cell>
          <table:table-cell table:formula="of:=CONCATENATE([.L31];&quot;_&quot;;[.M31];&quot;.csv&quot;)" office:value-type="string" office:string-value="Plate 10_Sample 2.csv" calcext:value-type="string">
            <text:p>Plate 10_Sample 2.csv</text:p>
          </table:table-cell>
          <table:table-cell table:style-name="ce594" office:value-type="string" calcext:value-type="string">
            <text:p>Plate10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3</text:p>
          </table:table-cell>
          <table:table-cell table:formula="of:=CONCATENATE([.L32];&quot;_&quot;;[.M32];&quot;.csv&quot;)" office:value-type="string" office:string-value="Plate 10_Sample 3.csv" calcext:value-type="string">
            <text:p>Plate 10_Sample 3.csv</text:p>
          </table:table-cell>
          <table:table-cell table:style-name="ce594" office:value-type="string" calcext:value-type="string">
            <text:p>1-29-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36]" office:value-type="string" office:string-value="6-118" calcext:value-type="string">
            <text:p>6-118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4</text:p>
          </table:table-cell>
          <table:table-cell table:formula="of:=CONCATENATE([.L33];&quot;_&quot;;[.M33];&quot;.csv&quot;)" office:value-type="string" office:string-value="Plate 10_Sample 4.csv" calcext:value-type="string">
            <text:p>Plate 10_Sample 4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3" table:formula="of:=[.C30]" office:value-type="string" office:string-value="6-116" calcext:value-type="string">
            <text:p>6-116</text:p>
          </table:table-cell>
          <table:table-cell table:style-name="ce625" table:number-columns-repeated="4"/>
          <table:table-cell table:style-name="ce633"/>
          <table:table-cell table:style-name="ce613" table:formula="of:=[.C37]" office:value-type="string" office:string-value="31-3" calcext:value-type="string">
            <text:p>31-3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5</text:p>
          </table:table-cell>
          <table:table-cell table:formula="of:=CONCATENATE([.L34];&quot;_&quot;;[.M34];&quot;.csv&quot;)" office:value-type="string" office:string-value="Plate 10_Sample 5.csv" calcext:value-type="string">
            <text:p>Plate 10_Sample 5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3" table:formula="of:=[.C31]" office:value-type="string" office:string-value="31-13" calcext:value-type="string">
            <text:p>31-13</text:p>
          </table:table-cell>
          <table:table-cell table:style-name="ce625" table:number-columns-repeated="4"/>
          <table:table-cell table:style-name="ce633"/>
          <table:table-cell table:style-name="ce613" table:formula="of:=[.C38]" office:value-type="string" office:string-value="31-8" calcext:value-type="string">
            <text:p>31-8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6</text:p>
          </table:table-cell>
          <table:table-cell table:formula="of:=CONCATENATE([.L35];&quot;_&quot;;[.M35];&quot;.csv&quot;)" office:value-type="string" office:string-value="Plate 10_Sample 6.csv" calcext:value-type="string">
            <text:p>Plate 10_Sample 6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3" table:formula="of:=[.C32]" office:value-type="string" office:string-value="31-24" calcext:value-type="string">
            <text:p>31-24</text:p>
          </table:table-cell>
          <table:table-cell table:style-name="ce625" table:number-columns-repeated="4"/>
          <table:table-cell table:style-name="ce633"/>
          <table:table-cell table:style-name="ce613" table:formula="of:=[.C39]" office:value-type="string" office:string-value="31-10" calcext:value-type="string">
            <text:p>31-10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7</text:p>
          </table:table-cell>
          <table:table-cell table:formula="of:=CONCATENATE([.L36];&quot;_&quot;;[.M36];&quot;.csv&quot;)" office:value-type="string" office:string-value="Plate 10_Sample 7.csv" calcext:value-type="string">
            <text:p>Plate 10_Sample 7.csv</text:p>
          </table:table-cell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13" table:formula="of:=[.C33]" office:value-type="string" office:string-value="31-46" calcext:value-type="string">
            <text:p>31-46</text:p>
          </table:table-cell>
          <table:table-cell table:style-name="ce625" table:number-columns-repeated="4"/>
          <table:table-cell table:style-name="ce633"/>
          <table:table-cell table:style-name="ce613" table:formula="of:=[.C40]" office:value-type="string" office:string-value="6-49" calcext:value-type="string">
            <text:p>6-49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8</text:p>
          </table:table-cell>
          <table:table-cell table:formula="of:=CONCATENATE([.L37];&quot;_&quot;;[.M37];&quot;.csv&quot;)" office:value-type="string" office:string-value="Plate 10_Sample 8.csv" calcext:value-type="string">
            <text:p>Plate 10_Sample 8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3" table:formula="of:=[.C34]" office:value-type="string" office:string-value="6-12" calcext:value-type="string">
            <text:p>6-12</text:p>
          </table:table-cell>
          <table:table-cell table:style-name="ce625" table:number-columns-repeated="4"/>
          <table:table-cell table:style-name="ce633"/>
          <table:table-cell table:style-name="ce613" table:formula="of:=[.C41]" office:value-type="string" office:string-value="6-72" calcext:value-type="string">
            <text:p>6-7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9</text:p>
          </table:table-cell>
          <table:table-cell table:formula="of:=CONCATENATE([.L38];&quot;_&quot;;[.M38];&quot;.csv&quot;)" office:value-type="string" office:string-value="Plate 10_Sample 9.csv" calcext:value-type="string">
            <text:p>Plate 10_Sample 9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3" table:formula="of:=[.C35]" office:value-type="string" office:string-value="6-19" calcext:value-type="string">
            <text:p>6-19</text:p>
          </table:table-cell>
          <table:table-cell table:style-name="ce625" table:number-columns-repeated="4"/>
          <table:table-cell table:style-name="ce633"/>
          <table:table-cell table:style-name="ce613" table:formula="of:=[.C42]" office:value-type="string" office:string-value="6-82" calcext:value-type="string">
            <text:p>6-8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10</text:p>
          </table:table-cell>
          <table:table-cell table:formula="of:=CONCATENATE([.L39];&quot;_&quot;;[.M39];&quot;.csv&quot;)" office:value-type="string" office:string-value="Plate 10_Sample 10.csv" calcext:value-type="string">
            <text:p>Plate 10_Sample 10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43]" office:value-type="string" office:string-value="31-2" calcext:value-type="string">
            <text:p>31-2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11</text:p>
          </table:table-cell>
          <table:table-cell table:formula="of:=CONCATENATE([.L40];&quot;_&quot;;[.M40];&quot;.csv&quot;)" office:value-type="string" office:string-value="Plate 10_Sample 11.csv" calcext:value-type="string">
            <text:p>Plate 10_Sample 11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12</text:p>
          </table:table-cell>
          <table:table-cell table:formula="of:=CONCATENATE([.L41];&quot;_&quot;;[.M41];&quot;.csv&quot;)" office:value-type="string" office:string-value="Plate 10_Sample 12.csv" calcext:value-type="string">
            <text:p>Plate 10_Sample 12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13</text:p>
          </table:table-cell>
          <table:table-cell table:formula="of:=CONCATENATE([.L42];&quot;_&quot;;[.M42];&quot;.csv&quot;)" office:value-type="string" office:string-value="Plate 10_Sample 13.csv" calcext:value-type="string">
            <text:p>Plate 10_Sample 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0</text:p>
          </table:table-cell>
          <table:table-cell office:value-type="string" calcext:value-type="string">
            <text:p>Sample 14</text:p>
          </table:table-cell>
          <table:table-cell table:formula="of:=CONCATENATE([.L43];&quot;_&quot;;[.M43];&quot;.csv&quot;)" office:value-type="string" office:string-value="Plate 10_Sample 14.csv" calcext:value-type="string">
            <text:p>Plate 10_Sample 14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/>
          <table:table-cell office:value-type="string" calcext:value-type="string">
            <text:p>Sample 1</text:p>
          </table:table-cell>
          <table:table-cell table:formula="of:=CONCATENATE([.L44];&quot;_&quot;;[.M44];&quot;.csv&quot;)" office:value-type="string" office:string-value="_Sample 1.csv" calcext:value-type="string">
            <text:p>_Sample 1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/01/26</text:p>
          </table:table-cell>
          <table:table-cell office:value-type="string" calcext:value-type="string">
            <text:p>2018/01/29</text:p>
          </table:table-cell>
          <table:table-cell office:value-type="string" calcext:value-type="string">
            <text:p>2018/02/02</text:p>
          </table:table-cell>
          <table:table-cell table:number-columns-repeated="2" office:value-type="string" calcext:value-type="string">
            <text:p>2018/02/03</text:p>
          </table:table-cell>
          <table:table-cell office:value-type="string" calcext:value-type="string">
            <text:p>Ofav, B, C, D</text:p>
          </table:table-cell>
          <table:table-cell/>
          <table:table-cell office:value-type="string" calcext:value-type="string">
            <text:p>Sample 2</text:p>
          </table:table-cell>
          <table:table-cell table:formula="of:=CONCATENATE([.L45];&quot;_&quot;;[.M45];&quot;.csv&quot;)" office:value-type="string" office:string-value="_Sample 2.csv" calcext:value-type="string">
            <text:p>_Sample 2.csv</text:p>
          </table:table-cell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3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4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5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6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7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8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9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1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11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12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13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Sample 14</text:p>
          </table:table-cell>
          <table:table-cell table:style-name="Default"/>
          <table:table-cell table:number-columns-repeated="14"/>
        </table:table-row>
      </table:table>
      <table:table table:name="Feb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10" table:default-cell-style-name="ce524"/>
        <table:table-column table:style-name="co15" table:number-columns-repeated="4" table:default-cell-style-name="ce524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8" office:value-type="string" calcext:value-type="string">
            <text:p>Samples T=17</text:p>
          </table:table-cell>
          <table:table-cell table:style-name="ce557" office:value-type="string" calcext:value-type="string">
            <text:p>PoK</text:p>
          </table:table-cell>
          <table:table-cell table:style-name="ce563" office:value-type="string" calcext:value-type="string">
            <text:p>1<text:span text:style-name="T1">st</text:span> EtOH</text:p>
          </table:table-cell>
          <table:table-cell table:style-name="ce563" office:value-type="string" calcext:value-type="string">
            <text:p>2<text:span text:style-name="T1">nd</text:span> EtOH</text:p>
          </table:table-cell>
          <table:table-cell table:style-name="ce565" office:value-type="string" calcext:value-type="string">
            <text:p>DNA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31</text:p>
          </table:table-cell>
          <table:table-cell table:style-name="ce489"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visibility="filter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56" office:value-type="date" office:date-value="2018-02-23" calcext:value-type="date">
            <text:p>2018-02-23</text:p>
          </table:table-cell>
          <table:table-cell table:style-name="ce562" office:value-type="date" office:date-value="2018-02-26" calcext:value-type="date">
            <text:p>2018-02-26</text:p>
          </table:table-cell>
          <table:table-cell table:style-name="ce562" office:value-type="date" office:date-value="2018-02-27" calcext:value-type="date">
            <text:p>2018-02-27</text:p>
          </table:table-cell>
          <table:table-cell table:style-name="ce562" office:value-type="date" office:date-value="2018-02-28" calcext:value-type="date">
            <text:p>2018-02-28</text:p>
          </table:table-cell>
          <table:table-cell table:style-name="ce570" office:value-type="date" office:date-value="2018-03-01" calcext:value-type="date">
            <text:p>2018-03-01</text:p>
          </table:table-cell>
          <table:table-cell table:number-columns-repeated="4"/>
        </table:table-row>
        <table:table-row table:style-name="ro1" table:number-rows-repeated="10485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b_CD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10" table:visibility="collapse" table:default-cell-style-name="ce524"/>
        <table:table-column table:style-name="co15" table:visibility="collapse" table:number-columns-repeated="4" table:default-cell-style-name="ce524"/>
        <table:table-column table:style-name="co12" table:number-columns-repeated="3" table:default-cell-style-name="Default"/>
        <table:table-column table:style-name="co60" table:default-cell-style-name="Default"/>
        <table:table-column table:style-name="co12" table:visibility="collapse" table:number-columns-repeated="2" table:default-cell-style-name="Default"/>
        <table:table-column table:style-name="co61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8" office:value-type="string" calcext:value-type="string">
            <text:p>Samples T=17</text:p>
          </table:table-cell>
          <table:table-cell table:style-name="ce557" office:value-type="string" calcext:value-type="string">
            <text:p>PoK</text:p>
          </table:table-cell>
          <table:table-cell table:style-name="ce563" office:value-type="string" calcext:value-type="string">
            <text:p>1<text:span text:style-name="T1">st</text:span> EtOH</text:p>
          </table:table-cell>
          <table:table-cell table:style-name="ce563" office:value-type="string" calcext:value-type="string">
            <text:p>2<text:span text:style-name="T1">nd</text:span> EtOH</text:p>
          </table:table-cell>
          <table:table-cell table:style-name="ce565" office:value-type="string" calcext:value-type="string">
            <text:p>DNA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</text:p>
          </table:table-cell>
          <table:table-cell table:formula="of:=CONCATENATE([$Feb_CD.M2];&quot;_&quot;;[$Feb_CD.L2])" office:value-type="string" office:string-value="Sample 1_Plate 11" calcext:value-type="string">
            <text:p>Sample 1_Plate 11</text:p>
          </table:table-cell>
          <table:table-cell table:number-columns-repeated="2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2</text:p>
          </table:table-cell>
          <table:table-cell table:formula="of:=CONCATENATE([$Feb_CD.M3];&quot;_&quot;;[$Feb_CD.L3])" office:value-type="string" office:string-value="Sample 2_Plate 11" calcext:value-type="string">
            <text:p>Sample 2_Plate 11</text:p>
          </table:table-cell>
          <table:table-cell table:number-columns-repeated="2"/>
          <table:table-cell table:style-name="ce594" office:value-type="string" calcext:value-type="string">
            <text:p>Plate 11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3</text:p>
          </table:table-cell>
          <table:table-cell table:formula="of:=CONCATENATE([$Feb_CD.M4];&quot;_&quot;;[$Feb_CD.L4])" office:value-type="string" office:string-value="Sample 3_Plate 11" calcext:value-type="string">
            <text:p>Sample 3_Plate 11</text:p>
          </table:table-cell>
          <table:table-cell table:number-columns-repeated="2"/>
          <table:table-cell table:style-name="ce594" office:value-type="string" calcext:value-type="string">
            <text:p>2-23-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table:formula="of:=[.C8]" office:value-type="string" office:string-value="34-44" calcext:value-type="string" table:number-columns-spanned="4" table:number-rows-spanned="1">
            <text:p>34-44</text:p>
          </table:table-cell>
          <table:covered-table-cell table:number-columns-repeated="2" table:style-name="ce625"/>
          <table:covered-table-cell table:style-name="ce633"/>
          <table:table-cell table:style-name="ce613" table:formula="of:=[.C16]" office:value-type="string" office:string-value="34-23" calcext:value-type="string">
            <text:p>34-23</text:p>
          </table:table-cell>
          <table:table-cell table:style-name="ce625"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4</text:p>
          </table:table-cell>
          <table:table-cell table:formula="of:=CONCATENATE([$Feb_CD.M5];&quot;_&quot;;[$Feb_CD.L5])" office:value-type="string" office:string-value="Sample 4_Plate 11" calcext:value-type="string">
            <text:p>Sample 4_Plate 11</text:p>
          </table:table-cell>
          <table:table-cell table:number-columns-repeated="2"/>
          <table:table-cell table:style-name="ce595"/>
          <table:table-cell table:style-name="ce601" office:value-type="string" calcext:value-type="string">
            <text:p>B</text:p>
          </table:table-cell>
          <table:table-cell table:style-name="ce641" table:formula="of:=[.C2]" office:value-type="string" office:string-value="20-19" calcext:value-type="string">
            <text:p>20-19</text:p>
          </table:table-cell>
          <table:table-cell table:style-name="ce642" table:number-columns-repeated="3"/>
          <table:table-cell table:style-name="ce613" table:formula="of:=[.C9]" office:value-type="string" office:string-value="20-17" calcext:value-type="string">
            <text:p>20-17</text:p>
          </table:table-cell>
          <table:table-cell table:style-name="ce625" table:number-columns-repeated="2"/>
          <table:table-cell table:style-name="ce633"/>
          <table:table-cell table:style-name="ce613" table:formula="of:=[.C17]" office:value-type="string" office:string-value="20-29" calcext:value-type="string">
            <text:p>20-29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5</text:p>
          </table:table-cell>
          <table:table-cell table:formula="of:=CONCATENATE([$Feb_CD.M6];&quot;_&quot;;[$Feb_CD.L6])" office:value-type="string" office:string-value="Sample 5_Plate 11" calcext:value-type="string">
            <text:p>Sample 5_Plate 11</text:p>
          </table:table-cell>
          <table:table-cell table:number-columns-repeated="2"/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41" table:formula="of:=[.C3]" office:value-type="string" office:string-value="20-30" calcext:value-type="string">
            <text:p>20-30</text:p>
          </table:table-cell>
          <table:table-cell table:style-name="ce625" table:number-columns-repeated="2"/>
          <table:table-cell table:style-name="ce633"/>
          <table:table-cell table:style-name="ce613" table:formula="of:=[.C10]" office:value-type="string" office:string-value="20-34" calcext:value-type="string">
            <text:p>20-34</text:p>
          </table:table-cell>
          <table:table-cell table:style-name="ce625" table:number-columns-repeated="2"/>
          <table:table-cell table:style-name="ce633"/>
          <table:table-cell table:style-name="ce613" table:formula="of:=[.C18]" office:value-type="string" office:string-value="20-41" calcext:value-type="string">
            <text:p>20-41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6</text:p>
          </table:table-cell>
          <table:table-cell table:formula="of:=CONCATENATE([$Feb_CD.M7];&quot;_&quot;;[$Feb_CD.L7])" office:value-type="string" office:string-value="Sample 6_Plate 11" calcext:value-type="string">
            <text:p>Sample 6_Plate 11</text:p>
          </table:table-cell>
          <table:table-cell table:number-columns-repeated="2"/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41" table:formula="of:=[.C4]" office:value-type="string" office:string-value="34-20" calcext:value-type="string">
            <text:p>34-20</text:p>
          </table:table-cell>
          <table:table-cell table:style-name="ce625" table:number-columns-repeated="2"/>
          <table:table-cell table:style-name="ce633"/>
          <table:table-cell table:style-name="ce613" table:formula="of:=[.C11]" office:value-type="string" office:string-value="34-9" calcext:value-type="string">
            <text:p>34-9</text:p>
          </table:table-cell>
          <table:table-cell table:style-name="ce625" table:number-columns-repeated="2"/>
          <table:table-cell table:style-name="ce633"/>
          <table:table-cell table:style-name="ce613" table:formula="of:=[.C19]" office:value-type="string" office:string-value="34-24" calcext:value-type="string">
            <text:p>34-24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7</text:p>
          </table:table-cell>
          <table:table-cell table:formula="of:=CONCATENATE([$Feb_CD.M8];&quot;_&quot;;[$Feb_CD.L8])" office:value-type="string" office:string-value="Sample 7_Plate 11" calcext:value-type="string">
            <text:p>Sample 7_Plate 11</text:p>
          </table:table-cell>
          <table:table-cell table:number-columns-repeated="2"/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41" table:formula="of:=[.C5]" office:value-type="string" office:string-value="34-49" calcext:value-type="string">
            <text:p>34-49</text:p>
          </table:table-cell>
          <table:table-cell table:style-name="ce625" table:number-columns-repeated="2"/>
          <table:table-cell table:style-name="ce633"/>
          <table:table-cell table:style-name="ce613" table:formula="of:=[.C12]" office:value-type="string" office:string-value="34-22" calcext:value-type="string">
            <text:p>34-22</text:p>
          </table:table-cell>
          <table:table-cell table:style-name="ce625" table:number-columns-repeated="2"/>
          <table:table-cell table:style-name="ce633"/>
          <table:table-cell table:style-name="ce613" table:formula="of:=[.C20]" office:value-type="string" office:string-value="34-25" calcext:value-type="string">
            <text:p>34-25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8</text:p>
          </table:table-cell>
          <table:table-cell table:formula="of:=CONCATENATE([$Feb_CD.M9];&quot;_&quot;;[$Feb_CD.L9])" office:value-type="string" office:string-value="Sample 8_Plate 11" calcext:value-type="string">
            <text:p>Sample 8_Plate 11</text:p>
          </table:table-cell>
          <table:table-cell table:number-columns-repeated="2"/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41" table:formula="of:=[.C6]" office:value-type="string" office:string-value="20-2" calcext:value-type="string">
            <text:p>20-2</text:p>
          </table:table-cell>
          <table:table-cell table:style-name="ce625" table:number-columns-repeated="2"/>
          <table:table-cell table:style-name="ce633"/>
          <table:table-cell table:style-name="ce613" table:formula="of:=[.C13]" office:value-type="string" office:string-value="20-3" calcext:value-type="string">
            <text:p>20-3</text:p>
          </table:table-cell>
          <table:table-cell table:style-name="ce625" table:number-columns-repeated="2"/>
          <table:table-cell table:style-name="ce633"/>
          <table:table-cell table:style-name="ce613" table:formula="of:=[.C21]" office:value-type="string" office:string-value="20-11" calcext:value-type="string">
            <text:p>20-11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9</text:p>
          </table:table-cell>
          <table:table-cell table:formula="of:=CONCATENATE([$Feb_CD.M10];&quot;_&quot;;[$Feb_CD.L10])" office:value-type="string" office:string-value="Sample 9_Plate 11" calcext:value-type="string">
            <text:p>Sample 9_Plate 11</text:p>
          </table:table-cell>
          <table:table-cell table:number-columns-repeated="2"/>
          <table:table-cell table:style-name="ce594"/>
          <table:table-cell table:style-name="ce601" office:value-type="string" calcext:value-type="string">
            <text:p>G</text:p>
          </table:table-cell>
          <table:table-cell table:style-name="ce641" table:formula="of:=[.C7]" office:value-type="string" office:string-value="20-46" calcext:value-type="string">
            <text:p>20-46</text:p>
          </table:table-cell>
          <table:table-cell table:style-name="ce625" table:number-columns-repeated="2"/>
          <table:table-cell table:style-name="ce633"/>
          <table:table-cell table:style-name="ce613" table:formula="of:=[.C14]" office:value-type="string" office:string-value="20-4" calcext:value-type="string">
            <text:p>20-4</text:p>
          </table:table-cell>
          <table:table-cell table:style-name="ce625" table:number-columns-repeated="2"/>
          <table:table-cell table:style-name="ce633"/>
          <table:table-cell table:style-name="ce613" table:formula="of:=[.C22]" office:value-type="string" office:string-value="20-50" calcext:value-type="string">
            <text:p>20-5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0</text:p>
          </table:table-cell>
          <table:table-cell table:formula="of:=CONCATENATE([$Feb_CD.M11];&quot;_&quot;;[$Feb_CD.L11])" office:value-type="string" office:string-value="Sample 10_Plate 11" calcext:value-type="string">
            <text:p>Sample 10_Plate 11</text:p>
          </table:table-cell>
          <table:table-cell table:number-columns-repeated="2"/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table:formula="of:=[.C15]" office:value-type="string" office:string-value="34-8" calcext:value-type="string" table:number-columns-spanned="4" table:number-rows-spanned="1">
            <text:p>34-8</text:p>
          </table:table-cell>
          <table:covered-table-cell table:style-name="ce633"/>
          <table:covered-table-cell table:style-name="ce613"/>
          <table:covered-table-cell table:style-name="ce625"/>
          <table:table-cell table:style-name="ce646" table:formula="of:=[.C23]" office:value-type="string" office:string-value="34-21" calcext:value-type="string" table:number-columns-spanned="4" table:number-rows-spanned="1">
            <text:p>34-21</text:p>
          </table:table-cell>
          <table:covered-table-cell table:style-name="ce633"/>
          <table:covered-table-cell table:style-name="ce61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1</text:p>
          </table:table-cell>
          <table:table-cell table:formula="of:=CONCATENATE([$Feb_CD.M12];&quot;_&quot;;[$Feb_CD.L12])" office:value-type="string" office:string-value="Sample 11_Plate 11" calcext:value-type="string">
            <text:p>Sample 11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2</text:p>
          </table:table-cell>
          <table:table-cell table:formula="of:=CONCATENATE([$Feb_CD.M13];&quot;_&quot;;[$Feb_CD.L13])" office:value-type="string" office:string-value="Sample 12_Plate 11" calcext:value-type="string">
            <text:p>Sample 12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3</text:p>
          </table:table-cell>
          <table:table-cell table:formula="of:=CONCATENATE([$Feb_CD.M14];&quot;_&quot;;[$Feb_CD.L14])" office:value-type="string" office:string-value="Sample 13_Plate 11" calcext:value-type="string">
            <text:p>Sample 13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4</text:p>
          </table:table-cell>
          <table:table-cell table:formula="of:=CONCATENATE([$Feb_CD.M15];&quot;_&quot;;[$Feb_CD.L15])" office:value-type="string" office:string-value="Sample 14_Plate 11" calcext:value-type="string">
            <text:p>Sample 14_Plate 11</text:p>
          </table:table-cell>
          <table:table-cell table:number-columns-repeated="1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5</text:p>
          </table:table-cell>
          <table:table-cell table:formula="of:=CONCATENATE([$Feb_CD.M16];&quot;_&quot;;[$Feb_CD.L16])" office:value-type="string" office:string-value="Sample 15_Plate 11" calcext:value-type="string">
            <text:p>Sample 15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6</text:p>
          </table:table-cell>
          <table:table-cell table:formula="of:=CONCATENATE([$Feb_CD.M17];&quot;_&quot;;[$Feb_CD.L17])" office:value-type="string" office:string-value="Sample 16_Plate 11" calcext:value-type="string">
            <text:p>Sample 16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7</text:p>
          </table:table-cell>
          <table:table-cell table:formula="of:=CONCATENATE([$Feb_CD.M18];&quot;_&quot;;[$Feb_CD.L18])" office:value-type="string" office:string-value="Sample 17_Plate 11" calcext:value-type="string">
            <text:p>Sample 17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8</text:p>
          </table:table-cell>
          <table:table-cell table:formula="of:=CONCATENATE([$Feb_CD.M19];&quot;_&quot;;[$Feb_CD.L19])" office:value-type="string" office:string-value="Sample 18_Plate 11" calcext:value-type="string">
            <text:p>Sample 18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19</text:p>
          </table:table-cell>
          <table:table-cell table:formula="of:=CONCATENATE([$Feb_CD.M20];&quot;_&quot;;[$Feb_CD.L20])" office:value-type="string" office:string-value="Sample 19_Plate 11" calcext:value-type="string">
            <text:p>Sample 19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20</text:p>
          </table:table-cell>
          <table:table-cell table:formula="of:=CONCATENATE([$Feb_CD.M21];&quot;_&quot;;[$Feb_CD.L21])" office:value-type="string" office:string-value="Sample 20_Plate 11" calcext:value-type="string">
            <text:p>Sample 20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21</text:p>
          </table:table-cell>
          <table:table-cell table:formula="of:=CONCATENATE([$Feb_CD.M22];&quot;_&quot;;[$Feb_CD.L22])" office:value-type="string" office:string-value="Sample 21_Plate 11" calcext:value-type="string">
            <text:p>Sample 21_Plate 11</text:p>
          </table:table-cell>
          <table:table-cell table:number-columns-repeated="1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51" office:value-type="date" office:date-value="2018-02-23" calcext:value-type="date">
            <text:p>2018-02-23</text:p>
          </table:table-cell>
          <table:table-cell table:style-name="ce559" office:value-type="date" office:date-value="2018-02-26" calcext:value-type="date">
            <text:p>2018-02-26</text:p>
          </table:table-cell>
          <table:table-cell table:style-name="ce559" office:value-type="date" office:date-value="2018-02-27" calcext:value-type="date">
            <text:p>2018-02-27</text:p>
          </table:table-cell>
          <table:table-cell table:style-name="ce559" office:value-type="date" office:date-value="2018-02-28" calcext:value-type="date">
            <text:p>2018-02-28</text:p>
          </table:table-cell>
          <table:table-cell table:style-name="ce567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1</text:p>
          </table:table-cell>
          <table:table-cell office:value-type="string" calcext:value-type="string">
            <text:p>Sample 22</text:p>
          </table:table-cell>
          <table:table-cell table:formula="of:=CONCATENATE([$Feb_CD.M23];&quot;_&quot;;[$Feb_CD.L23])" office:value-type="string" office:string-value="Sample 22_Plate 11" calcext:value-type="string">
            <text:p>Sample 22_Plate 11</text:p>
          </table:table-cell>
          <table:table-cell table:number-columns-repeated="1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56" office:value-type="date" office:date-value="2018-02-23" calcext:value-type="date">
            <text:p>2018-02-23</text:p>
          </table:table-cell>
          <table:table-cell table:style-name="ce562" office:value-type="date" office:date-value="2018-02-26" calcext:value-type="date">
            <text:p>2018-02-26</text:p>
          </table:table-cell>
          <table:table-cell table:style-name="ce562" office:value-type="date" office:date-value="2018-02-27" calcext:value-type="date">
            <text:p>2018-02-27</text:p>
          </table:table-cell>
          <table:table-cell table:style-name="ce562" office:value-type="date" office:date-value="2018-02-28" calcext:value-type="date">
            <text:p>2018-02-28</text:p>
          </table:table-cell>
          <table:table-cell table:style-name="ce570" office:value-type="date" office:date-value="2018-03-01" calcext:value-type="date">
            <text:p>2018-03-01</text:p>
          </table:table-cell>
          <table:table-cell office:value-type="string" calcext:value-type="string">
            <text:p>Ofav, C, D</text:p>
          </table:table-cell>
          <table:table-cell table:number-columns-repeated="19"/>
        </table:table-row>
        <table:table-row table:style-name="ro1" table:number-rows-repeated="104855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Feb_BCD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3"/>
        <table:table-column table:style-name="co12" table:default-cell-style-name="ce503"/>
        <table:table-column table:style-name="co12" table:visibility="collapse" table:default-cell-style-name="ce551"/>
        <table:table-column table:style-name="co12" table:visibility="collapse" table:number-columns-repeated="3" table:default-cell-style-name="ce559"/>
        <table:table-column table:style-name="co12" table:visibility="collapse" table:default-cell-style-name="ce567"/>
        <table:table-column table:style-name="co12" table:number-columns-repeated="3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46" table:default-cell-style-name="ce601"/>
        <table:table-column table:style-name="co49" table:default-cell-style-name="Default"/>
        <table:table-column table:style-name="co50" table:default-cell-style-name="Default"/>
        <table:table-column table:style-name="co63" table:default-cell-style-name="Default"/>
        <table:table-column table:style-name="co49" table:default-cell-style-name="Default"/>
        <table:table-column table:style-name="co50" table:default-cell-style-name="ce625"/>
        <table:table-column table:style-name="co63" table:default-cell-style-name="Default"/>
        <table:table-column table:style-name="co49" table:default-cell-style-name="Default"/>
        <table:table-column table:style-name="co50" table:default-cell-style-name="ce625"/>
        <table:table-column table:style-name="co63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64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8" office:value-type="string" calcext:value-type="string">
            <text:p>Samples T=17</text:p>
          </table:table-cell>
          <table:table-cell table:style-name="ce557" office:value-type="string" calcext:value-type="string">
            <text:p>PoK</text:p>
          </table:table-cell>
          <table:table-cell table:style-name="ce563" office:value-type="string" calcext:value-type="string">
            <text:p>1<text:span text:style-name="T1">st</text:span> EtOH</text:p>
          </table:table-cell>
          <table:table-cell table:style-name="ce563" office:value-type="string" calcext:value-type="string">
            <text:p>2<text:span text:style-name="T1">nd</text:span> EtOH</text:p>
          </table:table-cell>
          <table:table-cell table:style-name="ce565" office:value-type="string" calcext:value-type="string">
            <text:p>DNA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1</text:p>
          </table:table-cell>
          <table:table-cell table:formula="of:=CONCATENATE([$Feb_BCD.M2];&quot;.&quot;;[$Feb_BCD.L2])" office:value-type="string" office:string-value="Sample 1.Plate 12" calcext:value-type="string">
            <text:p>Sample 1.Plate 12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2</text:p>
          </table:table-cell>
          <table:table-cell table:formula="of:=CONCATENATE([$Feb_BCD.M3];&quot;.&quot;;[$Feb_BCD.L3])" office:value-type="string" office:string-value="Sample 2.Plate 12" calcext:value-type="string">
            <text:p>Sample 2.Plate 12</text:p>
          </table:table-cell>
          <table:table-cell table:style-name="ce594" office:value-type="string" calcext:value-type="string">
            <text:p>Plate12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3</text:p>
          </table:table-cell>
          <table:table-cell table:formula="of:=CONCATENATE([$Feb_BCD.M4];&quot;.&quot;;[$Feb_BCD.L4])" office:value-type="string" office:string-value="Sample 3.Plate 12" calcext:value-type="string">
            <text:p>Sample 3.Plate 12</text:p>
          </table:table-cell>
          <table:table-cell table:style-name="ce594" office:value-type="string" calcext:value-type="string">
            <text:p>2-23-18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8]" office:value-type="string" office:string-value="31-43" calcext:value-type="string">
            <text:p>31-43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4</text:p>
          </table:table-cell>
          <table:table-cell table:formula="of:=CONCATENATE([$Feb_BCD.M5];&quot;.&quot;;[$Feb_BCD.L5])" office:value-type="string" office:string-value="Sample 4.Plate 12" calcext:value-type="string">
            <text:p>Sample 4.Plate 12</text:p>
          </table:table-cell>
          <table:table-cell table:style-name="ce595"/>
          <table:table-cell office:value-type="string" calcext:value-type="string">
            <text:p>B</text:p>
          </table:table-cell>
          <table:table-cell table:style-name="ce613" table:formula="of:=[.C2]" office:value-type="string" office:string-value="6-83" calcext:value-type="string">
            <text:p>6-83</text:p>
          </table:table-cell>
          <table:table-cell table:style-name="ce625" table:number-columns-repeated="3"/>
          <table:table-cell/>
          <table:table-cell table:style-name="ce633"/>
          <table:table-cell table:style-name="ce613" table:formula="of:=[.C9]" office:value-type="string" office:string-value="6-61" calcext:value-type="string">
            <text:p>6-61</text:p>
          </table:table-cell>
          <table:table-cell/>
          <table:table-cell table:style-name="ce625" table:number-columns-repeated="3"/>
          <table:table-cell table:style-name="ce633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5</text:p>
          </table:table-cell>
          <table:table-cell table:formula="of:=CONCATENATE([$Feb_BCD.M6];&quot;.&quot;;[$Feb_BCD.L6])" office:value-type="string" office:string-value="Sample 5.Plate 12" calcext:value-type="string">
            <text:p>Sample 5.Plate 12</text:p>
          </table:table-cell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table:formula="of:=[.C3]" office:value-type="string" office:string-value="6-112" calcext:value-type="string">
            <text:p>6-112</text:p>
          </table:table-cell>
          <table:table-cell table:style-name="ce625" table:number-columns-repeated="3"/>
          <table:table-cell/>
          <table:table-cell table:style-name="ce633"/>
          <table:table-cell table:style-name="ce613" table:formula="of:=[.C10]" office:value-type="string" office:string-value="6-115" calcext:value-type="string">
            <text:p>6-115</text:p>
          </table:table-cell>
          <table:table-cell/>
          <table:table-cell table:style-name="ce625" table:number-columns-repeated="3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6</text:p>
          </table:table-cell>
          <table:table-cell table:formula="of:=CONCATENATE([$Feb_BCD.M7];&quot;.&quot;;[$Feb_BCD.L7])" office:value-type="string" office:string-value="Sample 6.Plate 12" calcext:value-type="string">
            <text:p>Sample 6.Plate 12</text:p>
          </table:table-cell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table:style-name="ce613" table:formula="of:=[.C4]" office:value-type="string" office:string-value="31-41" calcext:value-type="string">
            <text:p>31-41</text:p>
          </table:table-cell>
          <table:table-cell table:style-name="ce625" table:number-columns-repeated="3"/>
          <table:table-cell/>
          <table:table-cell table:style-name="ce633"/>
          <table:table-cell table:style-name="ce613" table:formula="of:=[.C11]" office:value-type="string" office:string-value="6-85" calcext:value-type="string">
            <text:p>6-85</text:p>
          </table:table-cell>
          <table:table-cell/>
          <table:table-cell table:style-name="ce625" table:number-columns-repeated="3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7</text:p>
          </table:table-cell>
          <table:table-cell table:formula="of:=CONCATENATE([$Feb_BCD.M8];&quot;.&quot;;[$Feb_BCD.L8])" office:value-type="string" office:string-value="Sample 7.Plate 12" calcext:value-type="string">
            <text:p>Sample 7.Plate 12</text:p>
          </table:table-cell>
          <table:table-cell table:style-name="ce598"/>
          <table:table-cell office:value-type="string" calcext:value-type="string">
            <text:p>E</text:p>
          </table:table-cell>
          <table:table-cell table:style-name="ce613" table:formula="of:=[.C5]" office:value-type="string" office:string-value="31-45" calcext:value-type="string">
            <text:p>31-45</text:p>
          </table:table-cell>
          <table:table-cell table:style-name="ce625" table:number-columns-repeated="3"/>
          <table:table-cell/>
          <table:table-cell table:style-name="ce633"/>
          <table:table-cell table:style-name="ce613" table:formula="of:=[.C12]" office:value-type="string" office:string-value="6-116" calcext:value-type="string">
            <text:p>6-116</text:p>
          </table:table-cell>
          <table:table-cell/>
          <table:table-cell table:style-name="ce625" table:number-columns-repeated="3"/>
          <table:table-cell table:style-name="ce633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8</text:p>
          </table:table-cell>
          <table:table-cell table:formula="of:=CONCATENATE([$Feb_BCD.M9];&quot;.&quot;;[$Feb_BCD.L9])" office:value-type="string" office:string-value="Sample 8.Plate 12" calcext:value-type="string">
            <text:p>Sample 8.Plate 12</text:p>
          </table:table-cell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table:formula="of:=[.C6]" office:value-type="string" office:string-value="6-9" calcext:value-type="string">
            <text:p>6-9</text:p>
          </table:table-cell>
          <table:table-cell table:style-name="ce625" table:number-columns-repeated="3"/>
          <table:table-cell/>
          <table:table-cell table:style-name="ce633"/>
          <table:table-cell table:style-name="ce613" table:formula="of:=[.C13]" office:value-type="string" office:string-value="31-46" calcext:value-type="string">
            <text:p>31-46</text:p>
          </table:table-cell>
          <table:table-cell/>
          <table:table-cell table:style-name="ce625" table:number-columns-repeated="3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9</text:p>
          </table:table-cell>
          <table:table-cell table:formula="of:=CONCATENATE([$Feb_BCD.M10];&quot;.&quot;;[$Feb_BCD.L10])" office:value-type="string" office:string-value="Sample 9.Plate 12" calcext:value-type="string">
            <text:p>Sample 9.Plate 12</text:p>
          </table:table-cell>
          <table:table-cell table:style-name="ce594"/>
          <table:table-cell office:value-type="string" calcext:value-type="string">
            <text:p>G</text:p>
          </table:table-cell>
          <table:table-cell table:style-name="ce613" table:formula="of:=[.C7]" office:value-type="string" office:string-value="6-96" calcext:value-type="string">
            <text:p>6-96</text:p>
          </table:table-cell>
          <table:table-cell table:style-name="ce625" table:number-columns-repeated="3"/>
          <table:table-cell/>
          <table:table-cell table:style-name="ce633"/>
          <table:table-cell table:style-name="ce613" table:formula="of:=[.C14]" office:value-type="string" office:string-value="6-19" calcext:value-type="string">
            <text:p>6-19</text:p>
          </table:table-cell>
          <table:table-cell/>
          <table:table-cell table:style-name="ce625" table:number-columns-repeated="3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10</text:p>
          </table:table-cell>
          <table:table-cell table:formula="of:=CONCATENATE([$Feb_BCD.M11];&quot;.&quot;;[$Feb_BCD.L11])" office:value-type="string" office:string-value="Sample 10.Plate 12" calcext:value-type="string">
            <text:p>Sample 10.Plate 12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15]" office:value-type="string" office:string-value="31-10" calcext:value-type="string">
            <text:p>31-10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11</text:p>
          </table:table-cell>
          <table:table-cell table:formula="of:=CONCATENATE([$Feb_BCD.M12];&quot;.&quot;;[$Feb_BCD.L12])" office:value-type="string" office:string-value="Sample 11.Plate 12" calcext:value-type="string">
            <text:p>Sample 11.Plate 12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12</text:p>
          </table:table-cell>
          <table:table-cell table:formula="of:=CONCATENATE([$Feb_BCD.M13];&quot;.&quot;;[$Feb_BCD.L13])" office:value-type="string" office:string-value="Sample 12.Plate 12" calcext:value-type="string">
            <text:p>Sample 12.Plate 12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13</text:p>
          </table:table-cell>
          <table:table-cell table:formula="of:=CONCATENATE([$Feb_BCD.M14];&quot;.&quot;;[$Feb_BCD.L14])" office:value-type="string" office:string-value="Sample 13.Plate 12" calcext:value-type="string">
            <text:p>Sample 13.Plate 12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 12</text:p>
          </table:table-cell>
          <table:table-cell office:value-type="string" calcext:value-type="string">
            <text:p>Sample 14</text:p>
          </table:table-cell>
          <table:table-cell table:formula="of:=CONCATENATE([$Feb_BCD.M15];&quot;.&quot;;[$Feb_BCD.L15])" office:value-type="string" office:string-value="Sample 14.Plate 12" calcext:value-type="string">
            <text:p>Sample 14.Plate 12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office:value-type="date" office:date-value="2018-02-23" calcext:value-type="date">
            <text:p>2018-02-23</text:p>
          </table:table-cell>
          <table:table-cell office:value-type="date" office:date-value="2018-02-26" calcext:value-type="date">
            <text:p>2018-02-26</text:p>
          </table:table-cell>
          <table:table-cell office:value-type="date" office:date-value="2018-02-27" calcext:value-type="date">
            <text:p>2018-02-27</text:p>
          </table:table-cell>
          <table:table-cell office:value-type="date" office:date-value="2018-02-28" calcext:value-type="date">
            <text:p>2018-02-28</text:p>
          </table:table-cell>
          <table:table-cell office:value-type="date" office:date-value="2018-03-01" calcext:value-type="date">
            <text:p>2018-03-01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table table:name="Blasting Plates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86"/>
        <table:table-column table:style-name="co12" table:default-cell-style-name="ce503"/>
        <table:table-column table:style-name="co12" table:visibility="collapse" table:number-columns-repeated="6" table:default-cell-style-name="ce517"/>
        <table:table-column table:style-name="co12" table:number-columns-repeated="3" table:default-cell-style-name="Default"/>
        <table:table-column table:style-name="co62" table:default-cell-style-name="Default"/>
        <table:table-column table:style-name="co6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6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5" office:value-type="string" calcext:value-type="string">
            <text:p>Blast</text:p>
          </table:table-cell>
          <table:table-cell table:style-name="ce35" office:value-type="string" calcext:value-type="string">
            <text:p>SDS</text:p>
          </table:table-cell>
          <table:table-cell table:style-name="ce35" office:value-type="string" calcext:value-type="string">
            <text:p>ProK</text:p>
          </table:table-cell>
          <table:table-cell table:style-name="ce35" office:value-type="string" calcext:value-type="string">
            <text:p>1<text:span text:style-name="T1">st</text:span> EtOh</text:p>
          </table:table-cell>
          <table:table-cell table:style-name="ce35" office:value-type="string" calcext:value-type="string">
            <text:p>2<text:span text:style-name="T1">nd</text:span> EtOH</text:p>
          </table:table-cell>
          <table:table-cell table:style-name="ce35" office:value-type="string" calcext:value-type="string">
            <text:p>DNA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 table:number-columns-repeated="14"/>
        </table:table-row>
        <table:table-row table:style-name="ro1">
          <table:table-cell table:style-name="ce679" office:value-type="string" calcext:value-type="string">
            <text:p>O. fav</text:p>
          </table:table-cell>
          <table:table-cell table:style-name="ce682" office:value-type="float" office:value="34" calcext:value-type="float">
            <text:p>34</text:p>
          </table:table-cell>
          <table:table-cell table:style-name="ce682" office:value-type="string" calcext:value-type="string">
            <text:p>34-32</text:p>
          </table:table-cell>
          <table:table-cell table:style-name="ce682" office:value-type="string" calcext:value-type="string">
            <text:p>NP</text:p>
          </table:table-cell>
          <table:table-cell table:style-name="ce687" office:value-type="string" calcext:value-type="string">
            <text:p>R2</text:p>
          </table:table-cell>
          <table:table-cell table:style-name="ce556" office:value-type="date" office:date-value="2018-02-23" calcext:value-type="date">
            <text:p>2018-02-23</text:p>
          </table:table-cell>
          <table:table-cell table:style-name="ce562" office:value-type="date" office:date-value="2018-02-26" calcext:value-type="date">
            <text:p>2018-02-26</text:p>
          </table:table-cell>
          <table:table-cell table:style-name="ce562" office:value-type="date" office:date-value="2018-02-27" calcext:value-type="date">
            <text:p>2018-02-27</text:p>
          </table:table-cell>
          <table:table-cell table:style-name="ce562" office:value-type="date" office:date-value="2018-02-28" calcext:value-type="date">
            <text:p>2018-02-28</text:p>
          </table:table-cell>
          <table:table-cell table:style-name="ce570" office:value-type="date" office:date-value="2018-03-01" calcext:value-type="date">
            <text:p>2018-03-01</text:p>
          </table:table-cell>
          <table:table-cell table:style-name="Default" office:value-type="string" calcext:value-type="string">
            <text:p>Ofav, C, D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1</text:p>
          </table:table-cell>
          <table:table-cell table:formula="of:=CONCATENATE([$'Blasting Plates'.N2];&quot;.&quot;;[$'Blasting Plates'.M2])" office:value-type="string" office:string-value="Sample 1.Plate 15" calcext:value-type="string">
            <text:p>Sample 1.Plate 15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2</text:p>
          </table:table-cell>
          <table:table-cell table:formula="of:=CONCATENATE([$'Blasting Plates'.N3];&quot;.&quot;;[$'Blasting Plates'.M3])" office:value-type="string" office:string-value="Sample 2.Plate 15" calcext:value-type="string">
            <text:p>Sample 2.Plate 15</text:p>
          </table:table-cell>
          <table:table-cell table:style-name="ce594" office:value-type="string" calcext:value-type="string">
            <text:p>Plate 15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3</text:p>
          </table:table-cell>
          <table:table-cell table:formula="of:=CONCATENATE([$'Blasting Plates'.N4];&quot;.&quot;;[$'Blasting Plates'.M4])" office:value-type="string" office:string-value="Sample 3.Plate 15" calcext:value-type="string">
            <text:p>Sample 3.Plate 15</text:p>
          </table:table-cell>
          <table:table-cell table:style-name="ce598" office:value-type="date" office:date-value="2018-02-05" calcext:value-type="date">
            <text:p>02/05/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table:formula="of:=[.C8]" office:value-type="string" office:string-value="34-4" calcext:value-type="string" table:number-columns-spanned="4" table:number-rows-spanned="1">
            <text:p>34-4</text:p>
          </table:table-cell>
          <table:covered-table-cell table:number-columns-repeated="2" table:style-name="ce625"/>
          <table:covered-table-cell table:style-name="ce633"/>
          <table:table-cell table:style-name="ce613" table:formula="of:=[.C16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4</text:p>
          </table:table-cell>
          <table:table-cell table:formula="of:=CONCATENATE([$'Blasting Plates'.N5];&quot;.&quot;;[$'Blasting Plates'.M5])" office:value-type="string" office:string-value="Sample 4.Plate 15" calcext:value-type="string">
            <text:p>Sample 4.Plate 15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41" table:formula="of:=[.C2]" office:value-type="string" office:string-value="34-32" calcext:value-type="string">
            <text:p>34-32</text:p>
          </table:table-cell>
          <table:table-cell table:style-name="ce642" table:number-columns-repeated="3"/>
          <table:table-cell table:style-name="ce613" table:formula="of:=[.C9]" office:value-type="string" office:string-value="20-21" calcext:value-type="string">
            <text:p>20-21</text:p>
          </table:table-cell>
          <table:table-cell table:style-name="ce625" table:number-columns-repeated="2"/>
          <table:table-cell table:style-name="ce633"/>
          <table:table-cell table:style-name="ce613" table:formula="of:=[.C17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5</text:p>
          </table:table-cell>
          <table:table-cell table:formula="of:=CONCATENATE([$'Blasting Plates'.N6];&quot;.&quot;;[$'Blasting Plates'.M6])" office:value-type="string" office:string-value="Sample 5.Plate 15" calcext:value-type="string">
            <text:p>Sample 5.Plate 15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41" table:formula="of:=[.C3]" office:value-type="string" office:string-value="20-14" calcext:value-type="string">
            <text:p>20-14</text:p>
          </table:table-cell>
          <table:table-cell table:style-name="ce625" table:number-columns-repeated="2"/>
          <table:table-cell table:style-name="ce633"/>
          <table:table-cell table:style-name="ce613" table:formula="of:=[.C10]" office:value-type="string" office:string-value="34-11" calcext:value-type="string">
            <text:p>34-11</text:p>
          </table:table-cell>
          <table:table-cell table:style-name="ce625" table:number-columns-repeated="2"/>
          <table:table-cell table:style-name="ce633"/>
          <table:table-cell table:style-name="ce613" table:formula="of:=[.C18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6</text:p>
          </table:table-cell>
          <table:table-cell table:formula="of:=CONCATENATE([$'Blasting Plates'.N7];&quot;.&quot;;[$'Blasting Plates'.M7])" office:value-type="string" office:string-value="Sample 6.Plate 15" calcext:value-type="string">
            <text:p>Sample 6.Plate 15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41" table:formula="of:=[.C4]" office:value-type="string" office:string-value="34-36" calcext:value-type="string">
            <text:p>34-36</text:p>
          </table:table-cell>
          <table:table-cell table:style-name="ce625" table:number-columns-repeated="2"/>
          <table:table-cell table:style-name="ce633"/>
          <table:table-cell table:style-name="ce613" table:formula="of:=[.C11]" office:value-type="string" office:string-value="20-45" calcext:value-type="string">
            <text:p>20-45</text:p>
          </table:table-cell>
          <table:table-cell table:style-name="ce625" table:number-columns-repeated="2"/>
          <table:table-cell table:style-name="ce633"/>
          <table:table-cell table:style-name="ce613" table:formula="of:=[.C19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7</text:p>
          </table:table-cell>
          <table:table-cell table:formula="of:=CONCATENATE([$'Blasting Plates'.N8];&quot;.&quot;;[$'Blasting Plates'.M8])" office:value-type="string" office:string-value="Sample 7.Plate 15" calcext:value-type="string">
            <text:p>Sample 7.Plate 15</text:p>
          </table:table-cell>
          <table:table-cell table:style-name="ce598" office:value-type="date" office:date-value="0218-04-05" calcext:value-type="date">
            <text:p>04/05/18</text:p>
          </table:table-cell>
          <table:table-cell table:style-name="ce601" office:value-type="string" calcext:value-type="string">
            <text:p>E</text:p>
          </table:table-cell>
          <table:table-cell table:style-name="ce641" table:formula="of:=[.C5]" office:value-type="string" office:string-value="20-28" calcext:value-type="string">
            <text:p>20-28</text:p>
          </table:table-cell>
          <table:table-cell table:style-name="ce625" table:number-columns-repeated="2"/>
          <table:table-cell table:style-name="ce633"/>
          <table:table-cell table:style-name="ce613" table:formula="of:=[.C12]" office:value-type="string" office:string-value="34-10" calcext:value-type="string">
            <text:p>34-10</text:p>
          </table:table-cell>
          <table:table-cell table:style-name="ce625" table:number-columns-repeated="2"/>
          <table:table-cell table:style-name="ce633"/>
          <table:table-cell table:style-name="ce613" table:formula="of:=[.C20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8</text:p>
          </table:table-cell>
          <table:table-cell table:formula="of:=CONCATENATE([$'Blasting Plates'.N9];&quot;.&quot;;[$'Blasting Plates'.M9])" office:value-type="string" office:string-value="Sample 8.Plate 15" calcext:value-type="string">
            <text:p>Sample 8.Plate 15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41" table:formula="of:=[.C6]" office:value-type="string" office:string-value="34-38" calcext:value-type="string">
            <text:p>34-38</text:p>
          </table:table-cell>
          <table:table-cell table:style-name="ce625" table:number-columns-repeated="2"/>
          <table:table-cell table:style-name="ce633"/>
          <table:table-cell table:style-name="ce613" table:formula="of:=[.C13]" office:value-type="string" office:string-value="20-43" calcext:value-type="string">
            <text:p>20-43</text:p>
          </table:table-cell>
          <table:table-cell table:style-name="ce625" table:number-columns-repeated="2"/>
          <table:table-cell table:style-name="ce633"/>
          <table:table-cell table:style-name="ce613" table:formula="of:=[.C21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9</text:p>
          </table:table-cell>
          <table:table-cell table:formula="of:=CONCATENATE([$'Blasting Plates'.N10];&quot;.&quot;;[$'Blasting Plates'.M10])" office:value-type="string" office:string-value="Sample 9.Plate 15" calcext:value-type="string">
            <text:p>Sample 9.Plate 15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41" table:formula="of:=[.C7]" office:value-type="string" office:string-value="20-40" calcext:value-type="string">
            <text:p>20-40</text:p>
          </table:table-cell>
          <table:table-cell table:style-name="ce625" table:number-columns-repeated="2"/>
          <table:table-cell table:style-name="ce633"/>
          <table:table-cell table:style-name="ce613" table:formula="of:=[.C14]" office:value-type="string" office:string-value="34-7" calcext:value-type="string">
            <text:p>34-7</text:p>
          </table:table-cell>
          <table:table-cell table:style-name="ce625" table:number-columns-repeated="2"/>
          <table:table-cell table:style-name="ce633"/>
          <table:table-cell table:style-name="ce613" table:formula="of:=[.C22]" office:value-type="float" office:value="0" calcext:value-type="float">
            <text:p>0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10</text:p>
          </table:table-cell>
          <table:table-cell table:formula="of:=CONCATENATE([$'Blasting Plates'.N11];&quot;.&quot;;[$'Blasting Plates'.M11])" office:value-type="string" office:string-value="Sample 10.Plate 15" calcext:value-type="string">
            <text:p>Sample 10.Plate 15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table:formula="of:=[.C15]" office:value-type="float" office:value="0" calcext:value-type="float" table:number-columns-spanned="4" table:number-rows-spanned="1">
            <text:p>0</text:p>
          </table:table-cell>
          <table:covered-table-cell table:style-name="ce633"/>
          <table:covered-table-cell table:style-name="ce613"/>
          <table:covered-table-cell table:style-name="ce625"/>
          <table:table-cell table:style-name="ce646" table:formula="of:=[.C23]" office:value-type="float" office:value="0" calcext:value-type="float" table:number-columns-spanned="4" table:number-rows-spanned="1">
            <text:p>0</text:p>
          </table:table-cell>
          <table:covered-table-cell table:style-name="ce633"/>
          <table:covered-table-cell table:style-name="ce61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11</text:p>
          </table:table-cell>
          <table:table-cell table:formula="of:=CONCATENATE([$'Blasting Plates'.N12];&quot;.&quot;;[$'Blasting Plates'.M12])" office:value-type="string" office:string-value="Sample 11.Plate 15" calcext:value-type="string">
            <text:p>Sample 11.Plate 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12</text:p>
          </table:table-cell>
          <table:table-cell table:formula="of:=CONCATENATE([$'Blasting Plates'.N13];&quot;.&quot;;[$'Blasting Plates'.M13])" office:value-type="string" office:string-value="Sample 12.Plate 15" calcext:value-type="string">
            <text:p>Sample 12.Plate 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C, D</text:p>
          </table:table-cell>
          <table:table-cell office:value-type="string" calcext:value-type="string">
            <text:p>Plate 15</text:p>
          </table:table-cell>
          <table:table-cell office:value-type="string" calcext:value-type="string">
            <text:p>Sample 13</text:p>
          </table:table-cell>
          <table:table-cell table:formula="of:=CONCATENATE([$'Blasting Plates'.N14];&quot;.&quot;;[$'Blasting Plates'.M14])" office:value-type="string" office:string-value="Sample 13.Plate 15" calcext:value-type="string">
            <text:p>Sample 13.Plate 15</text:p>
          </table:table-cell>
          <table:table-cell table:number-columns-repeated="14"/>
        </table:table-row>
        <table:table-row table:style-name="ro1" table:number-rows-repeated="9">
          <table:table-cell table:style-name="ce486" table:number-columns-repeated="3"/>
          <table:table-cell/>
          <table:table-cell table:style-name="ce486"/>
          <table:table-cell table:number-columns-repeated="24"/>
        </table:table-row>
        <table:table-row table:style-name="ro1" table:number-rows-repeated="7">
          <table:table-cell table:style-name="Default" table:number-columns-repeated="11"/>
          <table:table-cell table:number-columns-repeated="18"/>
        </table:table-row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5" office:value-type="string" calcext:value-type="string">
            <text:p>Blast</text:p>
          </table:table-cell>
          <table:table-cell table:style-name="ce35" office:value-type="string" calcext:value-type="string">
            <text:p>SDS</text:p>
          </table:table-cell>
          <table:table-cell table:style-name="ce35" office:value-type="string" calcext:value-type="string">
            <text:p>ProK</text:p>
          </table:table-cell>
          <table:table-cell table:style-name="ce35" office:value-type="string" calcext:value-type="string">
            <text:p>1<text:span text:style-name="T1">st</text:span> EtOh</text:p>
          </table:table-cell>
          <table:table-cell table:style-name="ce35" office:value-type="string" calcext:value-type="string">
            <text:p>2<text:span text:style-name="T1">nd</text:span> EtOH</text:p>
          </table:table-cell>
          <table:table-cell table:style-name="ce35" office:value-type="string" calcext:value-type="string">
            <text:p>DNA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 table:number-columns-repeated="14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1</text:p>
          </table:table-cell>
          <table:table-cell table:formula="of:=CONCATENATE([$'Blasting Plates'.N32];&quot;.&quot;;[$'Blasting Plates'.M32])" office:value-type="string" office:string-value="Sample 1.Plate 16" calcext:value-type="string">
            <text:p>Sample 1.Plate 16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2</text:p>
          </table:table-cell>
          <table:table-cell table:formula="of:=CONCATENATE([$'Blasting Plates'.N33];&quot;.&quot;;[$'Blasting Plates'.M33])" office:value-type="string" office:string-value="Sample 2.Plate 16" calcext:value-type="string">
            <text:p>Sample 2.Plate 16</text:p>
          </table:table-cell>
          <table:table-cell table:style-name="ce594" office:value-type="string" calcext:value-type="string">
            <text:p>Plate16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3</text:p>
          </table:table-cell>
          <table:table-cell table:formula="of:=CONCATENATE([$'Blasting Plates'.N34];&quot;.&quot;;[$'Blasting Plates'.M34])" office:value-type="string" office:string-value="Sample 3.Plate 16" calcext:value-type="string">
            <text:p>Sample 3.Plate 16</text:p>
          </table:table-cell>
          <table:table-cell table:style-name="ce598" office:value-type="date" office:date-value="2018-02-05" calcext:value-type="date">
            <text:p>02/05/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38]" office:value-type="string" office:string-value="6-40" calcext:value-type="string">
            <text:p>6-40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4</text:p>
          </table:table-cell>
          <table:table-cell table:formula="of:=CONCATENATE([$'Blasting Plates'.N35];&quot;.&quot;;[$'Blasting Plates'.M35])" office:value-type="string" office:string-value="Sample 4.Plate 16" calcext:value-type="string">
            <text:p>Sample 4.Plate 16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3" table:formula="of:=[.C32]" office:value-type="string" office:string-value="6-6" calcext:value-type="string">
            <text:p>6-6</text:p>
          </table:table-cell>
          <table:table-cell table:style-name="ce625" table:number-columns-repeated="4"/>
          <table:table-cell table:style-name="ce633"/>
          <table:table-cell table:style-name="ce613" table:formula="of:=[.C39]" office:value-type="string" office:string-value="31-24" calcext:value-type="string">
            <text:p>31-24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5</text:p>
          </table:table-cell>
          <table:table-cell table:formula="of:=CONCATENATE([$'Blasting Plates'.N36];&quot;.&quot;;[$'Blasting Plates'.M36])" office:value-type="string" office:string-value="Sample 5.Plate 16" calcext:value-type="string">
            <text:p>Sample 5.Plate 16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3" table:formula="of:=[.C33]" office:value-type="string" office:string-value="31-34" calcext:value-type="string">
            <text:p>31-34</text:p>
          </table:table-cell>
          <table:table-cell table:style-name="ce625" table:number-columns-repeated="4"/>
          <table:table-cell table:style-name="ce633"/>
          <table:table-cell table:style-name="ce613" table:formula="of:=[.C40]" office:value-type="string" office:string-value="6-118" calcext:value-type="string">
            <text:p>6-118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6</text:p>
          </table:table-cell>
          <table:table-cell table:formula="of:=CONCATENATE([$'Blasting Plates'.N37];&quot;.&quot;;[$'Blasting Plates'.M37])" office:value-type="string" office:string-value="Sample 6.Plate 16" calcext:value-type="string">
            <text:p>Sample 6.Plate 16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3" table:formula="of:=[.C34]" office:value-type="string" office:string-value="6-81" calcext:value-type="string">
            <text:p>6-81</text:p>
          </table:table-cell>
          <table:table-cell table:style-name="ce625" table:number-columns-repeated="4"/>
          <table:table-cell table:style-name="ce633"/>
          <table:table-cell table:style-name="ce613" table:formula="of:=[.C41]" office:value-type="string" office:string-value="31-8" calcext:value-type="string">
            <text:p>31-8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7</text:p>
          </table:table-cell>
          <table:table-cell table:formula="of:=CONCATENATE([$'Blasting Plates'.N38];&quot;.&quot;;[$'Blasting Plates'.M38])" office:value-type="string" office:string-value="Sample 7.Plate 16" calcext:value-type="string">
            <text:p>Sample 7.Plate 16</text:p>
          </table:table-cell>
          <table:table-cell table:style-name="ce598"/>
          <table:table-cell table:style-name="ce601" office:value-type="string" calcext:value-type="string">
            <text:p>E</text:p>
          </table:table-cell>
          <table:table-cell table:style-name="ce613" table:formula="of:=[.C35]" office:value-type="string" office:string-value="31-30" calcext:value-type="string">
            <text:p>31-30</text:p>
          </table:table-cell>
          <table:table-cell table:style-name="ce625" table:number-columns-repeated="4"/>
          <table:table-cell table:style-name="ce633"/>
          <table:table-cell table:style-name="ce613" table:formula="of:=[.C42]" office:value-type="string" office:string-value="6-82" calcext:value-type="string">
            <text:p>6-8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8</text:p>
          </table:table-cell>
          <table:table-cell table:formula="of:=CONCATENATE([$'Blasting Plates'.N39];&quot;.&quot;;[$'Blasting Plates'.M39])" office:value-type="string" office:string-value="Sample 8.Plate 16" calcext:value-type="string">
            <text:p>Sample 8.Plate 16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3" table:formula="of:=[.C36]" office:value-type="string" office:string-value="6-86" calcext:value-type="string">
            <text:p>6-86</text:p>
          </table:table-cell>
          <table:table-cell table:style-name="ce625" table:number-columns-repeated="4"/>
          <table:table-cell table:style-name="ce633"/>
          <table:table-cell table:style-name="ce613" table:formula="of:=[.C43]" office:value-type="string" office:string-value="31-2" calcext:value-type="string">
            <text:p>31-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9</text:p>
          </table:table-cell>
          <table:table-cell table:formula="of:=CONCATENATE([$'Blasting Plates'.N40];&quot;.&quot;;[$'Blasting Plates'.M40])" office:value-type="string" office:string-value="Sample 9.Plate 16" calcext:value-type="string">
            <text:p>Sample 9.Plate 16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3" table:formula="of:=[.C37]" office:value-type="string" office:string-value="31-40" calcext:value-type="string">
            <text:p>31-40</text:p>
          </table:table-cell>
          <table:table-cell table:style-name="ce625" table:number-columns-repeated="4"/>
          <table:table-cell table:style-name="ce633"/>
          <table:table-cell table:style-name="ce613" table:formula="of:=[.C44]" office:value-type="string" office:string-value="6-49" calcext:value-type="string">
            <text:p>6-49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10</text:p>
          </table:table-cell>
          <table:table-cell table:formula="of:=CONCATENATE([$'Blasting Plates'.N41];&quot;.&quot;;[$'Blasting Plates'.M41])" office:value-type="string" office:string-value="Sample 10.Plate 16" calcext:value-type="string">
            <text:p>Sample 10.Plate 16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45]" office:value-type="string" office:string-value="6-72" calcext:value-type="string">
            <text:p>6-72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11</text:p>
          </table:table-cell>
          <table:table-cell table:formula="of:=CONCATENATE([$'Blasting Plates'.N42];&quot;.&quot;;[$'Blasting Plates'.M42])" office:value-type="string" office:string-value="Sample 11.Plate 16" calcext:value-type="string">
            <text:p>Sample 11.Plate 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3-14</text:p>
          </table:table-cell>
          <table:table-cell table:number-columns-repeated="4"/>
          <table:table-cell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office:value-type="string" calcext:value-type="string">
            <text:p>Sample 12</text:p>
          </table:table-cell>
          <table:table-cell table:formula="of:=CONCATENATE([$'Blasting Plates'.N43];&quot;.&quot;;[$'Blasting Plates'.M43])" office:value-type="string" office:string-value="Sample 12.Plate 16" calcext:value-type="string">
            <text:p>Sample 12.Plate 16</text:p>
          </table:table-cell>
          <table:table-cell table:number-columns-repeated="14"/>
        </table:table-row>
        <table:table-row table:style-name="ro1">
          <table:table-cell table:style-name="ce680" office:value-type="string" calcext:value-type="string">
            <text:p>O. fav</text:p>
          </table:table-cell>
          <table:table-cell table:style-name="ce683" office:value-type="string" calcext:value-type="string">
            <text:p>6</text:p>
          </table:table-cell>
          <table:table-cell table:style-name="ce683" office:value-type="string" calcext:value-type="string">
            <text:p>6-49</text:p>
          </table:table-cell>
          <table:table-cell table:style-name="ce685" office:value-type="string" calcext:value-type="string">
            <text:p>NP</text:p>
          </table:table-cell>
          <table:table-cell table:style-name="ce688" office:value-type="string" calcext:value-type="string">
            <text:p>R2</text:p>
          </table:table-cell>
          <table:table-cell table:style-name="ce690" office:value-type="date" office:date-value="2018-02-23" calcext:value-type="date">
            <text:p>2018-02-23</text:p>
          </table:table-cell>
          <table:table-cell table:style-name="ce691" office:value-type="date" office:date-value="2018-02-26" calcext:value-type="date">
            <text:p>2018-02-26</text:p>
          </table:table-cell>
          <table:table-cell table:style-name="ce691" office:value-type="date" office:date-value="2018-02-27" calcext:value-type="date">
            <text:p>2018-02-27</text:p>
          </table:table-cell>
          <table:table-cell table:style-name="ce691" office:value-type="date" office:date-value="2018-02-28" calcext:value-type="date">
            <text:p>2018-02-28</text:p>
          </table:table-cell>
          <table:table-cell table:style-name="ce692" office:value-type="date" office:date-value="2018-03-01" calcext:value-type="date">
            <text:p>2018-03-01</text:p>
          </table:table-cell>
          <table:table-cell table:style-name="ce693"/>
          <table:table-cell table:style-name="ce693"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table:style-name="ce693" office:value-type="string" calcext:value-type="string">
            <text:p>Sample 13</text:p>
          </table:table-cell>
          <table:table-cell table:formula="of:=CONCATENATE([$'Blasting Plates'.N44];&quot;.&quot;;[$'Blasting Plates'.M44])" office:value-type="string" office:string-value="Sample 13.Plate 16" calcext:value-type="string">
            <text:p>Sample 13.Plate 16</text:p>
          </table:table-cell>
          <table:table-cell table:number-columns-repeated="14"/>
        </table:table-row>
        <table:table-row table:style-name="ro1">
          <table:table-cell table:style-name="ce681" office:value-type="string" calcext:value-type="string">
            <text:p>O. fav</text:p>
          </table:table-cell>
          <table:table-cell table:style-name="ce684" office:value-type="string" calcext:value-type="string">
            <text:p>6</text:p>
          </table:table-cell>
          <table:table-cell table:style-name="ce684" office:value-type="string" calcext:value-type="string">
            <text:p>6-72</text:p>
          </table:table-cell>
          <table:table-cell table:style-name="ce686" office:value-type="string" calcext:value-type="string">
            <text:p>NP</text:p>
          </table:table-cell>
          <table:table-cell table:style-name="ce689" office:value-type="string" calcext:value-type="string">
            <text:p>R2</text:p>
          </table:table-cell>
          <table:table-cell table:style-name="ce690" office:value-type="date" office:date-value="2018-02-23" calcext:value-type="date">
            <text:p>2018-02-23</text:p>
          </table:table-cell>
          <table:table-cell table:style-name="ce691" office:value-type="date" office:date-value="2018-02-26" calcext:value-type="date">
            <text:p>2018-02-26</text:p>
          </table:table-cell>
          <table:table-cell table:style-name="ce691" office:value-type="date" office:date-value="2018-02-27" calcext:value-type="date">
            <text:p>2018-02-27</text:p>
          </table:table-cell>
          <table:table-cell table:style-name="ce691" office:value-type="date" office:date-value="2018-02-28" calcext:value-type="date">
            <text:p>2018-02-28</text:p>
          </table:table-cell>
          <table:table-cell table:style-name="ce692" office:value-type="date" office:date-value="2018-03-01" calcext:value-type="date">
            <text:p>2018-03-01</text:p>
          </table:table-cell>
          <table:table-cell table:style-name="ce693"/>
          <table:table-cell table:style-name="ce693" office:value-type="string" calcext:value-type="string">
            <text:p>Ofav, B, C, D</text:p>
          </table:table-cell>
          <table:table-cell office:value-type="string" calcext:value-type="string">
            <text:p>Plate 16</text:p>
          </table:table-cell>
          <table:table-cell table:style-name="ce693" office:value-type="string" calcext:value-type="string">
            <text:p>Sample 14</text:p>
          </table:table-cell>
          <table:table-cell table:formula="of:=CONCATENATE([$'Blasting Plates'.N45];&quot;.&quot;;[$'Blasting Plates'.M45])" office:value-type="string" office:string-value="Sample 14.Plate 16" calcext:value-type="string">
            <text:p>Sample 14.Plate 16</text:p>
          </table:table-cell>
          <table:table-cell table:number-columns-repeated="14"/>
        </table:table-row>
      </table:table>
      <table:table table:name="March Plates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3"/>
        <table:table-column table:style-name="co12" table:default-cell-style-name="ce506"/>
        <table:table-column table:style-name="co12" table:default-cell-style-name="ce528"/>
        <table:table-column table:style-name="co12" table:number-columns-repeated="3" table:default-cell-style-name="Default"/>
        <table:table-column table:style-name="co67" table:default-cell-style-name="Default"/>
        <table:table-column table:style-name="co6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6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45" office:value-type="string" calcext:value-type="string">
            <text:p>Sample T=20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</text:p>
          </table:table-cell>
          <table:table-cell table:formula="of:=CONCATENATE([$'March Plates'.I2];&quot;_&quot;;[$'March Plates'.H2]; &quot;.csv&quot;)" office:value-type="string" office:string-value="Sample 1_Plate13.csv" calcext:value-type="string">
            <text:p>Sample 1_Plate13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2</text:p>
          </table:table-cell>
          <table:table-cell table:formula="of:=CONCATENATE([$'March Plates'.I3];&quot;_&quot;;[$'March Plates'.H3]; &quot;.csv&quot;)" office:value-type="string" office:string-value="Sample 2_Plate13.csv" calcext:value-type="string">
            <text:p>Sample 2_Plate13.csv</text:p>
          </table:table-cell>
          <table:table-cell table:style-name="ce594" office:value-type="string" calcext:value-type="string">
            <text:p>Plate 13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3</text:p>
          </table:table-cell>
          <table:table-cell table:formula="of:=CONCATENATE([$'March Plates'.I4];&quot;_&quot;;[$'March Plates'.H4]; &quot;.csv&quot;)" office:value-type="string" office:string-value="Sample 3_Plate13.csv" calcext:value-type="string">
            <text:p>Sample 3_Plate13.csv</text:p>
          </table:table-cell>
          <table:table-cell table:style-name="ce598" office:value-type="date" office:date-value="2018-03-06" calcext:value-type="date">
            <text:p>03/06/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table:formula="of:=[.C8]" office:value-type="string" office:string-value="34-5" calcext:value-type="string" table:number-columns-spanned="4" table:number-rows-spanned="1">
            <text:p>34-5</text:p>
          </table:table-cell>
          <table:covered-table-cell table:number-columns-repeated="2" table:style-name="ce625"/>
          <table:covered-table-cell table:style-name="ce633"/>
          <table:table-cell table:style-name="ce613" table:formula="of:=[.C16]" office:value-type="string" office:string-value="34-8" calcext:value-type="string">
            <text:p>34-8</text:p>
          </table:table-cell>
          <table:table-cell table:style-name="ce625"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4</text:p>
          </table:table-cell>
          <table:table-cell table:formula="of:=CONCATENATE([$'March Plates'.I5];&quot;_&quot;;[$'March Plates'.H5]; &quot;.csv&quot;)" office:value-type="string" office:string-value="Sample 4_Plate13.csv" calcext:value-type="string">
            <text:p>Sample 4_Plate13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41" office:value-type="string" calcext:value-type="string">
            <text:p>20-19</text:p>
          </table:table-cell>
          <table:table-cell table:style-name="ce642" table:number-columns-repeated="3"/>
          <table:table-cell table:style-name="ce613" table:formula="of:=[.C9]" office:value-type="string" office:string-value="34-44" calcext:value-type="string">
            <text:p>34-44</text:p>
          </table:table-cell>
          <table:table-cell table:style-name="ce625" table:number-columns-repeated="2"/>
          <table:table-cell table:style-name="ce633"/>
          <table:table-cell table:style-name="ce613" table:formula="of:=[.C17]" office:value-type="string" office:string-value="34-23" calcext:value-type="string">
            <text:p>34-23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5</text:p>
          </table:table-cell>
          <table:table-cell table:formula="of:=CONCATENATE([$'March Plates'.I6];&quot;_&quot;;[$'March Plates'.H6]; &quot;.csv&quot;)" office:value-type="string" office:string-value="Sample 5_Plate13.csv" calcext:value-type="string">
            <text:p>Sample 5_Plate13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41" office:value-type="string" calcext:value-type="string">
            <text:p>20-30</text:p>
          </table:table-cell>
          <table:table-cell table:style-name="ce625" table:number-columns-repeated="2"/>
          <table:table-cell table:style-name="ce633"/>
          <table:table-cell table:style-name="ce613" table:formula="of:=[.C10]" office:value-type="string" office:string-value="20-17" calcext:value-type="string">
            <text:p>20-17</text:p>
          </table:table-cell>
          <table:table-cell table:style-name="ce625" table:number-columns-repeated="2"/>
          <table:table-cell table:style-name="ce633"/>
          <table:table-cell table:style-name="ce613" table:formula="of:=[.C18]" office:value-type="string" office:string-value="20-29" calcext:value-type="string">
            <text:p>20-29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6</text:p>
          </table:table-cell>
          <table:table-cell table:formula="of:=CONCATENATE([$'March Plates'.I7];&quot;_&quot;;[$'March Plates'.H7]; &quot;.csv&quot;)" office:value-type="string" office:string-value="Sample 6_Plate13.csv" calcext:value-type="string">
            <text:p>Sample 6_Plate13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41" office:value-type="string" calcext:value-type="string">
            <text:p>34-20</text:p>
          </table:table-cell>
          <table:table-cell table:style-name="ce625" table:number-columns-repeated="2"/>
          <table:table-cell table:style-name="ce633"/>
          <table:table-cell table:style-name="ce613" table:formula="of:=[.C11]" office:value-type="string" office:string-value="20-34" calcext:value-type="string">
            <text:p>20-34</text:p>
          </table:table-cell>
          <table:table-cell table:style-name="ce625" table:number-columns-repeated="2"/>
          <table:table-cell table:style-name="ce633"/>
          <table:table-cell table:style-name="ce613" table:formula="of:=[.C19]" office:value-type="string" office:string-value="20-41" calcext:value-type="string">
            <text:p>20-41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7</text:p>
          </table:table-cell>
          <table:table-cell table:formula="of:=CONCATENATE([$'March Plates'.I8];&quot;_&quot;;[$'March Plates'.H8]; &quot;.csv&quot;)" office:value-type="string" office:string-value="Sample 7_Plate13.csv" calcext:value-type="string">
            <text:p>Sample 7_Plate13.csv</text:p>
          </table:table-cell>
          <table:table-cell table:style-name="ce598"/>
          <table:table-cell table:style-name="ce601" office:value-type="string" calcext:value-type="string">
            <text:p>E</text:p>
          </table:table-cell>
          <table:table-cell table:style-name="ce641" office:value-type="string" calcext:value-type="string">
            <text:p>34-49</text:p>
          </table:table-cell>
          <table:table-cell table:style-name="ce625" table:number-columns-repeated="2"/>
          <table:table-cell table:style-name="ce633"/>
          <table:table-cell table:style-name="ce613" table:formula="of:=[.C12]" office:value-type="string" office:string-value="34-9" calcext:value-type="string">
            <text:p>34-9</text:p>
          </table:table-cell>
          <table:table-cell table:style-name="ce625" table:number-columns-repeated="2"/>
          <table:table-cell table:style-name="ce633"/>
          <table:table-cell table:style-name="ce613" table:formula="of:=[.C20]" office:value-type="string" office:string-value="34-24" calcext:value-type="string">
            <text:p>34-24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8</text:p>
          </table:table-cell>
          <table:table-cell table:formula="of:=CONCATENATE([$'March Plates'.I9];&quot;_&quot;;[$'March Plates'.H9]; &quot;.csv&quot;)" office:value-type="string" office:string-value="Sample 8_Plate13.csv" calcext:value-type="string">
            <text:p>Sample 8_Plate13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41" office:value-type="string" calcext:value-type="string">
            <text:p>20-2</text:p>
          </table:table-cell>
          <table:table-cell table:style-name="ce625" table:number-columns-repeated="2"/>
          <table:table-cell table:style-name="ce633"/>
          <table:table-cell table:style-name="ce613" table:formula="of:=[.C13]" office:value-type="string" office:string-value="34-22" calcext:value-type="string">
            <text:p>34-22</text:p>
          </table:table-cell>
          <table:table-cell table:style-name="ce625" table:number-columns-repeated="2"/>
          <table:table-cell table:style-name="ce633"/>
          <table:table-cell table:style-name="ce613" table:formula="of:=[.C21]" office:value-type="string" office:string-value="34-25" calcext:value-type="string">
            <text:p>34-25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9</text:p>
          </table:table-cell>
          <table:table-cell table:formula="of:=CONCATENATE([$'March Plates'.I10];&quot;_&quot;;[$'March Plates'.H10]; &quot;.csv&quot;)" office:value-type="string" office:string-value="Sample 9_Plate13.csv" calcext:value-type="string">
            <text:p>Sample 9_Plate13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41" office:value-type="string" calcext:value-type="string">
            <text:p>20-46</text:p>
          </table:table-cell>
          <table:table-cell table:style-name="ce625" table:number-columns-repeated="2"/>
          <table:table-cell table:style-name="ce633"/>
          <table:table-cell table:style-name="ce613" table:formula="of:=[.C14]" office:value-type="string" office:string-value="20-3" calcext:value-type="string">
            <text:p>20-3</text:p>
          </table:table-cell>
          <table:table-cell table:style-name="ce625" table:number-columns-repeated="2"/>
          <table:table-cell table:style-name="ce633"/>
          <table:table-cell table:style-name="ce613" table:formula="of:=[.C22]" office:value-type="string" office:string-value="20-11" calcext:value-type="string">
            <text:p>20-11</text:p>
          </table:table-cell>
          <table:table-cell table:style-name="ce625" table:number-columns-repeated="2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0</text:p>
          </table:table-cell>
          <table:table-cell table:formula="of:=CONCATENATE([$'March Plates'.I11];&quot;_&quot;;[$'March Plates'.H11]; &quot;.csv&quot;)" office:value-type="string" office:string-value="Sample 10_Plate13.csv" calcext:value-type="string">
            <text:p>Sample 10_Plate13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table:formula="of:=[.C15]" office:value-type="string" office:string-value="20-4" calcext:value-type="string" table:number-columns-spanned="4" table:number-rows-spanned="1">
            <text:p>20-4</text:p>
          </table:table-cell>
          <table:covered-table-cell table:style-name="ce633"/>
          <table:covered-table-cell table:style-name="ce613"/>
          <table:covered-table-cell table:style-name="ce625"/>
          <table:table-cell table:style-name="ce646" table:formula="of:=[.C23]" office:value-type="string" office:string-value="20-50" calcext:value-type="string" table:number-columns-spanned="4" table:number-rows-spanned="1">
            <text:p>20-50</text:p>
          </table:table-cell>
          <table:covered-table-cell table:style-name="ce633"/>
          <table:covered-table-cell table:style-name="ce613" table:formula="of:=[.C23]" office:value-type="string" office:string-value="20-50" calcext:value-type="string">
            <text:p>20-50</text:p>
          </table:covered-table-cell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1</text:p>
          </table:table-cell>
          <table:table-cell table:formula="of:=CONCATENATE([$'March Plates'.I12];&quot;_&quot;;[$'March Plates'.H12]; &quot;.csv&quot;)" office:value-type="string" office:string-value="Sample 11_Plate13.csv" calcext:value-type="string">
            <text:p>Sample 11_Plate13.csv</text:p>
          </table:table-cell>
          <table:table-cell table:number-columns-repeated="14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2</text:p>
          </table:table-cell>
          <table:table-cell table:formula="of:=CONCATENATE([$'March Plates'.I13];&quot;_&quot;;[$'March Plates'.H13]; &quot;.csv&quot;)" office:value-type="string" office:string-value="Sample 12_Plate13.csv" calcext:value-type="string">
            <text:p>Sample 12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3</text:p>
          </table:table-cell>
          <table:table-cell table:formula="of:=CONCATENATE([$'March Plates'.I14];&quot;_&quot;;[$'March Plates'.H14]; &quot;.csv&quot;)" office:value-type="string" office:string-value="Sample 13_Plate13.csv" calcext:value-type="string">
            <text:p>Sample 13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4</text:p>
          </table:table-cell>
          <table:table-cell table:formula="of:=CONCATENATE([$'March Plates'.I15];&quot;_&quot;;[$'March Plates'.H15]; &quot;.csv&quot;)" office:value-type="string" office:string-value="Sample 14_Plate13.csv" calcext:value-type="string">
            <text:p>Sample 14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5</text:p>
          </table:table-cell>
          <table:table-cell table:formula="of:=CONCATENATE([$'March Plates'.I16];&quot;_&quot;;[$'March Plates'.H16]; &quot;.csv&quot;)" office:value-type="string" office:string-value="Sample 15_Plate13.csv" calcext:value-type="string">
            <text:p>Sample 15_Plate13.csv</text:p>
          </table:table-cell>
          <table:table-cell table:number-columns-repeated="14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6</text:p>
          </table:table-cell>
          <table:table-cell table:formula="of:=CONCATENATE([$'March Plates'.I17];&quot;_&quot;;[$'March Plates'.H17]; &quot;.csv&quot;)" office:value-type="string" office:string-value="Sample 16_Plate13.csv" calcext:value-type="string">
            <text:p>Sample 16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7</text:p>
          </table:table-cell>
          <table:table-cell table:formula="of:=CONCATENATE([$'March Plates'.I18];&quot;_&quot;;[$'March Plates'.H18]; &quot;.csv&quot;)" office:value-type="string" office:string-value="Sample 17_Plate13.csv" calcext:value-type="string">
            <text:p>Sample 17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8</text:p>
          </table:table-cell>
          <table:table-cell table:formula="of:=CONCATENATE([$'March Plates'.I19];&quot;_&quot;;[$'March Plates'.H19]; &quot;.csv&quot;)" office:value-type="string" office:string-value="Sample 18_Plate13.csv" calcext:value-type="string">
            <text:p>Sample 18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19</text:p>
          </table:table-cell>
          <table:table-cell table:formula="of:=CONCATENATE([$'March Plates'.I20];&quot;_&quot;;[$'March Plates'.H20]; &quot;.csv&quot;)" office:value-type="string" office:string-value="Sample 19_Plate13.csv" calcext:value-type="string">
            <text:p>Sample 19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20</text:p>
          </table:table-cell>
          <table:table-cell table:formula="of:=CONCATENATE([$'March Plates'.I21];&quot;_&quot;;[$'March Plates'.H21]; &quot;.csv&quot;)" office:value-type="string" office:string-value="Sample 20_Plate13.csv" calcext:value-type="string">
            <text:p>Sample 20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21</text:p>
          </table:table-cell>
          <table:table-cell table:formula="of:=CONCATENATE([$'March Plates'.I22];&quot;_&quot;;[$'March Plates'.H22]; &quot;.csv&quot;)" office:value-type="string" office:string-value="Sample 21_Plate13.csv" calcext:value-type="string">
            <text:p>Sample 21_Plate13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3</text:p>
          </table:table-cell>
          <table:table-cell office:value-type="string" calcext:value-type="string">
            <text:p>Sample 22</text:p>
          </table:table-cell>
          <table:table-cell table:formula="of:=CONCATENATE([$'March Plates'.I23];&quot;_&quot;;[$'March Plates'.H23]; &quot;.csv&quot;)" office:value-type="string" office:string-value="Sample 22_Plate13.csv" calcext:value-type="string">
            <text:p>Sample 22_Plate13.csv</text:p>
          </table:table-cell>
          <table:table-cell table:number-columns-repeated="14"/>
        </table:table-row>
        <table:table-row table:style-name="ro1" table:number-rows-repeated="4">
          <table:table-cell table:style-name="Default" table:number-columns-repeated="6"/>
          <table:table-cell table:number-columns-repeated="18"/>
        </table:table-row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45" office:value-type="string" calcext:value-type="string">
            <text:p>Sample T=20</text:p>
          </table:table-cell>
          <table:table-cell table:style-name="ce205" office:value-type="string" calcext:value-type="string">
            <text:p>Targets</text:p>
          </table:table-cell>
          <table:table-cell table:style-name="ce205" office:value-type="string" calcext:value-type="string">
            <text:p>Plate</text:p>
          </table:table-cell>
          <table:table-cell table:style-name="ce205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7"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1</text:p>
          </table:table-cell>
          <table:table-cell table:formula="of:=CONCATENATE([$'March Plates'.I29];&quot;_&quot;;[$'March Plates'.H29]; &quot;.csv&quot;)" office:value-type="string" office:string-value="Sample 1_Plate14.csv" calcext:value-type="string">
            <text:p>Sample 1_Plate14.csv</text:p>
          </table:table-cell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2</text:p>
          </table:table-cell>
          <table:table-cell table:formula="of:=CONCATENATE([$'March Plates'.I30];&quot;_&quot;;[$'March Plates'.H30]; &quot;.csv&quot;)" office:value-type="string" office:string-value="Sample 2_Plate14.csv" calcext:value-type="string">
            <text:p>Sample 2_Plate14.csv</text:p>
          </table:table-cell>
          <table:table-cell table:style-name="ce594" office:value-type="string" calcext:value-type="string">
            <text:p>Plate 14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3</text:p>
          </table:table-cell>
          <table:table-cell table:formula="of:=CONCATENATE([$'March Plates'.I31];&quot;_&quot;;[$'March Plates'.H31]; &quot;.csv&quot;)" office:value-type="string" office:string-value="Sample 3_Plate14.csv" calcext:value-type="string">
            <text:p>Sample 3_Plate14.csv</text:p>
          </table:table-cell>
          <table:table-cell table:style-name="ce598" office:value-type="date" office:date-value="2018-03-06" calcext:value-type="date">
            <text:p>03/06/18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35]" office:value-type="string" office:string-value="6-85" calcext:value-type="string">
            <text:p>6-85</text:p>
          </table:table-cell>
          <table:table-cell table:style-name="ce625"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4</text:p>
          </table:table-cell>
          <table:table-cell table:formula="of:=CONCATENATE([$'March Plates'.I32];&quot;_&quot;;[$'March Plates'.H32]; &quot;.csv&quot;)" office:value-type="string" office:string-value="Sample 4_Plate14.csv" calcext:value-type="string">
            <text:p>Sample 4_Plate14.csv</text:p>
          </table:table-cell>
          <table:table-cell table:style-name="ce595"/>
          <table:table-cell table:style-name="ce601" office:value-type="string" calcext:value-type="string">
            <text:p>B</text:p>
          </table:table-cell>
          <table:table-cell table:style-name="ce613" table:formula="of:=[.C29]" office:value-type="string" office:string-value="6-83" calcext:value-type="string">
            <text:p>6-83</text:p>
          </table:table-cell>
          <table:table-cell table:style-name="ce625" table:number-columns-repeated="4"/>
          <table:table-cell table:style-name="ce633"/>
          <table:table-cell table:style-name="ce613" table:formula="of:=[.C36]" office:value-type="string" office:string-value="6-116" calcext:value-type="string">
            <text:p>6-116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5</text:p>
          </table:table-cell>
          <table:table-cell table:formula="of:=CONCATENATE([$'March Plates'.I33];&quot;_&quot;;[$'March Plates'.H33]; &quot;.csv&quot;)" office:value-type="string" office:string-value="Sample 5_Plate14.csv" calcext:value-type="string">
            <text:p>Sample 5_Plate14.csv</text:p>
          </table:table-cell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13" table:formula="of:=[.C30]" office:value-type="string" office:string-value="6-112" calcext:value-type="string">
            <text:p>6-112</text:p>
          </table:table-cell>
          <table:table-cell table:style-name="ce625" table:number-columns-repeated="4"/>
          <table:table-cell table:style-name="ce633"/>
          <table:table-cell table:style-name="ce613" table:formula="of:=[.C37]" office:value-type="string" office:string-value="6-12" calcext:value-type="string">
            <text:p>6-1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6</text:p>
          </table:table-cell>
          <table:table-cell table:formula="of:=CONCATENATE([$'March Plates'.I34];&quot;_&quot;;[$'March Plates'.H34]; &quot;.csv&quot;)" office:value-type="string" office:string-value="Sample 6_Plate14.csv" calcext:value-type="string">
            <text:p>Sample 6_Plate14.csv</text:p>
          </table:table-cell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13" table:formula="of:=[.C31]" office:value-type="string" office:string-value="6-9" calcext:value-type="string">
            <text:p>6-9</text:p>
          </table:table-cell>
          <table:table-cell table:style-name="ce625" table:number-columns-repeated="4"/>
          <table:table-cell table:style-name="ce633"/>
          <table:table-cell table:style-name="ce613" table:formula="of:=[.C38]" office:value-type="string" office:string-value="6-19" calcext:value-type="string">
            <text:p>6-19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7</text:p>
          </table:table-cell>
          <table:table-cell table:formula="of:=CONCATENATE([$'March Plates'.I35];&quot;_&quot;;[$'March Plates'.H35]; &quot;.csv&quot;)" office:value-type="string" office:string-value="Sample 7_Plate14.csv" calcext:value-type="string">
            <text:p>Sample 7_Plate14.csv</text:p>
          </table:table-cell>
          <table:table-cell table:style-name="ce598"/>
          <table:table-cell table:style-name="ce601" office:value-type="string" calcext:value-type="string">
            <text:p>E</text:p>
          </table:table-cell>
          <table:table-cell table:style-name="ce613" table:formula="of:=[.C32]" office:value-type="string" office:string-value="6-96" calcext:value-type="string">
            <text:p>6-96</text:p>
          </table:table-cell>
          <table:table-cell table:style-name="ce625" table:number-columns-repeated="4"/>
          <table:table-cell table:style-name="ce633"/>
          <table:table-cell table:style-name="ce613" table:formula="of:=[.C39]" office:value-type="string" office:string-value="6-72" calcext:value-type="string">
            <text:p>6-7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8</text:p>
          </table:table-cell>
          <table:table-cell table:formula="of:=CONCATENATE([$'March Plates'.I36];&quot;_&quot;;[$'March Plates'.H36]; &quot;.csv&quot;)" office:value-type="string" office:string-value="Sample 8_Plate14.csv" calcext:value-type="string">
            <text:p>Sample 8_Plate14.csv</text:p>
          </table:table-cell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13" table:formula="of:=[.C33]" office:value-type="string" office:string-value="6-61" calcext:value-type="string">
            <text:p>6-61</text:p>
          </table:table-cell>
          <table:table-cell table:style-name="ce625" table:number-columns-repeated="4"/>
          <table:table-cell table:style-name="ce633"/>
          <table:table-cell table:style-name="ce613" table:formula="of:=[.C40]" office:value-type="string" office:string-value="34-21" calcext:value-type="string">
            <text:p>34-21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9</text:p>
          </table:table-cell>
          <table:table-cell table:formula="of:=CONCATENATE([$'March Plates'.I37];&quot;_&quot;;[$'March Plates'.H37]; &quot;.csv&quot;)" office:value-type="string" office:string-value="Sample 9_Plate14.csv" calcext:value-type="string">
            <text:p>Sample 9_Plate14.csv</text:p>
          </table:table-cell>
          <table:table-cell table:style-name="ce594"/>
          <table:table-cell table:style-name="ce601" office:value-type="string" calcext:value-type="string">
            <text:p>G</text:p>
          </table:table-cell>
          <table:table-cell table:style-name="ce613" table:formula="of:=[.C34]" office:value-type="string" office:string-value="6-115" calcext:value-type="string">
            <text:p>6-115</text:p>
          </table:table-cell>
          <table:table-cell table:style-name="ce625" table:number-columns-repeated="4"/>
          <table:table-cell table:style-name="ce633"/>
          <table:table-cell table:style-name="ce613" table:formula="of:=[.C41]" office:value-type="string" office:string-value="34-32" calcext:value-type="string">
            <text:p>34-32</text:p>
          </table:table-cell>
          <table:table-cell table:style-name="ce625" table:number-columns-repeated="4"/>
          <table:table-cell table:style-name="ce63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10</text:p>
          </table:table-cell>
          <table:table-cell table:formula="of:=CONCATENATE([$'March Plates'.I38];&quot;_&quot;;[$'March Plates'.H38]; &quot;.csv&quot;)" office:value-type="string" office:string-value="Sample 10_Plate14.csv" calcext:value-type="string">
            <text:p>Sample 10_Plate14.csv</text:p>
          </table:table-cell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42]" office:value-type="float" office:value="0" calcext:value-type="float">
            <text:p>0</text:p>
          </table:table-cell>
          <table:table-cell table:style-name="ce625"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B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11</text:p>
          </table:table-cell>
          <table:table-cell table:formula="of:=CONCATENATE([$'March Plates'.I39];&quot;_&quot;;[$'March Plates'.H39]; &quot;.csv&quot;)" office:value-type="string" office:string-value="Sample 11_Plate14.csv" calcext:value-type="string">
            <text:p>Sample 11_Plate14.c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12</text:p>
          </table:table-cell>
          <table:table-cell table:formula="of:=CONCATENATE([$'March Plates'.I40];&quot;_&quot;;[$'March Plates'.H40]; &quot;.csv&quot;)" office:value-type="string" office:string-value="Sample 12_Plate14.csv" calcext:value-type="string">
            <text:p>Sample 12_Plate14.csv</text:p>
          </table:table-cell>
          <table:table-cell table:number-columns-repeated="14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Ofav, C, D</text:p>
          </table:table-cell>
          <table:table-cell office:value-type="string" calcext:value-type="string">
            <text:p>Plate14</text:p>
          </table:table-cell>
          <table:table-cell office:value-type="string" calcext:value-type="string">
            <text:p>Sample 13</text:p>
          </table:table-cell>
          <table:table-cell table:formula="of:=CONCATENATE([$'March Plates'.I41];&quot;_&quot;;[$'March Plates'.H41]; &quot;.csv&quot;)" office:value-type="string" office:string-value="Sample 13_Plate14.csv" calcext:value-type="string">
            <text:p>Sample 13_Plate14.csv</text:p>
          </table:table-cell>
          <table:table-cell table:number-columns-repeated="14"/>
        </table:table-row>
      </table:table>
      <table:table table:name="ABCD Check" table:style-name="ta1">
        <table:table-column table:style-name="co12" table:default-cell-style-name="ce340"/>
        <table:table-column table:style-name="co12" table:number-columns-repeated="2" table:default-cell-style-name="ce345"/>
        <table:table-column table:style-name="co12" table:default-cell-style-name="ce349"/>
        <table:table-column table:style-name="co12" table:default-cell-style-name="ce362"/>
        <table:table-column table:style-name="co12" table:default-cell-style-name="ce394"/>
        <table:table-column table:style-name="co12" table:number-columns-repeated="3" table:default-cell-style-name="Default"/>
        <table:table-column table:style-name="co62" table:default-cell-style-name="Default"/>
        <table:table-column table:style-name="co88" table:default-cell-style-name="Default"/>
        <table:table-column table:style-name="co54" table:default-cell-style-name="ce713"/>
        <table:table-column table:style-name="co57" table:default-cell-style-name="ce767"/>
        <table:table-column table:style-name="co57" table:default-cell-style-name="Default"/>
        <table:table-column table:style-name="co56" table:default-cell-style-name="ce780"/>
        <table:table-column table:style-name="co57" table:number-columns-repeated="2" table:default-cell-style-name="ce780"/>
        <table:table-column table:style-name="co56" table:default-cell-style-name="ce780"/>
        <table:table-column table:style-name="co57" table:default-cell-style-name="ce783"/>
        <table:table-column table:style-name="co57" table:default-cell-style-name="ce780"/>
        <table:table-column table:style-name="co56" table:default-cell-style-name="ce780"/>
        <table:table-column table:style-name="co59" table:default-cell-style-name="ce780"/>
        <table:table-column table:style-name="co89" table:default-cell-style-name="Default"/>
        <table:table-column table:style-name="co56" table:default-cell-style-name="Default"/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338" office:value-type="string" calcext:value-type="string">
            <text:p>Spp</text:p>
          </table:table-cell>
          <table:table-cell table:style-name="ce343" office:value-type="string" calcext:value-type="string">
            <text:p>Colony</text:p>
          </table:table-cell>
          <table:table-cell table:style-name="ce343" office:value-type="string" calcext:value-type="string">
            <text:p>Core</text:p>
          </table:table-cell>
          <table:table-cell table:style-name="ce343" office:value-type="string" calcext:value-type="string">
            <text:p>Treat</text:p>
          </table:table-cell>
          <table:table-cell table:style-name="ce357" office:value-type="string" calcext:value-type="string">
            <text:p>Rep</text:p>
          </table:table-cell>
          <table:table-cell table:style-name="ce382" office:value-type="string" calcext:value-type="string">
            <text:p>Sample T=20</text:p>
          </table:table-cell>
          <table:table-cell table:style-name="ce797" office:value-type="string" calcext:value-type="string">
            <text:p>Targets</text:p>
          </table:table-cell>
          <table:table-cell table:style-name="ce797" office:value-type="string" calcext:value-type="string">
            <text:p>Plate</text:p>
          </table:table-cell>
          <table:table-cell table:style-name="ce797"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 table:style-name="ce705" office:value-type="string" calcext:value-type="string">
            <text:p>Ofav</text:p>
          </table:table-cell>
          <table:table-cell table:style-name="ce712"/>
          <table:table-cell table:style-name="ce775" office:value-type="string" calcext:value-type="string">
            <text:p>A</text:p>
          </table:table-cell>
          <table:table-cell table:style-name="ce778" office:value-type="string" calcext:value-type="string">
            <text:p>B</text:p>
          </table:table-cell>
          <table:table-cell table:style-name="ce781" office:value-type="string" calcext:value-type="string">
            <text:p>CD</text:p>
          </table:table-cell>
          <table:table-cell table:style-name="ce775" office:value-type="string" calcext:value-type="string">
            <text:p>A</text:p>
          </table:table-cell>
          <table:table-cell table:style-name="ce778" office:value-type="string" calcext:value-type="string">
            <text:p>B</text:p>
          </table:table-cell>
          <table:table-cell table:style-name="ce781" office:value-type="string" calcext:value-type="string">
            <text:p>CD</text:p>
          </table:table-cell>
          <table:table-cell table:style-name="ce775" office:value-type="string" calcext:value-type="string">
            <text:p>A</text:p>
          </table:table-cell>
          <table:table-cell table:style-name="ce778" office:value-type="string" calcext:value-type="string">
            <text:p>B</text:p>
          </table:table-cell>
          <table:table-cell table:style-name="ce781" office:value-type="string" calcext:value-type="string">
            <text:p>CD</text:p>
          </table:table-cell>
          <table:table-cell table:style-name="ce775" office:value-type="string" calcext:value-type="string">
            <text:p>A</text:p>
          </table:table-cell>
          <table:table-cell table:style-name="ce778" office:value-type="string" calcext:value-type="string">
            <text:p>B</text:p>
          </table:table-cell>
          <table:table-cell table:style-name="ce78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383"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1</text:p>
          </table:table-cell>
          <table:table-cell table:formula="of:=com.microsoft.concat([.I3];&quot;.&quot;;[.H3])" office:value-type="string" office:string-value="" calcext:value-type="error">
            <text:p>#NAME?</text:p>
          </table:table-cell>
          <table:table-cell table:style-name="ce705" office:value-type="string" calcext:value-type="string">
            <text:p>Plate 17</text:p>
          </table:table-cell>
          <table:table-cell table:style-name="ce712"/>
          <table:table-cell table:style-name="ce776" office:value-type="float" office:value="1" calcext:value-type="float">
            <text:p>1</text:p>
          </table:table-cell>
          <table:table-cell table:style-name="ce776" office:value-type="float" office:value="2" calcext:value-type="float">
            <text:p>2</text:p>
          </table:table-cell>
          <table:table-cell table:style-name="ce776" office:value-type="float" office:value="3" calcext:value-type="float">
            <text:p>3</text:p>
          </table:table-cell>
          <table:table-cell table:style-name="ce776" office:value-type="float" office:value="4" calcext:value-type="float">
            <text:p>4</text:p>
          </table:table-cell>
          <table:table-cell table:style-name="ce776" office:value-type="float" office:value="5" calcext:value-type="float">
            <text:p>5</text:p>
          </table:table-cell>
          <table:table-cell table:style-name="ce776" office:value-type="float" office:value="6" calcext:value-type="float">
            <text:p>6</text:p>
          </table:table-cell>
          <table:table-cell table:style-name="ce776" office:value-type="float" office:value="7" calcext:value-type="float">
            <text:p>7</text:p>
          </table:table-cell>
          <table:table-cell table:style-name="ce776" office:value-type="float" office:value="8" calcext:value-type="float">
            <text:p>8</text:p>
          </table:table-cell>
          <table:table-cell table:style-name="ce776" office:value-type="float" office:value="9" calcext:value-type="float">
            <text:p>9</text:p>
          </table:table-cell>
          <table:table-cell table:style-name="ce776" office:value-type="float" office:value="10" calcext:value-type="float">
            <text:p>10</text:p>
          </table:table-cell>
          <table:table-cell table:style-name="ce776" office:value-type="float" office:value="11" calcext:value-type="float">
            <text:p>11</text:p>
          </table:table-cell>
          <table:table-cell table:style-name="ce78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2</text:p>
          </table:table-cell>
          <table:table-cell table:formula="of:=com.microsoft.concat([.I4];&quot;.&quot;;[.H4])" office:value-type="string" office:string-value="" calcext:value-type="error">
            <text:p>#NAME?</text:p>
          </table:table-cell>
          <table:table-cell table:style-name="ce706"/>
          <table:table-cell office:value-type="string" calcext:value-type="string">
            <text:p>A</text:p>
          </table:table-cell>
          <table:table-cell table:formula="of:=[.C3]" office:value-type="string" office:string-value="6-83" calcext:value-type="string" table:number-columns-spanned="6" table:number-rows-spanned="1">
            <text:p>6-83</text:p>
          </table:table-cell>
          <table:covered-table-cell table:style-name="ce779"/>
          <table:covered-table-cell table:number-columns-repeated="4"/>
          <table:table-cell table:formula="of:=[.C10]" office:value-type="string" office:string-value="6-116" calcext:value-type="string" table:number-columns-spanned="6" table:number-rows-spanned="1">
            <text:p>6-116</text:p>
          </table:table-cell>
          <table:covered-table-cell table:number-columns-repeated="3"/>
          <table:covered-table-cell table:number-columns-repeated="2" table:style-name="ce779"/>
        </table:table-row>
        <table:table-row table:style-name="ro1">
          <table:table-cell table:style-name="ce339" office:value-type="string" calcext:value-type="string">
            <text:p>O. fav</text:p>
          </table:table-cell>
          <table:table-cell table:style-name="ce344" office:value-type="string" calcext:value-type="string">
            <text:p>6</text:p>
          </table:table-cell>
          <table:table-cell table:style-name="ce344" office:value-type="string" calcext:value-type="string">
            <text:p>6-9</text:p>
          </table:table-cell>
          <table:table-cell table:style-name="ce351" office:value-type="string" calcext:value-type="string">
            <text:p>N</text:p>
          </table:table-cell>
          <table:table-cell table:style-name="ce358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3</text:p>
          </table:table-cell>
          <table:table-cell table:formula="of:=com.microsoft.concat([.I5];&quot;.&quot;;[.H5])" office:value-type="string" office:string-value="" calcext:value-type="error">
            <text:p>#NAME?</text:p>
          </table:table-cell>
          <table:table-cell table:style-name="ce706" office:value-type="string" calcext:value-type="string">
            <text:p>03-03-2018</text:p>
          </table:table-cell>
          <table:table-cell office:value-type="string" calcext:value-type="string">
            <text:p>B</text:p>
          </table:table-cell>
          <table:table-cell table:formula="of:=[.C4]" office:value-type="string" office:string-value="6-112" calcext:value-type="string" table:number-columns-spanned="6" table:number-rows-spanned="1">
            <text:p>6-112</text:p>
          </table:table-cell>
          <table:covered-table-cell table:style-name="ce780"/>
          <table:covered-table-cell table:number-columns-repeated="4"/>
          <table:table-cell table:formula="of:=[.C11]" office:value-type="string" office:string-value="6-12" calcext:value-type="string" table:number-columns-spanned="6" table:number-rows-spanned="1">
            <text:p>6-12</text:p>
          </table:table-cell>
          <table:covered-table-cell table:number-columns-repeated="3"/>
          <table:covered-table-cell table:number-columns-repeated="2" table:style-name="ce78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4</text:p>
          </table:table-cell>
          <table:table-cell table:formula="of:=com.microsoft.concat([.I6];&quot;.&quot;;[.H6])" office:value-type="string" office:string-value="" calcext:value-type="error">
            <text:p>#NAME?</text:p>
          </table:table-cell>
          <table:table-cell table:style-name="ce708"/>
          <table:table-cell office:value-type="string" calcext:value-type="string">
            <text:p>C</text:p>
          </table:table-cell>
          <table:table-cell table:formula="of:=[.C5]" office:value-type="string" office:string-value="6-9" calcext:value-type="string" table:number-columns-spanned="6" table:number-rows-spanned="1">
            <text:p>6-9</text:p>
          </table:table-cell>
          <table:covered-table-cell table:style-name="ce780"/>
          <table:covered-table-cell table:number-columns-repeated="4"/>
          <table:table-cell table:formula="of:=[.C12]" office:value-type="string" office:string-value="6-19" calcext:value-type="string" table:number-columns-spanned="6" table:number-rows-spanned="1">
            <text:p>6-19</text:p>
          </table:table-cell>
          <table:covered-table-cell table:number-columns-repeated="3"/>
          <table:covered-table-cell table:number-columns-repeated="2" table:style-name="ce780"/>
        </table:table-row>
        <table:table-row table:style-name="ro1">
          <table:table-cell table:style-name="ce339" office:value-type="string" calcext:value-type="string">
            <text:p>O. fav</text:p>
          </table:table-cell>
          <table:table-cell table:style-name="ce344" office:value-type="string" calcext:value-type="string">
            <text:p>6</text:p>
          </table:table-cell>
          <table:table-cell table:style-name="ce344" office:value-type="string" calcext:value-type="string">
            <text:p>6-61</text:p>
          </table:table-cell>
          <table:table-cell table:style-name="ce354" office:value-type="string" calcext:value-type="string">
            <text:p>NP</text:p>
          </table:table-cell>
          <table:table-cell table:style-name="ce358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5</text:p>
          </table:table-cell>
          <table:table-cell table:formula="of:=com.microsoft.concat([.I7];&quot;.&quot;;[.H7])" office:value-type="string" office:string-value="" calcext:value-type="error">
            <text:p>#NAME?</text:p>
          </table:table-cell>
          <table:table-cell table:style-name="ce709"/>
          <table:table-cell office:value-type="string" calcext:value-type="string">
            <text:p>D</text:p>
          </table:table-cell>
          <table:table-cell table:formula="of:=[.C6]" office:value-type="string" office:string-value="6-96" calcext:value-type="string" table:number-columns-spanned="6" table:number-rows-spanned="1">
            <text:p>6-96</text:p>
          </table:table-cell>
          <table:covered-table-cell table:style-name="ce780"/>
          <table:covered-table-cell table:number-columns-repeated="4"/>
          <table:table-cell table:formula="of:=[.C13]" office:value-type="string" office:string-value="6-72" calcext:value-type="string" table:number-columns-spanned="6" table:number-rows-spanned="1">
            <text:p>6-72</text:p>
          </table:table-cell>
          <table:covered-table-cell table:number-columns-repeated="3"/>
          <table:covered-table-cell table:number-columns-repeated="2" table:style-name="ce78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6</text:p>
          </table:table-cell>
          <table:table-cell table:formula="of:=com.microsoft.concat([.I8];&quot;.&quot;;[.H8])" office:value-type="string" office:string-value="" calcext:value-type="error">
            <text:p>#NAME?</text:p>
          </table:table-cell>
          <table:table-cell table:style-name="ce710"/>
          <table:table-cell office:value-type="string" calcext:value-type="string">
            <text:p>E</text:p>
          </table:table-cell>
          <table:table-cell table:formula="of:=[.C7]" office:value-type="string" office:string-value="6-61" calcext:value-type="string" table:number-columns-spanned="6" table:number-rows-spanned="1">
            <text:p>6-61</text:p>
          </table:table-cell>
          <table:covered-table-cell table:style-name="ce780"/>
          <table:covered-table-cell table:number-columns-repeated="4"/>
          <table:table-cell table:formula="of:=[.C14]" office:value-type="string" office:string-value="34-21" calcext:value-type="string" table:number-columns-spanned="6" table:number-rows-spanned="1">
            <text:p>34-21</text:p>
          </table:table-cell>
          <table:covered-table-cell table:number-columns-repeated="3"/>
          <table:covered-table-cell table:number-columns-repeated="2" table:style-name="ce78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7</text:p>
          </table:table-cell>
          <table:table-cell table:formula="of:=com.microsoft.concat([.I9];&quot;.&quot;;[.H9])" office:value-type="string" office:string-value="" calcext:value-type="error">
            <text:p>#NAME?</text:p>
          </table:table-cell>
          <table:table-cell table:style-name="ce773"/>
          <table:table-cell office:value-type="string" calcext:value-type="string">
            <text:p>F</text:p>
          </table:table-cell>
          <table:table-cell table:formula="of:=[.C8]" office:value-type="string" office:string-value="6-115" calcext:value-type="string" table:number-columns-spanned="6" table:number-rows-spanned="1">
            <text:p>6-115</text:p>
          </table:table-cell>
          <table:covered-table-cell table:style-name="ce780"/>
          <table:covered-table-cell table:number-columns-repeated="4"/>
          <table:table-cell table:formula="of:=[.C15]" office:value-type="string" office:string-value="34-32" calcext:value-type="string" table:number-columns-spanned="6" table:number-rows-spanned="1">
            <text:p>34-32</text:p>
          </table:table-cell>
          <table:covered-table-cell table:number-columns-repeated="3"/>
          <table:covered-table-cell table:number-columns-repeated="2" table:style-name="ce78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8</text:p>
          </table:table-cell>
          <table:table-cell table:formula="of:=com.microsoft.concat([.I10];&quot;.&quot;;[.H10])" office:value-type="string" office:string-value="" calcext:value-type="error">
            <text:p>#NAME?</text:p>
          </table:table-cell>
          <table:table-cell table:style-name="ce706" office:value-type="string" calcext:value-type="string">
            <text:p>CD</text:p>
          </table:table-cell>
          <table:table-cell office:value-type="string" calcext:value-type="string">
            <text:p>G</text:p>
          </table:table-cell>
          <table:table-cell table:formula="of:=[.C9]" office:value-type="string" office:string-value="6-85" calcext:value-type="string" table:number-columns-spanned="6" table:number-rows-spanned="1">
            <text:p>6-85</text:p>
          </table:table-cell>
          <table:covered-table-cell table:style-name="ce780"/>
          <table:covered-table-cell table:number-columns-repeated="4"/>
          <table:table-cell table:formula="of:=[.C16]" office:value-type="float" office:value="0" calcext:value-type="float" table:number-columns-spanned="6" table:number-rows-spanned="1">
            <text:p>0</text:p>
          </table:table-cell>
          <table:covered-table-cell table:number-columns-repeated="3"/>
          <table:covered-table-cell table:number-columns-repeated="2" table:style-name="ce78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table:style-name="ce352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9</text:p>
          </table:table-cell>
          <table:table-cell table:formula="of:=com.microsoft.concat([.I11];&quot;.&quot;;[.H11])" office:value-type="string" office:string-value="" calcext:value-type="error">
            <text:p>#NAME?</text:p>
          </table:table-cell>
          <table:table-cell table:style-name="ce711"/>
          <table:table-cell table:style-name="ce714" office:value-type="string" calcext:value-type="string">
            <text:p>H</text:p>
          </table:table-cell>
          <table:table-cell table:style-name="ce777" office:value-type="string" calcext:value-type="string" table:number-columns-spanned="6" table:number-rows-spanned="1">
            <text:p>+</text:p>
          </table:table-cell>
          <table:covered-table-cell table:style-name="ce728"/>
          <table:covered-table-cell table:style-name="ce718"/>
          <table:covered-table-cell table:number-columns-repeated="2" table:style-name="ce732"/>
          <table:covered-table-cell table:style-name="ce744"/>
          <table:table-cell table:style-name="ce784" office:value-type="string" calcext:value-type="string" table:number-columns-spanned="6" table:number-rows-spanned="1">
            <text:p>-</text:p>
          </table:table-cell>
          <table:covered-table-cell table:style-name="ce785"/>
          <table:covered-table-cell table:style-name="ce732"/>
          <table:covered-table-cell table:style-name="ce761"/>
          <table:covered-table-cell table:style-name="ce728"/>
          <table:covered-table-cell table:style-name="ce77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table:style-name="ce352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10</text:p>
          </table:table-cell>
          <table:table-cell table:formula="of:=com.microsoft.concat([.I12];&quot;.&quot;;[.H12])" office:value-type="string" office:string-value="" calcext:value-type="error">
            <text:p>#NAME?</text:p>
          </table:table-cell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table:style-name="ce355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11</text:p>
          </table:table-cell>
          <table:table-cell table:formula="of:=com.microsoft.concat([.I13];&quot;.&quot;;[.H13])" office:value-type="string" office:string-value="" calcext:value-type="error">
            <text:p>#NAME?</text:p>
          </table:table-cell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1</text:p>
          </table:table-cell>
          <table:table-cell table:style-name="ce355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12</text:p>
          </table:table-cell>
          <table:table-cell table:formula="of:=com.microsoft.concat([.I14];&quot;.&quot;;[.H14])" office:value-type="string" office:string-value="" calcext:value-type="error">
            <text:p>#NAME?</text:p>
          </table:table-cell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32</text:p>
          </table:table-cell>
          <table:table-cell table:style-name="ce356" office:value-type="string" calcext:value-type="string">
            <text:p>NP</text:p>
          </table:table-cell>
          <table:table-cell table:style-name="ce363" office:value-type="string" calcext:value-type="string">
            <text:p>R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A, B, C, D</text:p>
          </table:table-cell>
          <table:table-cell office:value-type="string" calcext:value-type="string">
            <text:p>Plate 17</text:p>
          </table:table-cell>
          <table:table-cell office:value-type="string" calcext:value-type="string">
            <text:p>Sample 13</text:p>
          </table:table-cell>
          <table:table-cell table:formula="of:=com.microsoft.concat([.I15];&quot;.&quot;;[.H15])" office:value-type="string" office:string-value="" calcext:value-type="error">
            <text:p>#NAME?</text:p>
          </table:table-cell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Plate 17</text:p>
          </table:table-cell>
          <table:table-cell office:value-type="string" calcext:value-type="string">
            <text:p>Sample 14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</table:table-row>
      </table:table>
      <table:table table:name="Sheet15" table:style-name="ta1">
        <table:table-column table:style-name="co70" table:default-cell-style-name="Default"/>
        <table:table-column table:style-name="co58" table:number-columns-repeated="13" table:default-cell-style-name="Default"/>
        <table:table-row table:style-name="ro1" table:number-rows-repeated="13">
          <table:table-cell table:number-columns-repeated="14"/>
        </table:table-row>
        <table:table-row table:style-name="ro1">
          <table:table-cell table:style-name="ce593" office:value-type="string" calcext:value-type="string">
            <text:p>Acer</text:p>
          </table:table-cell>
          <table:table-cell table:style-name="ce600"/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  <table:table-cell table:style-name="ce650" office:value-type="string" calcext:value-type="string">
            <text:p>A</text:p>
          </table:table-cell>
          <table:table-cell table:style-name="ce653" office:value-type="string" calcext:value-type="string">
            <text:p>B</text:p>
          </table:table-cell>
          <table:table-cell table:style-name="ce656" office:value-type="string" calcext:value-type="string">
            <text:p>CD</text:p>
          </table:table-cell>
        </table:table-row>
        <table:table-row table:style-name="ro1">
          <table:table-cell table:style-name="ce593" office:value-type="string" calcext:value-type="string">
            <text:p>Plate 31</text:p>
          </table:table-cell>
          <table:table-cell table:style-name="ce600"/>
          <table:table-cell table:style-name="ce651" office:value-type="float" office:value="1" calcext:value-type="float">
            <text:p>1</text:p>
          </table:table-cell>
          <table:table-cell table:style-name="ce651" office:value-type="float" office:value="2" calcext:value-type="float">
            <text:p>2</text:p>
          </table:table-cell>
          <table:table-cell table:style-name="ce651" office:value-type="float" office:value="3" calcext:value-type="float">
            <text:p>3</text:p>
          </table:table-cell>
          <table:table-cell table:style-name="ce651" office:value-type="float" office:value="4" calcext:value-type="float">
            <text:p>4</text:p>
          </table:table-cell>
          <table:table-cell table:style-name="ce651" office:value-type="float" office:value="5" calcext:value-type="float">
            <text:p>5</text:p>
          </table:table-cell>
          <table:table-cell table:style-name="ce651" office:value-type="float" office:value="6" calcext:value-type="float">
            <text:p>6</text:p>
          </table:table-cell>
          <table:table-cell table:style-name="ce651" office:value-type="float" office:value="7" calcext:value-type="float">
            <text:p>7</text:p>
          </table:table-cell>
          <table:table-cell table:style-name="ce651" office:value-type="float" office:value="8" calcext:value-type="float">
            <text:p>8</text:p>
          </table:table-cell>
          <table:table-cell table:style-name="ce651" office:value-type="float" office:value="9" calcext:value-type="float">
            <text:p>9</text:p>
          </table:table-cell>
          <table:table-cell table:style-name="ce651" office:value-type="float" office:value="10" calcext:value-type="float">
            <text:p>10</text:p>
          </table:table-cell>
          <table:table-cell table:style-name="ce651" office:value-type="float" office:value="11" calcext:value-type="float">
            <text:p>11</text:p>
          </table:table-cell>
          <table:table-cell table:style-name="ce661" office:value-type="float" office:value="12" calcext:value-type="float">
            <text:p>12</text:p>
          </table:table-cell>
        </table:table-row>
        <table:table-row table:style-name="ro1">
          <table:table-cell table:style-name="ce594"/>
          <table:table-cell table:style-name="ce601" office:value-type="string" calcext:value-type="string">
            <text:p>A</text:p>
          </table:table-cell>
          <table:table-cell table:style-name="ce644" office:value-type="float" office:value="143" calcext:value-type="float" table:number-columns-spanned="6" table:number-rows-spanned="1">
            <text:p>143</text:p>
          </table:table-cell>
          <table:covered-table-cell table:style-name="ce654"/>
          <table:covered-table-cell table:number-columns-repeated="4" table:style-name="ce655"/>
          <table:table-cell table:style-name="ce658" office:value-type="float" office:value="152" calcext:value-type="float" table:number-columns-spanned="6" table:number-rows-spanned="1">
            <text:p>152</text:p>
          </table:table-cell>
          <table:covered-table-cell table:number-columns-repeated="3" table:style-name="ce655"/>
          <table:covered-table-cell table:number-columns-repeated="2" table:style-name="ce654"/>
        </table:table-row>
        <table:table-row table:style-name="ro1">
          <table:table-cell table:style-name="ce594" office:value-type="string" calcext:value-type="string">
            <text:p>03-03-2018</text:p>
          </table:table-cell>
          <table:table-cell table:style-name="ce601" office:value-type="string" calcext:value-type="string">
            <text:p>B</text:p>
          </table:table-cell>
          <table:table-cell table:style-name="ce644" office:value-type="float" office:value="179" calcext:value-type="float" table:number-columns-spanned="6" table:number-rows-spanned="1">
            <text:p>179</text:p>
          </table:table-cell>
          <table:covered-table-cell table:number-columns-repeated="5" table:style-name="ce655"/>
          <table:table-cell table:style-name="ce658" office:value-type="float" office:value="160" calcext:value-type="float" table:number-columns-spanned="6" table:number-rows-spanned="1">
            <text:p>160</text:p>
          </table:table-cell>
          <table:covered-table-cell table:number-columns-repeated="5" table:style-name="ce655"/>
        </table:table-row>
        <table:table-row table:style-name="ro1">
          <table:table-cell table:style-name="ce596"/>
          <table:table-cell table:style-name="ce601" office:value-type="string" calcext:value-type="string">
            <text:p>C</text:p>
          </table:table-cell>
          <table:table-cell table:style-name="ce644" office:value-type="float" office:value="186" calcext:value-type="float" table:number-columns-spanned="6" table:number-rows-spanned="1">
            <text:p>186</text:p>
          </table:table-cell>
          <table:covered-table-cell table:number-columns-repeated="5" table:style-name="ce655"/>
          <table:table-cell table:style-name="ce658" office:value-type="float" office:value="166" calcext:value-type="float" table:number-columns-spanned="6" table:number-rows-spanned="1">
            <text:p>166</text:p>
          </table:table-cell>
          <table:covered-table-cell table:number-columns-repeated="5" table:style-name="ce655"/>
        </table:table-row>
        <table:table-row table:style-name="ro1">
          <table:table-cell table:style-name="ce597"/>
          <table:table-cell table:style-name="ce601" office:value-type="string" calcext:value-type="string">
            <text:p>D</text:p>
          </table:table-cell>
          <table:table-cell table:style-name="ce644" office:value-type="float" office:value="277" calcext:value-type="float" table:number-columns-spanned="6" table:number-rows-spanned="1">
            <text:p>277</text:p>
          </table:table-cell>
          <table:covered-table-cell table:number-columns-repeated="5" table:style-name="ce655"/>
          <table:table-cell table:style-name="ce658" office:value-type="float" office:value="173" calcext:value-type="float" table:number-columns-spanned="6" table:number-rows-spanned="1">
            <text:p>173</text:p>
          </table:table-cell>
          <table:covered-table-cell table:number-columns-repeated="5" table:style-name="ce655"/>
        </table:table-row>
        <table:table-row table:style-name="ro1">
          <table:table-cell table:style-name="ce598"/>
          <table:table-cell table:style-name="ce601" office:value-type="string" calcext:value-type="string">
            <text:p>E</text:p>
          </table:table-cell>
          <table:table-cell table:style-name="ce644" office:value-type="float" office:value="119" calcext:value-type="float" table:number-columns-spanned="6" table:number-rows-spanned="1">
            <text:p>119</text:p>
          </table:table-cell>
          <table:covered-table-cell table:number-columns-repeated="5" table:style-name="ce655"/>
          <table:table-cell table:style-name="ce658" office:value-type="float" office:value="264" calcext:value-type="float" table:number-columns-spanned="6" table:number-rows-spanned="1">
            <text:p>264</text:p>
          </table:table-cell>
          <table:covered-table-cell table:number-columns-repeated="5" table:style-name="ce655"/>
        </table:table-row>
        <table:table-row table:style-name="ro1">
          <table:table-cell table:style-name="ce649"/>
          <table:table-cell table:style-name="ce601" office:value-type="string" calcext:value-type="string">
            <text:p>F</text:p>
          </table:table-cell>
          <table:table-cell table:style-name="ce644" office:value-type="float" office:value="125" calcext:value-type="float" table:number-columns-spanned="6" table:number-rows-spanned="1">
            <text:p>125</text:p>
          </table:table-cell>
          <table:covered-table-cell table:number-columns-repeated="5" table:style-name="ce655"/>
          <table:table-cell table:style-name="ce658" office:value-type="float" office:value="102" calcext:value-type="float" table:number-columns-spanned="6" table:number-rows-spanned="1">
            <text:p>102</text:p>
          </table:table-cell>
          <table:covered-table-cell table:number-columns-repeated="5" table:style-name="ce655"/>
        </table:table-row>
        <table:table-row table:style-name="ro1"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G</text:p>
          </table:table-cell>
          <table:table-cell table:style-name="ce644" office:value-type="float" office:value="217" calcext:value-type="float" table:number-columns-spanned="6" table:number-rows-spanned="1">
            <text:p>217</text:p>
          </table:table-cell>
          <table:covered-table-cell table:number-columns-repeated="5" table:style-name="ce655"/>
          <table:table-cell table:style-name="ce658" office:value-type="float" office:value="226" calcext:value-type="float" table:number-columns-spanned="6" table:number-rows-spanned="1">
            <text:p>226</text:p>
          </table:table-cell>
          <table:covered-table-cell table:number-columns-repeated="5" table:style-name="ce655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52" office:value-type="string" calcext:value-type="string" table:number-columns-spanned="6" table:number-rows-spanned="1">
            <text:p>+</text:p>
          </table:table-cell>
          <table:covered-table-cell table:style-name="ce613"/>
          <table:covered-table-cell table:style-name="ce606"/>
          <table:covered-table-cell table:number-columns-repeated="2" table:style-name="ce617"/>
          <table:covered-table-cell table:style-name="ce628"/>
          <table:table-cell table:style-name="ce659" office:value-type="string" calcext:value-type="string" table:number-columns-spanned="6" table:number-rows-spanned="1">
            <text:p>-</text:p>
          </table:table-cell>
          <table:covered-table-cell table:style-name="ce660"/>
          <table:covered-table-cell table:style-name="ce617"/>
          <table:covered-table-cell table:style-name="ce638"/>
          <table:covered-table-cell table:style-name="ce613"/>
          <table:covered-table-cell table:style-name="ce654"/>
        </table:table-row>
      </table:table>
      <table:table table:name="Colony 31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9"/>
        <table:table-column table:style-name="co12" table:default-cell-style-name="ce506"/>
        <table:table-column table:style-name="co12" table:default-cell-style-name="ce828"/>
        <table:table-column table:style-name="co12" table:number-columns-repeated="4" table:default-cell-style-name="Default"/>
        <table:table-column table:style-name="co35" table:default-cell-style-name="Default"/>
        <table:table-column table:style-name="co57" table:default-cell-style-name="ce601"/>
        <table:table-column table:style-name="co71" table:default-cell-style-name="ce613"/>
        <table:table-column table:style-name="co72" table:default-cell-style-name="Default"/>
        <table:table-column table:style-name="co73" table:default-cell-style-name="ce625"/>
        <table:table-column table:style-name="co71" table:default-cell-style-name="ce625"/>
        <table:table-column table:style-name="co74" table:default-cell-style-name="ce625"/>
        <table:table-column table:style-name="co73" table:default-cell-style-name="ce633"/>
        <table:table-column table:style-name="co71" table:default-cell-style-name="ce613"/>
        <table:table-column table:style-name="co75" table:default-cell-style-name="ce625"/>
        <table:table-column table:style-name="co73" table:default-cell-style-name="ce625"/>
        <table:table-column table:style-name="co76" table:default-cell-style-name="ce625"/>
        <table:table-column table:style-name="co74" table:default-cell-style-name="ce625"/>
        <table:table-column table:style-name="co77" table:default-cell-style-name="ce633"/>
        <table:table-column table:style-name="co12" table:number-columns-repeated="999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Sample.Plate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1</text:p>
          </table:table-cell>
          <table:table-cell table:formula="of:=CONCATENATE([.H2];&quot;_&quot;;[.G2];&quot;.csv&quot;)" office:value-type="string" office:string-value="Sample 1_Plate21.csv" calcext:value-type="string">
            <text:p>Sample 1_Plate21.csv</text:p>
          </table:table-cell>
          <table:table-cell/>
          <table:table-cell table:style-name="ce594" table:formula="of:=[.G2]" office:value-type="string" office:string-value="Plate21" calcext:value-type="string">
            <text:p>Plate21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2</text:p>
          </table:table-cell>
          <table:table-cell table:formula="of:=CONCATENATE([.H3];&quot;_&quot;;[.G3];&quot;.csv&quot;)" office:value-type="string" office:string-value="Sample 2_Plate21.csv" calcext:value-type="string">
            <text:p>Sample 2_Plate21.csv</text:p>
          </table:table-cell>
          <table:table-cell/>
          <table:table-cell table:style-name="ce594" table:formula="of:=[.F2]" office:value-type="float" office:value="43054" calcext:value-type="float">
            <text:p>43054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8]" office:value-type="string" office:string-value="31-17" calcext:value-type="string">
            <text:p>31-17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3</text:p>
          </table:table-cell>
          <table:table-cell table:formula="of:=CONCATENATE([.H4];&quot;_&quot;;[.G4];&quot;.csv&quot;)" office:value-type="string" office:string-value="Sample 3_Plate21.csv" calcext:value-type="string">
            <text:p>Sample 3_Plate21.csv</text:p>
          </table:table-cell>
          <table:table-cell/>
          <table:table-cell table:style-name="ce595"/>
          <table:table-cell office:value-type="string" calcext:value-type="string">
            <text:p>B</text:p>
          </table:table-cell>
          <table:table-cell table:formula="of:=[.C2]" office:value-type="string" office:string-value="31-34" calcext:value-type="string">
            <text:p>31-34</text:p>
          </table:table-cell>
          <table:table-cell table:style-name="ce625"/>
          <table:table-cell table:number-columns-repeated="4"/>
          <table:table-cell table:formula="of:=[.C9]" office:value-type="string" office:string-value="31-39" calcext:value-type="string">
            <text:p>31-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4</text:p>
          </table:table-cell>
          <table:table-cell table:formula="of:=CONCATENATE([.H5];&quot;_&quot;;[.G5];&quot;.csv&quot;)" office:value-type="string" office:string-value="Sample 4_Plate21.csv" calcext:value-type="string">
            <text:p>Sample 4_Plate21.csv</text:p>
          </table:table-cell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formula="of:=[.C3]" office:value-type="string" office:string-value="31-41" calcext:value-type="string">
            <text:p>31-41</text:p>
          </table:table-cell>
          <table:table-cell table:style-name="ce625"/>
          <table:table-cell table:number-columns-repeated="4"/>
          <table:table-cell table:formula="of:=[.C10]" office:value-type="string" office:string-value="31-40" calcext:value-type="string">
            <text:p>31-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5</text:p>
          </table:table-cell>
          <table:table-cell table:formula="of:=CONCATENATE([.H6];&quot;_&quot;;[.G6];&quot;.csv&quot;)" office:value-type="string" office:string-value="Sample 5_Plate21.csv" calcext:value-type="string">
            <text:p>Sample 5_Plate21.csv</text:p>
          </table:table-cell>
          <table:table-cell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formula="of:=[.C4]" office:value-type="string" office:string-value="31-45" calcext:value-type="string">
            <text:p>31-45</text:p>
          </table:table-cell>
          <table:table-cell table:style-name="ce625"/>
          <table:table-cell table:number-columns-repeated="4"/>
          <table:table-cell table:formula="of:=[.C11]" office:value-type="string" office:string-value="31-13" calcext:value-type="string">
            <text:p>31-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6</text:p>
          </table:table-cell>
          <table:table-cell table:formula="of:=CONCATENATE([.H7];&quot;_&quot;;[.G7];&quot;.csv&quot;)" office:value-type="string" office:string-value="Sample 6_Plate21.csv" calcext:value-type="string">
            <text:p>Sample 6_Plate21.csv</text:p>
          </table:table-cell>
          <table:table-cell/>
          <table:table-cell table:style-name="ce598" office:value-type="date" office:date-value="2018-10-24" calcext:value-type="date">
            <text:p>10/24/18</text:p>
          </table:table-cell>
          <table:table-cell office:value-type="string" calcext:value-type="string">
            <text:p>E</text:p>
          </table:table-cell>
          <table:table-cell table:formula="of:=[.C5]" office:value-type="string" office:string-value="31-25" calcext:value-type="string">
            <text:p>31-25</text:p>
          </table:table-cell>
          <table:table-cell table:style-name="ce625"/>
          <table:table-cell table:number-columns-repeated="4"/>
          <table:table-cell table:formula="of:=[.C12]" office:value-type="string" office:string-value="31-24" calcext:value-type="string">
            <text:p>31-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7</text:p>
          </table:table-cell>
          <table:table-cell table:formula="of:=CONCATENATE([.H8];&quot;_&quot;;[.G8];&quot;.csv&quot;)" office:value-type="string" office:string-value="Sample 7_Plate21.csv" calcext:value-type="string">
            <text:p>Sample 7_Plate21.csv</text:p>
          </table:table-cell>
          <table:table-cell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formula="of:=[.C6]" office:value-type="string" office:string-value="31-30" calcext:value-type="string">
            <text:p>31-30</text:p>
          </table:table-cell>
          <table:table-cell table:style-name="ce625"/>
          <table:table-cell table:number-columns-repeated="4"/>
          <table:table-cell table:formula="of:=[.C13]" office:value-type="string" office:string-value="31-46" calcext:value-type="string">
            <text:p>31-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9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8</text:p>
          </table:table-cell>
          <table:table-cell table:formula="of:=CONCATENATE([.H9];&quot;_&quot;;[.G9];&quot;.csv&quot;)" office:value-type="string" office:string-value="Sample 8_Plate21.csv" calcext:value-type="string">
            <text:p>Sample 8_Plate21.csv</text:p>
          </table:table-cell>
          <table:table-cell/>
          <table:table-cell table:style-name="ce594"/>
          <table:table-cell office:value-type="string" calcext:value-type="string">
            <text:p>G</text:p>
          </table:table-cell>
          <table:table-cell table:formula="of:=[.C7]" office:value-type="string" office:string-value="31-43" calcext:value-type="string">
            <text:p>31-43</text:p>
          </table:table-cell>
          <table:table-cell table:style-name="ce625"/>
          <table:table-cell table:number-columns-repeated="4"/>
          <table:table-cell table:formula="of:=[.C14]" office:value-type="string" office:string-value="31-3" calcext:value-type="string">
            <text:p>31-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9</text:p>
          </table:table-cell>
          <table:table-cell table:formula="of:=CONCATENATE([.H10];&quot;_&quot;;[.G10];&quot;.csv&quot;)" office:value-type="string" office:string-value="Sample 9_Plate21.csv" calcext:value-type="string">
            <text:p>Sample 9_Plate21.csv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15]" office:value-type="string" office:string-value="31-8" calcext:value-type="string">
            <text:p>31-8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10</text:p>
          </table:table-cell>
          <table:table-cell table:formula="of:=CONCATENATE([.H11];&quot;_&quot;;[.G11];&quot;.csv&quot;)" office:value-type="string" office:string-value="Sample 10_Plate21.csv" calcext:value-type="string">
            <text:p>Sample 10_Plate21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11</text:p>
          </table:table-cell>
          <table:table-cell table:formula="of:=CONCATENATE([.H12];&quot;_&quot;;[.G12];&quot;.csv&quot;)" office:value-type="string" office:string-value="Sample 11_Plate21.csv" calcext:value-type="string">
            <text:p>Sample 11_Plate21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12</text:p>
          </table:table-cell>
          <table:table-cell table:formula="of:=CONCATENATE([.H13];&quot;_&quot;;[.G13];&quot;.csv&quot;)" office:value-type="string" office:string-value="Sample 12_Plate21.csv" calcext:value-type="string">
            <text:p>Sample 12_Plate21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13</text:p>
          </table:table-cell>
          <table:table-cell table:formula="of:=CONCATENATE([.H14];&quot;_&quot;;[.G14];&quot;.csv&quot;)" office:value-type="string" office:string-value="Sample 13_Plate21.csv" calcext:value-type="string">
            <text:p>Sample 13_Plate21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1</text:p>
          </table:table-cell>
          <table:table-cell office:value-type="string" calcext:value-type="string">
            <text:p>Sample 14</text:p>
          </table:table-cell>
          <table:table-cell table:formula="of:=CONCATENATE([.H15];&quot;_&quot;;[.G15];&quot;.csv&quot;)" office:value-type="string" office:string-value="Sample 14_Plate21.csv" calcext:value-type="string">
            <text:p>Sample 14_Plate21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ce524"/>
          <table:table-cell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1" office:value-type="string" calcext:value-type="string">
            <text:p>Samples T=8</text:p>
          </table:table-cell>
          <table:table-cell table:number-columns-repeated="4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1</text:p>
          </table:table-cell>
          <table:table-cell table:formula="of:=CONCATENATE([.H18];&quot;_&quot;;[.G18];&quot;.csv&quot;)" office:value-type="string" office:string-value="Sample 1_Plate22.csv" calcext:value-type="string">
            <text:p>Sample 1_Plate22.csv</text:p>
          </table:table-cell>
          <table:table-cell/>
          <table:table-cell table:style-name="ce594" table:formula="of:=[.G18]" office:value-type="string" office:string-value="Plate22" calcext:value-type="string">
            <text:p>Plate22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2</text:p>
          </table:table-cell>
          <table:table-cell table:formula="of:=CONCATENATE([.H19];&quot;_&quot;;[.G19];&quot;.csv&quot;)" office:value-type="string" office:string-value="Sample 2_Plate22.csv" calcext:value-type="string">
            <text:p>Sample 2_Plate22.csv</text:p>
          </table:table-cell>
          <table:table-cell/>
          <table:table-cell table:style-name="ce594" table:formula="of:=[.F18]" office:value-type="float" office:value="43084" calcext:value-type="float">
            <text:p>43084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24]" office:value-type="string" office:string-value="31-17" calcext:value-type="string">
            <text:p>31-17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3</text:p>
          </table:table-cell>
          <table:table-cell table:formula="of:=CONCATENATE([.H20];&quot;_&quot;;[.G20];&quot;.csv&quot;)" office:value-type="string" office:string-value="Sample 3_Plate22.csv" calcext:value-type="string">
            <text:p>Sample 3_Plate22.csv</text:p>
          </table:table-cell>
          <table:table-cell/>
          <table:table-cell table:style-name="ce595"/>
          <table:table-cell office:value-type="string" calcext:value-type="string">
            <text:p>B</text:p>
          </table:table-cell>
          <table:table-cell table:formula="of:=[.C18]" office:value-type="string" office:string-value="31-34" calcext:value-type="string">
            <text:p>31-34</text:p>
          </table:table-cell>
          <table:table-cell table:style-name="ce625"/>
          <table:table-cell table:number-columns-repeated="4"/>
          <table:table-cell table:formula="of:=[.C25]" office:value-type="string" office:string-value="31-39" calcext:value-type="string">
            <text:p>31-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4</text:p>
          </table:table-cell>
          <table:table-cell table:formula="of:=CONCATENATE([.H21];&quot;_&quot;;[.G21];&quot;.csv&quot;)" office:value-type="string" office:string-value="Sample 4_Plate22.csv" calcext:value-type="string">
            <text:p>Sample 4_Plate22.csv</text:p>
          </table:table-cell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formula="of:=[.C19]" office:value-type="string" office:string-value="31-41" calcext:value-type="string">
            <text:p>31-41</text:p>
          </table:table-cell>
          <table:table-cell table:style-name="ce625"/>
          <table:table-cell table:number-columns-repeated="4"/>
          <table:table-cell table:formula="of:=[.C26]" office:value-type="string" office:string-value="31-40" calcext:value-type="string">
            <text:p>31-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5</text:p>
          </table:table-cell>
          <table:table-cell table:formula="of:=CONCATENATE([.H22];&quot;_&quot;;[.G22];&quot;.csv&quot;)" office:value-type="string" office:string-value="Sample 5_Plate22.csv" calcext:value-type="string">
            <text:p>Sample 5_Plate22.csv</text:p>
          </table:table-cell>
          <table:table-cell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formula="of:=[.C20]" office:value-type="string" office:string-value="31-45" calcext:value-type="string">
            <text:p>31-45</text:p>
          </table:table-cell>
          <table:table-cell table:style-name="ce625"/>
          <table:table-cell table:number-columns-repeated="4"/>
          <table:table-cell table:formula="of:=[.C27]" office:value-type="string" office:string-value="31-13" calcext:value-type="string">
            <text:p>31-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6</text:p>
          </table:table-cell>
          <table:table-cell table:formula="of:=CONCATENATE([.H23];&quot;_&quot;;[.G23];&quot;.csv&quot;)" office:value-type="string" office:string-value="Sample 6_Plate22.csv" calcext:value-type="string">
            <text:p>Sample 6_Plate22.csv</text:p>
          </table:table-cell>
          <table:table-cell/>
          <table:table-cell table:style-name="ce598" office:value-type="date" office:date-value="2018-10-24" calcext:value-type="date">
            <text:p>10/24/18</text:p>
          </table:table-cell>
          <table:table-cell office:value-type="string" calcext:value-type="string">
            <text:p>E</text:p>
          </table:table-cell>
          <table:table-cell table:formula="of:=[.C21]" office:value-type="string" office:string-value="31-25" calcext:value-type="string">
            <text:p>31-25</text:p>
          </table:table-cell>
          <table:table-cell table:style-name="ce625"/>
          <table:table-cell table:number-columns-repeated="4"/>
          <table:table-cell table:formula="of:=[.C28]" office:value-type="string" office:string-value="31-24" calcext:value-type="string">
            <text:p>31-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7</text:p>
          </table:table-cell>
          <table:table-cell table:formula="of:=CONCATENATE([.H24];&quot;_&quot;;[.G24];&quot;.csv&quot;)" office:value-type="string" office:string-value="Sample 7_Plate22.csv" calcext:value-type="string">
            <text:p>Sample 7_Plate22.csv</text:p>
          </table:table-cell>
          <table:table-cell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formula="of:=[.C22]" office:value-type="string" office:string-value="31-30" calcext:value-type="string">
            <text:p>31-30</text:p>
          </table:table-cell>
          <table:table-cell table:style-name="ce625"/>
          <table:table-cell table:number-columns-repeated="4"/>
          <table:table-cell table:formula="of:=[.C29]" office:value-type="string" office:string-value="31-46" calcext:value-type="string">
            <text:p>31-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9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8</text:p>
          </table:table-cell>
          <table:table-cell table:formula="of:=CONCATENATE([.H25];&quot;_&quot;;[.G25];&quot;.csv&quot;)" office:value-type="string" office:string-value="Sample 8_Plate22.csv" calcext:value-type="string">
            <text:p>Sample 8_Plate22.csv</text:p>
          </table:table-cell>
          <table:table-cell/>
          <table:table-cell table:style-name="ce594"/>
          <table:table-cell office:value-type="string" calcext:value-type="string">
            <text:p>G</text:p>
          </table:table-cell>
          <table:table-cell table:formula="of:=[.C23]" office:value-type="string" office:string-value="31-43" calcext:value-type="string">
            <text:p>31-43</text:p>
          </table:table-cell>
          <table:table-cell table:style-name="ce625"/>
          <table:table-cell table:number-columns-repeated="4"/>
          <table:table-cell table:formula="of:=[.C30]" office:value-type="string" office:string-value="31-3" calcext:value-type="string">
            <text:p>31-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9</text:p>
          </table:table-cell>
          <table:table-cell table:formula="of:=CONCATENATE([.H26];&quot;_&quot;;[.G26];&quot;.csv&quot;)" office:value-type="string" office:string-value="Sample 9_Plate22.csv" calcext:value-type="string">
            <text:p>Sample 9_Plate22.csv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31]" office:value-type="string" office:string-value="31-8" calcext:value-type="string">
            <text:p>31-8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10</text:p>
          </table:table-cell>
          <table:table-cell table:formula="of:=CONCATENATE([.H27];&quot;_&quot;;[.G27];&quot;.csv&quot;)" office:value-type="string" office:string-value="Sample 10_Plate22.csv" calcext:value-type="string">
            <text:p>Sample 10_Plate22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11</text:p>
          </table:table-cell>
          <table:table-cell table:formula="of:=CONCATENATE([.H28];&quot;_&quot;;[.G28];&quot;.csv&quot;)" office:value-type="string" office:string-value="Sample 11_Plate22.csv" calcext:value-type="string">
            <text:p>Sample 11_Plate22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12</text:p>
          </table:table-cell>
          <table:table-cell table:formula="of:=CONCATENATE([.H29];&quot;_&quot;;[.G29];&quot;.csv&quot;)" office:value-type="string" office:string-value="Sample 12_Plate22.csv" calcext:value-type="string">
            <text:p>Sample 12_Plate22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13</text:p>
          </table:table-cell>
          <table:table-cell table:formula="of:=CONCATENATE([.H30];&quot;_&quot;;[.G30];&quot;.csv&quot;)" office:value-type="string" office:string-value="Sample 13_Plate22.csv" calcext:value-type="string">
            <text:p>Sample 13_Plate22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2</text:p>
          </table:table-cell>
          <table:table-cell office:value-type="string" calcext:value-type="string">
            <text:p>Sample 14</text:p>
          </table:table-cell>
          <table:table-cell table:formula="of:=CONCATENATE([.H31];&quot;_&quot;;[.G31];&quot;.csv&quot;)" office:value-type="string" office:string-value="Sample 14_Plate22.csv" calcext:value-type="string">
            <text:p>Sample 14_Plate22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12</text:p>
          </table:table-cell>
          <table:table-cell table:number-columns-repeated="4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1</text:p>
          </table:table-cell>
          <table:table-cell table:formula="of:=CONCATENATE([.H34];&quot;_&quot;;[.G34];&quot;.csv&quot;)" office:value-type="string" office:string-value="Sample 1_Plate23.csv" calcext:value-type="string">
            <text:p>Sample 1_Plate23.csv</text:p>
          </table:table-cell>
          <table:table-cell/>
          <table:table-cell table:style-name="ce594" table:formula="of:=[.G34]" office:value-type="string" office:string-value="Plate23" calcext:value-type="string">
            <text:p>Plate23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2</text:p>
          </table:table-cell>
          <table:table-cell table:formula="of:=CONCATENATE([.H35];&quot;_&quot;;[.G35];&quot;.csv&quot;)" office:value-type="string" office:string-value="Sample 2_Plate23.csv" calcext:value-type="string">
            <text:p>Sample 2_Plate23.csv</text:p>
          </table:table-cell>
          <table:table-cell/>
          <table:table-cell table:style-name="ce594" table:formula="of:=[.F34]" office:value-type="float" office:value="43126" calcext:value-type="float">
            <text:p>43126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40]" office:value-type="string" office:string-value="31-17" calcext:value-type="string">
            <text:p>31-17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3</text:p>
          </table:table-cell>
          <table:table-cell table:formula="of:=CONCATENATE([.H36];&quot;_&quot;;[.G36];&quot;.csv&quot;)" office:value-type="string" office:string-value="Sample 3_Plate23.csv" calcext:value-type="string">
            <text:p>Sample 3_Plate23.csv</text:p>
          </table:table-cell>
          <table:table-cell/>
          <table:table-cell table:style-name="ce595"/>
          <table:table-cell office:value-type="string" calcext:value-type="string">
            <text:p>B</text:p>
          </table:table-cell>
          <table:table-cell table:formula="of:=[.C34]" office:value-type="string" office:string-value="31-34" calcext:value-type="string">
            <text:p>31-34</text:p>
          </table:table-cell>
          <table:table-cell table:style-name="ce625"/>
          <table:table-cell table:number-columns-repeated="4"/>
          <table:table-cell table:formula="of:=[.C41]" office:value-type="string" office:string-value="31-39" calcext:value-type="string">
            <text:p>31-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4</text:p>
          </table:table-cell>
          <table:table-cell table:formula="of:=CONCATENATE([.H37];&quot;_&quot;;[.G37];&quot;.csv&quot;)" office:value-type="string" office:string-value="Sample 4_Plate23.csv" calcext:value-type="string">
            <text:p>Sample 4_Plate23.csv</text:p>
          </table:table-cell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formula="of:=[.C35]" office:value-type="string" office:string-value="31-41" calcext:value-type="string">
            <text:p>31-41</text:p>
          </table:table-cell>
          <table:table-cell table:style-name="ce625"/>
          <table:table-cell table:number-columns-repeated="4"/>
          <table:table-cell table:formula="of:=[.C42]" office:value-type="string" office:string-value="31-40" calcext:value-type="string">
            <text:p>31-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0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5</text:p>
          </table:table-cell>
          <table:table-cell table:formula="of:=CONCATENATE([.H38];&quot;_&quot;;[.G38];&quot;.csv&quot;)" office:value-type="string" office:string-value="Sample 5_Plate23.csv" calcext:value-type="string">
            <text:p>Sample 5_Plate23.csv</text:p>
          </table:table-cell>
          <table:table-cell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formula="of:=[.C36]" office:value-type="string" office:string-value="31-45" calcext:value-type="string">
            <text:p>31-45</text:p>
          </table:table-cell>
          <table:table-cell table:style-name="ce625"/>
          <table:table-cell table:number-columns-repeated="4"/>
          <table:table-cell table:formula="of:=[.C43]" office:value-type="string" office:string-value="31-13" calcext:value-type="string">
            <text:p>31-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6</text:p>
          </table:table-cell>
          <table:table-cell table:formula="of:=CONCATENATE([.H39];&quot;_&quot;;[.G39];&quot;.csv&quot;)" office:value-type="string" office:string-value="Sample 6_Plate23.csv" calcext:value-type="string">
            <text:p>Sample 6_Plate23.csv</text:p>
          </table:table-cell>
          <table:table-cell/>
          <table:table-cell table:style-name="ce598"/>
          <table:table-cell office:value-type="string" calcext:value-type="string">
            <text:p>E</text:p>
          </table:table-cell>
          <table:table-cell table:formula="of:=[.C37]" office:value-type="string" office:string-value="31-25" calcext:value-type="string">
            <text:p>31-25</text:p>
          </table:table-cell>
          <table:table-cell table:style-name="ce625"/>
          <table:table-cell table:number-columns-repeated="4"/>
          <table:table-cell table:formula="of:=[.C44]" office:value-type="string" office:string-value="31-24" calcext:value-type="string">
            <text:p>31-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7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7</text:p>
          </table:table-cell>
          <table:table-cell table:formula="of:=CONCATENATE([.H40];&quot;_&quot;;[.G40];&quot;.csv&quot;)" office:value-type="string" office:string-value="Sample 7_Plate23.csv" calcext:value-type="string">
            <text:p>Sample 7_Plate23.csv</text:p>
          </table:table-cell>
          <table:table-cell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formula="of:=[.C38]" office:value-type="string" office:string-value="31-30" calcext:value-type="string">
            <text:p>31-30</text:p>
          </table:table-cell>
          <table:table-cell table:style-name="ce625"/>
          <table:table-cell table:number-columns-repeated="4"/>
          <table:table-cell table:formula="of:=[.C45]" office:value-type="string" office:string-value="31-46" calcext:value-type="string">
            <text:p>31-4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9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8</text:p>
          </table:table-cell>
          <table:table-cell table:formula="of:=CONCATENATE([.H41];&quot;_&quot;;[.G41];&quot;.csv&quot;)" office:value-type="string" office:string-value="Sample 8_Plate23.csv" calcext:value-type="string">
            <text:p>Sample 8_Plate23.csv</text:p>
          </table:table-cell>
          <table:table-cell/>
          <table:table-cell table:style-name="ce594"/>
          <table:table-cell office:value-type="string" calcext:value-type="string">
            <text:p>G</text:p>
          </table:table-cell>
          <table:table-cell table:formula="of:=[.C39]" office:value-type="string" office:string-value="31-43" calcext:value-type="string">
            <text:p>31-43</text:p>
          </table:table-cell>
          <table:table-cell table:style-name="ce625"/>
          <table:table-cell table:number-columns-repeated="4"/>
          <table:table-cell table:formula="of:=[.C46]" office:value-type="string" office:string-value="31-3" calcext:value-type="string">
            <text:p>31-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9</text:p>
          </table:table-cell>
          <table:table-cell table:formula="of:=CONCATENATE([.H42];&quot;_&quot;;[.G42];&quot;.csv&quot;)" office:value-type="string" office:string-value="Sample 9_Plate23.csv" calcext:value-type="string">
            <text:p>Sample 9_Plate23.csv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47]" office:value-type="string" office:string-value="31-8" calcext:value-type="string">
            <text:p>31-8</text:p>
          </table:table-cell>
          <table:table-cell/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10</text:p>
          </table:table-cell>
          <table:table-cell table:formula="of:=CONCATENATE([.H43];&quot;_&quot;;[.G43];&quot;.csv&quot;)" office:value-type="string" office:string-value="Sample 10_Plate23.csv" calcext:value-type="string">
            <text:p>Sample 10_Plate23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11</text:p>
          </table:table-cell>
          <table:table-cell table:formula="of:=CONCATENATE([.H44];&quot;_&quot;;[.G44];&quot;.csv&quot;)" office:value-type="string" office:string-value="Sample 11_Plate23.csv" calcext:value-type="string">
            <text:p>Sample 11_Plate23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12</text:p>
          </table:table-cell>
          <table:table-cell table:formula="of:=CONCATENATE([.H45];&quot;_&quot;;[.G45];&quot;.csv&quot;)" office:value-type="string" office:string-value="Sample 12_Plate23.csv" calcext:value-type="string">
            <text:p>Sample 12_Plate23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3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13</text:p>
          </table:table-cell>
          <table:table-cell table:formula="of:=CONCATENATE([.H46];&quot;_&quot;;[.G46];&quot;.csv&quot;)" office:value-type="string" office:string-value="Sample 13_Plate23.csv" calcext:value-type="string">
            <text:p>Sample 13_Plate23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8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3</text:p>
          </table:table-cell>
          <table:table-cell office:value-type="string" calcext:value-type="string">
            <text:p>Sample 14</text:p>
          </table:table-cell>
          <table:table-cell table:formula="of:=CONCATENATE([.H47];&quot;_&quot;;[.G47];&quot;.csv&quot;)" office:value-type="string" office:string-value="Sample 14_Plate23.csv" calcext:value-type="string">
            <text:p>Sample 14_Plate23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38" office:value-type="string" calcext:value-type="string">
            <text:p>Samples T=17</text:p>
          </table:table-cell>
          <table:table-cell table:number-columns-repeated="4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1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1</text:p>
          </table:table-cell>
          <table:table-cell table:formula="of:=CONCATENATE([.H50];&quot;_&quot;;[.G50];&quot;.csv&quot;)" office:value-type="string" office:string-value="Sample 1_Plate24.csv" calcext:value-type="string">
            <text:p>Sample 1_Plate24.csv</text:p>
          </table:table-cell>
          <table:table-cell/>
          <table:table-cell table:style-name="ce833" table:formula="of:=[.G50]" office:value-type="string" office:string-value="Plate24" calcext:value-type="string">
            <text:p>Plate24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5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2</text:p>
          </table:table-cell>
          <table:table-cell table:formula="of:=CONCATENATE([.H51];&quot;_&quot;;[.G51];&quot;.csv&quot;)" office:value-type="string" office:string-value="Sample 2_Plate24.csv" calcext:value-type="string">
            <text:p>Sample 2_Plate24.csv</text:p>
          </table:table-cell>
          <table:table-cell/>
          <table:table-cell table:style-name="ce834" office:value-type="string" calcext:value-type="string">
            <text:p>Mix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56]" office:value-type="string" office:string-value="31-10" calcext:value-type="string">
            <text:p>31-10</text:p>
          </table:table-cell>
          <table:table-cell table:style-name="ce509" office:value-type="string" calcext:value-type="string">
            <text:p>2017/11/15</text:p>
          </table:table-cell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3</text:p>
          </table:table-cell>
          <table:table-cell table:formula="of:=CONCATENATE([.H52];&quot;_&quot;;[.G52];&quot;.csv&quot;)" office:value-type="string" office:string-value="Sample 3_Plate24.csv" calcext:value-type="string">
            <text:p>Sample 3_Plate24.csv</text:p>
          </table:table-cell>
          <table:table-cell/>
          <table:table-cell table:style-name="ce595"/>
          <table:table-cell office:value-type="string" calcext:value-type="string">
            <text:p>B</text:p>
          </table:table-cell>
          <table:table-cell table:formula="of:=[.C50]" office:value-type="string" office:string-value="31-41" calcext:value-type="string">
            <text:p>31-41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table:formula="of:=[.C57]" office:value-type="string" office:string-value="31-2" calcext:value-type="string">
            <text:p>31-2</text:p>
          </table:table-cell>
          <table:table-cell table:style-name="ce509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3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21" office:value-type="date" office:date-value="2018-02-23" calcext:value-type="date">
            <text:p>2018-02-23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4</text:p>
          </table:table-cell>
          <table:table-cell table:formula="of:=CONCATENATE([.H53];&quot;_&quot;;[.G53];&quot;.csv&quot;)" office:value-type="string" office:string-value="Sample 4_Plate24.csv" calcext:value-type="string">
            <text:p>Sample 4_Plate24.csv</text:p>
          </table:table-cell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formula="of:=[.C51]" office:value-type="string" office:string-value="31-45" calcext:value-type="string">
            <text:p>31-45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table:formula="of:=[.C58]" office:value-type="string" office:string-value="31-11" calcext:value-type="string">
            <text:p>31-11</text:p>
          </table:table-cell>
          <table:table-cell table:style-name="ce509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5</text:p>
          </table:table-cell>
          <table:table-cell table:formula="of:=CONCATENATE([.H54];&quot;_&quot;;[.G54];&quot;.csv&quot;)" office:value-type="string" office:string-value="Sample 5_Plate24.csv" calcext:value-type="string">
            <text:p>Sample 5_Plate24.csv</text:p>
          </table:table-cell>
          <table:table-cell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formula="of:=[.C52]" office:value-type="string" office:string-value="31-25" calcext:value-type="string">
            <text:p>31-25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table:formula="of:=[.C59]" office:value-type="string" office:string-value="31-49" calcext:value-type="string">
            <text:p>31-49</text:p>
          </table:table-cell>
          <table:table-cell table:style-name="ce509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521" office:value-type="date" office:date-value="2018-02-23" calcext:value-type="date">
            <text:p>2018-02-23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6</text:p>
          </table:table-cell>
          <table:table-cell table:formula="of:=CONCATENATE([.H55];&quot;_&quot;;[.G55];&quot;.csv&quot;)" office:value-type="string" office:string-value="Sample 6_Plate24.csv" calcext:value-type="string">
            <text:p>Sample 6_Plate24.csv</text:p>
          </table:table-cell>
          <table:table-cell/>
          <table:table-cell table:style-name="ce598"/>
          <table:table-cell office:value-type="string" calcext:value-type="string">
            <text:p>E</text:p>
          </table:table-cell>
          <table:table-cell table:formula="of:=[.C53]" office:value-type="string" office:string-value="31-43" calcext:value-type="string">
            <text:p>31-43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table:formula="of:=[.C60]" office:value-type="string" office:string-value="31-10" calcext:value-type="string">
            <text:p>31-10</text:p>
          </table:table-cell>
          <table:table-cell table:style-name="ce513" office:value-type="string" calcext:value-type="string">
            <text:p>2017/12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7</text:p>
          </table:table-cell>
          <table:table-cell table:formula="of:=CONCATENATE([.H56];&quot;_&quot;;[.G56];&quot;.csv&quot;)" office:value-type="string" office:string-value="Sample 7_Plate24.csv" calcext:value-type="string">
            <text:p>Sample 7_Plate24.csv</text:p>
          </table:table-cell>
          <table:table-cell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formula="of:=[.C54]" office:value-type="string" office:string-value="31-46" calcext:value-type="string">
            <text:p>31-46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table:formula="of:=[.C61]" office:value-type="string" office:string-value="31-2" calcext:value-type="string">
            <text:p>31-2</text:p>
          </table:table-cell>
          <table:table-cell table:style-name="ce513" office:value-type="string" calcext:value-type="string">
            <text:p>2017/12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8</text:p>
          </table:table-cell>
          <table:table-cell table:formula="of:=CONCATENATE([.H57];&quot;_&quot;;[.G57];&quot;.csv&quot;)" office:value-type="string" office:string-value="Sample 8_Plate24.csv" calcext:value-type="string">
            <text:p>Sample 8_Plate24.csv</text:p>
          </table:table-cell>
          <table:table-cell/>
          <table:table-cell table:style-name="ce594"/>
          <table:table-cell office:value-type="string" calcext:value-type="string">
            <text:p>G</text:p>
          </table:table-cell>
          <table:table-cell table:formula="of:=[.C55]" office:value-type="string" office:string-value="31-10" calcext:value-type="string">
            <text:p>31-10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table:formula="of:=[.C62]" office:value-type="string" office:string-value="31-11" calcext:value-type="string">
            <text:p>31-11</text:p>
          </table:table-cell>
          <table:table-cell table:style-name="ce513" office:value-type="string" calcext:value-type="string">
            <text:p>2017/12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9</text:p>
          </table:table-cell>
          <table:table-cell table:formula="of:=CONCATENATE([.H58];&quot;_&quot;;[.G58];&quot;.csv&quot;)" office:value-type="string" office:string-value="Sample 9_Plate24.csv" calcext:value-type="string">
            <text:p>Sample 9_Plate24.csv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63]" office:value-type="string" office:string-value="31-49" calcext:value-type="string">
            <text:p>31-49</text:p>
          </table:table-cell>
          <table:table-cell table:style-name="ce513" office:value-type="string" calcext:value-type="string">
            <text:p>2017/12/15</text:p>
          </table:table-cell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date" office:date-value="2017-11-15" calcext:value-type="date">
            <text:p>2017-11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10</text:p>
          </table:table-cell>
          <table:table-cell table:formula="of:=CONCATENATE([.H59];&quot;_&quot;;[.G59];&quot;.csv&quot;)" office:value-type="string" office:string-value="Sample 10_Plate24.csv" calcext:value-type="string">
            <text:p>Sample 10_Plate24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11</text:p>
          </table:table-cell>
          <table:table-cell table:formula="of:=CONCATENATE([.H60];&quot;_&quot;;[.G60];&quot;.csv&quot;)" office:value-type="string" office:string-value="Sample 11_Plate24.csv" calcext:value-type="string">
            <text:p>Sample 11_Plate24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12</text:p>
          </table:table-cell>
          <table:table-cell table:formula="of:=CONCATENATE([.H61];&quot;_&quot;;[.G61];&quot;.csv&quot;)" office:value-type="string" office:string-value="Sample 12_Plate24.csv" calcext:value-type="string">
            <text:p>Sample 12_Plate24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13</text:p>
          </table:table-cell>
          <table:table-cell table:formula="of:=CONCATENATE([.H62];&quot;_&quot;;[.G62];&quot;.csv&quot;)" office:value-type="string" office:string-value="Sample 13_Plate24.csv" calcext:value-type="string">
            <text:p>Sample 13_Plate24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29" office:value-type="date" office:date-value="2017-12-15" calcext:value-type="date">
            <text:p>2017-12-15</text:p>
          </table:table-cell>
          <table:table-cell office:value-type="string" calcext:value-type="string">
            <text:p>Plate24</text:p>
          </table:table-cell>
          <table:table-cell office:value-type="string" calcext:value-type="string">
            <text:p>Sample 14</text:p>
          </table:table-cell>
          <table:table-cell table:formula="of:=CONCATENATE([.H63];&quot;_&quot;;[.G63];&quot;.csv&quot;)" office:value-type="string" office:string-value="Sample 14_Plate24.csv" calcext:value-type="string">
            <text:p>Sample 14_Plate24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table:style-name="ce824"/>
          <table:table-cell table:style-name="ce825" table:number-columns-repeated="2"/>
          <table:table-cell table:style-name="ce826"/>
          <table:table-cell table:style-name="ce827"/>
          <table:table-cell table:style-name="ce830"/>
          <table:table-cell table:style-name="ce832" table:number-columns-repeated="2"/>
          <table:table-cell/>
          <table:table-cell table:style-name="ce832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832"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0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1</text:p>
          </table:table-cell>
          <table:table-cell table:formula="of:=CONCATENATE([.H65];&quot;_&quot;;[.G65];&quot;.csv&quot;)" office:value-type="string" office:string-value="Sample 1_Plate20.csv" calcext:value-type="string">
            <text:p>Sample 1_Plate20.csv</text:p>
          </table:table-cell>
          <table:table-cell/>
          <table:table-cell table:style-name="ce594" table:formula="of:=[.G65]" office:value-type="string" office:string-value="Plate20" calcext:value-type="string">
            <text:p>Plate20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2</text:p>
          </table:table-cell>
          <table:table-cell table:formula="of:=CONCATENATE([.H66];&quot;_&quot;;[.G66];&quot;.csv&quot;)" office:value-type="string" office:string-value="Sample 2_Plate20.csv" calcext:value-type="string">
            <text:p>Sample 2_Plate20.csv</text:p>
          </table:table-cell>
          <table:table-cell/>
          <table:table-cell table:style-name="ce594" table:formula="of:=[.F65]" office:value-type="float" office:value="43126" calcext:value-type="float">
            <text:p>43126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table:formula="of:=[.C71]" office:value-type="string" office:string-value="6-72" calcext:value-type="string">
            <text:p>6-72</text:p>
          </table:table-cell>
          <table:table-cell table:style-name="ce835" office:value-type="string" calcext:value-type="string">
            <text:p>2017/11/15</text:p>
          </table:table-cell>
          <table:table-cell table:style-name="ce625" table:number-columns-repeated="2"/>
          <table:table-cell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1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3</text:p>
          </table:table-cell>
          <table:table-cell table:formula="of:=CONCATENATE([.H67];&quot;_&quot;;[.G67];&quot;.csv&quot;)" office:value-type="string" office:string-value="Sample 3_Plate20.csv" calcext:value-type="string">
            <text:p>Sample 3_Plate20.csv</text:p>
          </table:table-cell>
          <table:table-cell/>
          <table:table-cell table:style-name="ce595"/>
          <table:table-cell office:value-type="string" calcext:value-type="string">
            <text:p>B</text:p>
          </table:table-cell>
          <table:table-cell table:formula="of:=[.C65]" office:value-type="string" office:string-value="31-10" calcext:value-type="string">
            <text:p>31-10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table:formula="of:=[.C72]" office:value-type="string" office:string-value="6-82" calcext:value-type="string">
            <text:p>6-82</text:p>
          </table:table-cell>
          <table:table-cell table:style-name="ce835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-49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date" office:date-value="2018-01-26" calcext:value-type="date">
            <text:p>2018-01-26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4</text:p>
          </table:table-cell>
          <table:table-cell table:formula="of:=CONCATENATE([.H68];&quot;_&quot;;[.G68];&quot;.csv&quot;)" office:value-type="string" office:string-value="Sample 4_Plate20.csv" calcext:value-type="string">
            <text:p>Sample 4_Plate20.csv</text:p>
          </table:table-cell>
          <table:table-cell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formula="of:=[.C66]" office:value-type="string" office:string-value="31-2" calcext:value-type="string">
            <text:p>31-2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table:formula="of:=[.C73]" office:value-type="string" office:string-value="20-11" calcext:value-type="string">
            <text:p>20-11</text:p>
          </table:table-cell>
          <table:table-cell table:style-name="ce835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5</text:p>
          </table:table-cell>
          <table:table-cell table:formula="of:=CONCATENATE([.H69];&quot;_&quot;;[.G69];&quot;.csv&quot;)" office:value-type="string" office:string-value="Sample 5_Plate20.csv" calcext:value-type="string">
            <text:p>Sample 5_Plate20.csv</text:p>
          </table:table-cell>
          <table:table-cell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formula="of:=[.C67]" office:value-type="string" office:string-value="31-11" calcext:value-type="string">
            <text:p>31-11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table:formula="of:=[.C74]" office:value-type="string" office:string-value="20-43" calcext:value-type="string">
            <text:p>20-43</text:p>
          </table:table-cell>
          <table:table-cell table:style-name="ce835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6</text:p>
          </table:table-cell>
          <table:table-cell table:formula="of:=CONCATENATE([.H70];&quot;_&quot;;[.G70];&quot;.csv&quot;)" office:value-type="string" office:string-value="Sample 6_Plate20.csv" calcext:value-type="string">
            <text:p>Sample 6_Plate20.csv</text:p>
          </table:table-cell>
          <table:table-cell/>
          <table:table-cell table:style-name="ce598" office:value-type="date" office:date-value="2018-10-24" calcext:value-type="date">
            <text:p>10/24/18</text:p>
          </table:table-cell>
          <table:table-cell office:value-type="string" calcext:value-type="string">
            <text:p>E</text:p>
          </table:table-cell>
          <table:table-cell table:formula="of:=[.C68]" office:value-type="string" office:string-value="31-49" calcext:value-type="string">
            <text:p>31-49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table:formula="of:=[.C75]" office:value-type="string" office:string-value="20-50" calcext:value-type="string">
            <text:p>20-50</text:p>
          </table:table-cell>
          <table:table-cell table:style-name="ce835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7</text:p>
          </table:table-cell>
          <table:table-cell table:formula="of:=CONCATENATE([.H71];&quot;_&quot;;[.G71];&quot;.csv&quot;)" office:value-type="string" office:string-value="Sample 7_Plate20.csv" calcext:value-type="string">
            <text:p>Sample 7_Plate20.csv</text:p>
          </table:table-cell>
          <table:table-cell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formula="of:=[.C69]" office:value-type="string" office:string-value="34-25" calcext:value-type="string">
            <text:p>34-25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  <table:table-cell table:formula="of:=[.C76]" office:value-type="string" office:string-value="34-7" calcext:value-type="string">
            <text:p>34-7</text:p>
          </table:table-cell>
          <table:table-cell table:style-name="ce835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8</text:p>
          </table:table-cell>
          <table:table-cell table:formula="of:=CONCATENATE([.H72];&quot;_&quot;;[.G72];&quot;.csv&quot;)" office:value-type="string" office:string-value="Sample 8_Plate20.csv" calcext:value-type="string">
            <text:p>Sample 8_Plate20.csv</text:p>
          </table:table-cell>
          <table:table-cell/>
          <table:table-cell table:style-name="ce594"/>
          <table:table-cell office:value-type="string" calcext:value-type="string">
            <text:p>G</text:p>
          </table:table-cell>
          <table:table-cell table:formula="of:=[.C70]" office:value-type="string" office:string-value="6-49" calcext:value-type="string">
            <text:p>6-49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  <table:table-cell table:formula="of:=[.C77]" office:value-type="string" office:string-value="34-21" calcext:value-type="string">
            <text:p>34-21</text:p>
          </table:table-cell>
          <table:table-cell table:style-name="ce835" office:value-type="string" calcext:value-type="string">
            <text:p>2017/11/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9</text:p>
          </table:table-cell>
          <table:table-cell table:formula="of:=CONCATENATE([.H73];&quot;_&quot;;[.G73];&quot;.csv&quot;)" office:value-type="string" office:string-value="Sample 9_Plate20.csv" calcext:value-type="string">
            <text:p>Sample 9_Plate20.csv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table:formula="of:=[.C78]" office:value-type="string" office:string-value="34-32" calcext:value-type="string">
            <text:p>34-32</text:p>
          </table:table-cell>
          <table:table-cell table:style-name="ce835" office:value-type="string" calcext:value-type="string">
            <text:p>2017/11/15</text:p>
          </table:table-cell>
          <table:table-cell table:style-name="ce625" table:number-columns-repeated="2"/>
          <table:table-cell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10</text:p>
          </table:table-cell>
          <table:table-cell table:formula="of:=CONCATENATE([.H74];&quot;_&quot;;[.G74];&quot;.csv&quot;)" office:value-type="string" office:string-value="Sample 10_Plate20.csv" calcext:value-type="string">
            <text:p>Sample 10_Plate20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5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11</text:p>
          </table:table-cell>
          <table:table-cell table:formula="of:=CONCATENATE([.H75];&quot;_&quot;;[.G75];&quot;.csv&quot;)" office:value-type="string" office:string-value="Sample 11_Plate20.csv" calcext:value-type="string">
            <text:p>Sample 11_Plate20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12</text:p>
          </table:table-cell>
          <table:table-cell table:formula="of:=CONCATENATE([.H76];&quot;_&quot;;[.G76];&quot;.csv&quot;)" office:value-type="string" office:string-value="Sample 12_Plate20.csv" calcext:value-type="string">
            <text:p>Sample 12_Plate20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13</text:p>
          </table:table-cell>
          <table:table-cell table:formula="of:=CONCATENATE([.H77];&quot;_&quot;;[.G77];&quot;.csv&quot;)" office:value-type="string" office:string-value="Sample 13_Plate20.csv" calcext:value-type="string">
            <text:p>Sample 13_Plate20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831" office:value-type="date" office:date-value="2017-11-15" calcext:value-type="date">
            <text:p>2017-11-15</text:p>
          </table:table-cell>
          <table:table-cell office:value-type="string" calcext:value-type="string">
            <text:p>Plate20</text:p>
          </table:table-cell>
          <table:table-cell office:value-type="string" calcext:value-type="string">
            <text:p>Sample 14</text:p>
          </table:table-cell>
          <table:table-cell table:formula="of:=CONCATENATE([.H78];&quot;_&quot;;[.G78];&quot;.csv&quot;)" office:value-type="string" office:string-value="Sample 14_Plate20.csv" calcext:value-type="string">
            <text:p>Sample 14_Plate20.csv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10"/>
          <table:table-cell table:number-columns-repeated="999"/>
        </table:table-row>
      </table:table>
      <table:table table:name="November all but 31" table:style-name="ta1">
        <table:table-column table:style-name="co12" table:default-cell-style-name="ce484"/>
        <table:table-column table:style-name="co12" table:number-columns-repeated="2" table:default-cell-style-name="ce489"/>
        <table:table-column table:style-name="co12" table:default-cell-style-name="ce496"/>
        <table:table-column table:style-name="co12" table:default-cell-style-name="ce506"/>
        <table:table-column table:style-name="co12" table:default-cell-style-name="ce509"/>
        <table:table-column table:style-name="co12" table:number-columns-repeated="4" table:default-cell-style-name="Default"/>
        <table:table-column table:style-name="co35" table:default-cell-style-name="Default"/>
        <table:table-column table:style-name="co57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8" table:default-cell-style-name="Default"/>
        <table:table-column table:style-name="co12" table:number-columns-repeated="1000" table:default-cell-style-name="Default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4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mple.Plate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 table:number-columns-repeated="1000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</text:p>
          </table:table-cell>
          <table:table-cell table:number-columns-repeated="3"/>
          <table:table-cell table:style-name="ce594" table:formula="of:=[.H2]" office:value-type="float" office:value="0" calcext:value-type="float">
            <text:p>0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</text:p>
          </table:table-cell>
          <table:table-cell table:number-columns-repeated="3"/>
          <table:table-cell table:style-name="ce594" table:formula="of:=[.F2]" office:value-type="string" office:string-value="2017/11/15" calcext:value-type="string">
            <text:p>2017/11/15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table:formula="of:=[.C8]" office:value-type="string" office:string-value="34-20" calcext:value-type="string" table:number-columns-spanned="4" table:number-rows-spanned="1">
            <text:p>34-20</text:p>
          </table:table-cell>
          <table:covered-table-cell table:number-columns-repeated="2" table:style-name="ce625"/>
          <table:covered-table-cell table:style-name="ce633"/>
          <table:table-cell table:style-name="ce613" table:formula="of:=[.C16]" office:value-type="string" office:string-value="20-46" calcext:value-type="string">
            <text:p>20-46</text:p>
          </table:table-cell>
          <table:table-cell table:style-name="ce625"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3</text:p>
          </table:table-cell>
          <table:table-cell table:number-columns-repeated="3"/>
          <table:table-cell table:style-name="ce595"/>
          <table:table-cell table:style-name="ce601" office:value-type="string" calcext:value-type="string">
            <text:p>B</text:p>
          </table:table-cell>
          <table:table-cell table:style-name="ce641" table:formula="of:=[.C2]" office:value-type="string" office:string-value="6-6" calcext:value-type="string">
            <text:p>6-6</text:p>
          </table:table-cell>
          <table:table-cell table:style-name="ce642" table:number-columns-repeated="3"/>
          <table:table-cell table:style-name="ce613" table:formula="of:=[.C9]" office:value-type="string" office:string-value="34-36" calcext:value-type="string">
            <text:p>34-36</text:p>
          </table:table-cell>
          <table:table-cell table:style-name="ce625" table:number-columns-repeated="2"/>
          <table:table-cell table:style-name="ce633"/>
          <table:table-cell table:style-name="ce613" table:formula="of:=[.C17]" office:value-type="string" office:string-value="34-5" calcext:value-type="string">
            <text:p>34-5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4</text:p>
          </table:table-cell>
          <table:table-cell table:number-columns-repeated="3"/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41" table:formula="of:=[.C3]" office:value-type="string" office:string-value="6-83" calcext:value-type="string">
            <text:p>6-83</text:p>
          </table:table-cell>
          <table:table-cell table:style-name="ce625" table:number-columns-repeated="2"/>
          <table:table-cell table:style-name="ce633"/>
          <table:table-cell table:style-name="ce613" table:formula="of:=[.C10]" office:value-type="string" office:string-value="34-49" calcext:value-type="string">
            <text:p>34-49</text:p>
          </table:table-cell>
          <table:table-cell table:style-name="ce625" table:number-columns-repeated="2"/>
          <table:table-cell table:style-name="ce633"/>
          <table:table-cell table:style-name="ce613" table:formula="of:=[.C18]" office:value-type="string" office:string-value="34-38" calcext:value-type="string">
            <text:p>34-38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5</text:p>
          </table:table-cell>
          <table:table-cell table:number-columns-repeated="3"/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41" table:formula="of:=[.C4]" office:value-type="string" office:string-value="6-112" calcext:value-type="string">
            <text:p>6-112</text:p>
          </table:table-cell>
          <table:table-cell table:style-name="ce625" table:number-columns-repeated="2"/>
          <table:table-cell table:style-name="ce633"/>
          <table:table-cell table:style-name="ce613" table:formula="of:=[.C11]" office:value-type="string" office:string-value="6-9" calcext:value-type="string">
            <text:p>6-9</text:p>
          </table:table-cell>
          <table:table-cell table:style-name="ce625" table:number-columns-repeated="2"/>
          <table:table-cell table:style-name="ce633"/>
          <table:table-cell table:style-name="ce613" table:formula="of:=[.C19]" office:value-type="string" office:string-value="34-44" calcext:value-type="string">
            <text:p>34-44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6</text:p>
          </table:table-cell>
          <table:table-cell table:number-columns-repeated="3"/>
          <table:table-cell table:style-name="ce598"/>
          <table:table-cell table:style-name="ce601" office:value-type="string" calcext:value-type="string">
            <text:p>E</text:p>
          </table:table-cell>
          <table:table-cell table:style-name="ce641" table:formula="of:=[.C5]" office:value-type="string" office:string-value="20-14" calcext:value-type="string">
            <text:p>20-14</text:p>
          </table:table-cell>
          <table:table-cell table:style-name="ce625" table:number-columns-repeated="2"/>
          <table:table-cell table:style-name="ce633"/>
          <table:table-cell table:style-name="ce613" table:formula="of:=[.C12]" office:value-type="string" office:string-value="6-81" calcext:value-type="string">
            <text:p>6-81</text:p>
          </table:table-cell>
          <table:table-cell table:style-name="ce625" table:number-columns-repeated="2"/>
          <table:table-cell table:style-name="ce633"/>
          <table:table-cell table:style-name="ce613" table:formula="of:=[.C20]" office:value-type="string" office:string-value="6-61" calcext:value-type="string">
            <text:p>6-61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7</text:p>
          </table:table-cell>
          <table:table-cell table:number-columns-repeated="3"/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41" table:formula="of:=[.C6]" office:value-type="string" office:string-value="20-19" calcext:value-type="string">
            <text:p>20-19</text:p>
          </table:table-cell>
          <table:table-cell table:style-name="ce625" table:number-columns-repeated="2"/>
          <table:table-cell table:style-name="ce633"/>
          <table:table-cell table:style-name="ce613" table:formula="of:=[.C13]" office:value-type="string" office:string-value="6-96" calcext:value-type="string">
            <text:p>6-96</text:p>
          </table:table-cell>
          <table:table-cell table:style-name="ce625" table:number-columns-repeated="2"/>
          <table:table-cell table:style-name="ce633"/>
          <table:table-cell table:style-name="ce613" table:formula="of:=[.C21]" office:value-type="string" office:string-value="6-86" calcext:value-type="string">
            <text:p>6-86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8</text:p>
          </table:table-cell>
          <table:table-cell table:number-columns-repeated="3"/>
          <table:table-cell table:style-name="ce594"/>
          <table:table-cell table:style-name="ce601" office:value-type="string" calcext:value-type="string">
            <text:p>G</text:p>
          </table:table-cell>
          <table:table-cell table:style-name="ce641" table:formula="of:=[.C7]" office:value-type="string" office:string-value="20-30" calcext:value-type="string">
            <text:p>20-30</text:p>
          </table:table-cell>
          <table:table-cell table:style-name="ce625" table:number-columns-repeated="2"/>
          <table:table-cell table:style-name="ce633"/>
          <table:table-cell table:style-name="ce613" table:formula="of:=[.C14]" office:value-type="string" office:string-value="20-2" calcext:value-type="string">
            <text:p>20-2</text:p>
          </table:table-cell>
          <table:table-cell table:style-name="ce625" table:number-columns-repeated="2"/>
          <table:table-cell table:style-name="ce633"/>
          <table:table-cell table:style-name="ce613" table:formula="of:=[.C22]" office:value-type="string" office:string-value="6-115" calcext:value-type="string">
            <text:p>6-115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9</text:p>
          </table:table-cell>
          <table:table-cell table:number-columns-repeated="3"/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table:formula="of:=[.C15]" office:value-type="string" office:string-value="20-28" calcext:value-type="string" table:number-columns-spanned="4" table:number-rows-spanned="1">
            <text:p>20-28</text:p>
          </table:table-cell>
          <table:covered-table-cell table:style-name="ce633"/>
          <table:covered-table-cell table:style-name="ce613"/>
          <table:covered-table-cell table:style-name="ce625"/>
          <table:table-cell table:style-name="ce646" table:formula="of:=[.C23]" office:value-type="string" office:string-value="20-17" calcext:value-type="string" table:number-columns-spanned="4" table:number-rows-spanned="1">
            <text:p>20-17</text:p>
          </table:table-cell>
          <table:covered-table-cell table:style-name="ce633"/>
          <table:covered-table-cell table:style-name="ce61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 table:number-columns-repeated="1000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1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9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6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7</text:p>
          </table:table-cell>
          <table:table-cell table:number-columns-repeated="1017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8</text:p>
          </table:table-cell>
          <table:table-cell table:number-columns-repeated="1017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2</text:p>
          </table:table-cell>
          <table:table-cell table:number-columns-repeated="1017"/>
        </table:table-row>
        <table:table-row table:style-name="ro1">
          <table:table-cell table:style-name="ce824"/>
          <table:table-cell table:style-name="ce825" table:number-columns-repeated="2"/>
          <table:table-cell table:style-name="ce826"/>
          <table:table-cell table:style-name="ce827"/>
          <table:table-cell table:style-name="ce830"/>
          <table:table-cell table:style-name="ce832" table:number-columns-repeated="2"/>
          <table:table-cell/>
          <table:table-cell table:style-name="ce832"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 table:style-name="ce832"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</text:p>
          </table:table-cell>
          <table:table-cell table:number-columns-repeated="3"/>
          <table:table-cell table:style-name="ce594" table:formula="of:=[.H25]" office:value-type="float" office:value="0" calcext:value-type="float">
            <text:p>0</text:p>
          </table:table-cell>
          <table:table-cell table:style-name="ce601"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</text:p>
          </table:table-cell>
          <table:table-cell table:number-columns-repeated="3"/>
          <table:table-cell table:style-name="ce594" table:formula="of:=[.F25]" office:value-type="string" office:string-value="2017/11/15" calcext:value-type="string">
            <text:p>2017/11/15</text:p>
          </table:table-cell>
          <table:table-cell table:style-name="ce601"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table:formula="of:=[.C31]" office:value-type="string" office:string-value="6-85" calcext:value-type="string" table:number-columns-spanned="4" table:number-rows-spanned="1">
            <text:p>6-85</text:p>
          </table:table-cell>
          <table:covered-table-cell table:number-columns-repeated="2" table:style-name="ce625"/>
          <table:covered-table-cell table:style-name="ce633"/>
          <table:table-cell table:style-name="ce613" table:formula="of:=[.C39]" office:value-type="string" office:string-value="6-12" calcext:value-type="string">
            <text:p>6-12</text:p>
          </table:table-cell>
          <table:table-cell table:style-name="ce625"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3</text:p>
          </table:table-cell>
          <table:table-cell table:number-columns-repeated="3"/>
          <table:table-cell table:style-name="ce595"/>
          <table:table-cell table:style-name="ce601" office:value-type="string" calcext:value-type="string">
            <text:p>B</text:p>
          </table:table-cell>
          <table:table-cell table:style-name="ce641" table:formula="of:=[.C25]" office:value-type="string" office:string-value="20-34" calcext:value-type="string">
            <text:p>20-34</text:p>
          </table:table-cell>
          <table:table-cell table:style-name="ce642" table:number-columns-repeated="3"/>
          <table:table-cell table:style-name="ce613" table:formula="of:=[.C32]" office:value-type="string" office:string-value="6-116" calcext:value-type="string">
            <text:p>6-116</text:p>
          </table:table-cell>
          <table:table-cell table:style-name="ce625" table:number-columns-repeated="2"/>
          <table:table-cell table:style-name="ce633"/>
          <table:table-cell table:style-name="ce613" table:formula="of:=[.C40]" office:value-type="string" office:string-value="6-19" calcext:value-type="string">
            <text:p>6-19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4</text:p>
          </table:table-cell>
          <table:table-cell table:number-columns-repeated="3"/>
          <table:table-cell table:style-name="ce596" office:value-type="string" calcext:value-type="string">
            <text:p>SYBR-SC</text:p>
          </table:table-cell>
          <table:table-cell table:style-name="ce601" office:value-type="string" calcext:value-type="string">
            <text:p>C</text:p>
          </table:table-cell>
          <table:table-cell table:style-name="ce641" table:formula="of:=[.C26]" office:value-type="string" office:string-value="20-40" calcext:value-type="string">
            <text:p>20-40</text:p>
          </table:table-cell>
          <table:table-cell table:style-name="ce625" table:number-columns-repeated="2"/>
          <table:table-cell table:style-name="ce633"/>
          <table:table-cell table:style-name="ce613" table:formula="of:=[.C33]" office:value-type="string" office:string-value="20-3" calcext:value-type="string">
            <text:p>20-3</text:p>
          </table:table-cell>
          <table:table-cell table:style-name="ce625" table:number-columns-repeated="2"/>
          <table:table-cell table:style-name="ce633"/>
          <table:table-cell table:style-name="ce613" table:formula="of:=[.C41]" office:value-type="string" office:string-value="6-118" calcext:value-type="string">
            <text:p>6-118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5</text:p>
          </table:table-cell>
          <table:table-cell table:number-columns-repeated="3"/>
          <table:table-cell table:style-name="ce597" office:value-type="string" calcext:value-type="string">
            <text:p>MM-Actin</text:p>
          </table:table-cell>
          <table:table-cell table:style-name="ce601" office:value-type="string" calcext:value-type="string">
            <text:p>D</text:p>
          </table:table-cell>
          <table:table-cell table:style-name="ce641" table:formula="of:=[.C27]" office:value-type="string" office:string-value="34-4" calcext:value-type="string">
            <text:p>34-4</text:p>
          </table:table-cell>
          <table:table-cell table:style-name="ce625" table:number-columns-repeated="2"/>
          <table:table-cell table:style-name="ce633"/>
          <table:table-cell table:style-name="ce613" table:formula="of:=[.C34]" office:value-type="string" office:string-value="20-4" calcext:value-type="string">
            <text:p>20-4</text:p>
          </table:table-cell>
          <table:table-cell table:style-name="ce625" table:number-columns-repeated="2"/>
          <table:table-cell table:style-name="ce633"/>
          <table:table-cell table:style-name="ce613" table:formula="of:=[.C42]" office:value-type="string" office:string-value="20-29" calcext:value-type="string">
            <text:p>20-29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6</text:p>
          </table:table-cell>
          <table:table-cell table:number-columns-repeated="3"/>
          <table:table-cell table:style-name="ce598"/>
          <table:table-cell table:style-name="ce601" office:value-type="string" calcext:value-type="string">
            <text:p>E</text:p>
          </table:table-cell>
          <table:table-cell table:style-name="ce641" table:formula="of:=[.C28]" office:value-type="string" office:string-value="34-9" calcext:value-type="string">
            <text:p>34-9</text:p>
          </table:table-cell>
          <table:table-cell table:style-name="ce625" table:number-columns-repeated="2"/>
          <table:table-cell table:style-name="ce633"/>
          <table:table-cell table:style-name="ce613" table:formula="of:=[.C35]" office:value-type="string" office:string-value="20-21" calcext:value-type="string">
            <text:p>20-21</text:p>
          </table:table-cell>
          <table:table-cell table:style-name="ce625" table:number-columns-repeated="2"/>
          <table:table-cell table:style-name="ce633"/>
          <table:table-cell table:style-name="ce613" table:formula="of:=[.C43]" office:value-type="string" office:string-value="20-41" calcext:value-type="string">
            <text:p>20-41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7</text:p>
          </table:table-cell>
          <table:table-cell table:number-columns-repeated="3"/>
          <table:table-cell table:style-name="ce594" office:value-type="string" calcext:value-type="string">
            <text:p>CD</text:p>
          </table:table-cell>
          <table:table-cell table:style-name="ce601" office:value-type="string" calcext:value-type="string">
            <text:p>F</text:p>
          </table:table-cell>
          <table:table-cell table:style-name="ce641" table:formula="of:=[.C29]" office:value-type="string" office:string-value="34-22" calcext:value-type="string">
            <text:p>34-22</text:p>
          </table:table-cell>
          <table:table-cell table:style-name="ce625" table:number-columns-repeated="2"/>
          <table:table-cell table:style-name="ce633"/>
          <table:table-cell table:style-name="ce613" table:formula="of:=[.C36]" office:value-type="string" office:string-value="34-8" calcext:value-type="string">
            <text:p>34-8</text:p>
          </table:table-cell>
          <table:table-cell table:style-name="ce625" table:number-columns-repeated="2"/>
          <table:table-cell table:style-name="ce633"/>
          <table:table-cell table:style-name="ce613" table:formula="of:=[.C44]" office:value-type="string" office:string-value="20-45" calcext:value-type="string">
            <text:p>20-45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8</text:p>
          </table:table-cell>
          <table:table-cell table:number-columns-repeated="3"/>
          <table:table-cell table:style-name="ce594"/>
          <table:table-cell table:style-name="ce601" office:value-type="string" calcext:value-type="string">
            <text:p>G</text:p>
          </table:table-cell>
          <table:table-cell table:style-name="ce641" table:formula="of:=[.C30]" office:value-type="string" office:string-value="6-40" calcext:value-type="string">
            <text:p>6-40</text:p>
          </table:table-cell>
          <table:table-cell table:style-name="ce625" table:number-columns-repeated="2"/>
          <table:table-cell table:style-name="ce633"/>
          <table:table-cell table:style-name="ce613" table:formula="of:=[.C37]" office:value-type="string" office:string-value="34-11" calcext:value-type="string">
            <text:p>34-11</text:p>
          </table:table-cell>
          <table:table-cell table:style-name="ce625" table:number-columns-repeated="2"/>
          <table:table-cell table:style-name="ce633"/>
          <table:table-cell table:style-name="ce613" table:formula="of:=[.C45]" office:value-type="string" office:string-value="34-10" calcext:value-type="string">
            <text:p>34-10</text:p>
          </table:table-cell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9</text:p>
          </table:table-cell>
          <table:table-cell table:number-columns-repeated="3"/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table:formula="of:=[.C38]" office:value-type="string" office:string-value="34-23" calcext:value-type="string" table:number-columns-spanned="4" table:number-rows-spanned="1">
            <text:p>34-23</text:p>
          </table:table-cell>
          <table:covered-table-cell table:style-name="ce633"/>
          <table:covered-table-cell table:style-name="ce613"/>
          <table:covered-table-cell table:style-name="ce625"/>
          <table:table-cell table:style-name="ce646" table:formula="of:=[.C46]" office:value-type="string" office:string-value="34-24" calcext:value-type="string" table:number-columns-spanned="4" table:number-rows-spanned="1">
            <text:p>34-24</text:p>
          </table:table-cell>
          <table:covered-table-cell table:style-name="ce633"/>
          <table:covered-table-cell table:style-name="ce61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3</text:p>
          </table:table-cell>
          <table:table-cell table:number-columns-repeated="1017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1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office:value-type="string" calcext:value-type="string">
            <text:p>Sample 22</text:p>
          </table:table-cell>
          <table:table-cell table:number-columns-repeated="1017"/>
        </table:table-row>
        <table:table-row table:style-name="ro1">
          <table:table-cell table:style-name="ce824"/>
          <table:table-cell table:style-name="ce826" table:number-columns-repeated="3"/>
          <table:table-cell table:style-name="ce827"/>
          <table:table-cell table:style-name="ce830"/>
          <table:table-cell table:style-name="ce832" table:number-columns-repeated="2"/>
          <table:table-cell/>
          <table:table-cell table:style-name="ce832"/>
          <table:table-cell table:style-name="ce437"/>
          <table:table-cell table:style-name="ce445"/>
          <table:table-cell table:style-name="ce448" table:number-columns-repeated="11"/>
          <table:table-cell table:style-name="ce453"/>
          <table:table-cell table:style-name="ce832"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38"/>
          <table:table-cell table:style-name="ce446"/>
          <table:table-cell table:style-name="ce449" table:number-columns-repeated="11"/>
          <table:table-cell table:style-name="ce454"/>
          <table:table-cell table:number-columns-repeated="1000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38"/>
          <table:table-cell table:style-name="ce446"/>
          <table:table-cell table:style-name="ce613" table:number-columns-repeated="2"/>
          <table:table-cell table:style-name="ce451" table:number-columns-spanned="4" table:number-rows-spanned="1"/>
          <table:covered-table-cell table:number-columns-repeated="2" table:style-name="ce625"/>
          <table:covered-table-cell table:style-name="ce633"/>
          <table:table-cell table:style-name="ce613"/>
          <table:table-cell table:style-name="ce625" table:number-columns-repeated="2"/>
          <table:table-cell table:style-name="ce633"/>
          <table:table-cell table:style-name="ce613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39"/>
          <table:table-cell table:style-name="ce446"/>
          <table:table-cell table:style-name="ce450"/>
          <table:table-cell table:style-name="ce642" table:number-columns-repeated="3"/>
          <table:table-cell table:style-name="ce452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40"/>
          <table:table-cell table:style-name="ce446"/>
          <table:table-cell table:style-name="ce450"/>
          <table:table-cell table:style-name="ce625" table:number-columns-repeated="2"/>
          <table:table-cell table:style-name="ce633"/>
          <table:table-cell table:style-name="ce452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41"/>
          <table:table-cell table:style-name="ce446"/>
          <table:table-cell table:style-name="ce450"/>
          <table:table-cell table:style-name="ce625" table:number-columns-repeated="2"/>
          <table:table-cell table:style-name="ce633"/>
          <table:table-cell table:style-name="ce452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42"/>
          <table:table-cell table:style-name="ce446"/>
          <table:table-cell table:style-name="ce450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43"/>
          <table:table-cell table:style-name="ce446"/>
          <table:table-cell table:style-name="ce450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43"/>
          <table:table-cell table:style-name="ce446"/>
          <table:table-cell table:style-name="ce450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style-name="ce613"/>
          <table:table-cell table:style-name="ce625" table:number-columns-repeated="2"/>
          <table:table-cell table:style-name="ce633"/>
          <table:table-cell table:number-columns-repeated="1000"/>
        </table:table-row>
        <table:table-row table:style-name="ro1">
          <table:table-cell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4"/>
          <table:table-cell table:style-name="ce444"/>
          <table:table-cell table:style-name="ce447"/>
          <table:table-cell table:style-name="ce613" table:number-columns-repeated="2"/>
          <table:table-cell table:style-name="ce644" table:number-columns-spanned="4" table:number-rows-spanned="1"/>
          <table:covered-table-cell table:style-name="ce633"/>
          <table:covered-table-cell table:style-name="ce613"/>
          <table:covered-table-cell table:style-name="ce625"/>
          <table:table-cell table:style-name="ce646" table:number-columns-spanned="4" table:number-rows-spanned="1"/>
          <table:covered-table-cell table:style-name="ce633"/>
          <table:covered-table-cell table:style-name="ce613"/>
          <table:covered-table-cell table:style-name="ce648"/>
          <table:table-cell table:style-name="ce613" table:number-columns-repeated="2"/>
          <table:table-cell table:number-columns-repeated="1000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office:value-type="string" calcext:value-type="string">
            <text:p>2017/11/15</text:p>
          </table:table-cell>
          <table:table-cell table:number-columns-repeated="1018"/>
        </table:table-row>
      </table:table>
      <table:table table:name="Print October 2018" table:style-name="ta1">
        <table:table-column table:style-name="co35" table:default-cell-style-name="ce594"/>
        <table:table-column table:style-name="co57" table:default-cell-style-name="ce601"/>
        <table:table-column table:style-name="co79" table:default-cell-style-name="ce641"/>
        <table:table-column table:style-name="co74" table:default-cell-style-name="ce625"/>
        <table:table-column table:style-name="co76" table:default-cell-style-name="ce625"/>
        <table:table-column table:style-name="co74" table:default-cell-style-name="ce625"/>
        <table:table-column table:style-name="co79" table:default-cell-style-name="ce625"/>
        <table:table-column table:style-name="co74" table:default-cell-style-name="ce625"/>
        <table:table-column table:style-name="co79" table:default-cell-style-name="ce625"/>
        <table:table-column table:style-name="co74" table:default-cell-style-name="ce625"/>
        <table:table-column table:style-name="co79" table:default-cell-style-name="ce625"/>
        <table:table-column table:style-name="co74" table:default-cell-style-name="ce625"/>
        <table:table-column table:style-name="co76" table:default-cell-style-name="ce625"/>
        <table:table-column table:style-name="co78" table:default-cell-style-name="ce633"/>
        <table:table-column table:style-name="co12" table:default-cell-style-name="Default"/>
        <table:table-column table:style-name="co80" table:default-cell-style-name="Default"/>
        <table:table-column table:style-name="co57" table:default-cell-style-name="ce601"/>
        <table:table-column table:style-name="co79" table:default-cell-style-name="ce613"/>
        <table:table-column table:style-name="co81" table:default-cell-style-name="Default"/>
        <table:table-column table:style-name="co73" table:default-cell-style-name="ce625"/>
        <table:table-column table:style-name="co79" table:default-cell-style-name="ce625"/>
        <table:table-column table:style-name="co80" table:default-cell-style-name="ce625"/>
        <table:table-column table:style-name="co73" table:default-cell-style-name="ce633"/>
        <table:table-column table:style-name="co79" table:default-cell-style-name="ce613"/>
        <table:table-column table:style-name="co80" table:default-cell-style-name="Default"/>
        <table:table-column table:style-name="co73" table:default-cell-style-name="ce625"/>
        <table:table-column table:style-name="co76" table:default-cell-style-name="ce625"/>
        <table:table-column table:style-name="co74" table:default-cell-style-name="ce625"/>
        <table:table-column table:style-name="co77" table:default-cell-style-name="ce633"/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e 18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table:style-name="ce833" office:value-type="string" calcext:value-type="string">
            <text:p>Plate 24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/11/15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 table:number-columns-spanned="4" table:number-rows-spanned="1">
            <text:p>34-20</text:p>
          </table:table-cell>
          <table:covered-table-cell table:number-columns-repeated="2"/>
          <table:covered-table-cell table:style-name="ce633"/>
          <table:table-cell table:style-name="ce613" office:value-type="string" calcext:value-type="string">
            <text:p>20-46</text:p>
          </table:table-cell>
          <table:table-cell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/>
          <table:table-cell table:style-name="ce834" office:value-type="string" calcext:value-type="string">
            <text:p>Mix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10</text:p>
          </table:table-cell>
          <table:table-cell table:style-name="ce509" office:value-type="string" calcext:value-type="string">
            <text:p>2017/11/15</text:p>
          </table:table-cell>
          <table:table-cell table:style-name="ce625" table:number-columns-repeated="3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6</text:p>
          </table:table-cell>
          <table:table-cell table:style-name="ce642" table:number-columns-repeated="3"/>
          <table:table-cell table:style-name="ce613" office:value-type="string" calcext:value-type="string">
            <text:p>34-36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5</text:p>
          </table:table-cell>
          <table:table-cell table:number-columns-repeated="4"/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1-41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office:value-type="string" calcext:value-type="string">
            <text:p>31-2</text:p>
          </table:table-cell>
          <table:table-cell table:style-name="ce509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83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49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38</text:p>
          </table:table-cell>
          <table:table-cell table:number-columns-repeated="4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45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office:value-type="string" calcext:value-type="string">
            <text:p>31-11</text:p>
          </table:table-cell>
          <table:table-cell table:style-name="ce509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112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9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44</text:p>
          </table:table-cell>
          <table:table-cell table:number-columns-repeated="4"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25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office:value-type="string" calcext:value-type="string">
            <text:p>31-49</text:p>
          </table:table-cell>
          <table:table-cell table:style-name="ce509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20-14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81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61</text:p>
          </table:table-cell>
          <table:table-cell table:number-columns-repeated="4"/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1-43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office:value-type="string" calcext:value-type="string">
            <text:p>31-10</text:p>
          </table:table-cell>
          <table:table-cell table:style-name="ce513" office:value-type="string" calcext:value-type="string">
            <text:p>2017/12/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-19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96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86</text:p>
          </table:table-cell>
          <table:table-cell table:number-columns-repeated="4"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-46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office:value-type="string" calcext:value-type="string">
            <text:p>31-2</text:p>
          </table:table-cell>
          <table:table-cell table:style-name="ce513" office:value-type="string" calcext:value-type="string">
            <text:p>2017/12/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20-30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2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115</text:p>
          </table:table-cell>
          <table:table-cell table:number-columns-repeated="4"/>
          <table:table-cell table:style-name="ce594"/>
          <table:table-cell office:value-type="string" calcext:value-type="string">
            <text:p>G</text:p>
          </table:table-cell>
          <table:table-cell office:value-type="string" calcext:value-type="string">
            <text:p>31-10</text:p>
          </table:table-cell>
          <table:table-cell table:style-name="ce521" office:value-type="date" office:date-value="2018-02-23" calcext:value-type="date">
            <text:p>2018-02-23</text:p>
          </table:table-cell>
          <table:table-cell table:number-columns-repeated="4"/>
          <table:table-cell office:value-type="string" calcext:value-type="string">
            <text:p>31-11</text:p>
          </table:table-cell>
          <table:table-cell table:style-name="ce513" office:value-type="string" calcext:value-type="string">
            <text:p>2017/12/15</text:p>
          </table:table-cell>
          <table:table-cell table:number-columns-repeated="4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 table:number-columns-spanned="4" table:number-rows-spanned="1">
            <text:p>20-28</text:p>
          </table:table-cell>
          <table:covered-table-cell table:style-name="ce633"/>
          <table:covered-table-cell table:style-name="ce613"/>
          <table:covered-table-cell/>
          <table:table-cell table:style-name="ce646" office:value-type="string" calcext:value-type="string" table:number-columns-spanned="4" table:number-rows-spanned="1">
            <text:p>20-17</text:p>
          </table:table-cell>
          <table:covered-table-cell table:style-name="ce633"/>
          <table:covered-table-cell table:style-name="ce61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49</text:p>
          </table:table-cell>
          <table:table-cell table:style-name="ce513" office:value-type="string" calcext:value-type="string">
            <text:p>2017/12/15</text:p>
          </table:table-cell>
          <table:table-cell table:style-name="ce625" table:number-columns-repeated="3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>
          <table:table-cell table:style-name="Default" table:number-columns-repeated="14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e 19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table:style-name="ce594" office:value-type="string" calcext:value-type="string">
            <text:p>Plate 20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/11/15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 table:number-columns-spanned="4" table:number-rows-spanned="1">
            <text:p>6-85</text:p>
          </table:table-cell>
          <table:covered-table-cell table:number-columns-repeated="2"/>
          <table:covered-table-cell table:style-name="ce633"/>
          <table:table-cell table:style-name="ce613" office:value-type="string" calcext:value-type="string">
            <text:p>6-12</text:p>
          </table:table-cell>
          <table:table-cell table:number-columns-repeated="2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/>
          <table:table-cell table:style-name="ce594" office:value-type="string" calcext:value-type="string">
            <text:p>Mix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6-72</text:p>
          </table:table-cell>
          <table:table-cell table:style-name="ce835" office:value-type="string" calcext:value-type="string">
            <text:p>2017/11/15</text:p>
          </table:table-cell>
          <table:table-cell table:style-name="ce625" table:number-columns-repeated="3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20-34</text:p>
          </table:table-cell>
          <table:table-cell table:style-name="ce642" table:number-columns-repeated="3"/>
          <table:table-cell table:style-name="ce613" office:value-type="string" calcext:value-type="string">
            <text:p>6-116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19</text:p>
          </table:table-cell>
          <table:table-cell table:number-columns-repeated="4"/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1-10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office:value-type="string" calcext:value-type="string">
            <text:p>6-82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-40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3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6-118</text:p>
          </table:table-cell>
          <table:table-cell table:number-columns-repeated="4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2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office:value-type="string" calcext:value-type="string">
            <text:p>20-11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7" office:value-type="string" calcext:value-type="string">
            <text:p>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4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4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29</text:p>
          </table:table-cell>
          <table:table-cell table:number-columns-repeated="4"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11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office:value-type="string" calcext:value-type="string">
            <text:p>20-43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4-9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21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41</text:p>
          </table:table-cell>
          <table:table-cell table:number-columns-repeated="4"/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1-49</text:p>
          </table:table-cell>
          <table:table-cell table:style-name="ce509" office:value-type="string" calcext:value-type="string">
            <text:p>2018/01/26</text:p>
          </table:table-cell>
          <table:table-cell table:number-columns-repeated="4"/>
          <table:table-cell office:value-type="string" calcext:value-type="string">
            <text:p>20-50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22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8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20-45</text:p>
          </table:table-cell>
          <table:table-cell table:number-columns-repeated="4"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25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  <table:table-cell office:value-type="string" calcext:value-type="string">
            <text:p>34-7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6-40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11</text:p>
          </table:table-cell>
          <table:table-cell table:number-columns-repeated="2"/>
          <table:table-cell table:style-name="ce633"/>
          <table:table-cell table:style-name="ce613" office:value-type="string" calcext:value-type="string">
            <text:p>34-10</text:p>
          </table:table-cell>
          <table:table-cell table:number-columns-repeated="4"/>
          <table:table-cell table:style-name="ce594"/>
          <table:table-cell office:value-type="string" calcext:value-type="string">
            <text:p>G</text:p>
          </table:table-cell>
          <table:table-cell office:value-type="string" calcext:value-type="string">
            <text:p>6-49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  <table:table-cell office:value-type="string" calcext:value-type="string">
            <text:p>34-21</text:p>
          </table:table-cell>
          <table:table-cell table:style-name="ce835" office:value-type="string" calcext:value-type="string">
            <text:p>2017/11/15</text:p>
          </table:table-cell>
          <table:table-cell table:number-columns-repeated="4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 table:number-columns-spanned="4" table:number-rows-spanned="1">
            <text:p>34-23</text:p>
          </table:table-cell>
          <table:covered-table-cell table:style-name="ce633"/>
          <table:covered-table-cell table:style-name="ce613"/>
          <table:covered-table-cell/>
          <table:table-cell table:style-name="ce646" office:value-type="string" calcext:value-type="string" table:number-columns-spanned="4" table:number-rows-spanned="1">
            <text:p>34-24</text:p>
          </table:table-cell>
          <table:covered-table-cell table:style-name="ce633"/>
          <table:covered-table-cell table:style-name="ce613"/>
          <table:covered-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4-32</text:p>
          </table:table-cell>
          <table:table-cell table:style-name="ce835" office:value-type="string" calcext:value-type="string">
            <text:p>2017/11/15</text:p>
          </table:table-cell>
          <table:table-cell table:style-name="ce625" table:number-columns-repeated="3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 table:number-rows-repeated="2">
          <table:table-cell table:style-name="Default" table:number-columns-repeated="14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/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e 21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/>
          <table:table-cell table:style-name="ce594" office:value-type="string" calcext:value-type="string">
            <text:p>Plate 23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/11/15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17</text:p>
          </table:table-cell>
          <table:table-cell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/>
          <table:table-cell table:style-name="ce594" office:value-type="string" calcext:value-type="string">
            <text:p>2018/01/26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17</text:p>
          </table:table-cell>
          <table:table-cell/>
          <table:table-cell table:style-name="ce625" table:number-columns-repeated="3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table:style-name="ce613" office:value-type="string" calcext:value-type="string">
            <text:p>31-34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39</text:p>
          </table:table-cell>
          <table:table-cell table:number-columns-repeated="6"/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1-34</text:p>
          </table:table-cell>
          <table:table-cell table:style-name="ce625"/>
          <table:table-cell table:number-columns-repeated="4"/>
          <table:table-cell office:value-type="string" calcext:value-type="string">
            <text:p>31-39</text:p>
          </table:table-cell>
          <table:table-cell table:style-name="ce625"/>
          <table:table-cell table:number-columns-repeated="4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office:value-type="string" calcext:value-type="string">
            <text:p>31-41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40</text:p>
          </table:table-cell>
          <table:table-cell table:number-columns-repeated="6"/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1-41</text:p>
          </table:table-cell>
          <table:table-cell table:style-name="ce625"/>
          <table:table-cell table:number-columns-repeated="4"/>
          <table:table-cell office:value-type="string" calcext:value-type="string">
            <text:p>31-40</text:p>
          </table:table-cell>
          <table:table-cell table:style-name="ce625"/>
          <table:table-cell table:number-columns-repeated="4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style-name="ce613" office:value-type="string" calcext:value-type="string">
            <text:p>31-45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13</text:p>
          </table:table-cell>
          <table:table-cell table:number-columns-repeated="6"/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45</text:p>
          </table:table-cell>
          <table:table-cell table:style-name="ce625"/>
          <table:table-cell table:number-columns-repeated="4"/>
          <table:table-cell office:value-type="string" calcext:value-type="string">
            <text:p>31-13</text:p>
          </table:table-cell>
          <table:table-cell table:style-name="ce625"/>
          <table:table-cell table:number-columns-repeated="4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table:style-name="ce613" office:value-type="string" calcext:value-type="string">
            <text:p>31-25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24</text:p>
          </table:table-cell>
          <table:table-cell table:number-columns-repeated="6"/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1-25</text:p>
          </table:table-cell>
          <table:table-cell table:style-name="ce625"/>
          <table:table-cell table:number-columns-repeated="4"/>
          <table:table-cell office:value-type="string" calcext:value-type="string">
            <text:p>31-24</text:p>
          </table:table-cell>
          <table:table-cell table:style-name="ce625"/>
          <table:table-cell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office:value-type="string" calcext:value-type="string">
            <text:p>31-30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46</text:p>
          </table:table-cell>
          <table:table-cell table:number-columns-repeated="6"/>
          <table:table-cell table:style-name="ce594"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1-30</text:p>
          </table:table-cell>
          <table:table-cell table:style-name="ce625"/>
          <table:table-cell table:number-columns-repeated="4"/>
          <table:table-cell office:value-type="string" calcext:value-type="string">
            <text:p>31-46</text:p>
          </table:table-cell>
          <table:table-cell table:style-name="ce625"/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613" office:value-type="string" calcext:value-type="string">
            <text:p>31-43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3</text:p>
          </table:table-cell>
          <table:table-cell table:number-columns-repeated="6"/>
          <table:table-cell table:style-name="ce594"/>
          <table:table-cell office:value-type="string" calcext:value-type="string">
            <text:p>G</text:p>
          </table:table-cell>
          <table:table-cell office:value-type="string" calcext:value-type="string">
            <text:p>31-43</text:p>
          </table:table-cell>
          <table:table-cell table:style-name="ce625"/>
          <table:table-cell table:number-columns-repeated="4"/>
          <table:table-cell office:value-type="string" calcext:value-type="string">
            <text:p>31-3</text:p>
          </table:table-cell>
          <table:table-cell table:style-name="ce625"/>
          <table:table-cell table:number-columns-repeated="4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8</text:p>
          </table:table-cell>
          <table:table-cell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/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8</text:p>
          </table:table-cell>
          <table:table-cell/>
          <table:table-cell table:style-name="ce625" table:number-columns-repeated="3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</table:table-row>
        <table:table-row table:style-name="ro1" table:number-rows-repeated="2">
          <table:table-cell table:style-name="Default" table:number-columns-repeated="14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15"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late 22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2017/12/15</text:p>
          </table:table-cell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style-name="ce613" office:value-type="string" calcext:value-type="string">
            <text:p>31-17</text:p>
          </table:table-cell>
          <table:table-cell table:number-columns-repeated="4"/>
          <table:table-cell table:style-name="ce633"/>
          <table:table-cell table:style-name="ce612" office:value-type="string" calcext:value-type="string">
            <text:p>NTC</text:p>
          </table:table-cell>
          <table:table-cell table:style-name="ce624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table:style-name="ce613" office:value-type="string" calcext:value-type="string">
            <text:p>31-34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39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613" office:value-type="string" calcext:value-type="string">
            <text:p>31-41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40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style-name="ce613" office:value-type="string" calcext:value-type="string">
            <text:p>31-45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13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table:style-name="ce613" office:value-type="string" calcext:value-type="string">
            <text:p>31-25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24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613" office:value-type="string" calcext:value-type="string">
            <text:p>31-30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46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613" office:value-type="string" calcext:value-type="string">
            <text:p>31-43</text:p>
          </table:table-cell>
          <table:table-cell table:number-columns-repeated="4"/>
          <table:table-cell table:style-name="ce633"/>
          <table:table-cell table:style-name="ce613" office:value-type="string" calcext:value-type="string">
            <text:p>31-3</text:p>
          </table:table-cell>
          <table:table-cell table:number-columns-repeated="7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style-name="ce613" office:value-type="string" calcext:value-type="string">
            <text:p>31-8</text:p>
          </table:table-cell>
          <table:table-cell table:number-columns-repeated="4"/>
          <table:table-cell table:style-name="ce633"/>
          <table:table-cell table:style-name="ce614" office:value-type="string" calcext:value-type="string">
            <text:p>+</text:p>
          </table:table-cell>
          <table:table-cell table:style-name="ce626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4"/>
        </table:table-row>
      </table:table>
      <table:table table:name="Sheet20" table:style-name="ta1">
        <table:table-column table:style-name="co12" table:default-cell-style-name="Default"/>
        <table:table-row table:style-name="ro1">
          <table:table-cell/>
        </table:table-row>
      </table:table>
      <table:table table:name="Sample Redo" table:style-name="ta1">
        <table:table-column table:style-name="co1" table:default-cell-style-name="ce486"/>
        <table:table-column table:style-name="co2" table:default-cell-style-name="ce486"/>
        <table:table-column table:style-name="co3" table:default-cell-style-name="ce486"/>
        <table:table-column table:style-name="co4" table:default-cell-style-name="ce486"/>
        <table:table-column table:style-name="co5" table:default-cell-style-name="ce486"/>
        <table:table-column table:style-name="co6" table:default-cell-style-name="ce510"/>
        <table:table-column table:style-name="co8" table:default-cell-style-name="ce510"/>
        <table:table-column table:style-name="co10" table:default-cell-style-name="ce524"/>
        <table:table-column table:style-name="co11" table:default-cell-style-name="ce530"/>
        <table:table-column table:style-name="co12" table:number-columns-repeated="976" table:default-cell-style-name="ce524"/>
        <table:table-row table:style-name="ro1">
          <table:table-cell table:style-name="ce1" office:value-type="string" calcext:value-type="string">
            <text:p>Spp</text:p>
          </table:table-cell>
          <table:table-cell table:style-name="ce6" office:value-type="string" calcext:value-type="string">
            <text:p>Colon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Treat</text:p>
          </table:table-cell>
          <table:table-cell table:style-name="ce20" office:value-type="string" calcext:value-type="string">
            <text:p>Rep</text:p>
          </table:table-cell>
          <table:table-cell table:style-name="ce27" office:value-type="string" calcext:value-type="string">
            <text:p>Sample_4</text:p>
          </table:table-cell>
          <table:table-cell table:style-name="ce258" office:value-type="string" calcext:value-type="string">
            <text:p>Sample_12</text:p>
          </table:table-cell>
          <table:table-cell table:style-name="ce260" office:value-type="string" calcext:value-type="string">
            <text:p>Samples T=17</text:p>
          </table:table-cell>
          <table:table-cell table:style-name="ce45" office:value-type="string" calcext:value-type="string">
            <text:p>Sample T=20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</text:p>
          </table:table-cell>
          <table:table-cell table:style-name="ce492" office:value-type="string" calcext:value-type="string">
            <text:p>Control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0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3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7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2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4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9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0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6</text:p>
          </table:table-cell>
          <table:table-cell table:style-name="ce493" office:value-type="string" calcext:value-type="string">
            <text:p>Control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9</text:p>
          </table:table-cell>
          <table:table-cell table:style-name="ce494" office:value-type="string" calcext:value-type="string">
            <text:p>Control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9</text:p>
          </table:table-cell>
          <table:table-cell table:style-name="ce495" office:value-type="string" calcext:value-type="string">
            <text:p>N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1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9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6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5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38</text:p>
          </table:table-cell>
          <table:table-cell table:style-name="ce496" office:value-type="string" calcext:value-type="string">
            <text:p>N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44</text:p>
          </table:table-cell>
          <table:table-cell table:style-name="ce497" office:value-type="string" calcext:value-type="string">
            <text:p>N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61</text:p>
          </table:table-cell>
          <table:table-cell table:style-name="ce498" office:value-type="string" calcext:value-type="string">
            <text:p>NP</text:p>
          </table:table-cell>
          <table:table-cell table:style-name="ce502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6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5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7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0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4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9</text:p>
          </table:table-cell>
          <table:table-cell table:style-name="ce499" office:value-type="string" calcext:value-type="string">
            <text:p>NP</text:p>
          </table:table-cell>
          <table:table-cell table:style-name="ce503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2</text:p>
          </table:table-cell>
          <table:table-cell table:style-name="ce500" office:value-type="string" calcext:value-type="string">
            <text:p>NP</text:p>
          </table:table-cell>
          <table:table-cell table:style-name="ce504" office:value-type="string" calcext:value-type="string">
            <text:p>R1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0</text:p>
          </table:table-cell>
          <table:table-cell table:style-name="ce492" office:value-type="string" calcext:value-type="string">
            <text:p>Control</text:p>
          </table:table-cell>
          <table:table-cell table:style-name="ce505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5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6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3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8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1</text:p>
          </table:table-cell>
          <table:table-cell table:style-name="ce493" office:value-type="string" calcext:value-type="string">
            <text:p>Control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23</text:p>
          </table:table-cell>
          <table:table-cell table:style-name="ce494" office:value-type="string" calcext:value-type="string">
            <text:p>Control</text:p>
          </table:table-cell>
          <table:table-cell table:style-name="ce507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2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118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 table:number-columns-repeated="2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29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5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1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10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4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5</text:p>
          </table:table-cell>
          <table:table-cell table:style-name="ce496" office:value-type="string" calcext:value-type="string">
            <text:p>N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3" office:value-type="string" calcext:value-type="string">
            <text:p>O. fav</text:p>
          </table:table-cell>
          <table:table-cell table:style-name="ce488" office:value-type="string" calcext:value-type="string">
            <text:p>6</text:p>
          </table:table-cell>
          <table:table-cell table:style-name="ce488" office:value-type="string" calcext:value-type="string">
            <text:p>6-49</text:p>
          </table:table-cell>
          <table:table-cell table:style-name="ce498" office:value-type="string" calcext:value-type="string">
            <text:p>NP</text:p>
          </table:table-cell>
          <table:table-cell table:style-name="ce505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number-columns-repeated="977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7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6</text:p>
          </table:table-cell>
          <table:table-cell table:style-name="ce489" office:value-type="string" calcext:value-type="string">
            <text:p>6-82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1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43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89" office:value-type="string" calcext:value-type="string">
            <text:p>20</text:p>
          </table:table-cell>
          <table:table-cell table:style-name="ce489" office:value-type="string" calcext:value-type="string">
            <text:p>20-50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7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522"/>
          <table:table-cell table:style-name="ce518"/>
          <table:table-cell table:number-columns-repeated="976"/>
        </table:table-row>
        <table:table-row table:style-name="ro1">
          <table:table-cell table:style-name="ce484" office:value-type="string" calcext:value-type="string">
            <text:p>O. fav</text:p>
          </table:table-cell>
          <table:table-cell table:style-name="ce490" office:value-type="float" office:value="34" calcext:value-type="float">
            <text:p>34</text:p>
          </table:table-cell>
          <table:table-cell table:style-name="ce490" office:value-type="string" calcext:value-type="string">
            <text:p>34-21</text:p>
          </table:table-cell>
          <table:table-cell table:style-name="ce499" office:value-type="string" calcext:value-type="string">
            <text:p>NP</text:p>
          </table:table-cell>
          <table:table-cell table:style-name="ce506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485" office:value-type="string" calcext:value-type="string">
            <text:p>O. fav</text:p>
          </table:table-cell>
          <table:table-cell table:style-name="ce491" office:value-type="float" office:value="34" calcext:value-type="float">
            <text:p>34</text:p>
          </table:table-cell>
          <table:table-cell table:style-name="ce491" office:value-type="string" calcext:value-type="string">
            <text:p>34-32</text:p>
          </table:table-cell>
          <table:table-cell table:style-name="ce500" office:value-type="string" calcext:value-type="string">
            <text:p>NP</text:p>
          </table:table-cell>
          <table:table-cell table:style-name="ce507" office:value-type="string" calcext:value-type="string">
            <text:p>R2</text:p>
          </table:table-cell>
          <table:table-cell table:style-name="ce509" office:value-type="string" calcext:value-type="string">
            <text:p>2017/11/15</text:p>
          </table:table-cell>
          <table:table-cell table:style-name="ce259" office:value-type="string" calcext:value-type="string">
            <text:p>2018/01/26</text:p>
          </table:table-cell>
          <table:table-cell table:style-name="ce261" office:value-type="date" office:date-value="2018-02-23" calcext:value-type="date">
            <text:p>2018-02-23</text:p>
          </table:table-cell>
          <table:table-cell table:style-name="ce528" office:value-type="string" calcext:value-type="string">
            <text:p>2018-03-06</text:p>
          </table:table-cell>
          <table:table-cell table:number-columns-repeated="976"/>
        </table:table-row>
        <table:table-row table:style-name="ro1" table:number-rows-repeated="1048502">
          <table:table-cell table:number-columns-repeated="985"/>
        </table:table-row>
        <table:table-row table:style-name="ro1" table:number-rows-repeated="18">
          <table:table-cell table:number-columns-repeated="5"/>
          <table:table-cell table:style-name="ce511" table:number-columns-repeated="2"/>
          <table:table-cell table:number-columns-repeated="978"/>
        </table:table-row>
        <table:table-row table:style-name="ro1">
          <table:table-cell table:number-columns-repeated="5"/>
          <table:table-cell table:style-name="ce511" table:number-columns-repeated="2"/>
          <table:table-cell table:number-columns-repeated="978"/>
        </table:table-row>
      </table:table>
      <table:table table:name="Nov_Jan" table:style-name="ta1">
        <table:table-column table:style-name="co12" table:number-columns-repeated="6" table:default-cell-style-name="Default"/>
        <table:table-column table:style-name="co12" table:default-cell-style-name="ce724"/>
        <table:table-column table:style-name="co12" table:default-cell-style-name="Default"/>
        <table:table-column table:style-name="co82" table:default-cell-style-name="Default"/>
        <table:table-column table:style-name="co12" table:default-cell-style-name="Default"/>
        <table:table-column table:style-name="co8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6" table:default-cell-style-name="Default"/>
        <table:table-row table:style-name="ro1">
          <table:table-cell table:style-name="ce273" office:value-type="string" calcext:value-type="string">
            <text:p>Spp</text:p>
          </table:table-cell>
          <table:table-cell table:style-name="ce278" office:value-type="string" calcext:value-type="string">
            <text:p>Colony</text:p>
          </table:table-cell>
          <table:table-cell table:style-name="ce278" office:value-type="string" calcext:value-type="string">
            <text:p>Core</text:p>
          </table:table-cell>
          <table:table-cell table:style-name="ce278" office:value-type="string" calcext:value-type="string">
            <text:p>Treat</text:p>
          </table:table-cell>
          <table:table-cell table:style-name="ce292" office:value-type="string" calcext:value-type="string">
            <text:p>Rep</text:p>
          </table:table-cell>
          <table:table-cell table:style-name="ce299" office:value-type="string" calcext:value-type="string">
            <text:p>Sample_4</text:p>
          </table:table-cell>
          <table:table-cell table:style-name="ce752" office:value-type="string" calcext:value-type="string">
            <text:p>Samp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mple.Plate</text:p>
          </table:table-cell>
          <table:table-cell/>
          <table:table-cell table:style-name="ce384" office:value-type="string" calcext:value-type="string">
            <text:p>Ofav</text:p>
          </table:table-cell>
          <table:table-cell table:style-name="ce391"/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30" office:value-type="string" calcext:value-type="string">
            <text:p>CD</text:p>
          </table:table-cell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6</text:p>
          </table:table-cell>
          <table:table-cell table:style-name="ce283" office:value-type="string" calcext:value-type="string">
            <text:p>Control</text:p>
          </table:table-cell>
          <table:table-cell table:style-name="ce293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</text:p>
          </table:table-cell>
          <table:table-cell office:value-type="string" calcext:value-type="string">
            <text:p>Plate18</text:p>
          </table:table-cell>
          <table:table-cell table:formula="of:=CONCATENATE([.G2];&quot;_&quot;;[.H2]; &quot;.csv&quot;)" office:value-type="string" office:string-value="Sample 1_Plate18.csv" calcext:value-type="string">
            <text:p>Sample 1_Plate18.csv</text:p>
          </table:table-cell>
          <table:table-cell/>
          <table:table-cell table:style-name="ce385" table:formula="of:=[.H2]" office:value-type="string" office:string-value="Plate18" calcext:value-type="string">
            <text:p>Plate18</text:p>
          </table:table-cell>
          <table:table-cell table:style-name="ce392"/>
          <table:table-cell table:style-name="ce395" office:value-type="float" office:value="1" calcext:value-type="float">
            <text:p>1</text:p>
          </table:table-cell>
          <table:table-cell table:style-name="ce395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95" office:value-type="float" office:value="4" calcext:value-type="float">
            <text:p>4</text:p>
          </table:table-cell>
          <table:table-cell table:style-name="ce395" office:value-type="float" office:value="5" calcext:value-type="float">
            <text:p>5</text:p>
          </table:table-cell>
          <table:table-cell table:style-name="ce395" office:value-type="float" office:value="6" calcext:value-type="float">
            <text:p>6</text:p>
          </table:table-cell>
          <table:table-cell table:style-name="ce395" office:value-type="float" office:value="7" calcext:value-type="float">
            <text:p>7</text:p>
          </table:table-cell>
          <table:table-cell table:style-name="ce395" office:value-type="float" office:value="8" calcext:value-type="float">
            <text:p>8</text:p>
          </table:table-cell>
          <table:table-cell table:style-name="ce395" office:value-type="float" office:value="9" calcext:value-type="float">
            <text:p>9</text:p>
          </table:table-cell>
          <table:table-cell table:style-name="ce395" office:value-type="float" office:value="10" calcext:value-type="float">
            <text:p>10</text:p>
          </table:table-cell>
          <table:table-cell table:style-name="ce395" office:value-type="float" office:value="11" calcext:value-type="float">
            <text:p>11</text:p>
          </table:table-cell>
          <table:table-cell table:style-name="ce428" office:value-type="float" office:value="12" calcext:value-type="float">
            <text:p>12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3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2</text:p>
          </table:table-cell>
          <table:table-cell office:value-type="string" calcext:value-type="string">
            <text:p>Plate18</text:p>
          </table:table-cell>
          <table:table-cell table:formula="of:=CONCATENATE([.G3];&quot;_&quot;;[.H3]; &quot;.csv&quot;)" office:value-type="string" office:string-value="Sample 2_Plate18.csv" calcext:value-type="string">
            <text:p>Sample 2_Plate18.csv</text:p>
          </table:table-cell>
          <table:table-cell/>
          <table:table-cell table:style-name="ce385"/>
          <table:table-cell table:style-name="ce392" office:value-type="string" calcext:value-type="string">
            <text:p>A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66" table:formula="of:=[.C8]" office:value-type="string" office:string-value="34-20" calcext:value-type="string">
            <text:p>34-20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6]" office:value-type="string" office:string-value="20-14" calcext:value-type="string">
            <text:p>20-14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2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3</text:p>
          </table:table-cell>
          <table:table-cell office:value-type="string" calcext:value-type="string">
            <text:p>Plate18</text:p>
          </table:table-cell>
          <table:table-cell table:formula="of:=CONCATENATE([.G4];&quot;_&quot;;[.H4]; &quot;.csv&quot;)" office:value-type="string" office:string-value="Sample 3_Plate18.csv" calcext:value-type="string">
            <text:p>Sample 3_Plate18.csv</text:p>
          </table:table-cell>
          <table:table-cell/>
          <table:table-cell table:style-name="ce386"/>
          <table:table-cell table:style-name="ce392" office:value-type="string" calcext:value-type="string">
            <text:p>B</text:p>
          </table:table-cell>
          <table:table-cell table:style-name="ce432" table:formula="of:=[.C2]" office:value-type="string" office:string-value="6-6" calcext:value-type="string">
            <text:p>6-6</text:p>
          </table:table-cell>
          <table:table-cell table:style-name="ce753" office:value-type="string" calcext:value-type="string">
            <text:p>Nov</text:p>
          </table:table-cell>
          <table:table-cell table:style-name="ce433" table:number-columns-repeated="2"/>
          <table:table-cell table:style-name="ce404" table:formula="of:=[.C9]" office:value-type="string" office:string-value="34-36" calcext:value-type="string">
            <text:p>34-36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7]" office:value-type="string" office:string-value="20-19" calcext:value-type="string">
            <text:p>20-1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4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4</text:p>
          </table:table-cell>
          <table:table-cell office:value-type="string" calcext:value-type="string">
            <text:p>Plate18</text:p>
          </table:table-cell>
          <table:table-cell table:formula="of:=CONCATENATE([.G5];&quot;_&quot;;[.H5]; &quot;.csv&quot;)" office:value-type="string" office:string-value="Sample 4_Plate18.csv" calcext:value-type="string">
            <text:p>Sample 4_Plate18.csv</text:p>
          </table:table-cell>
          <table:table-cell/>
          <table:table-cell table:style-name="ce387" office:value-type="string" calcext:value-type="string">
            <text:p>SYBR-SC</text:p>
          </table:table-cell>
          <table:table-cell table:style-name="ce392" office:value-type="string" calcext:value-type="string">
            <text:p>C</text:p>
          </table:table-cell>
          <table:table-cell table:style-name="ce432" table:formula="of:=[.C3]" office:value-type="string" office:string-value="6-83" calcext:value-type="string">
            <text:p>6-83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]" office:value-type="string" office:string-value="34-49" calcext:value-type="string">
            <text:p>34-4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8]" office:value-type="string" office:string-value="20-30" calcext:value-type="string">
            <text:p>20-30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9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5</text:p>
          </table:table-cell>
          <table:table-cell office:value-type="string" calcext:value-type="string">
            <text:p>Plate18</text:p>
          </table:table-cell>
          <table:table-cell table:formula="of:=CONCATENATE([.G6];&quot;_&quot;;[.H6]; &quot;.csv&quot;)" office:value-type="string" office:string-value="Sample 5_Plate18.csv" calcext:value-type="string">
            <text:p>Sample 5_Plate18.csv</text:p>
          </table:table-cell>
          <table:table-cell/>
          <table:table-cell table:style-name="ce388" office:value-type="string" calcext:value-type="string">
            <text:p>EMM-Actin</text:p>
          </table:table-cell>
          <table:table-cell table:style-name="ce392" office:value-type="string" calcext:value-type="string">
            <text:p>D</text:p>
          </table:table-cell>
          <table:table-cell table:style-name="ce432" table:formula="of:=[.C4]" office:value-type="string" office:string-value="6-112" calcext:value-type="string">
            <text:p>6-11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1]" office:value-type="string" office:string-value="6-9" calcext:value-type="string">
            <text:p>6-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9]" office:value-type="string" office:string-value="34-20" calcext:value-type="string">
            <text:p>34-20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30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6</text:p>
          </table:table-cell>
          <table:table-cell office:value-type="string" calcext:value-type="string">
            <text:p>Plate18</text:p>
          </table:table-cell>
          <table:table-cell table:formula="of:=CONCATENATE([.G7];&quot;_&quot;;[.H7]; &quot;.csv&quot;)" office:value-type="string" office:string-value="Sample 6_Plate18.csv" calcext:value-type="string">
            <text:p>Sample 6_Plate18.csv</text:p>
          </table:table-cell>
          <table:table-cell/>
          <table:table-cell table:style-name="ce389"/>
          <table:table-cell table:style-name="ce392" office:value-type="string" calcext:value-type="string">
            <text:p>E</text:p>
          </table:table-cell>
          <table:table-cell table:style-name="ce432" table:formula="of:=[.C5]" office:value-type="string" office:string-value="20-14" calcext:value-type="string">
            <text:p>20-14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2]" office:value-type="string" office:string-value="6-81" calcext:value-type="string">
            <text:p>6-8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20]" office:value-type="string" office:string-value="34-36" calcext:value-type="string">
            <text:p>34-36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0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7</text:p>
          </table:table-cell>
          <table:table-cell office:value-type="string" calcext:value-type="string">
            <text:p>Plate18</text:p>
          </table:table-cell>
          <table:table-cell table:formula="of:=CONCATENATE([.G8];&quot;_&quot;;[.H8]; &quot;.csv&quot;)" office:value-type="string" office:string-value="Sample 7_Plate18.csv" calcext:value-type="string">
            <text:p>Sample 7_Plate18.csv</text:p>
          </table:table-cell>
          <table:table-cell/>
          <table:table-cell table:style-name="ce385" office:value-type="string" calcext:value-type="string">
            <text:p>CD</text:p>
          </table:table-cell>
          <table:table-cell table:style-name="ce392" office:value-type="string" calcext:value-type="string">
            <text:p>F</text:p>
          </table:table-cell>
          <table:table-cell table:style-name="ce432" table:formula="of:=[.C6]" office:value-type="string" office:string-value="20-19" calcext:value-type="string">
            <text:p>20-1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3]" office:value-type="string" office:string-value="6-6" calcext:value-type="string">
            <text:p>6-6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21]" office:value-type="string" office:string-value="34-49" calcext:value-type="string">
            <text:p>34-4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36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8</text:p>
          </table:table-cell>
          <table:table-cell office:value-type="string" calcext:value-type="string">
            <text:p>Plate18</text:p>
          </table:table-cell>
          <table:table-cell table:formula="of:=CONCATENATE([.G9];&quot;_&quot;;[.H9]; &quot;.csv&quot;)" office:value-type="string" office:string-value="Sample 8_Plate18.csv" calcext:value-type="string">
            <text:p>Sample 8_Plate18.csv</text:p>
          </table:table-cell>
          <table:table-cell/>
          <table:table-cell table:style-name="ce385"/>
          <table:table-cell table:style-name="ce392" office:value-type="string" calcext:value-type="string">
            <text:p>G</text:p>
          </table:table-cell>
          <table:table-cell table:style-name="ce432" table:formula="of:=[.C7]" office:value-type="string" office:string-value="20-30" calcext:value-type="string">
            <text:p>20-30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4]" office:value-type="string" office:string-value="6-83" calcext:value-type="string">
            <text:p>6-83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22]" office:value-type="string" office:string-value="6-9" calcext:value-type="string">
            <text:p>6-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49</text:p>
          </table:table-cell>
          <table:table-cell table:style-name="ce285" office:value-type="string" calcext:value-type="string">
            <text:p>Control</text:p>
          </table:table-cell>
          <table:table-cell table:style-name="ce295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9</text:p>
          </table:table-cell>
          <table:table-cell office:value-type="string" calcext:value-type="string">
            <text:p>Plate18</text:p>
          </table:table-cell>
          <table:table-cell table:formula="of:=CONCATENATE([.G10];&quot;_&quot;;[.H10]; &quot;.csv&quot;)" office:value-type="string" office:string-value="Sample 9_Plate18.csv" calcext:value-type="string">
            <text:p>Sample 9_Plate18.csv</text:p>
          </table:table-cell>
          <table:table-cell/>
          <table:table-cell table:style-name="ce390"/>
          <table:table-cell table:style-name="ce393" office:value-type="string" calcext:value-type="string">
            <text:p>H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35" table:formula="of:=[.C15]" office:value-type="string" office:string-value="6-112" calcext:value-type="string">
            <text:p>6-112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16"/>
          <table:table-cell table:style-name="ce455" table:formula="of:=[.C23]" office:value-type="string" office:string-value="6-81" calcext:value-type="string">
            <text:p>6-81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57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9</text:p>
          </table:table-cell>
          <table:table-cell table:style-name="ce286" office:value-type="string" calcext:value-type="string">
            <text:p>N</text:p>
          </table:table-cell>
          <table:table-cell table:style-name="ce293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0</text:p>
          </table:table-cell>
          <table:table-cell office:value-type="string" calcext:value-type="string">
            <text:p>Plate18</text:p>
          </table:table-cell>
          <table:table-cell table:formula="of:=CONCATENATE([.G11];&quot;_&quot;;[.H11]; &quot;.csv&quot;)" office:value-type="string" office:string-value="Sample 10_Plate18.csv" calcext:value-type="string">
            <text:p>Sample 10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1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1</text:p>
          </table:table-cell>
          <table:table-cell office:value-type="string" calcext:value-type="string">
            <text:p>Plate18</text:p>
          </table:table-cell>
          <table:table-cell table:formula="of:=CONCATENATE([.G12];&quot;_&quot;;[.H12]; &quot;.csv&quot;)" office:value-type="string" office:string-value="Sample 11_Plate18.csv" calcext:value-type="string">
            <text:p>Sample 11_Plate18.csv</text:p>
          </table:table-cell>
          <table:table-cell table:number-columns-repeated="15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6</text:p>
          </table:table-cell>
          <table:table-cell table:style-name="ce283" office:value-type="string" calcext:value-type="string">
            <text:p>Control</text:p>
          </table:table-cell>
          <table:table-cell table:style-name="ce293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18</text:p>
          </table:table-cell>
          <table:table-cell table:formula="of:=CONCATENATE([.G13];&quot;_&quot;;[.H13]; &quot;.csv&quot;)" office:value-type="string" office:string-value="Sample 12_Plate18.csv" calcext:value-type="string">
            <text:p>Sample 12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3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18</text:p>
          </table:table-cell>
          <table:table-cell table:formula="of:=CONCATENATE([.G14];&quot;_&quot;;[.H14]; &quot;.csv&quot;)" office:value-type="string" office:string-value="Sample 13_Plate18.csv" calcext:value-type="string">
            <text:p>Sample 13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2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18</text:p>
          </table:table-cell>
          <table:table-cell table:formula="of:=CONCATENATE([.G15];&quot;_&quot;;[.H15]; &quot;.csv&quot;)" office:value-type="string" office:string-value="Sample 14_Plate18.csv" calcext:value-type="string">
            <text:p>Sample 14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4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18</text:p>
          </table:table-cell>
          <table:table-cell table:formula="of:=CONCATENATE([.G16];&quot;_&quot;;[.H16]; &quot;.csv&quot;)" office:value-type="string" office:string-value="Sample 15_Plate18.csv" calcext:value-type="string">
            <text:p>Sample 15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9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18</text:p>
          </table:table-cell>
          <table:table-cell table:formula="of:=CONCATENATE([.G17];&quot;_&quot;;[.H17]; &quot;.csv&quot;)" office:value-type="string" office:string-value="Sample 16_Plate18.csv" calcext:value-type="string">
            <text:p>Sample 16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30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18</text:p>
          </table:table-cell>
          <table:table-cell table:formula="of:=CONCATENATE([.G18];&quot;_&quot;;[.H18]; &quot;.csv&quot;)" office:value-type="string" office:string-value="Sample 17_Plate18.csv" calcext:value-type="string">
            <text:p>Sample 17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0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18</text:p>
          </table:table-cell>
          <table:table-cell table:formula="of:=CONCATENATE([.G19];&quot;_&quot;;[.H19]; &quot;.csv&quot;)" office:value-type="string" office:string-value="Sample 18_Plate18.csv" calcext:value-type="string">
            <text:p>Sample 18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36</text:p>
          </table:table-cell>
          <table:table-cell table:style-name="ce284" office:value-type="string" calcext:value-type="string">
            <text:p>Control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18</text:p>
          </table:table-cell>
          <table:table-cell table:formula="of:=CONCATENATE([.G20];&quot;_&quot;;[.H20]; &quot;.csv&quot;)" office:value-type="string" office:string-value="Sample 19_Plate18.csv" calcext:value-type="string">
            <text:p>Sample 19_Plate18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49</text:p>
          </table:table-cell>
          <table:table-cell table:style-name="ce285" office:value-type="string" calcext:value-type="string">
            <text:p>Control</text:p>
          </table:table-cell>
          <table:table-cell table:style-name="ce295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18</text:p>
          </table:table-cell>
          <table:table-cell table:formula="of:=CONCATENATE([.G21];&quot;_&quot;;[.H21]; &quot;.csv&quot;)" office:value-type="string" office:string-value="Sample 20_Plate18.csv" calcext:value-type="string">
            <text:p>Sample 20_Plate18.csv</text:p>
          </table:table-cell>
          <table:table-cell table:number-columns-repeated="15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9</text:p>
          </table:table-cell>
          <table:table-cell table:style-name="ce286" office:value-type="string" calcext:value-type="string">
            <text:p>N</text:p>
          </table:table-cell>
          <table:table-cell table:style-name="ce293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18</text:p>
          </table:table-cell>
          <table:table-cell table:formula="of:=CONCATENATE([.G22];&quot;_&quot;;[.H22]; &quot;.csv&quot;)" office:value-type="string" office:string-value="Sample 21_Plate18.csv" calcext:value-type="string">
            <text:p>Sample 21_Plate18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1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18</text:p>
          </table:table-cell>
          <table:table-cell table:formula="of:=CONCATENATE([.G23];&quot;_&quot;;[.H23]; &quot;.csv&quot;)" office:value-type="string" office:string-value="Sample 22_Plate18.csv" calcext:value-type="string">
            <text:p>Sample 22_Plate18.csv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721"/>
          <table:table-cell table:number-columns-repeated="3"/>
          <table:table-cell table:style-name="ce384" office:value-type="string" calcext:value-type="string">
            <text:p>Ofav</text:p>
          </table:table-cell>
          <table:table-cell table:style-name="ce391"/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30" office:value-type="string" calcext:value-type="string">
            <text:p>CD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96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</text:p>
          </table:table-cell>
          <table:table-cell office:value-type="string" calcext:value-type="string">
            <text:p>Plate19</text:p>
          </table:table-cell>
          <table:table-cell table:formula="of:=CONCATENATE([.G25];&quot;_&quot;;[.H25]; &quot;.csv&quot;)" office:value-type="string" office:string-value="Sample 1_Plate19.csv" calcext:value-type="string">
            <text:p>Sample 1_Plate19.csv</text:p>
          </table:table-cell>
          <table:table-cell/>
          <table:table-cell table:style-name="ce385" table:formula="of:=[.H25]" office:value-type="string" office:string-value="Plate19" calcext:value-type="string">
            <text:p>Plate19</text:p>
          </table:table-cell>
          <table:table-cell table:style-name="ce392"/>
          <table:table-cell table:style-name="ce395" office:value-type="float" office:value="1" calcext:value-type="float">
            <text:p>1</text:p>
          </table:table-cell>
          <table:table-cell table:style-name="ce395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95" office:value-type="float" office:value="4" calcext:value-type="float">
            <text:p>4</text:p>
          </table:table-cell>
          <table:table-cell table:style-name="ce395" office:value-type="float" office:value="5" calcext:value-type="float">
            <text:p>5</text:p>
          </table:table-cell>
          <table:table-cell table:style-name="ce395" office:value-type="float" office:value="6" calcext:value-type="float">
            <text:p>6</text:p>
          </table:table-cell>
          <table:table-cell table:style-name="ce395" office:value-type="float" office:value="7" calcext:value-type="float">
            <text:p>7</text:p>
          </table:table-cell>
          <table:table-cell table:style-name="ce395" office:value-type="float" office:value="8" calcext:value-type="float">
            <text:p>8</text:p>
          </table:table-cell>
          <table:table-cell table:style-name="ce395" office:value-type="float" office:value="9" calcext:value-type="float">
            <text:p>9</text:p>
          </table:table-cell>
          <table:table-cell table:style-name="ce395" office:value-type="float" office:value="10" calcext:value-type="float">
            <text:p>10</text:p>
          </table:table-cell>
          <table:table-cell table:style-name="ce395" office:value-type="float" office:value="11" calcext:value-type="float">
            <text:p>11</text:p>
          </table:table-cell>
          <table:table-cell table:style-name="ce428" office:value-type="float" office:value="12" calcext:value-type="float">
            <text:p>12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2</text:p>
          </table:table-cell>
          <table:table-cell office:value-type="string" calcext:value-type="string">
            <text:p>Plate19</text:p>
          </table:table-cell>
          <table:table-cell table:formula="of:=CONCATENATE([.G26];&quot;_&quot;;[.H26]; &quot;.csv&quot;)" office:value-type="string" office:string-value="Sample 2_Plate19.csv" calcext:value-type="string">
            <text:p>Sample 2_Plate19.csv</text:p>
          </table:table-cell>
          <table:table-cell/>
          <table:table-cell table:style-name="ce385"/>
          <table:table-cell table:style-name="ce392" office:value-type="string" calcext:value-type="string">
            <text:p>A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66" table:formula="of:=[.C31]" office:value-type="string" office:string-value="34-44" calcext:value-type="string">
            <text:p>34-44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39]" office:value-type="string" office:string-value="20-46" calcext:value-type="string">
            <text:p>20-46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8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3</text:p>
          </table:table-cell>
          <table:table-cell office:value-type="string" calcext:value-type="string">
            <text:p>Plate19</text:p>
          </table:table-cell>
          <table:table-cell table:formula="of:=CONCATENATE([.G27];&quot;_&quot;;[.H27]; &quot;.csv&quot;)" office:value-type="string" office:string-value="Sample 3_Plate19.csv" calcext:value-type="string">
            <text:p>Sample 3_Plate19.csv</text:p>
          </table:table-cell>
          <table:table-cell/>
          <table:table-cell table:style-name="ce386"/>
          <table:table-cell table:style-name="ce392" office:value-type="string" calcext:value-type="string">
            <text:p>B</text:p>
          </table:table-cell>
          <table:table-cell table:style-name="ce432" table:formula="of:=[.C25]" office:value-type="string" office:string-value="6-96" calcext:value-type="string">
            <text:p>6-96</text:p>
          </table:table-cell>
          <table:table-cell table:style-name="ce753" office:value-type="string" calcext:value-type="string">
            <text:p>Nov</text:p>
          </table:table-cell>
          <table:table-cell table:style-name="ce433" table:number-columns-repeated="2"/>
          <table:table-cell table:style-name="ce404" table:formula="of:=[.C32]" office:value-type="string" office:string-value="6-61" calcext:value-type="string">
            <text:p>6-6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40]" office:value-type="string" office:string-value="34-5" calcext:value-type="string">
            <text:p>34-5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6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4</text:p>
          </table:table-cell>
          <table:table-cell office:value-type="string" calcext:value-type="string">
            <text:p>Plate19</text:p>
          </table:table-cell>
          <table:table-cell table:formula="of:=CONCATENATE([.G28];&quot;_&quot;;[.H28]; &quot;.csv&quot;)" office:value-type="string" office:string-value="Sample 4_Plate19.csv" calcext:value-type="string">
            <text:p>Sample 4_Plate19.csv</text:p>
          </table:table-cell>
          <table:table-cell/>
          <table:table-cell table:style-name="ce387" office:value-type="string" calcext:value-type="string">
            <text:p>SYBR-SC</text:p>
          </table:table-cell>
          <table:table-cell table:style-name="ce392" office:value-type="string" calcext:value-type="string">
            <text:p>C</text:p>
          </table:table-cell>
          <table:table-cell table:style-name="ce432" table:formula="of:=[.C26]" office:value-type="string" office:string-value="20-2" calcext:value-type="string">
            <text:p>20-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33]" office:value-type="string" office:string-value="6-86" calcext:value-type="string">
            <text:p>6-86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41]" office:value-type="string" office:string-value="34-38" calcext:value-type="string">
            <text:p>34-38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5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5</text:p>
          </table:table-cell>
          <table:table-cell office:value-type="string" calcext:value-type="string">
            <text:p>Plate19</text:p>
          </table:table-cell>
          <table:table-cell table:formula="of:=CONCATENATE([.G29];&quot;_&quot;;[.H29]; &quot;.csv&quot;)" office:value-type="string" office:string-value="Sample 5_Plate19.csv" calcext:value-type="string">
            <text:p>Sample 5_Plate19.csv</text:p>
          </table:table-cell>
          <table:table-cell/>
          <table:table-cell table:style-name="ce388" office:value-type="string" calcext:value-type="string">
            <text:p>EMM-Actin</text:p>
          </table:table-cell>
          <table:table-cell table:style-name="ce392" office:value-type="string" calcext:value-type="string">
            <text:p>D</text:p>
          </table:table-cell>
          <table:table-cell table:style-name="ce432" table:formula="of:=[.C27]" office:value-type="string" office:string-value="20-28" calcext:value-type="string">
            <text:p>20-28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34]" office:value-type="string" office:string-value="6-115" calcext:value-type="string">
            <text:p>6-115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42]" office:value-type="string" office:string-value="34-44" calcext:value-type="string">
            <text:p>34-44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38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6</text:p>
          </table:table-cell>
          <table:table-cell office:value-type="string" calcext:value-type="string">
            <text:p>Plate19</text:p>
          </table:table-cell>
          <table:table-cell table:formula="of:=CONCATENATE([.G30];&quot;_&quot;;[.H30]; &quot;.csv&quot;)" office:value-type="string" office:string-value="Sample 6_Plate19.csv" calcext:value-type="string">
            <text:p>Sample 6_Plate19.csv</text:p>
          </table:table-cell>
          <table:table-cell/>
          <table:table-cell table:style-name="ce389"/>
          <table:table-cell table:style-name="ce392" office:value-type="string" calcext:value-type="string">
            <text:p>E</text:p>
          </table:table-cell>
          <table:table-cell table:style-name="ce432" table:formula="of:=[.C28]" office:value-type="string" office:string-value="20-46" calcext:value-type="string">
            <text:p>20-46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35]" office:value-type="string" office:string-value="20-17" calcext:value-type="string">
            <text:p>20-17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43]" office:value-type="string" office:string-value="6-61" calcext:value-type="string">
            <text:p>6-61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44</text:p>
          </table:table-cell>
          <table:table-cell table:style-name="ce288" office:value-type="string" calcext:value-type="string">
            <text:p>N</text:p>
          </table:table-cell>
          <table:table-cell table:style-name="ce295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7</text:p>
          </table:table-cell>
          <table:table-cell office:value-type="string" calcext:value-type="string">
            <text:p>Plate19</text:p>
          </table:table-cell>
          <table:table-cell table:formula="of:=CONCATENATE([.G31];&quot;_&quot;;[.H31]; &quot;.csv&quot;)" office:value-type="string" office:string-value="Sample 7_Plate19.csv" calcext:value-type="string">
            <text:p>Sample 7_Plate19.csv</text:p>
          </table:table-cell>
          <table:table-cell/>
          <table:table-cell table:style-name="ce385" office:value-type="string" calcext:value-type="string">
            <text:p>CD</text:p>
          </table:table-cell>
          <table:table-cell table:style-name="ce392" office:value-type="string" calcext:value-type="string">
            <text:p>F</text:p>
          </table:table-cell>
          <table:table-cell table:style-name="ce432" table:formula="of:=[.C29]" office:value-type="string" office:string-value="34-5" calcext:value-type="string">
            <text:p>34-5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36]" office:value-type="string" office:string-value="6-96" calcext:value-type="string">
            <text:p>6-96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44]" office:value-type="string" office:string-value="6-86" calcext:value-type="string">
            <text:p>6-86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61</text:p>
          </table:table-cell>
          <table:table-cell table:style-name="ce289" office:value-type="string" calcext:value-type="string">
            <text:p>NP</text:p>
          </table:table-cell>
          <table:table-cell table:style-name="ce293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8</text:p>
          </table:table-cell>
          <table:table-cell office:value-type="string" calcext:value-type="string">
            <text:p>Plate19</text:p>
          </table:table-cell>
          <table:table-cell table:formula="of:=CONCATENATE([.G32];&quot;_&quot;;[.H32]; &quot;.csv&quot;)" office:value-type="string" office:string-value="Sample 8_Plate19.csv" calcext:value-type="string">
            <text:p>Sample 8_Plate19.csv</text:p>
          </table:table-cell>
          <table:table-cell/>
          <table:table-cell table:style-name="ce385"/>
          <table:table-cell table:style-name="ce392" office:value-type="string" calcext:value-type="string">
            <text:p>G</text:p>
          </table:table-cell>
          <table:table-cell table:style-name="ce432" table:formula="of:=[.C30]" office:value-type="string" office:string-value="34-38" calcext:value-type="string">
            <text:p>34-38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37]" office:value-type="string" office:string-value="20-2" calcext:value-type="string">
            <text:p>20-2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45]" office:value-type="string" office:string-value="6-115" calcext:value-type="string">
            <text:p>6-115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6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9</text:p>
          </table:table-cell>
          <table:table-cell office:value-type="string" calcext:value-type="string">
            <text:p>Plate19</text:p>
          </table:table-cell>
          <table:table-cell table:formula="of:=CONCATENATE([.G33];&quot;_&quot;;[.H33]; &quot;.csv&quot;)" office:value-type="string" office:string-value="Sample 9_Plate19.csv" calcext:value-type="string">
            <text:p>Sample 9_Plate19.csv</text:p>
          </table:table-cell>
          <table:table-cell/>
          <table:table-cell table:style-name="ce390"/>
          <table:table-cell table:style-name="ce393" office:value-type="string" calcext:value-type="string">
            <text:p>H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35" table:formula="of:=[.C38]" office:value-type="string" office:string-value="20-28" calcext:value-type="string">
            <text:p>20-28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16"/>
          <table:table-cell table:style-name="ce455" table:formula="of:=[.C46]" office:value-type="string" office:string-value="20-17" calcext:value-type="string">
            <text:p>20-17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57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5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0</text:p>
          </table:table-cell>
          <table:table-cell office:value-type="string" calcext:value-type="string">
            <text:p>Plate19</text:p>
          </table:table-cell>
          <table:table-cell table:formula="of:=CONCATENATE([.G34];&quot;_&quot;;[.H34]; &quot;.csv&quot;)" office:value-type="string" office:string-value="Sample 10_Plate19.csv" calcext:value-type="string">
            <text:p>Sample 10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7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1</text:p>
          </table:table-cell>
          <table:table-cell office:value-type="string" calcext:value-type="string">
            <text:p>Plate19</text:p>
          </table:table-cell>
          <table:table-cell table:formula="of:=CONCATENATE([.G35];&quot;_&quot;;[.H35]; &quot;.csv&quot;)" office:value-type="string" office:string-value="Sample 11_Plate19.csv" calcext:value-type="string">
            <text:p>Sample 11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96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19</text:p>
          </table:table-cell>
          <table:table-cell table:formula="of:=CONCATENATE([.G36];&quot;_&quot;;[.H36]; &quot;.csv&quot;)" office:value-type="string" office:string-value="Sample 12_Plate19.csv" calcext:value-type="string">
            <text:p>Sample 12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19</text:p>
          </table:table-cell>
          <table:table-cell table:formula="of:=CONCATENATE([.G37];&quot;_&quot;;[.H37]; &quot;.csv&quot;)" office:value-type="string" office:string-value="Sample 13_Plate19.csv" calcext:value-type="string">
            <text:p>Sample 13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8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19</text:p>
          </table:table-cell>
          <table:table-cell table:formula="of:=CONCATENATE([.G38];&quot;_&quot;;[.H38]; &quot;.csv&quot;)" office:value-type="string" office:string-value="Sample 14_Plate19.csv" calcext:value-type="string">
            <text:p>Sample 14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6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19</text:p>
          </table:table-cell>
          <table:table-cell table:formula="of:=CONCATENATE([.G39];&quot;_&quot;;[.H39]; &quot;.csv&quot;)" office:value-type="string" office:string-value="Sample 15_Plate19.csv" calcext:value-type="string">
            <text:p>Sample 15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5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19</text:p>
          </table:table-cell>
          <table:table-cell table:formula="of:=CONCATENATE([.G40];&quot;_&quot;;[.H40]; &quot;.csv&quot;)" office:value-type="string" office:string-value="Sample 16_Plate19.csv" calcext:value-type="string">
            <text:p>Sample 16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38</text:p>
          </table:table-cell>
          <table:table-cell table:style-name="ce287" office:value-type="string" calcext:value-type="string">
            <text:p>N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19</text:p>
          </table:table-cell>
          <table:table-cell table:formula="of:=CONCATENATE([.G41];&quot;_&quot;;[.H41]; &quot;.csv&quot;)" office:value-type="string" office:string-value="Sample 17_Plate19.csv" calcext:value-type="string">
            <text:p>Sample 17_Plate19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44</text:p>
          </table:table-cell>
          <table:table-cell table:style-name="ce288" office:value-type="string" calcext:value-type="string">
            <text:p>N</text:p>
          </table:table-cell>
          <table:table-cell table:style-name="ce295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19</text:p>
          </table:table-cell>
          <table:table-cell table:formula="of:=CONCATENATE([.G42];&quot;_&quot;;[.H42]; &quot;.csv&quot;)" office:value-type="string" office:string-value="Sample 18_Plate19.csv" calcext:value-type="string">
            <text:p>Sample 18_Plate19.csv</text:p>
          </table:table-cell>
          <table:table-cell table:number-columns-repeated="15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61</text:p>
          </table:table-cell>
          <table:table-cell table:style-name="ce289" office:value-type="string" calcext:value-type="string">
            <text:p>NP</text:p>
          </table:table-cell>
          <table:table-cell table:style-name="ce293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19</text:p>
          </table:table-cell>
          <table:table-cell table:formula="of:=CONCATENATE([.G43];&quot;_&quot;;[.H43]; &quot;.csv&quot;)" office:value-type="string" office:string-value="Sample 19_Plate19.csv" calcext:value-type="string">
            <text:p>Sample 19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6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19</text:p>
          </table:table-cell>
          <table:table-cell table:formula="of:=CONCATENATE([.G44];&quot;_&quot;;[.H44]; &quot;.csv&quot;)" office:value-type="string" office:string-value="Sample 20_Plate19.csv" calcext:value-type="string">
            <text:p>Sample 20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5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19</text:p>
          </table:table-cell>
          <table:table-cell table:formula="of:=CONCATENATE([.G45];&quot;_&quot;;[.H45]; &quot;.csv&quot;)" office:value-type="string" office:string-value="Sample 21_Plate19.csv" calcext:value-type="string">
            <text:p>Sample 21_Plate19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7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19</text:p>
          </table:table-cell>
          <table:table-cell table:formula="of:=CONCATENATE([.G46];&quot;_&quot;;[.H46]; &quot;.csv&quot;)" office:value-type="string" office:string-value="Sample 22_Plate19.csv" calcext:value-type="string">
            <text:p>Sample 22_Plate19.csv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721"/>
          <table:table-cell table:number-columns-repeated="3"/>
          <table:table-cell table:style-name="ce384" office:value-type="string" calcext:value-type="string">
            <text:p>Ofav</text:p>
          </table:table-cell>
          <table:table-cell table:style-name="ce391"/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30" office:value-type="string" calcext:value-type="string">
            <text:p>CD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34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</text:p>
          </table:table-cell>
          <table:table-cell office:value-type="string" calcext:value-type="string">
            <text:p>Plate25</text:p>
          </table:table-cell>
          <table:table-cell table:formula="of:=CONCATENATE([.G48];&quot;_&quot;;[.H48]; &quot;.csv&quot;)" office:value-type="string" office:string-value="Sample 1_Plate25.csv" calcext:value-type="string">
            <text:p>Sample 1_Plate25.csv</text:p>
          </table:table-cell>
          <table:table-cell/>
          <table:table-cell table:style-name="ce385" table:formula="of:=[.H48]" office:value-type="string" office:string-value="Plate25" calcext:value-type="string">
            <text:p>Plate25</text:p>
          </table:table-cell>
          <table:table-cell table:style-name="ce392"/>
          <table:table-cell table:style-name="ce395" office:value-type="float" office:value="1" calcext:value-type="float">
            <text:p>1</text:p>
          </table:table-cell>
          <table:table-cell table:style-name="ce395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95" office:value-type="float" office:value="4" calcext:value-type="float">
            <text:p>4</text:p>
          </table:table-cell>
          <table:table-cell table:style-name="ce395" office:value-type="float" office:value="5" calcext:value-type="float">
            <text:p>5</text:p>
          </table:table-cell>
          <table:table-cell table:style-name="ce395" office:value-type="float" office:value="6" calcext:value-type="float">
            <text:p>6</text:p>
          </table:table-cell>
          <table:table-cell table:style-name="ce395" office:value-type="float" office:value="7" calcext:value-type="float">
            <text:p>7</text:p>
          </table:table-cell>
          <table:table-cell table:style-name="ce395" office:value-type="float" office:value="8" calcext:value-type="float">
            <text:p>8</text:p>
          </table:table-cell>
          <table:table-cell table:style-name="ce395" office:value-type="float" office:value="9" calcext:value-type="float">
            <text:p>9</text:p>
          </table:table-cell>
          <table:table-cell table:style-name="ce395" office:value-type="float" office:value="10" calcext:value-type="float">
            <text:p>10</text:p>
          </table:table-cell>
          <table:table-cell table:style-name="ce395" office:value-type="float" office:value="11" calcext:value-type="float">
            <text:p>11</text:p>
          </table:table-cell>
          <table:table-cell table:style-name="ce428" office:value-type="float" office:value="12" calcext:value-type="float">
            <text:p>12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0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2</text:p>
          </table:table-cell>
          <table:table-cell office:value-type="string" calcext:value-type="string">
            <text:p>Plate25</text:p>
          </table:table-cell>
          <table:table-cell table:formula="of:=CONCATENATE([.G49];&quot;_&quot;;[.H49]; &quot;.csv&quot;)" office:value-type="string" office:string-value="Sample 2_Plate25.csv" calcext:value-type="string">
            <text:p>Sample 2_Plate25.csv</text:p>
          </table:table-cell>
          <table:table-cell/>
          <table:table-cell table:style-name="ce385"/>
          <table:table-cell table:style-name="ce392" office:value-type="string" calcext:value-type="string">
            <text:p>A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66" table:formula="of:=[.C54]" office:value-type="string" office:string-value="6-85" calcext:value-type="string">
            <text:p>6-85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62]" office:value-type="string" office:string-value="34-9" calcext:value-type="string">
            <text:p>34-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4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3</text:p>
          </table:table-cell>
          <table:table-cell office:value-type="string" calcext:value-type="string">
            <text:p>Plate25</text:p>
          </table:table-cell>
          <table:table-cell table:formula="of:=CONCATENATE([.G50];&quot;_&quot;;[.H50]; &quot;.csv&quot;)" office:value-type="string" office:string-value="Sample 3_Plate25.csv" calcext:value-type="string">
            <text:p>Sample 3_Plate25.csv</text:p>
          </table:table-cell>
          <table:table-cell/>
          <table:table-cell table:style-name="ce386"/>
          <table:table-cell table:style-name="ce392" office:value-type="string" calcext:value-type="string">
            <text:p>B</text:p>
          </table:table-cell>
          <table:table-cell table:style-name="ce432" table:formula="of:=[.C48]" office:value-type="string" office:string-value="20-34" calcext:value-type="string">
            <text:p>20-34</text:p>
          </table:table-cell>
          <table:table-cell table:style-name="ce753" office:value-type="string" calcext:value-type="string">
            <text:p>Nov</text:p>
          </table:table-cell>
          <table:table-cell table:style-name="ce433" table:number-columns-repeated="2"/>
          <table:table-cell table:style-name="ce404" table:formula="of:=[.C55]" office:value-type="string" office:string-value="6-116" calcext:value-type="string">
            <text:p>6-116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63]" office:value-type="string" office:string-value="34-22" calcext:value-type="string">
            <text:p>34-22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9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4</text:p>
          </table:table-cell>
          <table:table-cell office:value-type="string" calcext:value-type="string">
            <text:p>Plate25</text:p>
          </table:table-cell>
          <table:table-cell table:formula="of:=CONCATENATE([.G51];&quot;_&quot;;[.H51]; &quot;.csv&quot;)" office:value-type="string" office:string-value="Sample 4_Plate25.csv" calcext:value-type="string">
            <text:p>Sample 4_Plate25.csv</text:p>
          </table:table-cell>
          <table:table-cell/>
          <table:table-cell table:style-name="ce387" office:value-type="string" calcext:value-type="string">
            <text:p>SYBR-SC</text:p>
          </table:table-cell>
          <table:table-cell table:style-name="ce392" office:value-type="string" calcext:value-type="string">
            <text:p>C</text:p>
          </table:table-cell>
          <table:table-cell table:style-name="ce432" table:formula="of:=[.C49]" office:value-type="string" office:string-value="20-40" calcext:value-type="string">
            <text:p>20-40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56]" office:value-type="string" office:string-value="20-3" calcext:value-type="string">
            <text:p>20-3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64]" office:value-type="string" office:string-value="6-40" calcext:value-type="string">
            <text:p>6-40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22</text:p>
          </table:table-cell>
          <table:table-cell table:style-name="ce291" office:value-type="string" calcext:value-type="string">
            <text:p>NP</text:p>
          </table:table-cell>
          <table:table-cell table:style-name="ce295" office:value-type="string" calcext:value-type="string">
            <text:p>R1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5</text:p>
          </table:table-cell>
          <table:table-cell office:value-type="string" calcext:value-type="string">
            <text:p>Plate25</text:p>
          </table:table-cell>
          <table:table-cell table:formula="of:=CONCATENATE([.G52];&quot;_&quot;;[.H52]; &quot;.csv&quot;)" office:value-type="string" office:string-value="Sample 5_Plate25.csv" calcext:value-type="string">
            <text:p>Sample 5_Plate25.csv</text:p>
          </table:table-cell>
          <table:table-cell/>
          <table:table-cell table:style-name="ce388" office:value-type="string" calcext:value-type="string">
            <text:p>EMM-Actin</text:p>
          </table:table-cell>
          <table:table-cell table:style-name="ce392" office:value-type="string" calcext:value-type="string">
            <text:p>D</text:p>
          </table:table-cell>
          <table:table-cell table:style-name="ce432" table:formula="of:=[.C50]" office:value-type="string" office:string-value="34-4" calcext:value-type="string">
            <text:p>34-4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57]" office:value-type="string" office:string-value="20-4" calcext:value-type="string">
            <text:p>20-4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65]" office:value-type="string" office:string-value="6-85" calcext:value-type="string">
            <text:p>6-85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40</text:p>
          </table:table-cell>
          <table:table-cell table:style-name="ce283" office:value-type="string" calcext:value-type="string">
            <text:p>Control</text:p>
          </table:table-cell>
          <table:table-cell table:style-name="ce296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6</text:p>
          </table:table-cell>
          <table:table-cell office:value-type="string" calcext:value-type="string">
            <text:p>Plate25</text:p>
          </table:table-cell>
          <table:table-cell table:formula="of:=CONCATENATE([.G53];&quot;_&quot;;[.H53]; &quot;.csv&quot;)" office:value-type="string" office:string-value="Sample 6_Plate25.csv" calcext:value-type="string">
            <text:p>Sample 6_Plate25.csv</text:p>
          </table:table-cell>
          <table:table-cell/>
          <table:table-cell table:style-name="ce389"/>
          <table:table-cell table:style-name="ce392" office:value-type="string" calcext:value-type="string">
            <text:p>E</text:p>
          </table:table-cell>
          <table:table-cell table:style-name="ce432" table:formula="of:=[.C51]" office:value-type="string" office:string-value="34-9" calcext:value-type="string">
            <text:p>34-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58]" office:value-type="string" office:string-value="20-21" calcext:value-type="string">
            <text:p>20-2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66]" office:value-type="string" office:string-value="6-116" calcext:value-type="string">
            <text:p>6-116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5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7</text:p>
          </table:table-cell>
          <table:table-cell office:value-type="string" calcext:value-type="string">
            <text:p>Plate25</text:p>
          </table:table-cell>
          <table:table-cell table:formula="of:=CONCATENATE([.G54];&quot;_&quot;;[.H54]; &quot;.csv&quot;)" office:value-type="string" office:string-value="Sample 7_Plate25.csv" calcext:value-type="string">
            <text:p>Sample 7_Plate25.csv</text:p>
          </table:table-cell>
          <table:table-cell/>
          <table:table-cell table:style-name="ce385" office:value-type="string" calcext:value-type="string">
            <text:p>CD</text:p>
          </table:table-cell>
          <table:table-cell table:style-name="ce392" office:value-type="string" calcext:value-type="string">
            <text:p>F</text:p>
          </table:table-cell>
          <table:table-cell table:style-name="ce432" table:formula="of:=[.C52]" office:value-type="string" office:string-value="34-22" calcext:value-type="string">
            <text:p>34-2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59]" office:value-type="string" office:string-value="20-34" calcext:value-type="string">
            <text:p>20-34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67]" office:value-type="string" office:string-value="20-3" calcext:value-type="string">
            <text:p>20-3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6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8</text:p>
          </table:table-cell>
          <table:table-cell office:value-type="string" calcext:value-type="string">
            <text:p>Plate25</text:p>
          </table:table-cell>
          <table:table-cell table:formula="of:=CONCATENATE([.G55];&quot;_&quot;;[.H55]; &quot;.csv&quot;)" office:value-type="string" office:string-value="Sample 8_Plate25.csv" calcext:value-type="string">
            <text:p>Sample 8_Plate25.csv</text:p>
          </table:table-cell>
          <table:table-cell/>
          <table:table-cell table:style-name="ce385"/>
          <table:table-cell table:style-name="ce392" office:value-type="string" calcext:value-type="string">
            <text:p>G</text:p>
          </table:table-cell>
          <table:table-cell table:style-name="ce432" table:formula="of:=[.C53]" office:value-type="string" office:string-value="6-40" calcext:value-type="string">
            <text:p>6-40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60]" office:value-type="string" office:string-value="20-40" calcext:value-type="string">
            <text:p>20-40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68]" office:value-type="string" office:string-value="20-4" calcext:value-type="string">
            <text:p>20-4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3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9</text:p>
          </table:table-cell>
          <table:table-cell office:value-type="string" calcext:value-type="string">
            <text:p>Plate25</text:p>
          </table:table-cell>
          <table:table-cell table:formula="of:=CONCATENATE([.G56];&quot;_&quot;;[.H56]; &quot;.csv&quot;)" office:value-type="string" office:string-value="Sample 9_Plate25.csv" calcext:value-type="string">
            <text:p>Sample 9_Plate25.csv</text:p>
          </table:table-cell>
          <table:table-cell/>
          <table:table-cell table:style-name="ce390"/>
          <table:table-cell table:style-name="ce393" office:value-type="string" calcext:value-type="string">
            <text:p>H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35" table:formula="of:=[.C61]" office:value-type="string" office:string-value="34-4" calcext:value-type="string">
            <text:p>34-4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16"/>
          <table:table-cell table:style-name="ce455" table:formula="of:=[.C69]" office:value-type="string" office:string-value="20-21" calcext:value-type="string">
            <text:p>20-21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57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0</text:p>
          </table:table-cell>
          <table:table-cell office:value-type="string" calcext:value-type="string">
            <text:p>Plate25</text:p>
          </table:table-cell>
          <table:table-cell table:formula="of:=CONCATENATE([.G57];&quot;_&quot;;[.H57]; &quot;.csv&quot;)" office:value-type="string" office:string-value="Sample 10_Plate25.csv" calcext:value-type="string">
            <text:p>Sample 10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1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1</text:p>
          </table:table-cell>
          <table:table-cell office:value-type="string" calcext:value-type="string">
            <text:p>Plate25</text:p>
          </table:table-cell>
          <table:table-cell table:formula="of:=CONCATENATE([.G58];&quot;_&quot;;[.H58]; &quot;.csv&quot;)" office:value-type="string" office:string-value="Sample 11_Plate25.csv" calcext:value-type="string">
            <text:p>Sample 11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34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25</text:p>
          </table:table-cell>
          <table:table-cell table:formula="of:=CONCATENATE([.G59];&quot;_&quot;;[.H59]; &quot;.csv&quot;)" office:value-type="string" office:string-value="Sample 12_Plate25.csv" calcext:value-type="string">
            <text:p>Sample 12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0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25</text:p>
          </table:table-cell>
          <table:table-cell table:formula="of:=CONCATENATE([.G60];&quot;_&quot;;[.H60]; &quot;.csv&quot;)" office:value-type="string" office:string-value="Sample 13_Plate25.csv" calcext:value-type="string">
            <text:p>Sample 13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4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25</text:p>
          </table:table-cell>
          <table:table-cell table:formula="of:=CONCATENATE([.G61];&quot;_&quot;;[.H61]; &quot;.csv&quot;)" office:value-type="string" office:string-value="Sample 14_Plate25.csv" calcext:value-type="string">
            <text:p>Sample 14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9</text:p>
          </table:table-cell>
          <table:table-cell table:style-name="ce290" office:value-type="string" calcext:value-type="string">
            <text:p>NP</text:p>
          </table:table-cell>
          <table:table-cell table:style-name="ce294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25</text:p>
          </table:table-cell>
          <table:table-cell table:formula="of:=CONCATENATE([.G62];&quot;_&quot;;[.H62]; &quot;.csv&quot;)" office:value-type="string" office:string-value="Sample 15_Plate25.csv" calcext:value-type="string">
            <text:p>Sample 15_Plate25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22</text:p>
          </table:table-cell>
          <table:table-cell table:style-name="ce291" office:value-type="string" calcext:value-type="string">
            <text:p>NP</text:p>
          </table:table-cell>
          <table:table-cell table:style-name="ce295" office:value-type="string" calcext:value-type="string">
            <text:p>R1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25</text:p>
          </table:table-cell>
          <table:table-cell table:formula="of:=CONCATENATE([.G63];&quot;_&quot;;[.H63]; &quot;.csv&quot;)" office:value-type="string" office:string-value="Sample 16_Plate25.csv" calcext:value-type="string">
            <text:p>Sample 16_Plate25.csv</text:p>
          </table:table-cell>
          <table:table-cell table:number-columns-repeated="15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40</text:p>
          </table:table-cell>
          <table:table-cell table:style-name="ce283" office:value-type="string" calcext:value-type="string">
            <text:p>Control</text:p>
          </table:table-cell>
          <table:table-cell table:style-name="ce296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25</text:p>
          </table:table-cell>
          <table:table-cell table:formula="of:=CONCATENATE([.G64];&quot;_&quot;;[.H64]; &quot;.csv&quot;)" office:value-type="string" office:string-value="Sample 17_Plate25.csv" calcext:value-type="string">
            <text:p>Sample 17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5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25</text:p>
          </table:table-cell>
          <table:table-cell table:formula="of:=CONCATENATE([.G65];&quot;_&quot;;[.H65]; &quot;.csv&quot;)" office:value-type="string" office:string-value="Sample 18_Plate25.csv" calcext:value-type="string">
            <text:p>Sample 18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6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25</text:p>
          </table:table-cell>
          <table:table-cell table:formula="of:=CONCATENATE([.G66];&quot;_&quot;;[.H66]; &quot;.csv&quot;)" office:value-type="string" office:string-value="Sample 19_Plate25.csv" calcext:value-type="string">
            <text:p>Sample 19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3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25</text:p>
          </table:table-cell>
          <table:table-cell table:formula="of:=CONCATENATE([.G67];&quot;_&quot;;[.H67]; &quot;.csv&quot;)" office:value-type="string" office:string-value="Sample 20_Plate25.csv" calcext:value-type="string">
            <text:p>Sample 20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25</text:p>
          </table:table-cell>
          <table:table-cell table:formula="of:=CONCATENATE([.G68];&quot;_&quot;;[.H68]; &quot;.csv&quot;)" office:value-type="string" office:string-value="Sample 21_Plate25.csv" calcext:value-type="string">
            <text:p>Sample 21_Plate25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1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25</text:p>
          </table:table-cell>
          <table:table-cell table:formula="of:=CONCATENATE([.G69];&quot;_&quot;;[.H69]; &quot;.csv&quot;)" office:value-type="string" office:string-value="Sample 22_Plate25.csv" calcext:value-type="string">
            <text:p>Sample 22_Plate25.csv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384" office:value-type="string" calcext:value-type="string">
            <text:p>Ofav</text:p>
          </table:table-cell>
          <table:table-cell table:style-name="ce391"/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30" office:value-type="string" calcext:value-type="string">
            <text:p>CD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8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</text:p>
          </table:table-cell>
          <table:table-cell office:value-type="string" calcext:value-type="string">
            <text:p>Plate26</text:p>
          </table:table-cell>
          <table:table-cell table:formula="of:=CONCATENATE([.G71];&quot;_&quot;;[.H71]; &quot;.csv&quot;)" office:value-type="string" office:string-value="Sample 1_Plate26.csv" calcext:value-type="string">
            <text:p>Sample 1_Plate26.csv</text:p>
          </table:table-cell>
          <table:table-cell/>
          <table:table-cell table:style-name="ce385" table:formula="of:=[.H71]" office:value-type="string" office:string-value="Plate26" calcext:value-type="string">
            <text:p>Plate26</text:p>
          </table:table-cell>
          <table:table-cell table:style-name="ce392"/>
          <table:table-cell table:style-name="ce395" office:value-type="float" office:value="1" calcext:value-type="float">
            <text:p>1</text:p>
          </table:table-cell>
          <table:table-cell table:style-name="ce395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95" office:value-type="float" office:value="4" calcext:value-type="float">
            <text:p>4</text:p>
          </table:table-cell>
          <table:table-cell table:style-name="ce395" office:value-type="float" office:value="5" calcext:value-type="float">
            <text:p>5</text:p>
          </table:table-cell>
          <table:table-cell table:style-name="ce395" office:value-type="float" office:value="6" calcext:value-type="float">
            <text:p>6</text:p>
          </table:table-cell>
          <table:table-cell table:style-name="ce395" office:value-type="float" office:value="7" calcext:value-type="float">
            <text:p>7</text:p>
          </table:table-cell>
          <table:table-cell table:style-name="ce395" office:value-type="float" office:value="8" calcext:value-type="float">
            <text:p>8</text:p>
          </table:table-cell>
          <table:table-cell table:style-name="ce395" office:value-type="float" office:value="9" calcext:value-type="float">
            <text:p>9</text:p>
          </table:table-cell>
          <table:table-cell table:style-name="ce395" office:value-type="float" office:value="10" calcext:value-type="float">
            <text:p>10</text:p>
          </table:table-cell>
          <table:table-cell table:style-name="ce395" office:value-type="float" office:value="11" calcext:value-type="float">
            <text:p>11</text:p>
          </table:table-cell>
          <table:table-cell table:style-name="ce428" office:value-type="float" office:value="12" calcext:value-type="float">
            <text:p>12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11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2</text:p>
          </table:table-cell>
          <table:table-cell office:value-type="string" calcext:value-type="string">
            <text:p>Plate26</text:p>
          </table:table-cell>
          <table:table-cell table:formula="of:=CONCATENATE([.G72];&quot;_&quot;;[.H72]; &quot;.csv&quot;)" office:value-type="string" office:string-value="Sample 2_Plate26.csv" calcext:value-type="string">
            <text:p>Sample 2_Plate26.csv</text:p>
          </table:table-cell>
          <table:table-cell/>
          <table:table-cell table:style-name="ce385"/>
          <table:table-cell table:style-name="ce392" office:value-type="string" calcext:value-type="string">
            <text:p>A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66" table:formula="of:=[.C77]" office:value-type="string" office:string-value="20-29" calcext:value-type="string">
            <text:p>20-2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5]" office:value-type="string" office:string-value="6-12" calcext:value-type="string">
            <text:p>6-12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23</text:p>
          </table:table-cell>
          <table:table-cell table:style-name="ce285" office:value-type="string" calcext:value-type="string">
            <text:p>Control</text:p>
          </table:table-cell>
          <table:table-cell table:style-name="ce298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3</text:p>
          </table:table-cell>
          <table:table-cell office:value-type="string" calcext:value-type="string">
            <text:p>Plate26</text:p>
          </table:table-cell>
          <table:table-cell table:formula="of:=CONCATENATE([.G73];&quot;_&quot;;[.H73]; &quot;.csv&quot;)" office:value-type="string" office:string-value="Sample 3_Plate26.csv" calcext:value-type="string">
            <text:p>Sample 3_Plate26.csv</text:p>
          </table:table-cell>
          <table:table-cell/>
          <table:table-cell table:style-name="ce386"/>
          <table:table-cell table:style-name="ce392" office:value-type="string" calcext:value-type="string">
            <text:p>B</text:p>
          </table:table-cell>
          <table:table-cell table:style-name="ce432" table:formula="of:=[.C71]" office:value-type="string" office:string-value="34-8" calcext:value-type="string">
            <text:p>34-8</text:p>
          </table:table-cell>
          <table:table-cell table:style-name="ce753" office:value-type="string" calcext:value-type="string">
            <text:p>Nov</text:p>
          </table:table-cell>
          <table:table-cell table:style-name="ce433" table:number-columns-repeated="2"/>
          <table:table-cell table:style-name="ce404" table:formula="of:=[.C78]" office:value-type="string" office:string-value="20-41" calcext:value-type="string">
            <text:p>20-4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6]" office:value-type="string" office:string-value="6-19" calcext:value-type="string">
            <text:p>6-1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2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4</text:p>
          </table:table-cell>
          <table:table-cell office:value-type="string" calcext:value-type="string">
            <text:p>Plate26</text:p>
          </table:table-cell>
          <table:table-cell table:formula="of:=CONCATENATE([.G74];&quot;_&quot;;[.H74]; &quot;.csv&quot;)" office:value-type="string" office:string-value="Sample 4_Plate26.csv" calcext:value-type="string">
            <text:p>Sample 4_Plate26.csv</text:p>
          </table:table-cell>
          <table:table-cell/>
          <table:table-cell table:style-name="ce387" office:value-type="string" calcext:value-type="string">
            <text:p>SYBR-SC</text:p>
          </table:table-cell>
          <table:table-cell table:style-name="ce392" office:value-type="string" calcext:value-type="string">
            <text:p>C</text:p>
          </table:table-cell>
          <table:table-cell table:style-name="ce432" table:formula="of:=[.C72]" office:value-type="string" office:string-value="34-11" calcext:value-type="string">
            <text:p>34-1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79]" office:value-type="string" office:string-value="20-45" calcext:value-type="string">
            <text:p>20-45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7]" office:value-type="string" office:string-value="6-118" calcext:value-type="string">
            <text:p>6-118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9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5</text:p>
          </table:table-cell>
          <table:table-cell office:value-type="string" calcext:value-type="string">
            <text:p>Plate26</text:p>
          </table:table-cell>
          <table:table-cell table:formula="of:=CONCATENATE([.G75];&quot;_&quot;;[.H75]; &quot;.csv&quot;)" office:value-type="string" office:string-value="Sample 5_Plate26.csv" calcext:value-type="string">
            <text:p>Sample 5_Plate26.csv</text:p>
          </table:table-cell>
          <table:table-cell/>
          <table:table-cell table:style-name="ce388" office:value-type="string" calcext:value-type="string">
            <text:p>EMM-Actin</text:p>
          </table:table-cell>
          <table:table-cell table:style-name="ce392" office:value-type="string" calcext:value-type="string">
            <text:p>D</text:p>
          </table:table-cell>
          <table:table-cell table:style-name="ce432" table:formula="of:=[.C73]" office:value-type="string" office:string-value="34-23" calcext:value-type="string">
            <text:p>34-23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0]" office:value-type="string" office:string-value="34-10" calcext:value-type="string">
            <text:p>34-10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8]" office:value-type="string" office:string-value="20-29" calcext:value-type="string">
            <text:p>20-2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8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6</text:p>
          </table:table-cell>
          <table:table-cell office:value-type="string" calcext:value-type="string">
            <text:p>Plate26</text:p>
          </table:table-cell>
          <table:table-cell table:formula="of:=CONCATENATE([.G76];&quot;_&quot;;[.H76]; &quot;.csv&quot;)" office:value-type="string" office:string-value="Sample 6_Plate26.csv" calcext:value-type="string">
            <text:p>Sample 6_Plate26.csv</text:p>
          </table:table-cell>
          <table:table-cell/>
          <table:table-cell table:style-name="ce389"/>
          <table:table-cell table:style-name="ce392" office:value-type="string" calcext:value-type="string">
            <text:p>E</text:p>
          </table:table-cell>
          <table:table-cell table:style-name="ce432" table:formula="of:=[.C74]" office:value-type="string" office:string-value="6-12" calcext:value-type="string">
            <text:p>6-1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1]" office:value-type="string" office:string-value="34-24" calcext:value-type="string">
            <text:p>34-24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9]" office:value-type="string" office:string-value="20-41" calcext:value-type="string">
            <text:p>20-41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9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7</text:p>
          </table:table-cell>
          <table:table-cell office:value-type="string" calcext:value-type="string">
            <text:p>Plate26</text:p>
          </table:table-cell>
          <table:table-cell table:formula="of:=CONCATENATE([.G77];&quot;_&quot;;[.H77]; &quot;.csv&quot;)" office:value-type="string" office:string-value="Sample 7_Plate26.csv" calcext:value-type="string">
            <text:p>Sample 7_Plate26.csv</text:p>
          </table:table-cell>
          <table:table-cell/>
          <table:table-cell table:style-name="ce385" office:value-type="string" calcext:value-type="string">
            <text:p>CD</text:p>
          </table:table-cell>
          <table:table-cell table:style-name="ce392" office:value-type="string" calcext:value-type="string">
            <text:p>F</text:p>
          </table:table-cell>
          <table:table-cell table:style-name="ce432" table:formula="of:=[.C75]" office:value-type="string" office:string-value="6-19" calcext:value-type="string">
            <text:p>6-1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2]" office:value-type="string" office:string-value="34-8" calcext:value-type="string">
            <text:p>34-8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90]" office:value-type="string" office:string-value="20-45" calcext:value-type="string">
            <text:p>20-45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1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8</text:p>
          </table:table-cell>
          <table:table-cell office:value-type="string" calcext:value-type="string">
            <text:p>Plate26</text:p>
          </table:table-cell>
          <table:table-cell table:formula="of:=CONCATENATE([.G78];&quot;_&quot;;[.H78]; &quot;.csv&quot;)" office:value-type="string" office:string-value="Sample 8_Plate26.csv" calcext:value-type="string">
            <text:p>Sample 8_Plate26.csv</text:p>
          </table:table-cell>
          <table:table-cell/>
          <table:table-cell table:style-name="ce385"/>
          <table:table-cell table:style-name="ce392" office:value-type="string" calcext:value-type="string">
            <text:p>G</text:p>
          </table:table-cell>
          <table:table-cell table:style-name="ce432" table:formula="of:=[.C76]" office:value-type="string" office:string-value="6-118" calcext:value-type="string">
            <text:p>6-118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83]" office:value-type="string" office:string-value="34-11" calcext:value-type="string">
            <text:p>34-11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91]" office:value-type="string" office:string-value="34-10" calcext:value-type="string">
            <text:p>34-10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5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9</text:p>
          </table:table-cell>
          <table:table-cell office:value-type="string" calcext:value-type="string">
            <text:p>Plate26</text:p>
          </table:table-cell>
          <table:table-cell table:formula="of:=CONCATENATE([.G79];&quot;_&quot;;[.H79]; &quot;.csv&quot;)" office:value-type="string" office:string-value="Sample 9_Plate26.csv" calcext:value-type="string">
            <text:p>Sample 9_Plate26.csv</text:p>
          </table:table-cell>
          <table:table-cell/>
          <table:table-cell table:style-name="ce390"/>
          <table:table-cell table:style-name="ce393" office:value-type="string" calcext:value-type="string">
            <text:p>H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35" table:formula="of:=[.C84]" office:value-type="string" office:string-value="34-23" calcext:value-type="string">
            <text:p>34-23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16"/>
          <table:table-cell table:style-name="ce455" table:formula="of:=[.C92]" office:value-type="string" office:string-value="34-24" calcext:value-type="string">
            <text:p>34-24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57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10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0</text:p>
          </table:table-cell>
          <table:table-cell office:value-type="string" calcext:value-type="string">
            <text:p>Plate26</text:p>
          </table:table-cell>
          <table:table-cell table:formula="of:=CONCATENATE([.G80];&quot;_&quot;;[.H80]; &quot;.csv&quot;)" office:value-type="string" office:string-value="Sample 10_Plate26.csv" calcext:value-type="string">
            <text:p>Sample 10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4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1</text:p>
          </table:table-cell>
          <table:table-cell office:value-type="string" calcext:value-type="string">
            <text:p>Plate26</text:p>
          </table:table-cell>
          <table:table-cell table:formula="of:=CONCATENATE([.G81];&quot;_&quot;;[.H81]; &quot;.csv&quot;)" office:value-type="string" office:string-value="Sample 11_Plate26.csv" calcext:value-type="string">
            <text:p>Sample 11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8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26</text:p>
          </table:table-cell>
          <table:table-cell table:formula="of:=CONCATENATE([.G82];&quot;_&quot;;[.H82]; &quot;.csv&quot;)" office:value-type="string" office:string-value="Sample 12_Plate26.csv" calcext:value-type="string">
            <text:p>Sample 12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11</text:p>
          </table:table-cell>
          <table:table-cell table:style-name="ce284" office:value-type="string" calcext:value-type="string">
            <text:p>Control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26</text:p>
          </table:table-cell>
          <table:table-cell table:formula="of:=CONCATENATE([.G83];&quot;_&quot;;[.H83]; &quot;.csv&quot;)" office:value-type="string" office:string-value="Sample 13_Plate26.csv" calcext:value-type="string">
            <text:p>Sample 13_Plate26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23</text:p>
          </table:table-cell>
          <table:table-cell table:style-name="ce285" office:value-type="string" calcext:value-type="string">
            <text:p>Control</text:p>
          </table:table-cell>
          <table:table-cell table:style-name="ce298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26</text:p>
          </table:table-cell>
          <table:table-cell table:formula="of:=CONCATENATE([.G84];&quot;_&quot;;[.H84]; &quot;.csv&quot;)" office:value-type="string" office:string-value="Sample 14_Plate26.csv" calcext:value-type="string">
            <text:p>Sample 14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2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26</text:p>
          </table:table-cell>
          <table:table-cell table:formula="of:=CONCATENATE([.G85];&quot;_&quot;;[.H85]; &quot;.csv&quot;)" office:value-type="string" office:string-value="Sample 15_Plate26.csv" calcext:value-type="string">
            <text:p>Sample 15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9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26</text:p>
          </table:table-cell>
          <table:table-cell table:formula="of:=CONCATENATE([.G86];&quot;_&quot;;[.H86]; &quot;.csv&quot;)" office:value-type="string" office:string-value="Sample 16_Plate26.csv" calcext:value-type="string">
            <text:p>Sample 16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118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26</text:p>
          </table:table-cell>
          <table:table-cell table:formula="of:=CONCATENATE([.G87];&quot;_&quot;;[.H87]; &quot;.csv&quot;)" office:value-type="string" office:string-value="Sample 17_Plate26.csv" calcext:value-type="string">
            <text:p>Sample 17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29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26</text:p>
          </table:table-cell>
          <table:table-cell table:formula="of:=CONCATENATE([.G88];&quot;_&quot;;[.H88]; &quot;.csv&quot;)" office:value-type="string" office:string-value="Sample 18_Plate26.csv" calcext:value-type="string">
            <text:p>Sample 18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1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26</text:p>
          </table:table-cell>
          <table:table-cell table:formula="of:=CONCATENATE([.G89];&quot;_&quot;;[.H89]; &quot;.csv&quot;)" office:value-type="string" office:string-value="Sample 19_Plate26.csv" calcext:value-type="string">
            <text:p>Sample 19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5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26</text:p>
          </table:table-cell>
          <table:table-cell table:formula="of:=CONCATENATE([.G90];&quot;_&quot;;[.H90]; &quot;.csv&quot;)" office:value-type="string" office:string-value="Sample 20_Plate26.csv" calcext:value-type="string">
            <text:p>Sample 20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10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26</text:p>
          </table:table-cell>
          <table:table-cell table:formula="of:=CONCATENATE([.G91];&quot;_&quot;;[.H91]; &quot;.csv&quot;)" office:value-type="string" office:string-value="Sample 21_Plate26.csv" calcext:value-type="string">
            <text:p>Sample 21_Plate26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4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26</text:p>
          </table:table-cell>
          <table:table-cell table:formula="of:=CONCATENATE([.G92];&quot;_&quot;;[.H92]; &quot;.csv&quot;)" office:value-type="string" office:string-value="Sample 22_Plate26.csv" calcext:value-type="string">
            <text:p>Sample 22_Plate26.csv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384" office:value-type="string" calcext:value-type="string">
            <text:p>Ofav</text:p>
          </table:table-cell>
          <table:table-cell table:style-name="ce391"/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12" office:value-type="string" calcext:value-type="string">
            <text:p>CD</text:p>
          </table:table-cell>
          <table:table-cell table:style-name="ce399" office:value-type="string" calcext:value-type="string">
            <text:p>Ofav</text:p>
          </table:table-cell>
          <table:table-cell table:style-name="ce430" office:value-type="string" calcext:value-type="string">
            <text:p>CD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5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</text:p>
          </table:table-cell>
          <table:table-cell office:value-type="string" calcext:value-type="string">
            <text:p>Plate27</text:p>
          </table:table-cell>
          <table:table-cell table:formula="of:=CONCATENATE([.G94];&quot;_&quot;;[.H94]; &quot;.csv&quot;)" office:value-type="string" office:string-value="Sample 1_Plate27.csv" calcext:value-type="string">
            <text:p>Sample 1_Plate27.csv</text:p>
          </table:table-cell>
          <table:table-cell/>
          <table:table-cell table:style-name="ce385" table:formula="of:=[.H94]" office:value-type="string" office:string-value="Plate27" calcext:value-type="string">
            <text:p>Plate27</text:p>
          </table:table-cell>
          <table:table-cell table:style-name="ce392"/>
          <table:table-cell table:style-name="ce395" office:value-type="float" office:value="1" calcext:value-type="float">
            <text:p>1</text:p>
          </table:table-cell>
          <table:table-cell table:style-name="ce395" office:value-type="float" office:value="2" calcext:value-type="float">
            <text:p>2</text:p>
          </table:table-cell>
          <table:table-cell table:style-name="ce395" office:value-type="float" office:value="3" calcext:value-type="float">
            <text:p>3</text:p>
          </table:table-cell>
          <table:table-cell table:style-name="ce395" office:value-type="float" office:value="4" calcext:value-type="float">
            <text:p>4</text:p>
          </table:table-cell>
          <table:table-cell table:style-name="ce395" office:value-type="float" office:value="5" calcext:value-type="float">
            <text:p>5</text:p>
          </table:table-cell>
          <table:table-cell table:style-name="ce395" office:value-type="float" office:value="6" calcext:value-type="float">
            <text:p>6</text:p>
          </table:table-cell>
          <table:table-cell table:style-name="ce395" office:value-type="float" office:value="7" calcext:value-type="float">
            <text:p>7</text:p>
          </table:table-cell>
          <table:table-cell table:style-name="ce395" office:value-type="float" office:value="8" calcext:value-type="float">
            <text:p>8</text:p>
          </table:table-cell>
          <table:table-cell table:style-name="ce395" office:value-type="float" office:value="9" calcext:value-type="float">
            <text:p>9</text:p>
          </table:table-cell>
          <table:table-cell table:style-name="ce395" office:value-type="float" office:value="10" calcext:value-type="float">
            <text:p>10</text:p>
          </table:table-cell>
          <table:table-cell table:style-name="ce395" office:value-type="float" office:value="11" calcext:value-type="float">
            <text:p>11</text:p>
          </table:table-cell>
          <table:table-cell table:style-name="ce428" office:value-type="float" office:value="12" calcext:value-type="float">
            <text:p>12</text:p>
          </table:table-cell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49</text:p>
          </table:table-cell>
          <table:table-cell table:style-name="ce289" office:value-type="string" calcext:value-type="string">
            <text:p>NP</text:p>
          </table:table-cell>
          <table:table-cell table:style-name="ce296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2</text:p>
          </table:table-cell>
          <table:table-cell office:value-type="string" calcext:value-type="string">
            <text:p>Plate27</text:p>
          </table:table-cell>
          <table:table-cell table:formula="of:=CONCATENATE([.G95];&quot;_&quot;;[.H95]; &quot;.csv&quot;)" office:value-type="string" office:string-value="Sample 2_Plate27.csv" calcext:value-type="string">
            <text:p>Sample 2_Plate27.csv</text:p>
          </table:table-cell>
          <table:table-cell/>
          <table:table-cell table:style-name="ce385"/>
          <table:table-cell table:style-name="ce392" office:value-type="string" calcext:value-type="string">
            <text:p>A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66" table:formula="of:=[.C100]" office:value-type="string" office:string-value="20-50" calcext:value-type="string">
            <text:p>20-50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8]" office:value-type="string" office:string-value="20-11" calcext:value-type="string">
            <text:p>20-11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72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3</text:p>
          </table:table-cell>
          <table:table-cell office:value-type="string" calcext:value-type="string">
            <text:p>Plate27</text:p>
          </table:table-cell>
          <table:table-cell table:formula="of:=CONCATENATE([.G96];&quot;_&quot;;[.H96]; &quot;.csv&quot;)" office:value-type="string" office:string-value="Sample 3_Plate27.csv" calcext:value-type="string">
            <text:p>Sample 3_Plate27.csv</text:p>
          </table:table-cell>
          <table:table-cell/>
          <table:table-cell table:style-name="ce386"/>
          <table:table-cell table:style-name="ce392" office:value-type="string" calcext:value-type="string">
            <text:p>B</text:p>
          </table:table-cell>
          <table:table-cell table:style-name="ce432" table:formula="of:=[.C94]" office:value-type="string" office:string-value="34-25" calcext:value-type="string">
            <text:p>34-25</text:p>
          </table:table-cell>
          <table:table-cell table:style-name="ce753" office:value-type="string" calcext:value-type="string">
            <text:p>Nov</text:p>
          </table:table-cell>
          <table:table-cell table:style-name="ce433" table:number-columns-repeated="2"/>
          <table:table-cell table:style-name="ce404" table:formula="of:=[.C101]" office:value-type="string" office:string-value="34-7" calcext:value-type="string">
            <text:p>34-7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9]" office:value-type="string" office:string-value="20-43" calcext:value-type="string">
            <text:p>20-43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2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4</text:p>
          </table:table-cell>
          <table:table-cell office:value-type="string" calcext:value-type="string">
            <text:p>Plate27</text:p>
          </table:table-cell>
          <table:table-cell table:formula="of:=CONCATENATE([.G97];&quot;_&quot;;[.H97]; &quot;.csv&quot;)" office:value-type="string" office:string-value="Sample 4_Plate27.csv" calcext:value-type="string">
            <text:p>Sample 4_Plate27.csv</text:p>
          </table:table-cell>
          <table:table-cell/>
          <table:table-cell table:style-name="ce387" office:value-type="string" calcext:value-type="string">
            <text:p>SYBR-SC</text:p>
          </table:table-cell>
          <table:table-cell table:style-name="ce392" office:value-type="string" calcext:value-type="string">
            <text:p>C</text:p>
          </table:table-cell>
          <table:table-cell table:style-name="ce432" table:formula="of:=[.C95]" office:value-type="string" office:string-value="6-49" calcext:value-type="string">
            <text:p>6-49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2]" office:value-type="string" office:string-value="34-21" calcext:value-type="string">
            <text:p>34-2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10]" office:value-type="string" office:string-value="20-50" calcext:value-type="string">
            <text:p>20-50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1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5</text:p>
          </table:table-cell>
          <table:table-cell office:value-type="string" calcext:value-type="string">
            <text:p>Plate27</text:p>
          </table:table-cell>
          <table:table-cell table:formula="of:=CONCATENATE([.G98];&quot;_&quot;;[.H98]; &quot;.csv&quot;)" office:value-type="string" office:string-value="Sample 5_Plate27.csv" calcext:value-type="string">
            <text:p>Sample 5_Plate27.csv</text:p>
          </table:table-cell>
          <table:table-cell/>
          <table:table-cell table:style-name="ce388" office:value-type="string" calcext:value-type="string">
            <text:p>EMM-Actin</text:p>
          </table:table-cell>
          <table:table-cell table:style-name="ce392" office:value-type="string" calcext:value-type="string">
            <text:p>D</text:p>
          </table:table-cell>
          <table:table-cell table:style-name="ce432" table:formula="of:=[.C96]" office:value-type="string" office:string-value="6-72" calcext:value-type="string">
            <text:p>6-7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3]" office:value-type="string" office:string-value="34-32" calcext:value-type="string">
            <text:p>34-3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11]" office:value-type="string" office:string-value="34-7" calcext:value-type="string">
            <text:p>34-7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3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6</text:p>
          </table:table-cell>
          <table:table-cell office:value-type="string" calcext:value-type="string">
            <text:p>Plate27</text:p>
          </table:table-cell>
          <table:table-cell table:formula="of:=CONCATENATE([.G99];&quot;_&quot;;[.H99]; &quot;.csv&quot;)" office:value-type="string" office:string-value="Sample 6_Plate27.csv" calcext:value-type="string">
            <text:p>Sample 6_Plate27.csv</text:p>
          </table:table-cell>
          <table:table-cell/>
          <table:table-cell table:style-name="ce389"/>
          <table:table-cell table:style-name="ce392" office:value-type="string" calcext:value-type="string">
            <text:p>E</text:p>
          </table:table-cell>
          <table:table-cell table:style-name="ce432" table:formula="of:=[.C97]" office:value-type="string" office:string-value="6-82" calcext:value-type="string">
            <text:p>6-82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4]" office:value-type="string" office:string-value="34-25" calcext:value-type="string">
            <text:p>34-25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112]" office:value-type="string" office:string-value="34-21" calcext:value-type="string">
            <text:p>34-21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50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7</text:p>
          </table:table-cell>
          <table:table-cell office:value-type="string" calcext:value-type="string">
            <text:p>Plate27</text:p>
          </table:table-cell>
          <table:table-cell table:formula="of:=CONCATENATE([.G100];&quot;_&quot;;[.H100]; &quot;.csv&quot;)" office:value-type="string" office:string-value="Sample 7_Plate27.csv" calcext:value-type="string">
            <text:p>Sample 7_Plate27.csv</text:p>
          </table:table-cell>
          <table:table-cell/>
          <table:table-cell table:style-name="ce385" office:value-type="string" calcext:value-type="string">
            <text:p>CD</text:p>
          </table:table-cell>
          <table:table-cell table:style-name="ce392" office:value-type="string" calcext:value-type="string">
            <text:p>F</text:p>
          </table:table-cell>
          <table:table-cell table:style-name="ce432" table:formula="of:=[.C98]" office:value-type="string" office:string-value="20-11" calcext:value-type="string">
            <text:p>20-11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5]" office:value-type="string" office:string-value="6-49" calcext:value-type="string">
            <text:p>6-49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113]" office:value-type="string" office:string-value="34-32" calcext:value-type="string">
            <text:p>34-32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7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8</text:p>
          </table:table-cell>
          <table:table-cell office:value-type="string" calcext:value-type="string">
            <text:p>Plate27</text:p>
          </table:table-cell>
          <table:table-cell table:formula="of:=CONCATENATE([.G101];&quot;_&quot;;[.H101]; &quot;.csv&quot;)" office:value-type="string" office:string-value="Sample 8_Plate27.csv" calcext:value-type="string">
            <text:p>Sample 8_Plate27.csv</text:p>
          </table:table-cell>
          <table:table-cell/>
          <table:table-cell table:style-name="ce385"/>
          <table:table-cell table:style-name="ce392" office:value-type="string" calcext:value-type="string">
            <text:p>G</text:p>
          </table:table-cell>
          <table:table-cell table:style-name="ce432" table:formula="of:=[.C99]" office:value-type="string" office:string-value="20-43" calcext:value-type="string">
            <text:p>20-43</text:p>
          </table:table-cell>
          <table:table-cell table:style-name="ce753" office:value-type="string" calcext:value-type="string">
            <text:p>Nov</text:p>
          </table:table-cell>
          <table:table-cell table:style-name="ce416"/>
          <table:table-cell table:style-name="ce424"/>
          <table:table-cell table:style-name="ce404" table:formula="of:=[.C106]" office:value-type="string" office:string-value="6-72" calcext:value-type="string">
            <text:p>6-72</text:p>
          </table:table-cell>
          <table:table-cell table:style-name="ce754" office:value-type="string" calcext:value-type="string">
            <text:p>Jan</text:p>
          </table:table-cell>
          <table:table-cell table:style-name="ce416"/>
          <table:table-cell table:style-name="ce424"/>
          <table:table-cell table:style-name="ce404" table:formula="of:=[.C114]" office:value-type="string" office:string-value="34-32" calcext:value-type="string">
            <text:p>34-32</text:p>
          </table:table-cell>
          <table:table-cell table:style-name="ce751" office:value-type="string" calcext:value-type="string">
            <text:p>Feb</text:p>
          </table:table-cell>
          <table:table-cell table:style-name="ce416"/>
          <table:table-cell table:style-name="ce424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1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9</text:p>
          </table:table-cell>
          <table:table-cell office:value-type="string" calcext:value-type="string">
            <text:p>Plate27</text:p>
          </table:table-cell>
          <table:table-cell table:formula="of:=CONCATENATE([.G102];&quot;_&quot;;[.H102]; &quot;.csv&quot;)" office:value-type="string" office:string-value="Sample 9_Plate27.csv" calcext:value-type="string">
            <text:p>Sample 9_Plate27.csv</text:p>
          </table:table-cell>
          <table:table-cell/>
          <table:table-cell table:style-name="ce390"/>
          <table:table-cell table:style-name="ce393" office:value-type="string" calcext:value-type="string">
            <text:p>H</text:p>
          </table:table-cell>
          <table:table-cell table:style-name="ce403" office:value-type="string" calcext:value-type="string">
            <text:p>NTC</text:p>
          </table:table-cell>
          <table:table-cell table:style-name="ce405" office:value-type="string" calcext:value-type="string">
            <text:p>+</text:p>
          </table:table-cell>
          <table:table-cell table:style-name="ce435" table:formula="of:=[.C107]" office:value-type="string" office:string-value="6-82" calcext:value-type="string">
            <text:p>6-82</text:p>
          </table:table-cell>
          <table:table-cell table:style-name="ce754" office:value-type="string" calcext:value-type="string">
            <text:p>Jan</text:p>
          </table:table-cell>
          <table:table-cell table:style-name="ce404"/>
          <table:table-cell table:style-name="ce416"/>
          <table:table-cell table:style-name="ce455" table:formula="of:=[.C115]" office:value-type="string" office:string-value="34-32" calcext:value-type="string">
            <text:p>34-32</text:p>
          </table:table-cell>
          <table:table-cell table:style-name="ce319" office:value-type="string" calcext:value-type="string">
            <text:p>Mar</text:p>
          </table:table-cell>
          <table:table-cell table:style-name="ce404"/>
          <table:table-cell table:style-name="ce457"/>
          <table:table-cell table:style-name="ce405" office:value-type="string" calcext:value-type="string">
            <text:p>+</text:p>
          </table:table-cell>
          <table:table-cell table:style-name="ce403" office:value-type="string" calcext:value-type="string">
            <text:p>NTC</text:p>
          </table:table-cell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32</text:p>
          </table:table-cell>
          <table:table-cell table:style-name="ce291" office:value-type="string" calcext:value-type="string">
            <text:p>NP</text:p>
          </table:table-cell>
          <table:table-cell table:style-name="ce298" office:value-type="string" calcext:value-type="string">
            <text:p>R2</text:p>
          </table:table-cell>
          <table:table-cell table:style-name="ce300" office:value-type="string" calcext:value-type="string">
            <text:p>2017/11/15</text:p>
          </table:table-cell>
          <table:table-cell table:style-name="ce721" office:value-type="string" calcext:value-type="string">
            <text:p>Sample 10</text:p>
          </table:table-cell>
          <table:table-cell office:value-type="string" calcext:value-type="string">
            <text:p>Plate27</text:p>
          </table:table-cell>
          <table:table-cell table:formula="of:=CONCATENATE([.G103];&quot;_&quot;;[.H103]; &quot;.csv&quot;)" office:value-type="string" office:string-value="Sample 10_Plate27.csv" calcext:value-type="string">
            <text:p>Sample 10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5</text:p>
          </table:table-cell>
          <table:table-cell table:style-name="ce287" office:value-type="string" calcext:value-type="string">
            <text:p>N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1</text:p>
          </table:table-cell>
          <table:table-cell office:value-type="string" calcext:value-type="string">
            <text:p>Plate27</text:p>
          </table:table-cell>
          <table:table-cell table:formula="of:=CONCATENATE([.G104];&quot;_&quot;;[.H104]; &quot;.csv&quot;)" office:value-type="string" office:string-value="Sample 11_Plate27.csv" calcext:value-type="string">
            <text:p>Sample 11_Plate27.csv</text:p>
          </table:table-cell>
          <table:table-cell table:number-columns-repeated="15"/>
        </table:table-row>
        <table:table-row table:style-name="ro1">
          <table:table-cell table:style-name="ce274" office:value-type="string" calcext:value-type="string">
            <text:p>O. fav</text:p>
          </table:table-cell>
          <table:table-cell table:style-name="ce279" office:value-type="string" calcext:value-type="string">
            <text:p>6</text:p>
          </table:table-cell>
          <table:table-cell table:style-name="ce279" office:value-type="string" calcext:value-type="string">
            <text:p>6-49</text:p>
          </table:table-cell>
          <table:table-cell table:style-name="ce289" office:value-type="string" calcext:value-type="string">
            <text:p>NP</text:p>
          </table:table-cell>
          <table:table-cell table:style-name="ce296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2</text:p>
          </table:table-cell>
          <table:table-cell office:value-type="string" calcext:value-type="string">
            <text:p>Plate27</text:p>
          </table:table-cell>
          <table:table-cell table:formula="of:=CONCATENATE([.G105];&quot;_&quot;;[.H105]; &quot;.csv&quot;)" office:value-type="string" office:string-value="Sample 12_Plate27.csv" calcext:value-type="string">
            <text:p>Sample 12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72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3</text:p>
          </table:table-cell>
          <table:table-cell office:value-type="string" calcext:value-type="string">
            <text:p>Plate27</text:p>
          </table:table-cell>
          <table:table-cell table:formula="of:=CONCATENATE([.G106];&quot;_&quot;;[.H106]; &quot;.csv&quot;)" office:value-type="string" office:string-value="Sample 13_Plate27.csv" calcext:value-type="string">
            <text:p>Sample 13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6</text:p>
          </table:table-cell>
          <table:table-cell table:style-name="ce280" office:value-type="string" calcext:value-type="string">
            <text:p>6-82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4</text:p>
          </table:table-cell>
          <table:table-cell office:value-type="string" calcext:value-type="string">
            <text:p>Plate27</text:p>
          </table:table-cell>
          <table:table-cell table:formula="of:=CONCATENATE([.G107];&quot;_&quot;;[.H107]; &quot;.csv&quot;)" office:value-type="string" office:string-value="Sample 14_Plate27.csv" calcext:value-type="string">
            <text:p>Sample 14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11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5</text:p>
          </table:table-cell>
          <table:table-cell office:value-type="string" calcext:value-type="string">
            <text:p>Plate27</text:p>
          </table:table-cell>
          <table:table-cell table:formula="of:=CONCATENATE([.G108];&quot;_&quot;;[.H108]; &quot;.csv&quot;)" office:value-type="string" office:string-value="Sample 15_Plate27.csv" calcext:value-type="string">
            <text:p>Sample 15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43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6</text:p>
          </table:table-cell>
          <table:table-cell office:value-type="string" calcext:value-type="string">
            <text:p>Plate27</text:p>
          </table:table-cell>
          <table:table-cell table:formula="of:=CONCATENATE([.G109];&quot;_&quot;;[.H109]; &quot;.csv&quot;)" office:value-type="string" office:string-value="Sample 16_Plate27.csv" calcext:value-type="string">
            <text:p>Sample 16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0" office:value-type="string" calcext:value-type="string">
            <text:p>20</text:p>
          </table:table-cell>
          <table:table-cell table:style-name="ce280" office:value-type="string" calcext:value-type="string">
            <text:p>20-50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7</text:p>
          </table:table-cell>
          <table:table-cell office:value-type="string" calcext:value-type="string">
            <text:p>Plate27</text:p>
          </table:table-cell>
          <table:table-cell table:formula="of:=CONCATENATE([.G110];&quot;_&quot;;[.H110]; &quot;.csv&quot;)" office:value-type="string" office:string-value="Sample 17_Plate27.csv" calcext:value-type="string">
            <text:p>Sample 17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7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8</text:p>
          </table:table-cell>
          <table:table-cell office:value-type="string" calcext:value-type="string">
            <text:p>Plate27</text:p>
          </table:table-cell>
          <table:table-cell table:formula="of:=CONCATENATE([.G111];&quot;_&quot;;[.H111]; &quot;.csv&quot;)" office:value-type="string" office:string-value="Sample 18_Plate27.csv" calcext:value-type="string">
            <text:p>Sample 18_Plate27.csv</text:p>
          </table:table-cell>
          <table:table-cell table:number-columns-repeated="15"/>
        </table:table-row>
        <table:table-row table:style-name="ro1">
          <table:table-cell table:style-name="ce275" office:value-type="string" calcext:value-type="string">
            <text:p>O. fav</text:p>
          </table:table-cell>
          <table:table-cell table:style-name="ce281" office:value-type="float" office:value="34" calcext:value-type="float">
            <text:p>34</text:p>
          </table:table-cell>
          <table:table-cell table:style-name="ce281" office:value-type="string" calcext:value-type="string">
            <text:p>34-21</text:p>
          </table:table-cell>
          <table:table-cell table:style-name="ce290" office:value-type="string" calcext:value-type="string">
            <text:p>NP</text:p>
          </table:table-cell>
          <table:table-cell table:style-name="ce297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19</text:p>
          </table:table-cell>
          <table:table-cell office:value-type="string" calcext:value-type="string">
            <text:p>Plate27</text:p>
          </table:table-cell>
          <table:table-cell table:formula="of:=CONCATENATE([.G112];&quot;_&quot;;[.H112]; &quot;.csv&quot;)" office:value-type="string" office:string-value="Sample 19_Plate27.csv" calcext:value-type="string">
            <text:p>Sample 19_Plate27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32</text:p>
          </table:table-cell>
          <table:table-cell table:style-name="ce291" office:value-type="string" calcext:value-type="string">
            <text:p>NP</text:p>
          </table:table-cell>
          <table:table-cell table:style-name="ce298" office:value-type="string" calcext:value-type="string">
            <text:p>R2</text:p>
          </table:table-cell>
          <table:table-cell table:style-name="ce749" office:value-type="string" calcext:value-type="string">
            <text:p>2018/01/26</text:p>
          </table:table-cell>
          <table:table-cell table:style-name="ce721" office:value-type="string" calcext:value-type="string">
            <text:p>Sample 20</text:p>
          </table:table-cell>
          <table:table-cell office:value-type="string" calcext:value-type="string">
            <text:p>Plate27</text:p>
          </table:table-cell>
          <table:table-cell table:formula="of:=CONCATENATE([.G113];&quot;_&quot;;[.H113]; &quot;.csv&quot;)" office:value-type="string" office:string-value="Sample 20_Plate27.csv" calcext:value-type="string">
            <text:p>Sample 20_Plate27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32</text:p>
          </table:table-cell>
          <table:table-cell table:style-name="ce291" office:value-type="string" calcext:value-type="string">
            <text:p>NP</text:p>
          </table:table-cell>
          <table:table-cell table:style-name="ce298" office:value-type="string" calcext:value-type="string">
            <text:p>R2</text:p>
          </table:table-cell>
          <table:table-cell table:style-name="ce751" office:value-type="date" office:date-value="2018-02-23" calcext:value-type="date">
            <text:p>2018-02-23</text:p>
          </table:table-cell>
          <table:table-cell table:style-name="ce721" office:value-type="string" calcext:value-type="string">
            <text:p>Sample 21</text:p>
          </table:table-cell>
          <table:table-cell office:value-type="string" calcext:value-type="string">
            <text:p>Plate27</text:p>
          </table:table-cell>
          <table:table-cell table:formula="of:=CONCATENATE([.G114];&quot;_&quot;;[.H114]; &quot;.csv&quot;)" office:value-type="string" office:string-value="Sample 21_Plate27.csv" calcext:value-type="string">
            <text:p>Sample 21_Plate27.csv</text:p>
          </table:table-cell>
          <table:table-cell table:number-columns-repeated="15"/>
        </table:table-row>
        <table:table-row table:style-name="ro1">
          <table:table-cell table:style-name="ce276" office:value-type="string" calcext:value-type="string">
            <text:p>O. fav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string" calcext:value-type="string">
            <text:p>34-32</text:p>
          </table:table-cell>
          <table:table-cell table:style-name="ce291" office:value-type="string" calcext:value-type="string">
            <text:p>NP</text:p>
          </table:table-cell>
          <table:table-cell table:style-name="ce298" office:value-type="string" calcext:value-type="string">
            <text:p>R2</text:p>
          </table:table-cell>
          <table:table-cell table:style-name="ce319" office:value-type="string" calcext:value-type="string">
            <text:p>2018-03-06</text:p>
          </table:table-cell>
          <table:table-cell table:style-name="ce721" office:value-type="string" calcext:value-type="string">
            <text:p>Sample 22</text:p>
          </table:table-cell>
          <table:table-cell office:value-type="string" calcext:value-type="string">
            <text:p>Plate27</text:p>
          </table:table-cell>
          <table:table-cell table:formula="of:=CONCATENATE([.G115];&quot;_&quot;;[.H115]; &quot;.csv&quot;)" office:value-type="string" office:string-value="Sample 22_Plate27.csv" calcext:value-type="string">
            <text:p>Sample 22_Plate27.csv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Default"/>
          <table:table-cell table:number-columns-repeated="17"/>
        </table:table-row>
        <table:table-row table:style-name="ro1" table:number-rows-repeated="104845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Feb_Mar" table:style-name="ta1">
        <table:table-column table:style-name="co12" table:number-columns-repeated="6" table:default-cell-style-name="Default"/>
        <table:table-column table:style-name="co12" table:default-cell-style-name="ce839"/>
        <table:table-column table:style-name="co12" table:default-cell-style-name="Default"/>
        <table:table-column table:style-name="co82" table:default-cell-style-name="Default"/>
        <table:table-column table:style-name="co12" table:default-cell-style-name="Default"/>
        <table:table-column table:style-name="co9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85" table:default-cell-style-name="Default"/>
        <table:table-column table:style-name="co55" table:default-cell-style-name="Default"/>
        <table:table-column table:style-name="co85" table:default-cell-style-name="Default"/>
        <table:table-column table:style-name="co55" table:default-cell-style-name="Default"/>
        <table:table-column table:style-name="co85" table:default-cell-style-name="Default"/>
        <table:table-column table:style-name="co55" table:default-cell-style-name="Default"/>
        <table:table-column table:style-name="co91" table:default-cell-style-name="Default"/>
        <table:table-column table:style-name="co55" table:default-cell-style-name="Default"/>
        <table:table-column table:style-name="co91" table:default-cell-style-name="Default"/>
        <table:table-column table:style-name="co58" table:default-cell-style-name="Default"/>
        <table:table-column table:style-name="co66" table:default-cell-style-name="Default"/>
        <table:table-row table:style-name="ro1">
          <table:table-cell table:style-name="ce338" office:value-type="string" calcext:value-type="string">
            <text:p>Spp</text:p>
          </table:table-cell>
          <table:table-cell table:style-name="ce343" office:value-type="string" calcext:value-type="string">
            <text:p>Colony</text:p>
          </table:table-cell>
          <table:table-cell table:style-name="ce343" office:value-type="string" calcext:value-type="string">
            <text:p>Core</text:p>
          </table:table-cell>
          <table:table-cell table:style-name="ce343" office:value-type="string" calcext:value-type="string">
            <text:p>Treat</text:p>
          </table:table-cell>
          <table:table-cell table:style-name="ce357" office:value-type="string" calcext:value-type="string">
            <text:p>Rep</text:p>
          </table:table-cell>
          <table:table-cell table:style-name="ce863" office:value-type="string" calcext:value-type="string">
            <text:p>Samples T=17</text:p>
          </table:table-cell>
          <table:table-cell table:style-name="ce868" office:value-type="string" calcext:value-type="string">
            <text:p>Sample </text:p>
          </table:table-cell>
          <table:table-cell table:style-name="ce382" office:value-type="string" calcext:value-type="string">
            <text:p>Plate</text:p>
          </table:table-cell>
          <table:table-cell office:value-type="string" calcext:value-type="string">
            <text:p>Sample.Plate</text:p>
          </table:table-cell>
          <table:table-cell/>
          <table:table-cell table:style-name="ce705" office:value-type="string" calcext:value-type="string">
            <text:p>Ofav</text:p>
          </table:table-cell>
          <table:table-cell table:style-name="ce712"/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62" office:value-type="string" calcext:value-type="string">
            <text:p>CD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83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</text:p>
          </table:table-cell>
          <table:table-cell office:value-type="string" calcext:value-type="string">
            <text:p>Plate28</text:p>
          </table:table-cell>
          <table:table-cell table:formula="of:=CONCATENATE([.G2];&quot;_&quot;;[.H2]; &quot;.csv&quot;)" office:value-type="string" office:string-value="Sample 1_Plate28.csv" calcext:value-type="string">
            <text:p>Sample 1_Plate28.csv</text:p>
          </table:table-cell>
          <table:table-cell/>
          <table:table-cell table:style-name="ce706" table:formula="of:=[.H2]" office:value-type="string" office:string-value="Plate28" calcext:value-type="string">
            <text:p>Plate28</text:p>
          </table:table-cell>
          <table:table-cell table:style-name="ce713"/>
          <table:table-cell table:style-name="ce716" office:value-type="float" office:value="1" calcext:value-type="float">
            <text:p>1</text:p>
          </table:table-cell>
          <table:table-cell table:style-name="ce716" office:value-type="float" office:value="2" calcext:value-type="float">
            <text:p>2</text:p>
          </table:table-cell>
          <table:table-cell table:style-name="ce716" office:value-type="float" office:value="3" calcext:value-type="float">
            <text:p>3</text:p>
          </table:table-cell>
          <table:table-cell table:style-name="ce716" office:value-type="float" office:value="4" calcext:value-type="float">
            <text:p>4</text:p>
          </table:table-cell>
          <table:table-cell table:style-name="ce716" office:value-type="float" office:value="5" calcext:value-type="float">
            <text:p>5</text:p>
          </table:table-cell>
          <table:table-cell table:style-name="ce716" office:value-type="float" office:value="6" calcext:value-type="float">
            <text:p>6</text:p>
          </table:table-cell>
          <table:table-cell table:style-name="ce716" office:value-type="float" office:value="7" calcext:value-type="float">
            <text:p>7</text:p>
          </table:table-cell>
          <table:table-cell table:style-name="ce716" office:value-type="float" office:value="8" calcext:value-type="float">
            <text:p>8</text:p>
          </table:table-cell>
          <table:table-cell table:style-name="ce716" office:value-type="float" office:value="9" calcext:value-type="float">
            <text:p>9</text:p>
          </table:table-cell>
          <table:table-cell table:style-name="ce716" office:value-type="float" office:value="10" calcext:value-type="float">
            <text:p>10</text:p>
          </table:table-cell>
          <table:table-cell table:style-name="ce716" office:value-type="float" office:value="11" calcext:value-type="float">
            <text:p>11</text:p>
          </table:table-cell>
          <table:table-cell table:style-name="ce760" office:value-type="float" office:value="12" calcext:value-type="float">
            <text:p>12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12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2</text:p>
          </table:table-cell>
          <table:table-cell office:value-type="string" calcext:value-type="string">
            <text:p>Plate28</text:p>
          </table:table-cell>
          <table:table-cell table:formula="of:=CONCATENATE([.G3];&quot;_&quot;;[.H3]; &quot;.csv&quot;)" office:value-type="string" office:string-value="Sample 2_Plate28.csv" calcext:value-type="string">
            <text:p>Sample 2_Plate28.csv</text:p>
          </table:table-cell>
          <table:table-cell/>
          <table:table-cell table:style-name="ce706"/>
          <table:table-cell table:style-name="ce713" office:value-type="string" calcext:value-type="string">
            <text:p>A</text:p>
          </table:table-cell>
          <table:table-cell table:style-name="ce727" office:value-type="string" calcext:value-type="string">
            <text:p>NTC</text:p>
          </table:table-cell>
          <table:table-cell table:style-name="ce729" office:value-type="string" calcext:value-type="string">
            <text:p>+</text:p>
          </table:table-cell>
          <table:table-cell table:style-name="ce782" table:formula="of:=[.C8]" office:value-type="string" office:string-value="6-9" calcext:value-type="string">
            <text:p>6-9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6]" office:value-type="string" office:string-value="20-30" calcext:value-type="string">
            <text:p>20-30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9" office:value-type="string" calcext:value-type="string">
            <text:p>+</text:p>
          </table:table-cell>
          <table:table-cell table:style-name="ce727" office:value-type="string" calcext:value-type="string">
            <text:p>NTC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19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3</text:p>
          </table:table-cell>
          <table:table-cell office:value-type="string" calcext:value-type="string">
            <text:p>Plate28</text:p>
          </table:table-cell>
          <table:table-cell table:formula="of:=CONCATENATE([.G4];&quot;_&quot;;[.H4]; &quot;.csv&quot;)" office:value-type="string" office:string-value="Sample 3_Plate28.csv" calcext:value-type="string">
            <text:p>Sample 3_Plate28.csv</text:p>
          </table:table-cell>
          <table:table-cell/>
          <table:table-cell table:style-name="ce707"/>
          <table:table-cell table:style-name="ce713" office:value-type="string" calcext:value-type="string">
            <text:p>B</text:p>
          </table:table-cell>
          <table:table-cell table:style-name="ce764" table:formula="of:=[.C2]" office:value-type="string" office:string-value="6-83" calcext:value-type="string">
            <text:p>6-83</text:p>
          </table:table-cell>
          <table:table-cell table:style-name="ce864" office:value-type="string" calcext:value-type="string">
            <text:p>Feb</text:p>
          </table:table-cell>
          <table:table-cell table:style-name="ce765" table:number-columns-repeated="2"/>
          <table:table-cell table:style-name="ce728" table:formula="of:=[.C9]" office:value-type="string" office:string-value="6-96" calcext:value-type="string">
            <text:p>6-96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7]" office:value-type="string" office:string-value="34-20" calcext:value-type="string">
            <text:p>34-20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30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4</text:p>
          </table:table-cell>
          <table:table-cell office:value-type="string" calcext:value-type="string">
            <text:p>Plate28</text:p>
          </table:table-cell>
          <table:table-cell table:formula="of:=CONCATENATE([.G5];&quot;_&quot;;[.H5]; &quot;.csv&quot;)" office:value-type="string" office:string-value="Sample 4_Plate28.csv" calcext:value-type="string">
            <text:p>Sample 4_Plate28.csv</text:p>
          </table:table-cell>
          <table:table-cell/>
          <table:table-cell table:style-name="ce708" office:value-type="string" calcext:value-type="string">
            <text:p>SYBR-SC</text:p>
          </table:table-cell>
          <table:table-cell table:style-name="ce713" office:value-type="string" calcext:value-type="string">
            <text:p>C</text:p>
          </table:table-cell>
          <table:table-cell table:style-name="ce764" table:formula="of:=[.C3]" office:value-type="string" office:string-value="6-112" calcext:value-type="string">
            <text:p>6-112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0]" office:value-type="string" office:string-value="20-2" calcext:value-type="string">
            <text:p>20-2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8]" office:value-type="string" office:string-value="34-49" calcext:value-type="string">
            <text:p>34-49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0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5</text:p>
          </table:table-cell>
          <table:table-cell office:value-type="string" calcext:value-type="string">
            <text:p>Plate28</text:p>
          </table:table-cell>
          <table:table-cell table:formula="of:=CONCATENATE([.G6];&quot;_&quot;;[.H6]; &quot;.csv&quot;)" office:value-type="string" office:string-value="Sample 5_Plate28.csv" calcext:value-type="string">
            <text:p>Sample 5_Plate28.csv</text:p>
          </table:table-cell>
          <table:table-cell/>
          <table:table-cell table:style-name="ce709" office:value-type="string" calcext:value-type="string">
            <text:p>EMM-Actin</text:p>
          </table:table-cell>
          <table:table-cell table:style-name="ce713" office:value-type="string" calcext:value-type="string">
            <text:p>D</text:p>
          </table:table-cell>
          <table:table-cell table:style-name="ce764" table:formula="of:=[.C4]" office:value-type="string" office:string-value="20-19" calcext:value-type="string">
            <text:p>20-19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1]" office:value-type="string" office:string-value="20-46" calcext:value-type="string">
            <text:p>20-46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9]" office:value-type="string" office:string-value="6-9" calcext:value-type="string">
            <text:p>6-9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49</text:p>
          </table:table-cell>
          <table:table-cell table:style-name="ce350" office:value-type="string" calcext:value-type="string">
            <text:p>Control</text:p>
          </table:table-cell>
          <table:table-cell table:style-name="ce360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6</text:p>
          </table:table-cell>
          <table:table-cell office:value-type="string" calcext:value-type="string">
            <text:p>Plate28</text:p>
          </table:table-cell>
          <table:table-cell table:formula="of:=CONCATENATE([.G7];&quot;_&quot;;[.H7]; &quot;.csv&quot;)" office:value-type="string" office:string-value="Sample 6_Plate28.csv" calcext:value-type="string">
            <text:p>Sample 6_Plate28.csv</text:p>
          </table:table-cell>
          <table:table-cell/>
          <table:table-cell table:style-name="ce710"/>
          <table:table-cell table:style-name="ce713" office:value-type="string" calcext:value-type="string">
            <text:p>E</text:p>
          </table:table-cell>
          <table:table-cell table:style-name="ce764" table:formula="of:=[.C5]" office:value-type="string" office:string-value="20-30" calcext:value-type="string">
            <text:p>20-30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2]" office:value-type="string" office:string-value="34-44" calcext:value-type="string">
            <text:p>34-44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20]" office:value-type="string" office:string-value="6-96" calcext:value-type="string">
            <text:p>6-96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39" office:value-type="string" calcext:value-type="string">
            <text:p>O. fav</text:p>
          </table:table-cell>
          <table:table-cell table:style-name="ce344" office:value-type="string" calcext:value-type="string">
            <text:p>6</text:p>
          </table:table-cell>
          <table:table-cell table:style-name="ce344" office:value-type="string" calcext:value-type="string">
            <text:p>6-9</text:p>
          </table:table-cell>
          <table:table-cell table:style-name="ce351" office:value-type="string" calcext:value-type="string">
            <text:p>N</text:p>
          </table:table-cell>
          <table:table-cell table:style-name="ce358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7</text:p>
          </table:table-cell>
          <table:table-cell office:value-type="string" calcext:value-type="string">
            <text:p>Plate28</text:p>
          </table:table-cell>
          <table:table-cell table:formula="of:=CONCATENATE([.G8];&quot;_&quot;;[.H8]; &quot;.csv&quot;)" office:value-type="string" office:string-value="Sample 7_Plate28.csv" calcext:value-type="string">
            <text:p>Sample 7_Plate28.csv</text:p>
          </table:table-cell>
          <table:table-cell/>
          <table:table-cell table:style-name="ce706" office:value-type="string" calcext:value-type="string">
            <text:p>CD</text:p>
          </table:table-cell>
          <table:table-cell table:style-name="ce713" office:value-type="string" calcext:value-type="string">
            <text:p>F</text:p>
          </table:table-cell>
          <table:table-cell table:style-name="ce764" table:formula="of:=[.C6]" office:value-type="string" office:string-value="34-20" calcext:value-type="string">
            <text:p>34-20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3]" office:value-type="string" office:string-value="6-83" calcext:value-type="string">
            <text:p>6-83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8" table:formula="of:=[.C21]" office:value-type="string" office:string-value="20-2" calcext:value-type="string">
            <text:p>20-2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96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8</text:p>
          </table:table-cell>
          <table:table-cell office:value-type="string" calcext:value-type="string">
            <text:p>Plate28</text:p>
          </table:table-cell>
          <table:table-cell table:formula="of:=CONCATENATE([.G9];&quot;_&quot;;[.H9]; &quot;.csv&quot;)" office:value-type="string" office:string-value="Sample 8_Plate28.csv" calcext:value-type="string">
            <text:p>Sample 8_Plate28.csv</text:p>
          </table:table-cell>
          <table:table-cell/>
          <table:table-cell table:style-name="ce706"/>
          <table:table-cell table:style-name="ce713" office:value-type="string" calcext:value-type="string">
            <text:p>G</text:p>
          </table:table-cell>
          <table:table-cell table:style-name="ce764" table:formula="of:=[.C7]" office:value-type="string" office:string-value="34-49" calcext:value-type="string">
            <text:p>34-49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14]" office:value-type="string" office:string-value="6-112" calcext:value-type="string">
            <text:p>6-112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8" table:formula="of:=[.C22]" office:value-type="string" office:string-value="20-46" calcext:value-type="string">
            <text:p>20-46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2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9</text:p>
          </table:table-cell>
          <table:table-cell office:value-type="string" calcext:value-type="string">
            <text:p>Plate28</text:p>
          </table:table-cell>
          <table:table-cell table:formula="of:=CONCATENATE([.G10];&quot;_&quot;;[.H10]; &quot;.csv&quot;)" office:value-type="string" office:string-value="Sample 9_Plate28.csv" calcext:value-type="string">
            <text:p>Sample 9_Plate28.csv</text:p>
          </table:table-cell>
          <table:table-cell/>
          <table:table-cell table:style-name="ce711"/>
          <table:table-cell table:style-name="ce714" office:value-type="string" calcext:value-type="string">
            <text:p>H</text:p>
          </table:table-cell>
          <table:table-cell table:style-name="ce727" office:value-type="string" calcext:value-type="string">
            <text:p>NTC</text:p>
          </table:table-cell>
          <table:table-cell table:style-name="ce729" office:value-type="string" calcext:value-type="string">
            <text:p>+</text:p>
          </table:table-cell>
          <table:table-cell table:style-name="ce767" table:formula="of:=[.C15]" office:value-type="string" office:string-value="20-19" calcext:value-type="string">
            <text:p>20-19</text:p>
          </table:table-cell>
          <table:table-cell table:style-name="ce394" office:value-type="string" calcext:value-type="string">
            <text:p>Mar</text:p>
          </table:table-cell>
          <table:table-cell table:style-name="ce728"/>
          <table:table-cell table:style-name="ce740"/>
          <table:table-cell table:style-name="ce770" table:formula="of:=[.C23]" office:value-type="string" office:string-value="34-44" calcext:value-type="string">
            <text:p>34-44</text:p>
          </table:table-cell>
          <table:table-cell table:style-name="ce394" office:value-type="string" calcext:value-type="string">
            <text:p>Mar</text:p>
          </table:table-cell>
          <table:table-cell table:style-name="ce728"/>
          <table:table-cell table:style-name="ce772"/>
          <table:table-cell table:style-name="ce729" office:value-type="string" calcext:value-type="string">
            <text:p>+</text:p>
          </table:table-cell>
          <table:table-cell table:style-name="ce727" office:value-type="string" calcext:value-type="string">
            <text:p>NTC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46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0</text:p>
          </table:table-cell>
          <table:table-cell office:value-type="string" calcext:value-type="string">
            <text:p>Plate28</text:p>
          </table:table-cell>
          <table:table-cell table:formula="of:=CONCATENATE([.G11];&quot;_&quot;;[.H11]; &quot;.csv&quot;)" office:value-type="string" office:string-value="Sample 10_Plate28.csv" calcext:value-type="string">
            <text:p>Sample 10_Plate28.csv</text:p>
          </table:table-cell>
          <table:table-cell table:number-columns-repeated="1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44</text:p>
          </table:table-cell>
          <table:table-cell table:style-name="ce353" office:value-type="string" calcext:value-type="string">
            <text:p>N</text:p>
          </table:table-cell>
          <table:table-cell table:style-name="ce360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1</text:p>
          </table:table-cell>
          <table:table-cell office:value-type="string" calcext:value-type="string">
            <text:p>Plate28</text:p>
          </table:table-cell>
          <table:table-cell table:formula="of:=CONCATENATE([.G12];&quot;_&quot;;[.H12]; &quot;.csv&quot;)" office:value-type="string" office:string-value="Sample 11_Plate28.csv" calcext:value-type="string">
            <text:p>Sample 11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83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383" office:value-type="string" calcext:value-type="string">
            <text:p>2018-03-0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28</text:p>
          </table:table-cell>
          <table:table-cell table:formula="of:=CONCATENATE([.G13];&quot;_&quot;;[.H13]; &quot;.csv&quot;)" office:value-type="string" office:string-value="Sample 12_Plate28.csv" calcext:value-type="string">
            <text:p>Sample 12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12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28</text:p>
          </table:table-cell>
          <table:table-cell table:formula="of:=CONCATENATE([.G14];&quot;_&quot;;[.H14]; &quot;.csv&quot;)" office:value-type="string" office:string-value="Sample 13_Plate28.csv" calcext:value-type="string">
            <text:p>Sample 13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19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28</text:p>
          </table:table-cell>
          <table:table-cell table:formula="of:=CONCATENATE([.G15];&quot;_&quot;;[.H15]; &quot;.csv&quot;)" office:value-type="string" office:string-value="Sample 14_Plate28.csv" calcext:value-type="string">
            <text:p>Sample 14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30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28</text:p>
          </table:table-cell>
          <table:table-cell table:formula="of:=CONCATENATE([.G16];&quot;_&quot;;[.H16]; &quot;.csv&quot;)" office:value-type="string" office:string-value="Sample 15_Plate28.csv" calcext:value-type="string">
            <text:p>Sample 15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0</text:p>
          </table:table-cell>
          <table:table-cell table:style-name="ce349" office:value-type="string" calcext:value-type="string">
            <text:p>Control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28</text:p>
          </table:table-cell>
          <table:table-cell table:formula="of:=CONCATENATE([.G17];&quot;_&quot;;[.H17]; &quot;.csv&quot;)" office:value-type="string" office:string-value="Sample 16_Plate28.csv" calcext:value-type="string">
            <text:p>Sample 16_Plate28.csv</text:p>
          </table:table-cell>
          <table:table-cell table:number-columns-repeated="1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49</text:p>
          </table:table-cell>
          <table:table-cell table:style-name="ce350" office:value-type="string" calcext:value-type="string">
            <text:p>Control</text:p>
          </table:table-cell>
          <table:table-cell table:style-name="ce360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28</text:p>
          </table:table-cell>
          <table:table-cell table:formula="of:=CONCATENATE([.G18];&quot;_&quot;;[.H18]; &quot;.csv&quot;)" office:value-type="string" office:string-value="Sample 17_Plate28.csv" calcext:value-type="string">
            <text:p>Sample 17_Plate28.csv</text:p>
          </table:table-cell>
          <table:table-cell table:number-columns-repeated="15"/>
        </table:table-row>
        <table:table-row table:style-name="ro1">
          <table:table-cell table:style-name="ce339" office:value-type="string" calcext:value-type="string">
            <text:p>O. fav</text:p>
          </table:table-cell>
          <table:table-cell table:style-name="ce344" office:value-type="string" calcext:value-type="string">
            <text:p>6</text:p>
          </table:table-cell>
          <table:table-cell table:style-name="ce344" office:value-type="string" calcext:value-type="string">
            <text:p>6-9</text:p>
          </table:table-cell>
          <table:table-cell table:style-name="ce351" office:value-type="string" calcext:value-type="string">
            <text:p>N</text:p>
          </table:table-cell>
          <table:table-cell table:style-name="ce358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28</text:p>
          </table:table-cell>
          <table:table-cell table:formula="of:=CONCATENATE([.G19];&quot;_&quot;;[.H19]; &quot;.csv&quot;)" office:value-type="string" office:string-value="Sample 18_Plate28.csv" calcext:value-type="string">
            <text:p>Sample 18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96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28</text:p>
          </table:table-cell>
          <table:table-cell table:formula="of:=CONCATENATE([.G20];&quot;_&quot;;[.H20]; &quot;.csv&quot;)" office:value-type="string" office:string-value="Sample 19_Plate28.csv" calcext:value-type="string">
            <text:p>Sample 19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2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28</text:p>
          </table:table-cell>
          <table:table-cell table:formula="of:=CONCATENATE([.G21];&quot;_&quot;;[.H21]; &quot;.csv&quot;)" office:value-type="string" office:string-value="Sample 20_Plate28.csv" calcext:value-type="string">
            <text:p>Sample 20_Plate28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46</text:p>
          </table:table-cell>
          <table:table-cell table:style-name="ce352" office:value-type="string" calcext:value-type="string">
            <text:p>N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28</text:p>
          </table:table-cell>
          <table:table-cell table:formula="of:=CONCATENATE([.G22];&quot;_&quot;;[.H22]; &quot;.csv&quot;)" office:value-type="string" office:string-value="Sample 21_Plate28.csv" calcext:value-type="string">
            <text:p>Sample 21_Plate28.csv</text:p>
          </table:table-cell>
          <table:table-cell table:number-columns-repeated="1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44</text:p>
          </table:table-cell>
          <table:table-cell table:style-name="ce353" office:value-type="string" calcext:value-type="string">
            <text:p>N</text:p>
          </table:table-cell>
          <table:table-cell table:style-name="ce360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28</text:p>
          </table:table-cell>
          <table:table-cell table:formula="of:=CONCATENATE([.G23];&quot;_&quot;;[.H23]; &quot;.csv&quot;)" office:value-type="string" office:string-value="Sample 22_Plate28.csv" calcext:value-type="string">
            <text:p>Sample 22_Plate28.csv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869"/>
          <table:table-cell table:number-columns-repeated="3"/>
          <table:table-cell table:style-name="ce705" office:value-type="string" calcext:value-type="string">
            <text:p>Ofav</text:p>
          </table:table-cell>
          <table:table-cell table:style-name="ce712"/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62" office:value-type="string" calcext:value-type="string">
            <text:p>CD</text:p>
          </table:table-cell>
        </table:table-row>
        <table:table-row table:style-name="ro1">
          <table:table-cell table:style-name="ce339" office:value-type="string" calcext:value-type="string">
            <text:p>O. fav</text:p>
          </table:table-cell>
          <table:table-cell table:style-name="ce344" office:value-type="string" calcext:value-type="string">
            <text:p>6</text:p>
          </table:table-cell>
          <table:table-cell table:style-name="ce344" office:value-type="string" calcext:value-type="string">
            <text:p>6-61</text:p>
          </table:table-cell>
          <table:table-cell table:style-name="ce354" office:value-type="string" calcext:value-type="string">
            <text:p>NP</text:p>
          </table:table-cell>
          <table:table-cell table:style-name="ce358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</text:p>
          </table:table-cell>
          <table:table-cell office:value-type="string" calcext:value-type="string">
            <text:p>Plate29</text:p>
          </table:table-cell>
          <table:table-cell table:formula="of:=CONCATENATE([.G25];&quot;_&quot;;[.H25]; &quot;.csv&quot;)" office:value-type="string" office:string-value="Sample 1_Plate29.csv" calcext:value-type="string">
            <text:p>Sample 1_Plate29.csv</text:p>
          </table:table-cell>
          <table:table-cell/>
          <table:table-cell table:style-name="ce706" table:formula="of:=[.H25]" office:value-type="string" office:string-value="Plate29" calcext:value-type="string">
            <text:p>Plate29</text:p>
          </table:table-cell>
          <table:table-cell table:style-name="ce713"/>
          <table:table-cell table:style-name="ce716" office:value-type="float" office:value="1" calcext:value-type="float">
            <text:p>1</text:p>
          </table:table-cell>
          <table:table-cell table:style-name="ce716" office:value-type="float" office:value="2" calcext:value-type="float">
            <text:p>2</text:p>
          </table:table-cell>
          <table:table-cell table:style-name="ce716" office:value-type="float" office:value="3" calcext:value-type="float">
            <text:p>3</text:p>
          </table:table-cell>
          <table:table-cell table:style-name="ce716" office:value-type="float" office:value="4" calcext:value-type="float">
            <text:p>4</text:p>
          </table:table-cell>
          <table:table-cell table:style-name="ce716" office:value-type="float" office:value="5" calcext:value-type="float">
            <text:p>5</text:p>
          </table:table-cell>
          <table:table-cell table:style-name="ce716" office:value-type="float" office:value="6" calcext:value-type="float">
            <text:p>6</text:p>
          </table:table-cell>
          <table:table-cell table:style-name="ce716" office:value-type="float" office:value="7" calcext:value-type="float">
            <text:p>7</text:p>
          </table:table-cell>
          <table:table-cell table:style-name="ce716" office:value-type="float" office:value="8" calcext:value-type="float">
            <text:p>8</text:p>
          </table:table-cell>
          <table:table-cell table:style-name="ce716" office:value-type="float" office:value="9" calcext:value-type="float">
            <text:p>9</text:p>
          </table:table-cell>
          <table:table-cell table:style-name="ce716" office:value-type="float" office:value="10" calcext:value-type="float">
            <text:p>10</text:p>
          </table:table-cell>
          <table:table-cell table:style-name="ce716" office:value-type="float" office:value="11" calcext:value-type="float">
            <text:p>11</text:p>
          </table:table-cell>
          <table:table-cell table:style-name="ce760" office:value-type="float" office:value="12" calcext:value-type="float">
            <text:p>12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15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2</text:p>
          </table:table-cell>
          <table:table-cell office:value-type="string" calcext:value-type="string">
            <text:p>Plate29</text:p>
          </table:table-cell>
          <table:table-cell table:formula="of:=CONCATENATE([.G26];&quot;_&quot;;[.H26]; &quot;.csv&quot;)" office:value-type="string" office:string-value="Sample 2_Plate29.csv" calcext:value-type="string">
            <text:p>Sample 2_Plate29.csv</text:p>
          </table:table-cell>
          <table:table-cell/>
          <table:table-cell table:style-name="ce706"/>
          <table:table-cell table:style-name="ce713" office:value-type="string" calcext:value-type="string">
            <text:p>A</text:p>
          </table:table-cell>
          <table:table-cell table:style-name="ce727" office:value-type="string" calcext:value-type="string">
            <text:p>NTC</text:p>
          </table:table-cell>
          <table:table-cell table:style-name="ce729" office:value-type="string" calcext:value-type="string">
            <text:p>+</text:p>
          </table:table-cell>
          <table:table-cell table:style-name="ce782" table:formula="of:=[.C31]" office:value-type="string" office:string-value="6-85" calcext:value-type="string">
            <text:p>6-85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39]" office:value-type="string" office:string-value="20-34" calcext:value-type="string">
            <text:p>20-34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9" office:value-type="string" calcext:value-type="string">
            <text:p>+</text:p>
          </table:table-cell>
          <table:table-cell table:style-name="ce727" office:value-type="string" calcext:value-type="string">
            <text:p>NTC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17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3</text:p>
          </table:table-cell>
          <table:table-cell office:value-type="string" calcext:value-type="string">
            <text:p>Plate29</text:p>
          </table:table-cell>
          <table:table-cell table:formula="of:=CONCATENATE([.G27];&quot;_&quot;;[.H27]; &quot;.csv&quot;)" office:value-type="string" office:string-value="Sample 3_Plate29.csv" calcext:value-type="string">
            <text:p>Sample 3_Plate29.csv</text:p>
          </table:table-cell>
          <table:table-cell/>
          <table:table-cell table:style-name="ce707"/>
          <table:table-cell table:style-name="ce713" office:value-type="string" calcext:value-type="string">
            <text:p>B</text:p>
          </table:table-cell>
          <table:table-cell table:style-name="ce764" table:formula="of:=[.C25]" office:value-type="string" office:string-value="6-61" calcext:value-type="string">
            <text:p>6-61</text:p>
          </table:table-cell>
          <table:table-cell table:style-name="ce864" office:value-type="string" calcext:value-type="string">
            <text:p>Feb</text:p>
          </table:table-cell>
          <table:table-cell table:style-name="ce765" table:number-columns-repeated="2"/>
          <table:table-cell table:style-name="ce728" table:formula="of:=[.C32]" office:value-type="string" office:string-value="6-116" calcext:value-type="string">
            <text:p>6-116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40]" office:value-type="string" office:string-value="34-9" calcext:value-type="string">
            <text:p>34-9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34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4</text:p>
          </table:table-cell>
          <table:table-cell office:value-type="string" calcext:value-type="string">
            <text:p>Plate29</text:p>
          </table:table-cell>
          <table:table-cell table:formula="of:=CONCATENATE([.G28];&quot;_&quot;;[.H28]; &quot;.csv&quot;)" office:value-type="string" office:string-value="Sample 4_Plate29.csv" calcext:value-type="string">
            <text:p>Sample 4_Plate29.csv</text:p>
          </table:table-cell>
          <table:table-cell/>
          <table:table-cell table:style-name="ce708" office:value-type="string" calcext:value-type="string">
            <text:p>SYBR-SC</text:p>
          </table:table-cell>
          <table:table-cell table:style-name="ce713" office:value-type="string" calcext:value-type="string">
            <text:p>C</text:p>
          </table:table-cell>
          <table:table-cell table:style-name="ce764" table:formula="of:=[.C26]" office:value-type="string" office:string-value="6-115" calcext:value-type="string">
            <text:p>6-115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33]" office:value-type="string" office:string-value="20-3" calcext:value-type="string">
            <text:p>20-3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41]" office:value-type="string" office:string-value="34-22" calcext:value-type="string">
            <text:p>34-22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9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5</text:p>
          </table:table-cell>
          <table:table-cell office:value-type="string" calcext:value-type="string">
            <text:p>Plate29</text:p>
          </table:table-cell>
          <table:table-cell table:formula="of:=CONCATENATE([.G29];&quot;_&quot;;[.H29]; &quot;.csv&quot;)" office:value-type="string" office:string-value="Sample 5_Plate29.csv" calcext:value-type="string">
            <text:p>Sample 5_Plate29.csv</text:p>
          </table:table-cell>
          <table:table-cell/>
          <table:table-cell table:style-name="ce709" office:value-type="string" calcext:value-type="string">
            <text:p>EMM-Actin</text:p>
          </table:table-cell>
          <table:table-cell table:style-name="ce713" office:value-type="string" calcext:value-type="string">
            <text:p>D</text:p>
          </table:table-cell>
          <table:table-cell table:style-name="ce764" table:formula="of:=[.C27]" office:value-type="string" office:string-value="20-17" calcext:value-type="string">
            <text:p>20-17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34]" office:value-type="string" office:string-value="20-4" calcext:value-type="string">
            <text:p>20-4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42]" office:value-type="string" office:string-value="6-85" calcext:value-type="string">
            <text:p>6-85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22</text:p>
          </table:table-cell>
          <table:table-cell table:style-name="ce356" office:value-type="string" calcext:value-type="string">
            <text:p>NP</text:p>
          </table:table-cell>
          <table:table-cell table:style-name="ce360" office:value-type="string" calcext:value-type="string">
            <text:p>R1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6</text:p>
          </table:table-cell>
          <table:table-cell office:value-type="string" calcext:value-type="string">
            <text:p>Plate29</text:p>
          </table:table-cell>
          <table:table-cell table:formula="of:=CONCATENATE([.G30];&quot;_&quot;;[.H30]; &quot;.csv&quot;)" office:value-type="string" office:string-value="Sample 6_Plate29.csv" calcext:value-type="string">
            <text:p>Sample 6_Plate29.csv</text:p>
          </table:table-cell>
          <table:table-cell/>
          <table:table-cell table:style-name="ce710"/>
          <table:table-cell table:style-name="ce713" office:value-type="string" calcext:value-type="string">
            <text:p>E</text:p>
          </table:table-cell>
          <table:table-cell table:style-name="ce764" table:formula="of:=[.C28]" office:value-type="string" office:string-value="20-34" calcext:value-type="string">
            <text:p>20-34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35]" office:value-type="string" office:string-value="34-8" calcext:value-type="string">
            <text:p>34-8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43]" office:value-type="string" office:string-value="6-116" calcext:value-type="string">
            <text:p>6-116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85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7</text:p>
          </table:table-cell>
          <table:table-cell office:value-type="string" calcext:value-type="string">
            <text:p>Plate29</text:p>
          </table:table-cell>
          <table:table-cell table:formula="of:=CONCATENATE([.G31];&quot;_&quot;;[.H31]; &quot;.csv&quot;)" office:value-type="string" office:string-value="Sample 7_Plate29.csv" calcext:value-type="string">
            <text:p>Sample 7_Plate29.csv</text:p>
          </table:table-cell>
          <table:table-cell/>
          <table:table-cell table:style-name="ce706" office:value-type="string" calcext:value-type="string">
            <text:p>CD</text:p>
          </table:table-cell>
          <table:table-cell table:style-name="ce713" office:value-type="string" calcext:value-type="string">
            <text:p>F</text:p>
          </table:table-cell>
          <table:table-cell table:style-name="ce764" table:formula="of:=[.C29]" office:value-type="string" office:string-value="34-9" calcext:value-type="string">
            <text:p>34-9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36]" office:value-type="string" office:string-value="6-61" calcext:value-type="string">
            <text:p>6-61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8" table:formula="of:=[.C44]" office:value-type="string" office:string-value="20-3" calcext:value-type="string">
            <text:p>20-3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16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8</text:p>
          </table:table-cell>
          <table:table-cell office:value-type="string" calcext:value-type="string">
            <text:p>Plate29</text:p>
          </table:table-cell>
          <table:table-cell table:formula="of:=CONCATENATE([.G32];&quot;_&quot;;[.H32]; &quot;.csv&quot;)" office:value-type="string" office:string-value="Sample 8_Plate29.csv" calcext:value-type="string">
            <text:p>Sample 8_Plate29.csv</text:p>
          </table:table-cell>
          <table:table-cell/>
          <table:table-cell table:style-name="ce706"/>
          <table:table-cell table:style-name="ce713" office:value-type="string" calcext:value-type="string">
            <text:p>G</text:p>
          </table:table-cell>
          <table:table-cell table:style-name="ce764" table:formula="of:=[.C30]" office:value-type="string" office:string-value="34-22" calcext:value-type="string">
            <text:p>34-22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37]" office:value-type="string" office:string-value="6-115" calcext:value-type="string">
            <text:p>6-115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8" table:formula="of:=[.C45]" office:value-type="string" office:string-value="20-4" calcext:value-type="string">
            <text:p>20-4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3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9</text:p>
          </table:table-cell>
          <table:table-cell office:value-type="string" calcext:value-type="string">
            <text:p>Plate29</text:p>
          </table:table-cell>
          <table:table-cell table:formula="of:=CONCATENATE([.G33];&quot;_&quot;;[.H33]; &quot;.csv&quot;)" office:value-type="string" office:string-value="Sample 9_Plate29.csv" calcext:value-type="string">
            <text:p>Sample 9_Plate29.csv</text:p>
          </table:table-cell>
          <table:table-cell/>
          <table:table-cell table:style-name="ce711"/>
          <table:table-cell table:style-name="ce714" office:value-type="string" calcext:value-type="string">
            <text:p>H</text:p>
          </table:table-cell>
          <table:table-cell table:style-name="ce727" office:value-type="string" calcext:value-type="string">
            <text:p>NTC</text:p>
          </table:table-cell>
          <table:table-cell table:style-name="ce729" office:value-type="string" calcext:value-type="string">
            <text:p>+</text:p>
          </table:table-cell>
          <table:table-cell table:style-name="ce767" table:formula="of:=[.C38]" office:value-type="string" office:string-value="20-17" calcext:value-type="string">
            <text:p>20-17</text:p>
          </table:table-cell>
          <table:table-cell table:style-name="ce394" office:value-type="string" calcext:value-type="string">
            <text:p>Mar</text:p>
          </table:table-cell>
          <table:table-cell table:style-name="ce728"/>
          <table:table-cell table:style-name="ce740"/>
          <table:table-cell table:style-name="ce770" table:formula="of:=[.C46]" office:value-type="string" office:string-value="34-8" calcext:value-type="string">
            <text:p>34-8</text:p>
          </table:table-cell>
          <table:table-cell table:style-name="ce394" office:value-type="string" calcext:value-type="string">
            <text:p>Mar</text:p>
          </table:table-cell>
          <table:table-cell table:style-name="ce728"/>
          <table:table-cell table:style-name="ce772"/>
          <table:table-cell table:style-name="ce729" office:value-type="string" calcext:value-type="string">
            <text:p>+</text:p>
          </table:table-cell>
          <table:table-cell table:style-name="ce727" office:value-type="string" calcext:value-type="string">
            <text:p>NTC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4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0</text:p>
          </table:table-cell>
          <table:table-cell office:value-type="string" calcext:value-type="string">
            <text:p>Plate29</text:p>
          </table:table-cell>
          <table:table-cell table:formula="of:=CONCATENATE([.G34];&quot;_&quot;;[.H34]; &quot;.csv&quot;)" office:value-type="string" office:string-value="Sample 10_Plate29.csv" calcext:value-type="string">
            <text:p>Sample 10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8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1</text:p>
          </table:table-cell>
          <table:table-cell office:value-type="string" calcext:value-type="string">
            <text:p>Plate29</text:p>
          </table:table-cell>
          <table:table-cell table:formula="of:=CONCATENATE([.G35];&quot;_&quot;;[.H35]; &quot;.csv&quot;)" office:value-type="string" office:string-value="Sample 11_Plate29.csv" calcext:value-type="string">
            <text:p>Sample 11_Plate29.csv</text:p>
          </table:table-cell>
          <table:table-cell table:number-columns-repeated="15"/>
        </table:table-row>
        <table:table-row table:style-name="ro1">
          <table:table-cell table:style-name="ce339" office:value-type="string" calcext:value-type="string">
            <text:p>O. fav</text:p>
          </table:table-cell>
          <table:table-cell table:style-name="ce344" office:value-type="string" calcext:value-type="string">
            <text:p>6</text:p>
          </table:table-cell>
          <table:table-cell table:style-name="ce344" office:value-type="string" calcext:value-type="string">
            <text:p>6-61</text:p>
          </table:table-cell>
          <table:table-cell table:style-name="ce354" office:value-type="string" calcext:value-type="string">
            <text:p>NP</text:p>
          </table:table-cell>
          <table:table-cell table:style-name="ce358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29</text:p>
          </table:table-cell>
          <table:table-cell table:formula="of:=CONCATENATE([.G36];&quot;_&quot;;[.H36]; &quot;.csv&quot;)" office:value-type="string" office:string-value="Sample 12_Plate29.csv" calcext:value-type="string">
            <text:p>Sample 12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15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29</text:p>
          </table:table-cell>
          <table:table-cell table:formula="of:=CONCATENATE([.G37];&quot;_&quot;;[.H37]; &quot;.csv&quot;)" office:value-type="string" office:string-value="Sample 13_Plate29.csv" calcext:value-type="string">
            <text:p>Sample 13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17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29</text:p>
          </table:table-cell>
          <table:table-cell table:formula="of:=CONCATENATE([.G38];&quot;_&quot;;[.H38]; &quot;.csv&quot;)" office:value-type="string" office:string-value="Sample 14_Plate29.csv" calcext:value-type="string">
            <text:p>Sample 14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34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29</text:p>
          </table:table-cell>
          <table:table-cell table:formula="of:=CONCATENATE([.G39];&quot;_&quot;;[.H39]; &quot;.csv&quot;)" office:value-type="string" office:string-value="Sample 15_Plate29.csv" calcext:value-type="string">
            <text:p>Sample 15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9</text:p>
          </table:table-cell>
          <table:table-cell table:style-name="ce355" office:value-type="string" calcext:value-type="string">
            <text:p>NP</text:p>
          </table:table-cell>
          <table:table-cell table:style-name="ce359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29</text:p>
          </table:table-cell>
          <table:table-cell table:formula="of:=CONCATENATE([.G40];&quot;_&quot;;[.H40]; &quot;.csv&quot;)" office:value-type="string" office:string-value="Sample 16_Plate29.csv" calcext:value-type="string">
            <text:p>Sample 16_Plate29.csv</text:p>
          </table:table-cell>
          <table:table-cell table:number-columns-repeated="1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22</text:p>
          </table:table-cell>
          <table:table-cell table:style-name="ce356" office:value-type="string" calcext:value-type="string">
            <text:p>NP</text:p>
          </table:table-cell>
          <table:table-cell table:style-name="ce360" office:value-type="string" calcext:value-type="string">
            <text:p>R1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29</text:p>
          </table:table-cell>
          <table:table-cell table:formula="of:=CONCATENATE([.G41];&quot;_&quot;;[.H41]; &quot;.csv&quot;)" office:value-type="string" office:string-value="Sample 17_Plate29.csv" calcext:value-type="string">
            <text:p>Sample 17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85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29</text:p>
          </table:table-cell>
          <table:table-cell table:formula="of:=CONCATENATE([.G42];&quot;_&quot;;[.H42]; &quot;.csv&quot;)" office:value-type="string" office:string-value="Sample 18_Plate29.csv" calcext:value-type="string">
            <text:p>Sample 18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16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29</text:p>
          </table:table-cell>
          <table:table-cell table:formula="of:=CONCATENATE([.G43];&quot;_&quot;;[.H43]; &quot;.csv&quot;)" office:value-type="string" office:string-value="Sample 19_Plate29.csv" calcext:value-type="string">
            <text:p>Sample 19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3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29</text:p>
          </table:table-cell>
          <table:table-cell table:formula="of:=CONCATENATE([.G44];&quot;_&quot;;[.H44]; &quot;.csv&quot;)" office:value-type="string" office:string-value="Sample 20_Plate29.csv" calcext:value-type="string">
            <text:p>Sample 20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4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29</text:p>
          </table:table-cell>
          <table:table-cell table:formula="of:=CONCATENATE([.G45];&quot;_&quot;;[.H45]; &quot;.csv&quot;)" office:value-type="string" office:string-value="Sample 21_Plate29.csv" calcext:value-type="string">
            <text:p>Sample 21_Plate29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8</text:p>
          </table:table-cell>
          <table:table-cell table:style-name="ce349" office:value-type="string" calcext:value-type="string">
            <text:p>Control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29</text:p>
          </table:table-cell>
          <table:table-cell table:formula="of:=CONCATENATE([.G46];&quot;_&quot;;[.H46]; &quot;.csv&quot;)" office:value-type="string" office:string-value="Sample 22_Plate29.csv" calcext:value-type="string">
            <text:p>Sample 22_Plate29.csv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705" office:value-type="string" calcext:value-type="string">
            <text:p>Ofav</text:p>
          </table:table-cell>
          <table:table-cell table:style-name="ce712"/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36" office:value-type="string" calcext:value-type="string">
            <text:p>CD</text:p>
          </table:table-cell>
          <table:table-cell table:style-name="ce720" office:value-type="string" calcext:value-type="string">
            <text:p>Ofav</text:p>
          </table:table-cell>
          <table:table-cell table:style-name="ce762" office:value-type="string" calcext:value-type="string">
            <text:p>CD</text:p>
          </table:table-cell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23</text:p>
          </table:table-cell>
          <table:table-cell table:style-name="ce350" office:value-type="string" calcext:value-type="string">
            <text:p>Control</text:p>
          </table:table-cell>
          <table:table-cell table:style-name="ce363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</text:p>
          </table:table-cell>
          <table:table-cell office:value-type="string" calcext:value-type="string">
            <text:p>Plate30</text:p>
          </table:table-cell>
          <table:table-cell table:formula="of:=CONCATENATE([.G48];&quot;_&quot;;[.H48]; &quot;.csv&quot;)" office:value-type="string" office:string-value="Sample 1_Plate30.csv" calcext:value-type="string">
            <text:p>Sample 1_Plate30.csv</text:p>
          </table:table-cell>
          <table:table-cell/>
          <table:table-cell table:style-name="ce706" table:formula="of:=[.H48]" office:value-type="string" office:string-value="Plate30" calcext:value-type="string">
            <text:p>Plate30</text:p>
          </table:table-cell>
          <table:table-cell table:style-name="ce713"/>
          <table:table-cell table:style-name="ce716" office:value-type="float" office:value="1" calcext:value-type="float">
            <text:p>1</text:p>
          </table:table-cell>
          <table:table-cell table:style-name="ce716" office:value-type="float" office:value="2" calcext:value-type="float">
            <text:p>2</text:p>
          </table:table-cell>
          <table:table-cell table:style-name="ce716" office:value-type="float" office:value="3" calcext:value-type="float">
            <text:p>3</text:p>
          </table:table-cell>
          <table:table-cell table:style-name="ce716" office:value-type="float" office:value="4" calcext:value-type="float">
            <text:p>4</text:p>
          </table:table-cell>
          <table:table-cell table:style-name="ce716" office:value-type="float" office:value="5" calcext:value-type="float">
            <text:p>5</text:p>
          </table:table-cell>
          <table:table-cell table:style-name="ce716" office:value-type="float" office:value="6" calcext:value-type="float">
            <text:p>6</text:p>
          </table:table-cell>
          <table:table-cell table:style-name="ce716" office:value-type="float" office:value="7" calcext:value-type="float">
            <text:p>7</text:p>
          </table:table-cell>
          <table:table-cell table:style-name="ce716" office:value-type="float" office:value="8" calcext:value-type="float">
            <text:p>8</text:p>
          </table:table-cell>
          <table:table-cell table:style-name="ce716" office:value-type="float" office:value="9" calcext:value-type="float">
            <text:p>9</text:p>
          </table:table-cell>
          <table:table-cell table:style-name="ce716" office:value-type="float" office:value="10" calcext:value-type="float">
            <text:p>10</text:p>
          </table:table-cell>
          <table:table-cell table:style-name="ce716" office:value-type="float" office:value="11" calcext:value-type="float">
            <text:p>11</text:p>
          </table:table-cell>
          <table:table-cell table:style-name="ce760" office:value-type="float" office:value="12" calcext:value-type="float">
            <text:p>12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2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2</text:p>
          </table:table-cell>
          <table:table-cell office:value-type="string" calcext:value-type="string">
            <text:p>Plate30</text:p>
          </table:table-cell>
          <table:table-cell table:formula="of:=CONCATENATE([.G49];&quot;_&quot;;[.H49]; &quot;.csv&quot;)" office:value-type="string" office:string-value="Sample 2_Plate30.csv" calcext:value-type="string">
            <text:p>Sample 2_Plate30.csv</text:p>
          </table:table-cell>
          <table:table-cell/>
          <table:table-cell table:style-name="ce706"/>
          <table:table-cell table:style-name="ce713" office:value-type="string" calcext:value-type="string">
            <text:p>A</text:p>
          </table:table-cell>
          <table:table-cell table:style-name="ce727" office:value-type="string" calcext:value-type="string">
            <text:p>NTC</text:p>
          </table:table-cell>
          <table:table-cell table:style-name="ce729" office:value-type="string" calcext:value-type="string">
            <text:p>+</text:p>
          </table:table-cell>
          <table:table-cell table:style-name="ce782" table:formula="of:=[.C54]" office:value-type="string" office:string-value="34-25" calcext:value-type="string">
            <text:p>34-25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62]" office:value-type="string" office:string-value="20-29" calcext:value-type="string">
            <text:p>20-29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9" office:value-type="string" calcext:value-type="string">
            <text:p>+</text:p>
          </table:table-cell>
          <table:table-cell table:style-name="ce727" office:value-type="string" calcext:value-type="string">
            <text:p>NTC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9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3</text:p>
          </table:table-cell>
          <table:table-cell office:value-type="string" calcext:value-type="string">
            <text:p>Plate30</text:p>
          </table:table-cell>
          <table:table-cell table:formula="of:=CONCATENATE([.G50];&quot;_&quot;;[.H50]; &quot;.csv&quot;)" office:value-type="string" office:string-value="Sample 3_Plate30.csv" calcext:value-type="string">
            <text:p>Sample 3_Plate30.csv</text:p>
          </table:table-cell>
          <table:table-cell/>
          <table:table-cell table:style-name="ce707"/>
          <table:table-cell table:style-name="ce713" office:value-type="string" calcext:value-type="string">
            <text:p>B</text:p>
          </table:table-cell>
          <table:table-cell table:style-name="ce764" table:formula="of:=[.C48]" office:value-type="string" office:string-value="34-23" calcext:value-type="string">
            <text:p>34-23</text:p>
          </table:table-cell>
          <table:table-cell table:style-name="ce864" office:value-type="string" calcext:value-type="string">
            <text:p>Feb</text:p>
          </table:table-cell>
          <table:table-cell table:style-name="ce765" table:number-columns-repeated="2"/>
          <table:table-cell table:style-name="ce728" table:formula="of:=[.C55]" office:value-type="string" office:string-value="6-72" calcext:value-type="string">
            <text:p>6-72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63]" office:value-type="string" office:string-value="20-41" calcext:value-type="string">
            <text:p>20-41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29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81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4</text:p>
          </table:table-cell>
          <table:table-cell office:value-type="string" calcext:value-type="string">
            <text:p>Plate30</text:p>
          </table:table-cell>
          <table:table-cell table:formula="of:=CONCATENATE([.G51];&quot;_&quot;;[.H51]; &quot;.csv&quot;)" office:value-type="string" office:string-value="Sample 4_Plate30.csv" calcext:value-type="string">
            <text:p>Sample 4_Plate30.csv</text:p>
          </table:table-cell>
          <table:table-cell/>
          <table:table-cell table:style-name="ce708" office:value-type="string" calcext:value-type="string">
            <text:p>SYBR-SC</text:p>
          </table:table-cell>
          <table:table-cell table:style-name="ce713" office:value-type="string" calcext:value-type="string">
            <text:p>C</text:p>
          </table:table-cell>
          <table:table-cell table:style-name="ce764" table:formula="of:=[.C49]" office:value-type="string" office:string-value="6-12" calcext:value-type="string">
            <text:p>6-12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56]" office:value-type="string" office:string-value="20-11" calcext:value-type="string">
            <text:p>20-11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64]" office:value-type="string" office:string-value="34-24" calcext:value-type="string">
            <text:p>34-24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41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5</text:p>
          </table:table-cell>
          <table:table-cell office:value-type="string" calcext:value-type="string">
            <text:p>Plate30</text:p>
          </table:table-cell>
          <table:table-cell table:formula="of:=CONCATENATE([.G52];&quot;_&quot;;[.H52]; &quot;.csv&quot;)" office:value-type="string" office:string-value="Sample 5_Plate30.csv" calcext:value-type="string">
            <text:p>Sample 5_Plate30.csv</text:p>
          </table:table-cell>
          <table:table-cell/>
          <table:table-cell table:style-name="ce709" office:value-type="string" calcext:value-type="string">
            <text:p>EMM-Actin</text:p>
          </table:table-cell>
          <table:table-cell table:style-name="ce713" office:value-type="string" calcext:value-type="string">
            <text:p>D</text:p>
          </table:table-cell>
          <table:table-cell table:style-name="ce764" table:formula="of:=[.C50]" office:value-type="string" office:string-value="6-19" calcext:value-type="string">
            <text:p>6-19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57]" office:value-type="string" office:string-value="20-50" calcext:value-type="string">
            <text:p>20-50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65]" office:value-type="string" office:string-value="34-25" calcext:value-type="string">
            <text:p>34-25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4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6</text:p>
          </table:table-cell>
          <table:table-cell office:value-type="string" calcext:value-type="string">
            <text:p>Plate30</text:p>
          </table:table-cell>
          <table:table-cell table:formula="of:=CONCATENATE([.G53];&quot;_&quot;;[.H53]; &quot;.csv&quot;)" office:value-type="string" office:string-value="Sample 6_Plate30.csv" calcext:value-type="string">
            <text:p>Sample 6_Plate30.csv</text:p>
          </table:table-cell>
          <table:table-cell/>
          <table:table-cell table:style-name="ce710"/>
          <table:table-cell table:style-name="ce713" office:value-type="string" calcext:value-type="string">
            <text:p>E</text:p>
          </table:table-cell>
          <table:table-cell table:style-name="ce764" table:formula="of:=[.C51]" office:value-type="string" office:string-value="20-29" calcext:value-type="string">
            <text:p>20-29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58]" office:value-type="string" office:string-value="34-21" calcext:value-type="string">
            <text:p>34-21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66]" office:value-type="string" office:string-value="6-72" calcext:value-type="string">
            <text:p>6-72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5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7</text:p>
          </table:table-cell>
          <table:table-cell office:value-type="string" calcext:value-type="string">
            <text:p>Plate30</text:p>
          </table:table-cell>
          <table:table-cell table:formula="of:=CONCATENATE([.G54];&quot;_&quot;;[.H54]; &quot;.csv&quot;)" office:value-type="string" office:string-value="Sample 7_Plate30.csv" calcext:value-type="string">
            <text:p>Sample 7_Plate30.csv</text:p>
          </table:table-cell>
          <table:table-cell/>
          <table:table-cell table:style-name="ce706" office:value-type="string" calcext:value-type="string">
            <text:p>CD</text:p>
          </table:table-cell>
          <table:table-cell table:style-name="ce713" office:value-type="string" calcext:value-type="string">
            <text:p>F</text:p>
          </table:table-cell>
          <table:table-cell table:style-name="ce764" table:formula="of:=[.C52]" office:value-type="string" office:string-value="20-41" calcext:value-type="string">
            <text:p>20-41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59]" office:value-type="string" office:string-value="34-23" calcext:value-type="string">
            <text:p>34-23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8" table:formula="of:=[.C67]" office:value-type="string" office:string-value="20-11" calcext:value-type="string">
            <text:p>20-11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72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8</text:p>
          </table:table-cell>
          <table:table-cell office:value-type="string" calcext:value-type="string">
            <text:p>Plate30</text:p>
          </table:table-cell>
          <table:table-cell table:formula="of:=CONCATENATE([.G55];&quot;_&quot;;[.H55]; &quot;.csv&quot;)" office:value-type="string" office:string-value="Sample 8_Plate30.csv" calcext:value-type="string">
            <text:p>Sample 8_Plate30.csv</text:p>
          </table:table-cell>
          <table:table-cell/>
          <table:table-cell table:style-name="ce706"/>
          <table:table-cell table:style-name="ce713" office:value-type="string" calcext:value-type="string">
            <text:p>G</text:p>
          </table:table-cell>
          <table:table-cell table:style-name="ce764" table:formula="of:=[.C53]" office:value-type="string" office:string-value="34-24" calcext:value-type="string">
            <text:p>34-24</text:p>
          </table:table-cell>
          <table:table-cell table:style-name="ce864" office:value-type="string" calcext:value-type="string">
            <text:p>Feb</text:p>
          </table:table-cell>
          <table:table-cell table:style-name="ce740"/>
          <table:table-cell table:style-name="ce755"/>
          <table:table-cell table:style-name="ce728" table:formula="of:=[.C60]" office:value-type="string" office:string-value="6-12" calcext:value-type="string">
            <text:p>6-12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  <table:table-cell table:style-name="ce728" table:formula="of:=[.C68]" office:value-type="string" office:string-value="20-50" calcext:value-type="string">
            <text:p>20-50</text:p>
          </table:table-cell>
          <table:table-cell table:style-name="ce394" office:value-type="string" calcext:value-type="string">
            <text:p>Mar</text:p>
          </table:table-cell>
          <table:table-cell table:style-name="ce740"/>
          <table:table-cell table:style-name="ce75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11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9</text:p>
          </table:table-cell>
          <table:table-cell office:value-type="string" calcext:value-type="string">
            <text:p>Plate30</text:p>
          </table:table-cell>
          <table:table-cell table:formula="of:=CONCATENATE([.G56];&quot;_&quot;;[.H56]; &quot;.csv&quot;)" office:value-type="string" office:string-value="Sample 9_Plate30.csv" calcext:value-type="string">
            <text:p>Sample 9_Plate30.csv</text:p>
          </table:table-cell>
          <table:table-cell/>
          <table:table-cell table:style-name="ce711"/>
          <table:table-cell table:style-name="ce714" office:value-type="string" calcext:value-type="string">
            <text:p>H</text:p>
          </table:table-cell>
          <table:table-cell table:style-name="ce727" office:value-type="string" calcext:value-type="string">
            <text:p>NTC</text:p>
          </table:table-cell>
          <table:table-cell table:style-name="ce729" office:value-type="string" calcext:value-type="string">
            <text:p>+</text:p>
          </table:table-cell>
          <table:table-cell table:style-name="ce767" table:formula="of:=[.C61]" office:value-type="string" office:string-value="6-19" calcext:value-type="string">
            <text:p>6-19</text:p>
          </table:table-cell>
          <table:table-cell table:style-name="ce394" office:value-type="string" calcext:value-type="string">
            <text:p>Mar</text:p>
          </table:table-cell>
          <table:table-cell table:style-name="ce728"/>
          <table:table-cell table:style-name="ce740"/>
          <table:table-cell table:style-name="ce770" table:formula="of:=[.C69]" office:value-type="string" office:string-value="34-21" calcext:value-type="string">
            <text:p>34-21</text:p>
          </table:table-cell>
          <table:table-cell table:style-name="ce394" office:value-type="string" calcext:value-type="string">
            <text:p>Mar</text:p>
          </table:table-cell>
          <table:table-cell table:style-name="ce728"/>
          <table:table-cell table:style-name="ce772"/>
          <table:table-cell table:style-name="ce729" office:value-type="string" calcext:value-type="string">
            <text:p>+</text:p>
          </table:table-cell>
          <table:table-cell table:style-name="ce727" office:value-type="string" calcext:value-type="string">
            <text:p>NTC</text:p>
          </table:table-cell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50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0</text:p>
          </table:table-cell>
          <table:table-cell office:value-type="string" calcext:value-type="string">
            <text:p>Plate30</text:p>
          </table:table-cell>
          <table:table-cell table:formula="of:=CONCATENATE([.G57];&quot;_&quot;;[.H57]; &quot;.csv&quot;)" office:value-type="string" office:string-value="Sample 10_Plate30.csv" calcext:value-type="string">
            <text:p>Sample 10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1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864" office:value-type="date" office:date-value="2018-02-23" calcext:value-type="date">
            <text:p>2018-02-23</text:p>
          </table:table-cell>
          <table:table-cell table:style-name="ce869" office:value-type="string" calcext:value-type="string">
            <text:p>Sample 11</text:p>
          </table:table-cell>
          <table:table-cell office:value-type="string" calcext:value-type="string">
            <text:p>Plate30</text:p>
          </table:table-cell>
          <table:table-cell table:formula="of:=CONCATENATE([.G58];&quot;_&quot;;[.H58]; &quot;.csv&quot;)" office:value-type="string" office:string-value="Sample 11_Plate30.csv" calcext:value-type="string">
            <text:p>Sample 11_Plate30.csv</text:p>
          </table:table-cell>
          <table:table-cell table:number-columns-repeated="15"/>
        </table:table-row>
        <table:table-row table:style-name="ro1">
          <table:table-cell table:style-name="ce341" office:value-type="string" calcext:value-type="string">
            <text:p>O. fav</text:p>
          </table:table-cell>
          <table:table-cell table:style-name="ce347" office:value-type="float" office:value="34" calcext:value-type="float">
            <text:p>34</text:p>
          </table:table-cell>
          <table:table-cell table:style-name="ce347" office:value-type="string" calcext:value-type="string">
            <text:p>34-23</text:p>
          </table:table-cell>
          <table:table-cell table:style-name="ce350" office:value-type="string" calcext:value-type="string">
            <text:p>Control</text:p>
          </table:table-cell>
          <table:table-cell table:style-name="ce363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2</text:p>
          </table:table-cell>
          <table:table-cell office:value-type="string" calcext:value-type="string">
            <text:p>Plate30</text:p>
          </table:table-cell>
          <table:table-cell table:formula="of:=CONCATENATE([.G59];&quot;_&quot;;[.H59]; &quot;.csv&quot;)" office:value-type="string" office:string-value="Sample 12_Plate30.csv" calcext:value-type="string">
            <text:p>Sample 12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2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3</text:p>
          </table:table-cell>
          <table:table-cell office:value-type="string" calcext:value-type="string">
            <text:p>Plate30</text:p>
          </table:table-cell>
          <table:table-cell table:formula="of:=CONCATENATE([.G60];&quot;_&quot;;[.H60]; &quot;.csv&quot;)" office:value-type="string" office:string-value="Sample 13_Plate30.csv" calcext:value-type="string">
            <text:p>Sample 13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19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4</text:p>
          </table:table-cell>
          <table:table-cell office:value-type="string" calcext:value-type="string">
            <text:p>Plate30</text:p>
          </table:table-cell>
          <table:table-cell table:formula="of:=CONCATENATE([.G61];&quot;_&quot;;[.H61]; &quot;.csv&quot;)" office:value-type="string" office:string-value="Sample 14_Plate30.csv" calcext:value-type="string">
            <text:p>Sample 14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29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5</text:p>
          </table:table-cell>
          <table:table-cell office:value-type="string" calcext:value-type="string">
            <text:p>Plate30</text:p>
          </table:table-cell>
          <table:table-cell table:formula="of:=CONCATENATE([.G62];&quot;_&quot;;[.H62]; &quot;.csv&quot;)" office:value-type="string" office:string-value="Sample 15_Plate30.csv" calcext:value-type="string">
            <text:p>Sample 15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41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6</text:p>
          </table:table-cell>
          <table:table-cell office:value-type="string" calcext:value-type="string">
            <text:p>Plate30</text:p>
          </table:table-cell>
          <table:table-cell table:formula="of:=CONCATENATE([.G63];&quot;_&quot;;[.H63]; &quot;.csv&quot;)" office:value-type="string" office:string-value="Sample 16_Plate30.csv" calcext:value-type="string">
            <text:p>Sample 16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4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7</text:p>
          </table:table-cell>
          <table:table-cell office:value-type="string" calcext:value-type="string">
            <text:p>Plate30</text:p>
          </table:table-cell>
          <table:table-cell table:formula="of:=CONCATENATE([.G64];&quot;_&quot;;[.H64]; &quot;.csv&quot;)" office:value-type="string" office:string-value="Sample 17_Plate30.csv" calcext:value-type="string">
            <text:p>Sample 17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5</text:p>
          </table:table-cell>
          <table:table-cell table:style-name="ce352" office:value-type="string" calcext:value-type="string">
            <text:p>N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8</text:p>
          </table:table-cell>
          <table:table-cell office:value-type="string" calcext:value-type="string">
            <text:p>Plate30</text:p>
          </table:table-cell>
          <table:table-cell table:formula="of:=CONCATENATE([.G65];&quot;_&quot;;[.H65]; &quot;.csv&quot;)" office:value-type="string" office:string-value="Sample 18_Plate30.csv" calcext:value-type="string">
            <text:p>Sample 18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6</text:p>
          </table:table-cell>
          <table:table-cell table:style-name="ce345" office:value-type="string" calcext:value-type="string">
            <text:p>6-72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19</text:p>
          </table:table-cell>
          <table:table-cell office:value-type="string" calcext:value-type="string">
            <text:p>Plate30</text:p>
          </table:table-cell>
          <table:table-cell table:formula="of:=CONCATENATE([.G66];&quot;_&quot;;[.H66]; &quot;.csv&quot;)" office:value-type="string" office:string-value="Sample 19_Plate30.csv" calcext:value-type="string">
            <text:p>Sample 19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11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0</text:p>
          </table:table-cell>
          <table:table-cell office:value-type="string" calcext:value-type="string">
            <text:p>Plate30</text:p>
          </table:table-cell>
          <table:table-cell table:formula="of:=CONCATENATE([.G67];&quot;_&quot;;[.H67]; &quot;.csv&quot;)" office:value-type="string" office:string-value="Sample 20_Plate30.csv" calcext:value-type="string">
            <text:p>Sample 20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5" office:value-type="string" calcext:value-type="string">
            <text:p>20</text:p>
          </table:table-cell>
          <table:table-cell table:style-name="ce345" office:value-type="string" calcext:value-type="string">
            <text:p>20-50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1</text:p>
          </table:table-cell>
          <table:table-cell office:value-type="string" calcext:value-type="string">
            <text:p>Plate30</text:p>
          </table:table-cell>
          <table:table-cell table:formula="of:=CONCATENATE([.G68];&quot;_&quot;;[.H68]; &quot;.csv&quot;)" office:value-type="string" office:string-value="Sample 21_Plate30.csv" calcext:value-type="string">
            <text:p>Sample 21_Plate30.csv</text:p>
          </table:table-cell>
          <table:table-cell table:number-columns-repeated="15"/>
        </table:table-row>
        <table:table-row table:style-name="ro1">
          <table:table-cell table:style-name="ce340" office:value-type="string" calcext:value-type="string">
            <text:p>O. fav</text:p>
          </table:table-cell>
          <table:table-cell table:style-name="ce346" office:value-type="float" office:value="34" calcext:value-type="float">
            <text:p>34</text:p>
          </table:table-cell>
          <table:table-cell table:style-name="ce346" office:value-type="string" calcext:value-type="string">
            <text:p>34-21</text:p>
          </table:table-cell>
          <table:table-cell table:style-name="ce355" office:value-type="string" calcext:value-type="string">
            <text:p>NP</text:p>
          </table:table-cell>
          <table:table-cell table:style-name="ce362" office:value-type="string" calcext:value-type="string">
            <text:p>R2</text:p>
          </table:table-cell>
          <table:table-cell table:style-name="ce394" office:value-type="string" calcext:value-type="string">
            <text:p>2018-03-06</text:p>
          </table:table-cell>
          <table:table-cell table:style-name="Default" office:value-type="string" calcext:value-type="string">
            <text:p>Sample 22</text:p>
          </table:table-cell>
          <table:table-cell office:value-type="string" calcext:value-type="string">
            <text:p>Plate30</text:p>
          </table:table-cell>
          <table:table-cell table:formula="of:=CONCATENATE([.G69];&quot;_&quot;;[.H69]; &quot;.csv&quot;)" office:value-type="string" office:string-value="Sample 22_Plate30.csv" calcext:value-type="string">
            <text:p>Sample 22_Plate30.csv</text:p>
          </table:table-cell>
          <table:table-cell table:number-columns-repeated="15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4" table:style-name="ta1">
        <table:table-column table:style-name="co83" table:default-cell-style-name="ce594"/>
        <table:table-column table:style-name="co54" table:default-cell-style-name="ce601"/>
        <table:table-column table:style-name="co55" table:default-cell-style-name="ce641"/>
        <table:table-column table:style-name="co85" table:default-cell-style-name="ce263"/>
        <table:table-column table:style-name="co55" table:default-cell-style-name="ce625"/>
        <table:table-column table:style-name="co85" table:default-cell-style-name="ce633"/>
        <table:table-column table:style-name="co55" table:default-cell-style-name="ce613"/>
        <table:table-column table:style-name="co85" table:default-cell-style-name="ce263"/>
        <table:table-column table:style-name="co55" table:default-cell-style-name="ce625"/>
        <table:table-column table:style-name="co87" table:default-cell-style-name="ce633"/>
        <table:table-column table:style-name="co55" table:default-cell-style-name="ce613"/>
        <table:table-column table:style-name="co87" table:default-cell-style-name="ce264"/>
        <table:table-column table:style-name="co58" table:default-cell-style-name="ce625"/>
        <table:table-column table:style-name="co66" table:default-cell-style-name="ce633"/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18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34-20</text:p>
          </table:table-cell>
          <table:table-cell table:style-name="ce263" office:value-type="string" calcext:value-type="string">
            <text:p>Nov</text:p>
          </table:table-cell>
          <table:table-cell table:style-name="ce625"/>
          <table:table-cell table:style-name="ce633"/>
          <table:table-cell table:style-name="ce613" office:value-type="string" calcext:value-type="string">
            <text:p>20-14</text:p>
          </table:table-cell>
          <table:table-cell table:style-name="ce264" office:value-type="string" calcext:value-type="string">
            <text:p>Jan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6</text:p>
          </table:table-cell>
          <table:table-cell office:value-type="string" calcext:value-type="string">
            <text:p>Nov</text:p>
          </table:table-cell>
          <table:table-cell table:style-name="ce642" table:number-columns-repeated="2"/>
          <table:table-cell office:value-type="string" calcext:value-type="string">
            <text:p>34-36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19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83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49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30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11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9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0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20-14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8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36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6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4-49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83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6-9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6-112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25"/>
          <table:table-cell table:style-name="ce646" office:value-type="string" calcext:value-type="string">
            <text:p>6-81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19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34-44</text:p>
          </table:table-cell>
          <table:table-cell table:style-name="ce263" office:value-type="string" calcext:value-type="string">
            <text:p>Nov</text:p>
          </table:table-cell>
          <table:table-cell table:style-name="ce625"/>
          <table:table-cell table:style-name="ce633"/>
          <table:table-cell table:style-name="ce613" office:value-type="string" calcext:value-type="string">
            <text:p>20-46</text:p>
          </table:table-cell>
          <table:table-cell table:style-name="ce264" office:value-type="string" calcext:value-type="string">
            <text:p>Jan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96</text:p>
          </table:table-cell>
          <table:table-cell office:value-type="string" calcext:value-type="string">
            <text:p>Nov</text:p>
          </table:table-cell>
          <table:table-cell table:style-name="ce642" table:number-columns-repeated="2"/>
          <table:table-cell office:value-type="string" calcext:value-type="string">
            <text:p>6-6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5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86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38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28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115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44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20-46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17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61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5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96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6-86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4-38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2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6-115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20-28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25"/>
          <table:table-cell table:style-name="ce646" office:value-type="string" calcext:value-type="string">
            <text:p>20-17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25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6-85</text:p>
          </table:table-cell>
          <table:table-cell table:style-name="ce263" office:value-type="string" calcext:value-type="string">
            <text:p>Nov</text:p>
          </table:table-cell>
          <table:table-cell table:style-name="ce625"/>
          <table:table-cell table:style-name="ce633"/>
          <table:table-cell table:style-name="ce613" office:value-type="string" calcext:value-type="string">
            <text:p>34-9</text:p>
          </table:table-cell>
          <table:table-cell table:style-name="ce264" office:value-type="string" calcext:value-type="string">
            <text:p>Jan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20-34</text:p>
          </table:table-cell>
          <table:table-cell office:value-type="string" calcext:value-type="string">
            <text:p>Nov</text:p>
          </table:table-cell>
          <table:table-cell table:style-name="ce642" table:number-columns-repeated="2"/>
          <table:table-cell office:value-type="string" calcext:value-type="string">
            <text:p>6-116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2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3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40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4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4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85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34-9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2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116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2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34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20-3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6-40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40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20-4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34-4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25"/>
          <table:table-cell table:style-name="ce646" office:value-type="string" calcext:value-type="string">
            <text:p>20-21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26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20-29</text:p>
          </table:table-cell>
          <table:table-cell table:style-name="ce263" office:value-type="string" calcext:value-type="string">
            <text:p>Nov</text:p>
          </table:table-cell>
          <table:table-cell table:style-name="ce625"/>
          <table:table-cell table:style-name="ce633"/>
          <table:table-cell table:style-name="ce613" office:value-type="string" calcext:value-type="string">
            <text:p>6-12</text:p>
          </table:table-cell>
          <table:table-cell table:style-name="ce264" office:value-type="string" calcext:value-type="string">
            <text:p>Jan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4-8</text:p>
          </table:table-cell>
          <table:table-cell office:value-type="string" calcext:value-type="string">
            <text:p>Nov</text:p>
          </table:table-cell>
          <table:table-cell table:style-name="ce642" table:number-columns-repeated="2"/>
          <table:table-cell office:value-type="string" calcext:value-type="string">
            <text:p>20-4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19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4-1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45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118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23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10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4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41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8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20-45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6-118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11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4-10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34-23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25"/>
          <table:table-cell table:style-name="ce646" office:value-type="string" calcext:value-type="string">
            <text:p>34-24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 table:number-rows-repeated="3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27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20-50</text:p>
          </table:table-cell>
          <table:table-cell table:style-name="ce263" office:value-type="string" calcext:value-type="string">
            <text:p>Nov</text:p>
          </table:table-cell>
          <table:table-cell table:style-name="ce625"/>
          <table:table-cell table:style-name="ce633"/>
          <table:table-cell table:style-name="ce613" office:value-type="string" calcext:value-type="string">
            <text:p>20-11</text:p>
          </table:table-cell>
          <table:table-cell table:style-name="ce264" office:value-type="string" calcext:value-type="string">
            <text:p>Jan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4-25</text:p>
          </table:table-cell>
          <table:table-cell office:value-type="string" calcext:value-type="string">
            <text:p>Nov</text:p>
          </table:table-cell>
          <table:table-cell table:style-name="ce642" table:number-columns-repeated="2"/>
          <table:table-cell office:value-type="string" calcext:value-type="string">
            <text:p>34-7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43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49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50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7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3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7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6-82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5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4-21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-11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49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4-32</text:p>
          </table:table-cell>
          <table:table-cell office:value-type="string" calcext:value-type="string">
            <text:p>J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20-43</text:p>
          </table:table-cell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72</text:p>
          </table:table-cell>
          <table:table-cell table:style-name="ce264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4-32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6-82</text:p>
          </table:table-cell>
          <table:table-cell table:style-name="ce264" office:value-type="string" calcext:value-type="string">
            <text:p>Jan</text:p>
          </table:table-cell>
          <table:table-cell/>
          <table:table-cell table:style-name="ce625"/>
          <table:table-cell table:style-name="ce646" office:value-type="string" calcext:value-type="string">
            <text:p>34-32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28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6-9</text:p>
          </table:table-cell>
          <table:table-cell table:style-name="ce261" office:value-type="string" calcext:value-type="string">
            <text:p>Feb</text:p>
          </table:table-cell>
          <table:table-cell table:style-name="ce625"/>
          <table:table-cell table:style-name="ce633"/>
          <table:table-cell table:style-name="ce613" office:value-type="string" calcext:value-type="string">
            <text:p>20-30</text:p>
          </table:table-cell>
          <table:table-cell table:style-name="ce528" office:value-type="string" calcext:value-type="string">
            <text:p>Mar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83</text:p>
          </table:table-cell>
          <table:table-cell table:style-name="ce261" office:value-type="string" calcext:value-type="string">
            <text:p>Feb</text:p>
          </table:table-cell>
          <table:table-cell table:style-name="ce642" table:number-columns-repeated="2"/>
          <table:table-cell office:value-type="string" calcext:value-type="string">
            <text:p>6-96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0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112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2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49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19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46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9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20-30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44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96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20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83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2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4-49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12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46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20-19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25"/>
          <table:table-cell table:style-name="ce646" office:value-type="string" calcext:value-type="string">
            <text:p>34-44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29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6-85</text:p>
          </table:table-cell>
          <table:table-cell table:style-name="ce261" office:value-type="string" calcext:value-type="string">
            <text:p>Feb</text:p>
          </table:table-cell>
          <table:table-cell table:style-name="ce625"/>
          <table:table-cell table:style-name="ce633"/>
          <table:table-cell table:style-name="ce613" office:value-type="string" calcext:value-type="string">
            <text:p>20-34</text:p>
          </table:table-cell>
          <table:table-cell table:style-name="ce528" office:value-type="string" calcext:value-type="string">
            <text:p>Mar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6-61</text:p>
          </table:table-cell>
          <table:table-cell table:style-name="ce261" office:value-type="string" calcext:value-type="string">
            <text:p>Feb</text:p>
          </table:table-cell>
          <table:table-cell table:style-name="ce642" table:number-columns-repeated="2"/>
          <table:table-cell office:value-type="string" calcext:value-type="string">
            <text:p>6-116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9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115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3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2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17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4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85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20-34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8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16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9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61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3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4-22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15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4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20-17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25"/>
          <table:table-cell table:style-name="ce646" office:value-type="string" calcext:value-type="string">
            <text:p>34-8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 table:number-rows-repeated="2">
          <table:table-cell table:style-name="Default" table:number-columns-repeated="14"/>
        </table:table-row>
        <table:table-row table:style-name="ro1">
          <table:table-cell table:style-name="ce593" office:value-type="string" calcext:value-type="string">
            <text:p>Ofav</text:p>
          </table:table-cell>
          <table:table-cell table:style-name="ce600"/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21" office:value-type="string" calcext:value-type="string">
            <text:p>CD</text:p>
          </table:table-cell>
          <table:table-cell table:style-name="ce608" office:value-type="string" calcext:value-type="string">
            <text:p>Ofav</text:p>
          </table:table-cell>
          <table:table-cell table:style-name="ce639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Plate 30</text:p>
          </table:table-cell>
          <table:table-cell/>
          <table:table-cell table:style-name="ce604" office:value-type="float" office:value="1" calcext:value-type="float">
            <text:p>1</text:p>
          </table:table-cell>
          <table:table-cell table:style-name="ce604" office:value-type="float" office:value="2" calcext:value-type="float">
            <text:p>2</text:p>
          </table:table-cell>
          <table:table-cell table:style-name="ce604" office:value-type="float" office:value="3" calcext:value-type="float">
            <text:p>3</text:p>
          </table:table-cell>
          <table:table-cell table:style-name="ce604" office:value-type="float" office:value="4" calcext:value-type="float">
            <text:p>4</text:p>
          </table:table-cell>
          <table:table-cell table:style-name="ce604" office:value-type="float" office:value="5" calcext:value-type="float">
            <text:p>5</text:p>
          </table:table-cell>
          <table:table-cell table:style-name="ce604" office:value-type="float" office:value="6" calcext:value-type="float">
            <text:p>6</text:p>
          </table:table-cell>
          <table:table-cell table:style-name="ce604" office:value-type="float" office:value="7" calcext:value-type="float">
            <text:p>7</text:p>
          </table:table-cell>
          <table:table-cell table:style-name="ce604" office:value-type="float" office:value="8" calcext:value-type="float">
            <text:p>8</text:p>
          </table:table-cell>
          <table:table-cell table:style-name="ce604" office:value-type="float" office:value="9" calcext:value-type="float">
            <text:p>9</text:p>
          </table:table-cell>
          <table:table-cell table:style-name="ce604" office:value-type="float" office:value="10" calcext:value-type="float">
            <text:p>10</text:p>
          </table:table-cell>
          <table:table-cell table:style-name="ce604" office:value-type="float" office:value="11" calcext:value-type="float">
            <text:p>11</text:p>
          </table:table-cell>
          <table:table-cell table:style-name="ce63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57" office:value-type="string" calcext:value-type="string">
            <text:p>34-25</text:p>
          </table:table-cell>
          <table:table-cell table:style-name="ce261" office:value-type="string" calcext:value-type="string">
            <text:p>Feb</text:p>
          </table:table-cell>
          <table:table-cell table:style-name="ce625"/>
          <table:table-cell table:style-name="ce633"/>
          <table:table-cell table:style-name="ce613" office:value-type="string" calcext:value-type="string">
            <text:p>20-29</text:p>
          </table:table-cell>
          <table:table-cell table:style-name="ce528" office:value-type="string" calcext:value-type="string">
            <text:p>Mar</text:p>
          </table:table-cell>
          <table:table-cell table:style-name="ce625"/>
          <table:table-cell table:style-name="ce633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  <table:table-row table:style-name="ro1">
          <table:table-cell table:style-name="ce595"/>
          <table:table-cell office:value-type="string" calcext:value-type="string">
            <text:p>B</text:p>
          </table:table-cell>
          <table:table-cell office:value-type="string" calcext:value-type="string">
            <text:p>34-23</text:p>
          </table:table-cell>
          <table:table-cell table:style-name="ce261" office:value-type="string" calcext:value-type="string">
            <text:p>Feb</text:p>
          </table:table-cell>
          <table:table-cell table:style-name="ce642" table:number-columns-repeated="2"/>
          <table:table-cell office:value-type="string" calcext:value-type="string">
            <text:p>6-72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41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6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12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11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4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7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19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50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5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8"/>
          <table:table-cell office:value-type="string" calcext:value-type="string">
            <text:p>E</text:p>
          </table:table-cell>
          <table:table-cell office:value-type="string" calcext:value-type="string">
            <text:p>20-29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1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72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-41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3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11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4-24</text:p>
          </table:table-cell>
          <table:table-cell table:style-name="ce261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2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50</text:p>
          </table:table-cell>
          <table:table-cell table:style-name="ce528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599"/>
          <table:table-cell table:style-name="ce602" office:value-type="string" calcext:value-type="string">
            <text:p>H</text:p>
          </table:table-cell>
          <table:table-cell table:style-name="ce612" office:value-type="string" calcext:value-type="string">
            <text:p>NTC</text:p>
          </table:table-cell>
          <table:table-cell table:style-name="ce614" office:value-type="string" calcext:value-type="string">
            <text:p>+</text:p>
          </table:table-cell>
          <table:table-cell table:style-name="ce644" office:value-type="string" calcext:value-type="string">
            <text:p>6-19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25"/>
          <table:table-cell table:style-name="ce646" office:value-type="string" calcext:value-type="string">
            <text:p>34-21</text:p>
          </table:table-cell>
          <table:table-cell table:style-name="ce528" office:value-type="string" calcext:value-type="string">
            <text:p>Mar</text:p>
          </table:table-cell>
          <table:table-cell/>
          <table:table-cell table:style-name="ce648"/>
          <table:table-cell table:style-name="ce614" office:value-type="string" calcext:value-type="string">
            <text:p>+</text:p>
          </table:table-cell>
          <table:table-cell table:style-name="ce612" office:value-type="string" calcext:value-type="string">
            <text:p>NTC</text:p>
          </table:table-cell>
        </table:table-row>
      </table:table>
      <table:named-expressions/>
      <table:database-ranges>
        <table:database-range table:name="__Anonymous_Sheet_DB__0" table:target-range-address="Samples.A1:Samples.K73" table:display-filter-buttons="true" table:orientation="column"/>
        <table:database-range table:name="__Anonymous_Sheet_DB__1" table:target-range-address="'November Samples'.B1:'November Samples'.B73" table:display-filter-buttons="true" table:orientation="column">
          <table:filter>
            <table:filter-and>
              <table:filter-condition table:field-number="1" table:value="20" table:operator="=">
                <table:filter-set-item table:value="20"/>
                <table:filter-set-item table:value="34"/>
                <table:filter-set-item table:value="6"/>
              </table:filter-condition>
            </table:filter-and>
          </table:filter>
        </table:database-range>
        <table:database-range table:name="__Anonymous_Sheet_DB__2" table:target-range-address="'February Samples'.B1:'February Samples'.B73" table:display-filter-buttons="true" table:orientation="column">
          <table:filter>
            <table:filter-and>
              <table:filter-condition table:field-number="1" table:value="20" table:operator="=">
                <table:filter-set-item table:value="20"/>
                <table:filter-set-item table:value="34"/>
                <table:filter-set-item table:value="6"/>
              </table:filter-condition>
            </table:filter-and>
          </table:filter>
        </table:database-range>
        <table:database-range table:name="__Anonymous_Sheet_DB__3" table:target-range-address="'March Samples'.B1:'March Samples'.B73" table:display-filter-buttons="true" table:orientation="column">
          <table:filter>
            <table:filter-and>
              <table:filter-condition table:field-number="1" table:value="20" table:operator="=">
                <table:filter-set-item table:value="20"/>
                <table:filter-set-item table:value="34"/>
                <table:filter-set-item table:value="6"/>
              </table:filter-condition>
            </table:filter-and>
          </table:filter>
        </table:database-range>
        <table:database-range table:name="__Anonymous_Sheet_DB__6" table:target-range-address="'Dec-15'.A1:'Dec-15'.P1048576" table:display-filter-buttons="true" table:orientation="column"/>
        <table:database-range table:name="__Anonymous_Sheet_DB__9" table:target-range-address="Feb.A1:Feb.N40" table:display-filter-buttons="true" table:orientation="column">
          <table:filter>
            <table:filter-and>
              <table:filter-condition table:field-number="1" table:value="31" table:operator="=">
                <table:filter-set-item table:value="31"/>
                <table:filter-set-item table:value="6"/>
              </table:filter-condition>
            </table:filter-and>
          </table:filter>
        </table:database-range>
        <table:database-range table:name="__Anonymous_Sheet_DB__20" table:target-range-address="'Sample Redo'.A1:'Sample Redo'.I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</number:date-style>
    <number:number-style style:name="N127">
      <number:number number:decimal-places="4" loext:min-decimal-places="4" number:min-integer-digits="1"/>
    </number:number-style>
    <number:number-style style:name="N128P0" style:volatile="true">
      <number:number number:decimal-places="4" loext:min-decimal-places="4" number:min-integer-digits="1"/>
    </number:number-style>
    <number:number-style style:name="N128">
      <style:text-properties fo:color="#ff0000"/>
      <number:text>-</number:text>
      <number:number number:decimal-places="4" loext:min-decimal-places="4" number:min-integer-digits="1"/>
      <style:map style:condition="value()&gt;=0" style:apply-style-name="N128P0"/>
    </number:number-style>
    <number:number-style style:name="N129">
      <number:number number:decimal-places="3" loext:min-decimal-places="3" number:min-integer-digits="1"/>
    </number:number-style>
    <number:number-style style:name="N130P0" style:volatile="true">
      <number:number number:decimal-places="3" loext:min-decimal-places="3" number:min-integer-digits="1"/>
    </number:number-style>
    <number:number-style style:name="N130">
      <style:text-properties fo:color="#ff0000"/>
      <number:text>-</number:text>
      <number:number number:decimal-places="3" loext:min-decimal-places="3" number:min-integer-digits="1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/>
    </number:number-style>
    <number:number-style style:name="N131">
      <style:text-properties fo:color="#ff0000"/>
      <number:text>-</number:text>
      <number:number number:decimal-places="0" loext:min-decimal-places="0" number:min-integer-digits="1"/>
      <style:map style:condition="value()&gt;=0" style:apply-style-name="N131P0"/>
    </number:number-style>
    <number:number-style style:name="N133P0" style:volatile="true">
      <number:number number:decimal-places="4" loext:min-decimal-places="4" number:min-integer-digits="1" number:grouping="true"/>
    </number:number-style>
    <number:number-style style:name="N133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2" loext:min-decimal-places="2" number:min-integer-digits="1"/>
    </number:number-style>
    <number:number-style style:name="N156">
      <style:text-properties fo:color="#ff0000"/>
      <number:text>-</number:text>
      <number:number number:decimal-places="2" loext:min-decimal-places="2" number:min-integer-digits="1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time-style style:name="N15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2:59:55.661074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00:49.110442925</meta:creation-date>
    <dc:date>2018-10-30T13:04:51.216943221</dc:date>
    <meta:editing-duration>PT10H59M3S</meta:editing-duration>
    <meta:editing-cycles>61</meta:editing-cycles>
    <meta:generator>LibreOffice/5.1.6.2$Linux_X86_64 LibreOffice_project/10m0$Build-2</meta:generator>
    <meta:print-date>2018-10-26T10:59:37.440000000</meta:print-date>
    <meta:document-statistic meta:table-count="24" meta:cell-count="16362" meta:object-count="0"/>
  </office:meta>
</office:document-meta>
</file>